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198in"/>
    </style:style>
    <style:style style:name="P3" style:family="paragraph" style:parent-style-name="Standard">
      <style:paragraph-properties style:text-autospace="none"/>
    </style:style>
    <style:style style:name="P4" style:family="paragraph" style:parent-style-name="Standard"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5" style:family="paragraph" style:parent-style-name="Standard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6" style:family="paragraph" style:parent-style-name="Standard">
      <style:paragraph-properties style:text-autospace="none"/>
      <style:text-properties fo:color="#000000" style:font-name="Consolas1" fo:font-size="9.5pt" fo:font-weight="bold" style:font-name-asian="Consolas1" style:font-size-asian="9.5pt" style:font-weight-asian="bold" style:font-name-complex="Consolas1" style:font-size-complex="9.5pt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style:text-autospace="none"/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P9" style:family="paragraph" style:parent-style-name="Standard">
      <style:paragraph-properties style:text-autospace="none"/>
      <style:text-properties fo:color="#008000" style:font-name="Consolas1" fo:font-size="9.5pt" fo:font-weight="bold" style:font-name-asian="Consolas1" style:font-size-asian="9.5pt" style:font-weight-asian="bold" style:font-name-complex="Consolas1" style:font-size-complex="9.5pt" style:font-weight-complex="bold"/>
    </style:style>
    <style:style style:name="P10" style:family="paragraph" style:parent-style-name="Standard">
      <style:paragraph-properties fo:margin-top="0in" fo:margin-bottom="0.1965in" style:line-height-at-least="0.198in"/>
    </style:style>
    <style:style style:name="P11" style:family="paragraph" style:parent-style-name="Standard">
      <style:paragraph-properties fo:margin-top="0in" fo:margin-bottom="0.1965in" style:line-height-at-least="0.198in"/>
      <style:text-properties fo:color="#000000" style:font-name="Consolas1" fo:font-size="9.5pt" fo:font-weight="normal" fo:background-color="#1e1e1e" style:font-name-asian="Consolas1" style:font-size-asian="9.5pt" style:font-name-complex="Consolas1" style:font-size-complex="9.5pt"/>
    </style:style>
    <style:style style:name="P12" style:family="paragraph" style:parent-style-name="Standard">
      <style:paragraph-properties fo:margin-top="0in" fo:margin-bottom="0.1965in" style:line-height-at-least="0.198in"/>
      <style:text-properties fo:color="#d4d4d4" style:font-name="Consolas" fo:font-size="10.5pt" fo:font-weight="normal" fo:background-color="#1e1e1e"/>
    </style:style>
    <style:style style:name="P13" style:family="paragraph" style:parent-style-name="Standard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14" style:family="paragraph" style:parent-style-name="Standard" style:list-style-name="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15" style:family="paragraph" style:parent-style-name="Standard">
      <style:paragraph-properties style:text-autospace="none"/>
      <style:text-properties fo:color="#000000" style:font-name="Consolas1" fo:font-size="9.5pt" fo:font-weight="bold" style:font-name-asian="Consolas1" style:font-size-asian="9.5pt" style:font-weight-asian="bold" style:font-name-complex="Consolas1" style:font-size-complex="9.5pt" style:font-weight-complex="bold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 style:list-style-name="">
      <style:paragraph-properties style:text-autospace="none"/>
    </style:style>
    <style:style style:name="P18" style:family="paragraph" style:parent-style-name="Standard" style:list-style-name="">
      <style:paragraph-properties style:text-autospace="none"/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dcdcaa"/>
    </style:style>
    <style:style style:name="T6" style:family="text">
      <style:text-properties fo:color="#4ec9b0"/>
    </style:style>
    <style:style style:name="T7" style:family="text"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T8" style:family="text">
      <style:text-properties fo:color="#000000" style:font-name="Consolas1" fo:font-size="9.5pt" fo:font-weight="bold" style:font-name-asian="Consolas1" style:font-size-asian="9.5pt" style:font-weight-asian="bold" style:font-name-complex="Consolas1" style:font-size-complex="9.5pt" style:font-weight-complex="bold"/>
    </style:style>
    <style:style style:name="T9" style:family="text">
      <style:text-properties fo:color="#0000ff"/>
    </style:style>
    <style:style style:name="T10" style:family="text">
      <style:text-properties fo:color="#0000ff" style:font-name="Consolas1" fo:font-size="9.5pt" style:font-name-asian="Consolas1" style:font-size-asian="9.5pt" style:font-name-complex="Consolas1" style:font-size-complex="9.5pt"/>
    </style:style>
    <style:style style:name="T11" style:family="text">
      <style:text-properties fo:color="#0000ff" style:font-name="Consolas1" fo:font-size="9.5pt" fo:font-weight="bold" style:font-name-asian="Consolas1" style:font-size-asian="9.5pt" style:font-weight-asian="bold" style:font-name-complex="Consolas1" style:font-size-complex="9.5pt" style:font-weight-complex="bold"/>
    </style:style>
    <style:style style:name="T12" style:family="text">
      <style:text-properties fo:color="#a31515"/>
    </style:style>
    <style:style style:name="T13" style:family="text">
      <style:text-properties fo:color="#a31515" style:font-name="Consolas1" fo:font-size="9.5pt" style:font-name-asian="Consolas1" style:font-size-asian="9.5pt" style:font-name-complex="Consolas1" style:font-size-complex="9.5pt"/>
    </style:style>
    <style:style style:name="T14" style:family="text"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T15" style:family="text">
      <style:text-properties fo:color="#800000" style:font-name="Consolas1" fo:font-size="9.5pt" style:font-name-asian="Consolas1" style:font-size-asian="9.5pt" style:font-name-complex="Consolas1" style:font-size-complex="9.5pt"/>
    </style:style>
    <style:style style:name="T16" style:family="text">
      <style:text-properties fo:color="#ff0000" style:font-name="Consolas1" fo:font-size="9.5pt" style:font-name-asian="Consolas1" style:font-size-asian="9.5pt" style:font-name-complex="Consolas1" style:font-size-complex="9.5pt"/>
    </style:style>
    <style:style style:name="T17" style:family="text">
      <style:text-properties fo:color="#2b91af" style:font-name="Consolas1" fo:font-size="9.5pt" style:font-name-asian="Consolas1" style:font-size-asian="9.5pt" style:font-name-complex="Consolas1" style:font-size-complex="9.5pt"/>
    </style:style>
    <style:style style:name="T18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7">//Activate publishing feature using REST API</text:p>
      <text:p text:style-name="Standard"/>
      <text:p text:style-name="Standard">&lt;script src="https://code.jquery.com/jquery-3.3.1.js"&gt; &lt;/script&gt;</text:p>
      <text:p text:style-name="Standard"/>
      <text:p text:style-name="Standard">&lt;script type="text/javascript"&gt;</text:p>
      <text:p text:style-name="Standard"><text:s text:c="2"/>debugger;</text:p>
      <text:p text:style-name="Standard"><text:s text:c="2"/>sitecollectionURL = "https://chennaitillidsoft.sharepoint.com/sites/oct9_QA1";</text:p>
      <text:p text:style-name="Standard"><text:s text:c="2"/>var publishingFeatureURI = sitecollectionURL + "/_api/site/features/add('f6924d36-2fa8-4f0b-b16d-06b7250180fa')"; <text:s text:c="2"/>// <text:s/>Publishing server infrastructure Feature ID <text:s/></text:p>
      <text:p text:style-name="Standard"><text:s text:c="2"/></text:p>
      <text:p text:style-name="Standard"><text:s text:c="4"/>$.ajax({ <text:s/></text:p>
      <text:p text:style-name="Standard"><text:s text:c="8"/>url: publishingFeatureURI, <text:s/></text:p>
      <text:p text:style-name="Standard"><text:s text:c="8"/>method: 'POST', <text:s/></text:p>
      <text:p text:style-name="Standard"><text:s text:c="8"/>headers: { <text:s text:c="2"/></text:p>
      <text:p text:style-name="Standard"><text:s text:c="12"/>"Accept": "application/json;odata=verbose", <text:s/></text:p>
      <text:p text:style-name="Standard"><text:s text:c="12"/>"X-RequestDigest": $("#__REQUESTDIGEST").val() <text:s text:c="2"/></text:p>
      <text:p text:style-name="Standard"><text:s text:c="8"/>}, <text:s/></text:p>
      <text:p text:style-name="Standard"><text:s text:c="8"/>success: function (data) { <text:s/></text:p>
      <text:p text:style-name="Standard"><text:s text:c="12"/>console.log("Publishing Feature Activated"); <text:s/></text:p>
      <text:p text:style-name="Standard"><text:s text:c="8"/>}, <text:s/></text:p>
      <text:p text:style-name="Standard"><text:s text:c="8"/>error: function(data) { <text:s/></text:p>
      <text:p text:style-name="Standard"><text:s text:c="12"/>console.log(data.responseJSON.error.message.value); <text:s/></text:p>
      <text:p text:style-name="Standard"><text:s text:c="8"/>} <text:s/></text:p>
      <text:p text:style-name="Standard"><text:s text:c="4"/>}); <text:s/></text:p>
      <text:p text:style-name="Standard">&lt;/script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 text:c="2"/>//CRUD opertion to a list using JSOM</text:p>
      <text:p text:style-name="Standard"/>
      <text:p text:style-name="P1"><text:span text:style-name="T1">&lt;</text:span><text:span text:style-name="T2">html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1"><text:span text:style-name="T1">&lt;</text:span><text:span text:style-name="T2">div</text:span> <text:span text:style-name="T3">id</text:span>=<text:span text:style-name="T4">"crudDiv"</text:span><text:span text:style-name="T1">&gt;</text:span></text:p>
      <text:p text:style-name="P1">Title : <text:span text:style-name="T1">&lt;</text:span><text:span text:style-name="T2">input</text:span> <text:span text:style-name="T3">type</text:span>=<text:span text:style-name="T4">"text"</text:span> <text:span text:style-name="T3">id</text:span>=<text:span text:style-name="T4">"txtTitle"</text:span> <text:span text:style-name="T3">name</text:span>=<text:span text:style-name="T4">"listItemTitle"</text:span><text:span text:style-name="T1">&gt;&lt;</text:span><text:span text:style-name="T2">br</text:span><text:span text:style-name="T1">&gt;</text:span></text:p>
      <text:p text:style-name="P1"><text:span text:style-name="T1">&lt;</text:span><text:span text:style-name="T2">table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button</text:span> <text:span text:style-name="T3">type</text:span>=<text:span text:style-name="T4">"button"</text:span> <text:span text:style-name="T3">onclick</text:span>=<text:span text:style-name="T4">"addItem()"</text:span><text:span text:style-name="T1">&gt;</text:span>Add<text:span text:style-name="T1">&lt;/</text:span><text:span text:style-name="T2">button</text:span><text:span text:style-name="T1">&gt;</text:span> 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button</text:span> <text:span text:style-name="T3">type</text:span>=<text:span text:style-name="T4">"button"</text:span> <text:span text:style-name="T3">onclick</text:span>=<text:span text:style-name="T4">"updateItem()"</text:span><text:span text:style-name="T1">&gt;</text:span>Update<text:span text:style-name="T1">&lt;/</text:span><text:span text:style-name="T2">button</text:span><text:span text:style-name="T1">&gt;</text:span> 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button</text:span> <text:span text:style-name="T3">type</text:span>=<text:span text:style-name="T4">"button"</text:span> <text:span text:style-name="T3">onclick</text:span>=<text:span text:style-name="T4">"deleteItem()"</text:span><text:span text:style-name="T1">&gt;</text:span>Delete<text:span text:style-name="T1">&lt;/</text:span><text:span text:style-name="T2">button</text:span><text:span text:style-name="T1">&gt;</text:span> 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oft-page-break/><text:span text:style-name="T1">&lt;/</text:span><text:span text:style-name="T2">table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script</text:span> <text:span text:style-name="T3">src</text:span>=<text:span text:style-name="T4">"https://code.jquery.com/jquery-3.3.1.js"</text:span> <text:span text:style-name="T1">&gt;&lt;/</text:span><text:span text:style-name="T2">script</text:span><text:span text:style-name="T1">&gt;</text:span></text:p>
      <text:p text:style-name="P1"><text:span text:style-name="T1">&lt;</text:span><text:span text:style-name="T2">script</text:span> <text:span text:style-name="T3">type</text:span>=<text:span text:style-name="T4">"text/javascript"</text:span><text:span text:style-name="T1">&gt;</text:span></text:p>
      <text:p text:style-name="P1"><text:span text:style-name="T5">$</text:span>(<text:span text:style-name="T3">document</text:span>).<text:span text:style-name="T5">ready</text:span>( <text:span text:style-name="T2">function</text:span>()</text:p>
      <text:p text:style-name="P1">{ <text:span text:style-name="T3">SP</text:span>.<text:span text:style-name="T3">SOD</text:span>.<text:span text:style-name="T5">executeFunc</text:span>(<text:span text:style-name="T4">'sp.js'</text:span>, <text:span text:style-name="T4">'SP.ClientContext'</text:span>,<text:span text:style-name="T3">testing</text:span>); </text:p>
      <text:p text:style-name="P1">} );</text:p>
      <text:p text:style-name="P1"><text:span text:style-name="T2">function</text:span> <text:span text:style-name="T5">testing</text:span>()</text:p>
      <text:p text:style-name="P1">{</text:p>
      <text:p text:style-name="P1"><text:span text:style-name="T6">console</text:span>.<text:span text:style-name="T5">log</text:span>(<text:span text:style-name="T4">'sp.js loaded'</text:span>);</text:p>
      <text:p text:style-name="P1">}</text:p>
      <text:p text:style-name="P1"><text:span text:style-name="T3">window</text:span>.<text:span text:style-name="T3">globalVar</text:span> = <text:span text:style-name="T4">""</text:span>;</text:p>
      <text:p text:style-name="P1"><text:span text:style-name="T2">var</text:span> <text:span text:style-name="T3">listName</text:span> =<text:span text:style-name="T4">""</text:span>;</text:p>
      <text:p text:style-name="P1"><text:span text:style-name="T2">var</text:span> <text:span text:style-name="T3">itemTitle</text:span> = <text:span text:style-name="T5">$</text:span>(<text:span text:style-name="T4">'#txtTitle'</text:span>).<text:span text:style-name="T5">val</text:span>(); </text:p>
      <text:p text:style-name="P1"><text:span text:style-name="T2">var</text:span> <text:span text:style-name="T3">context</text:span> = <text:span text:style-name="T2">new</text:span> <text:span text:style-name="T6">SP</text:span>.<text:span text:style-name="T6">ClientContext</text:span>(); </text:p>
      <text:p text:style-name="P1"><text:span text:style-name="T2">function</text:span> <text:span text:style-name="T5">addItem</text:span>()</text:p>
      <text:p text:style-name="P1">{</text:p>
      <text:p text:style-name="P1"><text:span text:style-name="T5">addItemMethod</text:span>(<text:span text:style-name="T4">"TestList1"</text:span>);</text:p>
      <text:p text:style-name="P1">}</text:p>
      <text:p text:style-name="P1"><text:span text:style-name="T2">function</text:span> <text:span text:style-name="T5">addItemMethod</text:span>(<text:span text:style-name="T3">listName</text:span>)</text:p>
      <text:p text:style-name="P1">{ </text:p>
      <text:p text:style-name="P1"><text:span text:style-name="T2">var</text:span> <text:span text:style-name="T3">context</text:span> = <text:span text:style-name="T2">new</text:span> <text:span text:style-name="T6">SP</text:span>.<text:span text:style-name="T6">ClientContext</text:span>(); </text:p>
      <text:p text:style-name="P1"><text:span text:style-name="T2">var</text:span> <text:span text:style-name="T3">list</text:span> = <text:span text:style-name="T3">context</text:span>.<text:span text:style-name="T5">get_web</text:span>().<text:span text:style-name="T5">get_lists</text:span>().<text:span text:style-name="T5">getByTitle</text:span>(<text:span text:style-name="T3">listName</text:span>); </text:p>
      <text:p text:style-name="P1"><text:span text:style-name="T2">var</text:span> <text:span text:style-name="T3">listItemCreationInformation</text:span> = <text:span text:style-name="T2">new</text:span> <text:span text:style-name="T6">SP</text:span>.<text:span text:style-name="T6">ListItemCreationInformation</text:span>(); </text:p>
      <text:p text:style-name="P1"><text:span text:style-name="T2">this</text:span>.<text:span text:style-name="T3">listItem</text:span> = <text:span text:style-name="T3">list</text:span>.<text:span text:style-name="T5">addItem</text:span>(<text:span text:style-name="T3">listItemCreationInformation</text:span>); </text:p>
      <text:p text:style-name="P1"><text:span text:style-name="T3">listItem</text:span>.<text:span text:style-name="T5">set_item</text:span>(<text:span text:style-name="T4">'Title'</text:span>, <text:span text:style-name="T3">itemTitle</text:span>); </text:p>
      <text:p text:style-name="P1"><text:span text:style-name="T3">listItem</text:span>.<text:span text:style-name="T5">update</text:span>(); </text:p>
      <text:p text:style-name="P1"><text:span text:style-name="T3">context</text:span>.<text:span text:style-name="T5">load</text:span>(<text:span text:style-name="T3">listItem</text:span>); </text:p>
      <text:p text:style-name="P1"><text:span text:style-name="T3">context</text:span>.<text:span text:style-name="T5">executeQueryAsync</text:span>(<text:span text:style-name="T6">Function</text:span>.<text:span text:style-name="T5">createDelegate</text:span>(<text:span text:style-name="T2">this</text:span>, <text:span text:style-name="T2">this</text:span>.<text:span text:style-name="T3">AddItemSuccess</text:span>), <text:span text:style-name="T6">Function</text:span>.<text:span text:style-name="T5">createDelegate</text:span>(<text:span text:style-name="T2">this</text:span>, <text:span text:style-name="T2">this</text:span>.<text:span text:style-name="T3">AddItemFailed</text:span>));</text:p>
      <text:p text:style-name="P1">}</text:p>
      <text:p text:style-name="P2"/>
      <text:p text:style-name="P1"><text:span text:style-name="T2">function</text:span> <text:span text:style-name="T5">AddItemSuccess</text:span>(<text:span text:style-name="T3">sender</text:span>,<text:span text:style-name="T3">args</text:span>)</text:p>
      <text:p text:style-name="P1">{</text:p>
      <text:p text:style-name="P1"><text:span text:style-name="T3">window</text:span>.<text:span text:style-name="T3">globalVar</text:span> = <text:span text:style-name="T3">listItem</text:span>.<text:span text:style-name="T5">get_id</text:span>();</text:p>
      <text:p text:style-name="P1"><text:span text:style-name="T6">console</text:span>.<text:span text:style-name="T5">log</text:span>(<text:span text:style-name="T3">window</text:span>.<text:span text:style-name="T3">globalVar</text:span>);</text:p>
      <text:p text:style-name="P1">}</text:p>
      <text:p text:style-name="P2"/>
      <text:p text:style-name="P1"><text:span text:style-name="T2">function</text:span> <text:span text:style-name="T5">AddItemFailed</text:span>(<text:span text:style-name="T3">sender</text:span>, <text:span text:style-name="T3">args</text:span>) </text:p>
      <text:p text:style-name="P1">{</text:p>
      <text:p text:style-name="P1"><text:span text:style-name="T6">console</text:span>.<text:span text:style-name="T5">log</text:span>(<text:span text:style-name="T4">"Failure"</text:span>);</text:p>
      <text:p text:style-name="P1">}</text:p>
      <text:p text:style-name="P10"/>
      <text:p text:style-name="P1"><text:span text:style-name="T2">function</text:span> <text:span text:style-name="T5">updateItem</text:span>()</text:p>
      <text:p text:style-name="P1">{</text:p>
      <text:p text:style-name="P1"><text:span text:style-name="T2">var</text:span> <text:span text:style-name="T3">context</text:span> = <text:span text:style-name="T2">new</text:span> <text:span text:style-name="T6">SP</text:span>.<text:span text:style-name="T6">ClientContext</text:span>();</text:p>
      <text:p text:style-name="P1"><text:span text:style-name="T2">var</text:span> <text:span text:style-name="T3">list</text:span> = <text:span text:style-name="T3">context</text:span>.<text:span text:style-name="T5">get_web</text:span>().<text:span text:style-name="T5">get_lists</text:span>().<text:span text:style-name="T5">getByTitle</text:span>(<text:span text:style-name="T4">"TestList1"</text:span>); </text:p>
      <text:p text:style-name="P1"><text:span text:style-name="T2">var</text:span> <text:span text:style-name="T3">lstObjectItem</text:span> = <text:span text:style-name="T3">list</text:span>.<text:span text:style-name="T5">getItemById</text:span>(<text:span text:style-name="T3">window</text:span>.<text:span text:style-name="T3">globalVar</text:span>);</text:p>
      <text:p text:style-name="P1"><text:span text:style-name="T3">lstObjectItem</text:span>.<text:span text:style-name="T5">set_item</text:span>(<text:span text:style-name="T4">'Title'</text:span>, <text:span text:style-name="T3">itemTitle</text:span>);</text:p>
      <text:p text:style-name="P1"><text:span text:style-name="T3">lstObjectItem</text:span>.<text:span text:style-name="T5">update</text:span>(); </text:p>
      <text:p text:style-name="P1"><text:soft-page-break/><text:span text:style-name="T3">context</text:span>.<text:span text:style-name="T5">executeQueryAsync</text:span>(<text:span text:style-name="T6">Function</text:span>.<text:span text:style-name="T5">createDelegate</text:span>(<text:span text:style-name="T2">this</text:span>, <text:span text:style-name="T2">this</text:span>.<text:span text:style-name="T3">UpdateItemSuccess</text:span>), <text:span text:style-name="T6">Function</text:span>.<text:span text:style-name="T5">createDelegate</text:span>(<text:span text:style-name="T2">this</text:span>, <text:span text:style-name="T2">this</text:span>.<text:span text:style-name="T3">UpdateItemFailed</text:span>));</text:p>
      <text:p text:style-name="P1">}</text:p>
      <text:p text:style-name="P10"/>
      <text:p text:style-name="P1"><text:span text:style-name="T2">function</text:span> <text:span text:style-name="T5">UpdateItemSuccess</text:span>(<text:span text:style-name="T3">sender</text:span>,<text:span text:style-name="T3">args</text:span>)</text:p>
      <text:p text:style-name="P1">{</text:p>
      <text:p text:style-name="P1"><text:span text:style-name="T6">console</text:span>.<text:span text:style-name="T5">log</text:span>(<text:span text:style-name="T4">"Update Success"</text:span>);</text:p>
      <text:p text:style-name="P1">}</text:p>
      <text:p text:style-name="P1"><text:span text:style-name="T2">function</text:span> <text:span text:style-name="T5">UpdateItemFailed</text:span>(<text:span text:style-name="T3">sender</text:span>,<text:span text:style-name="T3">args</text:span>) </text:p>
      <text:p text:style-name="P1">{</text:p>
      <text:p text:style-name="P1"><text:span text:style-name="T6">console</text:span>.<text:span text:style-name="T5">log</text:span>(<text:span text:style-name="T4">"Update Failed"</text:span>);</text:p>
      <text:p text:style-name="P1">}</text:p>
      <text:p text:style-name="P10"/>
      <text:p text:style-name="P1"><text:span text:style-name="T2">function</text:span> <text:span text:style-name="T5">deleteItem</text:span>()</text:p>
      <text:p text:style-name="P1">{</text:p>
      <text:p text:style-name="P1"><text:span text:style-name="T2">var</text:span> <text:span text:style-name="T3">list</text:span> = <text:span text:style-name="T3">context</text:span>.<text:span text:style-name="T5">get_web</text:span>().<text:span text:style-name="T5">get_lists</text:span>().<text:span text:style-name="T5">getByTitle</text:span>(<text:span text:style-name="T4">"TestList1"</text:span>); </text:p>
      <text:p text:style-name="P1"><text:span text:style-name="T2">var</text:span> <text:span text:style-name="T3">lstObjectItem</text:span> = <text:span text:style-name="T3">list</text:span>.<text:span text:style-name="T5">getItemById</text:span>(<text:span text:style-name="T3">window</text:span>.<text:span text:style-name="T3">globalVar</text:span>);</text:p>
      <text:p text:style-name="P1"><text:span text:style-name="T5">addItemMethod</text:span>(<text:span text:style-name="T4">"TestList1Recycle"</text:span>);</text:p>
      <text:p text:style-name="P1"><text:span text:style-name="T3">lstObjectItem</text:span>.<text:span text:style-name="T5">deleteObject</text:span>();</text:p>
      <text:p text:style-name="P1"><text:span text:style-name="T3">context</text:span>.<text:span text:style-name="T5">executeQueryAsync</text:span>(<text:span text:style-name="T6">Function</text:span>.<text:span text:style-name="T5">createDelegate</text:span>(<text:span text:style-name="T2">this</text:span>, <text:span text:style-name="T2">this</text:span>.<text:span text:style-name="T3">DeleteItemSuccess</text:span>), <text:span text:style-name="T6">Function</text:span>.<text:span text:style-name="T5">createDelegate</text:span>(<text:span text:style-name="T2">this</text:span>, <text:span text:style-name="T2">this</text:span>.<text:span text:style-name="T3">DeleteItemFailed</text:span>));</text:p>
      <text:p text:style-name="P1">}</text:p>
      <text:p text:style-name="P2"/>
      <text:p text:style-name="P1"><text:span text:style-name="T2">function</text:span> <text:span text:style-name="T5">DeleteItemSuccess</text:span>(<text:span text:style-name="T3">sender</text:span>,<text:span text:style-name="T3">args</text:span>)</text:p>
      <text:p text:style-name="P1">{</text:p>
      <text:p text:style-name="P1"><text:span text:style-name="T6">console</text:span>.<text:span text:style-name="T5">log</text:span>(<text:span text:style-name="T4">"Delete Success"</text:span>);</text:p>
      <text:p text:style-name="P1">}</text:p>
      <text:p text:style-name="P2"/>
      <text:p text:style-name="P1"><text:span text:style-name="T2">function</text:span> <text:span text:style-name="T5">DeleteItemFailed</text:span>(<text:span text:style-name="T3">sender</text:span>,<text:span text:style-name="T3">args</text:span>)</text:p>
      <text:p text:style-name="P1">{</text:p>
      <text:p text:style-name="P1"><text:span text:style-name="T6">console</text:span>.<text:span text:style-name="T5">log</text:span>(<text:span text:style-name="T4">"Delete Failed"</text:span>);</text:p>
      <text:p text:style-name="P1">}</text:p>
      <text:p text:style-name="P1"><text:span text:style-name="T1">&lt;/</text:span><text:span text:style-name="T2">script</text:span><text:span text:style-name="T1">&gt;</text:span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><text:s text:c="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7"><text:s/>//GANNT Chart -Multiple groups with set of subtasks and created links between subtasks under a group.</text:p>
      <text:p text:style-name="P4"/>
      <text:p text:style-name="P4"/>
      <text:p text:style-name="P4"/>
      <text:p text:style-name="P3"><text:span text:style-name="T10">&lt;</text:span><text:span text:style-name="T15">html</text:span><text:span text:style-name="T10">&gt;</text:span></text:p>
      <text:p text:style-name="P3"><text:span text:style-name="T10">&lt;</text:span><text:span text:style-name="T15">head</text:span><text:span text:style-name="T10">&gt;</text:span></text:p>
      <text:p text:style-name="P5"><text:s text:c="6"/></text:p>
      <text:p text:style-name="P3"><text:span text:style-name="T10">&lt;/</text:span><text:span text:style-name="T15">head</text:span><text:span text:style-name="T10">&gt;</text:span></text:p>
      <text:p text:style-name="P3"><text:span text:style-name="T7"><text:s/><text:tab/></text:span><text:span text:style-name="T10">&lt;</text:span><text:span text:style-name="T15">body</text:span><text:span text:style-name="T10">&gt;</text:span></text:p>
      <text:p text:style-name="P3"><text:span text:style-name="T10">&lt;</text:span><text:span text:style-name="T15">div</text:span><text:span text:style-name="T7"> </text:span><text:span text:style-name="T16">id</text:span><text:span text:style-name="T10">="dp"&gt;&lt;/</text:span><text:span text:style-name="T15">div</text:span><text:span text:style-name="T10">&gt;</text:span></text:p>
      <text:p text:style-name="P3"><text:span text:style-name="T10">&lt;</text:span><text:span text:style-name="T15">script</text:span><text:span text:style-name="T7"> </text:span><text:span text:style-name="T16">src</text:span><text:span text:style-name="T10">="https://code.jquery.com/jquery-3.3.1.js"</text:span><text:span text:style-name="T7"> </text:span><text:span text:style-name="T10">&gt;&lt;/</text:span><text:span text:style-name="T15">script</text:span><text:span text:style-name="T10">&gt;</text:span></text:p>
      <text:p text:style-name="P3"><text:span text:style-name="T10">&lt;</text:span><text:span text:style-name="T15">script</text:span><text:span text:style-name="T7"> </text:span><text:span text:style-name="T16">src</text:span><text:span text:style-name="T10">="/sites/oct9_QA1/SiteAssets/DayPilotFiles/daypilot-all.min.js"&gt;&lt;/</text:span><text:span text:style-name="T15">script</text:span><text:span text:style-name="T10">&gt;</text:span></text:p>
      <text:p text:style-name="P3"><text:span text:style-name="T10">&lt;</text:span><text:span text:style-name="T15">script</text:span><text:span text:style-name="T7"> </text:span><text:span text:style-name="T16">type</text:span><text:span text:style-name="T10">="text/javascript"&gt;</text:span></text:p>
      <text:p text:style-name="P3"><text:span text:style-name="T7"><text:s text:c="4"/>$(document).ready(</text:span><text:span text:style-name="T10">function</text:span><text:span text:style-name="T7">() { <text:s text:c="3"/></text:span></text:p>
      <text:p text:style-name="P3"><text:span text:style-name="T7"><text:s text:c="4"/></text:span><text:span text:style-name="T10">var</text:span><text:span text:style-name="T7"> startDate = </text:span><text:span text:style-name="T10">new</text:span><text:span text:style-name="T7"> Date(</text:span><text:span text:style-name="T13">"2018-01-01"</text:span><text:span text:style-name="T7">);</text:span></text:p>
      <text:p text:style-name="P3"><text:span text:style-name="T7"><text:s text:c="4"/></text:span><text:span text:style-name="T10">var</text:span><text:span text:style-name="T7"> endDate = </text:span><text:span text:style-name="T10">new</text:span><text:span text:style-name="T7"> Date(</text:span><text:span text:style-name="T13">"2018-01-03"</text:span><text:span text:style-name="T7">);</text:span></text:p>
      <text:p text:style-name="P3"><text:span text:style-name="T7"><text:s text:c="4"/></text:span><text:span text:style-name="T10">var</text:span><text:span text:style-name="T7"> arraySubTasks = [];</text:span></text:p>
      <text:p text:style-name="P3"><text:span text:style-name="T7"><text:s text:c="4"/></text:span><text:span text:style-name="T10">var</text:span><text:span text:style-name="T7"> arrayGroups = [];</text:span></text:p>
      <text:p text:style-name="P3"><text:span text:style-name="T7"><text:s text:c="4"/></text:span><text:span text:style-name="T10">var</text:span><text:span text:style-name="T7"> arrayLinks = [];</text:span></text:p>
      <text:p text:style-name="P3"><text:span text:style-name="T7"><text:s text:c="4"/></text:span><text:span text:style-name="T10">var</text:span><text:span text:style-name="T7"> arrayID = [];</text:span></text:p>
      <text:p text:style-name="P3"><text:span text:style-name="T7"><text:s text:c="4"/></text:span><text:span text:style-name="T14">//var arrayGroupID= [];</text:span></text:p>
      <text:p text:style-name="P3"><text:span text:style-name="T7"><text:s text:c="4"/></text:span><text:span text:style-name="T14">// var columns = [];</text:span></text:p>
      <text:p text:style-name="P3"><text:span text:style-name="T7"><text:s text:c="4"/></text:span><text:span text:style-name="T14">// window.array_AllTasks=[];</text:span></text:p>
      <text:p text:style-name="P3"><text:span text:style-name="T7"><text:s text:c="4"/></text:span><text:span text:style-name="T14">// var finalArray = []; <text:s/></text:span></text:p>
      <text:p text:style-name="P5"><text:s text:c="4"/></text:p>
      <text:p text:style-name="P3"><text:span text:style-name="T7"><text:s text:c="4"/></text:span><text:span text:style-name="T10">debugger</text:span><text:span text:style-name="T7">;</text:span></text:p>
      <text:p text:style-name="P3"><text:span text:style-name="T7"><text:s text:c="4"/></text:span><text:span text:style-name="T10">for</text:span><text:span text:style-name="T7">(</text:span><text:span text:style-name="T10">var</text:span><text:span text:style-name="T7"> j = 1; j &lt;= 100; j++)</text:span></text:p>
      <text:p text:style-name="P5"><text:s text:c="9"/>{ <text:s text:c="2"/></text:p>
      <text:p text:style-name="P5"><text:s text:c="12"/>arraySubTasks = [];</text:p>
      <text:p text:style-name="P3"><text:span text:style-name="T7"><text:s text:c="12"/></text:span><text:span text:style-name="T14">//arrayLinks =[];</text:span></text:p>
      <text:p text:style-name="P5"><text:s text:c="12"/></text:p>
      <text:p text:style-name="P3"><text:span text:style-name="T7"><text:s text:c="12"/></text:span><text:span text:style-name="T10">for</text:span><text:span text:style-name="T7">(</text:span><text:span text:style-name="T10">var</text:span><text:span text:style-name="T7"> i = 1; i &lt;= 50; i++)</text:span></text:p>
      <text:p text:style-name="P5"><text:s text:c="13"/>{</text:p>
      <text:p text:style-name="P3"><text:span text:style-name="T7"><text:s text:c="20"/></text:span><text:span text:style-name="T10">var</text:span><text:span text:style-name="T7"> stringStartDate = formatDate(startDate);</text:span></text:p>
      <text:p text:style-name="P3"><text:span text:style-name="T7"><text:s text:c="20"/></text:span><text:span text:style-name="T10">var</text:span><text:span text:style-name="T7"> stringEndDate = formatDate(endDate); <text:s text:c="13"/></text:span></text:p>
      <text:p text:style-name="P3"><text:span text:style-name="T7"><text:s text:c="20"/></text:span><text:span text:style-name="T10">var</text:span><text:span text:style-name="T7"> currentID = DayPilot.guid();</text:span></text:p>
      <text:p text:style-name="P5"><text:s text:c="20"/></text:p>
      <text:p text:style-name="P5"><text:s text:c="20"/>arrayID.push({ID : currentID});</text:p>
      <text:p text:style-name="P5"><text:s text:c="20"/></text:p>
      <text:p text:style-name="P3"><text:span text:style-name="T7"><text:s text:c="20"/></text:span><text:span text:style-name="T10">var</text:span><text:span text:style-name="T7"> subTasks = { <text:s text:c="5"/>start : stringStartDate,</text:span></text:p>
      <text:p text:style-name="P5"><text:s text:c="36"/>end: stringEndDate,</text:p>
      <text:p text:style-name="P5"><text:s text:c="36"/>id: currentID,</text:p>
      <text:p text:style-name="P3"><text:span text:style-name="T7"><text:s text:c="36"/>text: </text:span><text:span text:style-name="T13">"Subtask "</text:span><text:span text:style-name="T7">+i, <text:s text:c="4"/></text:span></text:p>
      <text:p text:style-name="P5"><text:s text:c="36"/>complete: Math.floor(Math.random() * 101)</text:p>
      <text:p text:style-name="P5"><text:s text:c="36"/>} ;</text:p>
      <text:p text:style-name="P5"><text:s text:c="20"/>arraySubTasks.push(subTasks);<text:tab/></text:p>
      <text:p text:style-name="P3"><text:span text:style-name="T7"><text:s text:c="20"/></text:span><text:span text:style-name="T14">// var groupID='Group'+j,</text:span></text:p>
      <text:p text:style-name="P3"><text:span text:style-name="T7"><text:s text:c="20"/></text:span><text:span text:style-name="T14">// taskID=groupID+'_'+'Task'+i;</text:span></text:p>
      <text:p text:style-name="P3"><text:span text:style-name="T7"><text:s text:c="20"/></text:span><text:span text:style-name="T14">// window.array_AllTasks.push({'GroupID':groupID,'TaskID':currentID,'From':stringStartDate,'To':stringEndDate}); <text:s text:c="8"/></text:span></text:p>
      <text:p text:style-name="P5"><text:s text:c="20"/></text:p>
      <text:p text:style-name="P5"><text:s text:c="20"/></text:p>
      <text:p text:style-name="P3"><text:span text:style-name="T7"><text:s text:c="20"/></text:span><text:span text:style-name="T10">if</text:span><text:span text:style-name="T7">(i%365==0)</text:span></text:p>
      <text:p text:style-name="P5"><text:s text:c="20"/>{</text:p>
      <text:p text:style-name="P3"><text:span text:style-name="T7"><text:s text:c="24"/>startDate = </text:span><text:span text:style-name="T10">new</text:span><text:span text:style-name="T7"> Date(</text:span><text:span text:style-name="T13">"2018-01-01"</text:span><text:span text:style-name="T7">);</text:span></text:p>
      <text:p text:style-name="P3"><text:span text:style-name="T7"><text:s text:c="24"/>endDate = </text:span><text:span text:style-name="T10">new</text:span><text:span text:style-name="T7"> Date(</text:span><text:span text:style-name="T13">"2018-01-02"</text:span><text:span text:style-name="T7">);</text:span></text:p>
      <text:p text:style-name="P5"><text:s text:c="20"/></text:p>
      <text:p text:style-name="P5"><text:s text:c="20"/>}</text:p>
      <text:p text:style-name="P3"><text:span text:style-name="T7"><text:s text:c="20"/></text:span><text:span text:style-name="T10">else</text:span></text:p>
      <text:p text:style-name="P5"><text:s text:c="20"/>{</text:p>
      <text:p text:style-name="P5"><text:s text:c="24"/>startDate.setDate(startDate.getDate() + 1);</text:p>
      <text:p text:style-name="P5"><text:soft-page-break/><text:s text:c="24"/>endDate.setDate(endDate.getDate() + 1);</text:p>
      <text:p text:style-name="P5"><text:s text:c="20"/></text:p>
      <text:p text:style-name="P5"><text:s text:c="20"/>} <text:s text:c="14"/></text:p>
      <text:p text:style-name="P5"><text:s text:c="14"/>}</text:p>
      <text:p text:style-name="P5"><text:s text:c="4"/></text:p>
      <text:p text:style-name="P3"><text:span text:style-name="T7"><text:s text:c="12"/></text:span><text:span text:style-name="T10">var</text:span><text:span text:style-name="T7"> groups = {</text:span></text:p>
      <text:p text:style-name="P3"><text:span text:style-name="T7"><text:s text:c="28"/>start: </text:span><text:span text:style-name="T13">"2018-01-01"</text:span><text:span text:style-name="T7">,</text:span></text:p>
      <text:p text:style-name="P3"><text:span text:style-name="T7"><text:s text:c="28"/>end: </text:span><text:span text:style-name="T13">"2018-12-31"</text:span><text:span text:style-name="T7">,</text:span></text:p>
      <text:p text:style-name="P5"><text:s text:c="28"/>id: DayPilot.guid(),</text:p>
      <text:p text:style-name="P3"><text:span text:style-name="T7"><text:s text:c="28"/>text: </text:span><text:span text:style-name="T13">"Group "</text:span><text:span text:style-name="T7">+j,</text:span></text:p>
      <text:p text:style-name="P5"><text:s text:c="28"/>tags: {</text:p>
      <text:p text:style-name="P3"><text:span text:style-name="T7"><text:s text:c="32"/>info: </text:span><text:span text:style-name="T13">"info group"</text:span><text:span text:style-name="T7">+j,</text:span></text:p>
      <text:p text:style-name="P5"><text:s text:c="34"/>},</text:p>
      <text:p text:style-name="P5"><text:s text:c="28"/>children: arraySubTasks</text:p>
      <text:p text:style-name="P5"><text:s text:c="25"/>};</text:p>
      <text:p text:style-name="P5"/>
      <text:p text:style-name="P5"/>
      <text:p text:style-name="P5"><text:s text:c="12"/>arrayGroups.push(groups);</text:p>
      <text:p text:style-name="P5"><text:s text:c="9"/>}</text:p>
      <text:p text:style-name="P5"/>
      <text:p text:style-name="P3"><text:span text:style-name="T7"><text:s text:c="4"/>$.each(arrayGroups, </text:span><text:span text:style-name="T10">function</text:span><text:span text:style-name="T7"> () {</text:span></text:p>
      <text:p text:style-name="P3"><text:span text:style-name="T7"><text:s text:c="8"/></text:span><text:span text:style-name="T10">var</text:span><text:span text:style-name="T7"> links = {};</text:span></text:p>
      <text:p text:style-name="P3"><text:span text:style-name="T7"><text:s text:c="8"/></text:span><text:span text:style-name="T10">for</text:span><text:span text:style-name="T7"> (</text:span><text:span text:style-name="T10">var</text:span><text:span text:style-name="T7"> x = 0; x &lt; </text:span><text:span text:style-name="T10">this</text:span><text:span text:style-name="T7">.children.length-1; x++)</text:span></text:p>
      <text:p text:style-name="P5"><text:s text:c="8"/>{</text:p>
      <text:p text:style-name="P3"><text:span text:style-name="T7"><text:s text:c="12"/></text:span><text:span text:style-name="T10">var</text:span><text:span text:style-name="T7"> y = x + 1;</text:span></text:p>
      <text:p text:style-name="P3"><text:span text:style-name="T7"><text:s text:c="12"/></text:span><text:span text:style-name="T10">var</text:span><text:span text:style-name="T7"> startId = </text:span><text:span text:style-name="T10">this</text:span><text:span text:style-name="T7">.children[x].id;</text:span></text:p>
      <text:p text:style-name="P3"><text:span text:style-name="T7"><text:s text:c="12"/></text:span><text:span text:style-name="T10">var</text:span><text:span text:style-name="T7"> endId = </text:span><text:span text:style-name="T10">this</text:span><text:span text:style-name="T7">.children[y].id;</text:span></text:p>
      <text:p text:style-name="P3"><text:span text:style-name="T7"><text:s text:c="12"/></text:span><text:span text:style-name="T10">var</text:span><text:span text:style-name="T7"> links= {</text:span></text:p>
      <text:p text:style-name="P3"><text:span text:style-name="T7"><text:s text:c="16"/>id: </text:span><text:span text:style-name="T10">this</text:span><text:span text:style-name="T7">.text + </text:span><text:span text:style-name="T13">"_"</text:span><text:span text:style-name="T7"> +</text:span><text:span text:style-name="T10">this</text:span><text:span text:style-name="T7">.children[x].text + </text:span><text:span text:style-name="T13">"_"</text:span><text:span text:style-name="T7"> + </text:span><text:span text:style-name="T10">this</text:span><text:span text:style-name="T7">.children[y].text,</text:span></text:p>
      <text:p text:style-name="P5"><text:s text:c="16"/>from: startId,</text:p>
      <text:p text:style-name="P5"><text:s text:c="16"/>to: endId</text:p>
      <text:p text:style-name="P5"><text:s text:c="12"/>};</text:p>
      <text:p text:style-name="P5"><text:s text:c="12"/>arrayLinks.push(links);</text:p>
      <text:p text:style-name="P5"><text:s text:c="8"/>}</text:p>
      <text:p text:style-name="P5"><text:s text:c="4"/>});</text:p>
      <text:p text:style-name="P5"/>
      <text:p text:style-name="P3"><text:span text:style-name="T7"><text:s text:c="4"/></text:span><text:span text:style-name="T14">//function linkBinding(endDateValue, startDateValue)</text:span></text:p>
      <text:p text:style-name="P3"><text:span text:style-name="T7"><text:s text:c="4"/></text:span><text:span text:style-name="T14">//{</text:span></text:p>
      <text:p text:style-name="P3"><text:span text:style-name="T7"><text:s text:c="4"/></text:span><text:span text:style-name="T14">// <text:s text:c="3"/>var links = {</text:span></text:p>
      <text:p text:style-name="P3"><text:span text:style-name="T7"><text:s text:c="4"/></text:span><text:span text:style-name="T14">// <text:s text:c="7"/>id: this.text + "_" + this.children[x].text + "_" + this.children[y].text,</text:span></text:p>
      <text:p text:style-name="P3"><text:span text:style-name="T7"><text:s text:c="4"/></text:span><text:span text:style-name="T14">// <text:s text:c="7"/>from: startDateValue,</text:span></text:p>
      <text:p text:style-name="P3"><text:span text:style-name="T7"><text:s text:c="4"/></text:span><text:span text:style-name="T14">// <text:s text:c="7"/>to: endDateValue,</text:span></text:p>
      <text:p text:style-name="P3"><text:span text:style-name="T7"><text:s text:c="4"/></text:span><text:span text:style-name="T14">// <text:s text:c="3"/>};</text:span></text:p>
      <text:p text:style-name="P3"><text:span text:style-name="T7"><text:s text:c="4"/></text:span><text:span text:style-name="T14">// <text:s text:c="3"/>arrayLinks.push(links);</text:span></text:p>
      <text:p text:style-name="P3"><text:span text:style-name="T7"><text:s text:c="4"/></text:span><text:span text:style-name="T14">//}</text:span></text:p>
      <text:p text:style-name="P5"/>
      <text:p text:style-name="P5"><text:s text:c="4"/>CallJQueryGantt();</text:p>
      <text:p text:style-name="P3"><text:span text:style-name="T7"><text:s text:c="3"/></text:span><text:span text:style-name="T14">// CallJavascriptGantt();</text:span></text:p>
      <text:p text:style-name="P5"/>
      <text:p text:style-name="P3"><text:span text:style-name="T7"><text:s text:c="4"/></text:span><text:span text:style-name="T10">function</text:span><text:span text:style-name="T7"> formatDate(paramDate)</text:span></text:p>
      <text:p text:style-name="P5"><text:s text:c="4"/>{</text:p>
      <text:p text:style-name="P3"><text:span text:style-name="T7"><text:s text:c="8"/></text:span><text:span text:style-name="T10">var</text:span><text:span text:style-name="T7"> dd = paramDate.getDate();</text:span></text:p>
      <text:p text:style-name="P3"><text:span text:style-name="T7"><text:s text:c="8"/></text:span><text:span text:style-name="T10">var</text:span><text:span text:style-name="T7"> mm = paramDate.getMonth()+1; </text:span></text:p>
      <text:p text:style-name="P3"><text:span text:style-name="T7"><text:s text:c="8"/></text:span><text:span text:style-name="T10">var</text:span><text:span text:style-name="T7"> yyyy = paramDate.getFullYear();</text:span></text:p>
      <text:p text:style-name="P3"><text:span text:style-name="T7"><text:s text:c="8"/></text:span><text:span text:style-name="T10">if</text:span><text:span text:style-name="T7">(dd&lt;10) </text:span></text:p>
      <text:p text:style-name="P5"><text:s text:c="8"/>{</text:p>
      <text:p text:style-name="P3"><text:span text:style-name="T7"><text:s text:c="9"/><text:tab/>dd=</text:span><text:span text:style-name="T13">'0'</text:span><text:span text:style-name="T7">+dd;</text:span></text:p>
      <text:p text:style-name="P5"><text:s text:c="8"/>} </text:p>
      <text:p text:style-name="P5"/>
      <text:p text:style-name="P3"><text:span text:style-name="T7"><text:s text:c="8"/></text:span><text:span text:style-name="T10">if</text:span><text:span text:style-name="T7">(mm&lt;10) </text:span></text:p>
      <text:p text:style-name="P5"><text:s text:c="8"/>{</text:p>
      <text:p text:style-name="P3"><text:span text:style-name="T7"><text:s text:c="10"/><text:tab/>mm=</text:span><text:span text:style-name="T13">'0'</text:span><text:span text:style-name="T7">+mm;</text:span></text:p>
      <text:p text:style-name="P5"><text:s text:c="8"/>}</text:p>
      <text:p text:style-name="P5"/>
      <text:p text:style-name="P3"><text:span text:style-name="T7"><text:tab/> <text:s text:c="3"/></text:span><text:span text:style-name="T10">return</text:span><text:span text:style-name="T7"> formattedStringDate = yyyy+</text:span><text:span text:style-name="T13">'-'</text:span><text:span text:style-name="T7">+mm+</text:span><text:span text:style-name="T13">'-'</text:span><text:span text:style-name="T7">+dd;</text:span></text:p>
      <text:p text:style-name="P5"><text:soft-page-break/><text:s text:c="4"/>}</text:p>
      <text:p text:style-name="P5"><text:s text:c="25"/></text:p>
      <text:p text:style-name="P5"><text:s text:c="4"/></text:p>
      <text:p text:style-name="P3"><text:span text:style-name="T7"><text:s text:c="4"/></text:span><text:span text:style-name="T10">function</text:span><text:span text:style-name="T7"> <text:s/>CallJQueryGantt()</text:span></text:p>
      <text:p text:style-name="P5"><text:s text:c="4"/>{</text:p>
      <text:p text:style-name="P3"><text:span text:style-name="T7"><text:s text:c="8"/></text:span><text:span text:style-name="T10">debugger</text:span><text:span text:style-name="T7">;</text:span></text:p>
      <text:p text:style-name="P3"><text:span text:style-name="T7"><text:s text:c="8"/>$(</text:span><text:span text:style-name="T13">"#dp"</text:span><text:span text:style-name="T7">).daypilotGantt({</text:span></text:p>
      <text:p text:style-name="P5"><text:s text:c="12"/></text:p>
      <text:p text:style-name="P3"><text:span text:style-name="T7"><text:s text:c="12"/></text:span><text:span text:style-name="T14">//days : DayPilot.Date.today().daysInMonth(),</text:span></text:p>
      <text:p text:style-name="P5"><text:s text:c="12"/>days : 365, <text:s/></text:p>
      <text:p text:style-name="P5"><text:s text:c="16"/></text:p>
      <text:p text:style-name="P5"><text:s text:c="12"/>columns: [</text:p>
      <text:p text:style-name="P5"><text:s text:c="16"/>{</text:p>
      <text:p text:style-name="P3"><text:span text:style-name="T7"><text:s text:c="20"/>title: </text:span><text:span text:style-name="T13">"Name"</text:span><text:span text:style-name="T7">,</text:span></text:p>
      <text:p text:style-name="P5"><text:s text:c="20"/>width: 50,</text:p>
      <text:p text:style-name="P3"><text:span text:style-name="T7"><text:s text:c="20"/>property: </text:span><text:span text:style-name="T13">"text"</text:span></text:p>
      <text:p text:style-name="P5"><text:s text:c="16"/>},</text:p>
      <text:p text:style-name="P5"><text:s text:c="16"/>{</text:p>
      <text:p text:style-name="P3"><text:span text:style-name="T7"><text:s text:c="20"/>title: </text:span><text:span text:style-name="T13">"Info"</text:span><text:span text:style-name="T7">,</text:span></text:p>
      <text:p text:style-name="P5"><text:s text:c="20"/>width: 50,</text:p>
      <text:p text:style-name="P3"><text:span text:style-name="T7"><text:s text:c="20"/>property: </text:span><text:span text:style-name="T13">"info"</text:span></text:p>
      <text:p text:style-name="P5"><text:s text:c="16"/>},</text:p>
      <text:p text:style-name="P5"><text:s text:c="16"/>{</text:p>
      <text:p text:style-name="P3"><text:span text:style-name="T7"><text:s text:c="20"/>title: </text:span><text:span text:style-name="T13">"Duration"</text:span><text:span text:style-name="T7">,</text:span></text:p>
      <text:p text:style-name="P5"><text:s text:c="20"/>width: 50 <text:s text:c="16"/></text:p>
      <text:p text:style-name="P3"><text:span text:style-name="T7"><text:s text:c="20"/></text:span><text:span text:style-name="T14">// format : function(args) {</text:span></text:p>
      <text:p text:style-name="P3"><text:span text:style-name="T7"><text:s text:c="20"/></text:span><text:span text:style-name="T14">// <text:s text:c="4"/>var duration = new DayPilot.TimeSpan(new DayPilot.Date(args.task.end).getTime() - new DayPilot.Date(args.task.start).getTime());</text:span></text:p>
      <text:p text:style-name="P3"><text:span text:style-name="T7"><text:s text:c="20"/></text:span><text:span text:style-name="T14">// <text:s text:c="4"/>return duration.toString("d") + "d " + duration.toString("h") + "h";</text:span></text:p>
      <text:p text:style-name="P3"><text:span text:style-name="T7"><text:s text:c="20"/></text:span><text:span text:style-name="T14">// }</text:span></text:p>
      <text:p text:style-name="P5"><text:s text:c="16"/>}</text:p>
      <text:p text:style-name="P5"><text:s text:c="12"/>],</text:p>
      <text:p text:style-name="P5"><text:s text:c="12"/>tasks: arrayGroups,</text:p>
      <text:p text:style-name="P5"><text:s text:c="12"/>links: arrayLinks,</text:p>
      <text:p text:style-name="P3"><text:span text:style-name="T7"><text:s text:c="12"/>onTaskClicked: </text:span><text:span text:style-name="T10">function</text:span><text:span text:style-name="T7">(args) {</text:span></text:p>
      <text:p text:style-name="P3"><text:span text:style-name="T7"><text:s text:c="16"/>alert(</text:span><text:span text:style-name="T13">"Clicked: "</text:span><text:span text:style-name="T7"> + args.e.id());</text:span></text:p>
      <text:p text:style-name="P5"><text:s text:c="12"/>}</text:p>
      <text:p text:style-name="P5"><text:s text:c="8"/>});</text:p>
      <text:p text:style-name="P5"><text:s text:c="4"/>}</text:p>
      <text:p text:style-name="P5"><text:s text:c="4"/></text:p>
      <text:p text:style-name="P5"><text:s text:c="4"/></text:p>
      <text:p text:style-name="P3"><text:span text:style-name="T7"><text:s text:c="4"/></text:span><text:span text:style-name="T10">function</text:span><text:span text:style-name="T7"> CallJavascriptGantt()</text:span></text:p>
      <text:p text:style-name="P5"><text:s text:c="4"/>{</text:p>
      <text:p text:style-name="P5"><text:s text:c="8"/></text:p>
      <text:p text:style-name="P3"><text:span text:style-name="T7"><text:s text:c="8"/></text:span><text:span text:style-name="T10">var</text:span><text:span text:style-name="T7"> dp = </text:span><text:span text:style-name="T10">new</text:span><text:span text:style-name="T7"> </text:span><text:span text:style-name="T17">DayPilot</text:span><text:span text:style-name="T7">.Gantt(</text:span><text:span text:style-name="T13">"dp"</text:span><text:span text:style-name="T7">);</text:span></text:p>
      <text:p text:style-name="P5"><text:s text:c="8"/></text:p>
      <text:p text:style-name="P3"><text:span text:style-name="T7"><text:s text:c="8"/>dp.startDate = </text:span><text:span text:style-name="T13">"2018-01-01"</text:span><text:span text:style-name="T7">;</text:span></text:p>
      <text:p text:style-name="P3"><text:span text:style-name="T7"><text:s text:c="8"/>dp.endDate = </text:span><text:span text:style-name="T13">"2018-12-01"</text:span><text:span text:style-name="T7">;</text:span></text:p>
      <text:p text:style-name="P5"><text:s text:c="8"/>dp.days = 365;</text:p>
      <text:p text:style-name="P5"><text:s text:c="8"/></text:p>
      <text:p text:style-name="P5"><text:s text:c="8"/>dp.columns = [</text:p>
      <text:p text:style-name="P5"><text:s text:c="16"/>{</text:p>
      <text:p text:style-name="P3"><text:span text:style-name="T7"><text:s text:c="20"/>title: </text:span><text:span text:style-name="T13">"Name"</text:span><text:span text:style-name="T7">,</text:span></text:p>
      <text:p text:style-name="P5"><text:s text:c="20"/>width: 50,</text:p>
      <text:p text:style-name="P3"><text:span text:style-name="T7"><text:s text:c="20"/>property: </text:span><text:span text:style-name="T13">"text"</text:span></text:p>
      <text:p text:style-name="P5"><text:s text:c="16"/>},</text:p>
      <text:p text:style-name="P5"><text:s text:c="16"/>{</text:p>
      <text:p text:style-name="P3"><text:span text:style-name="T7"><text:s text:c="20"/>title: </text:span><text:span text:style-name="T13">"Info"</text:span><text:span text:style-name="T7">,</text:span></text:p>
      <text:p text:style-name="P5"><text:s text:c="20"/>width: 50,</text:p>
      <text:p text:style-name="P3"><text:span text:style-name="T7"><text:s text:c="20"/>property: </text:span><text:span text:style-name="T13">"info"</text:span></text:p>
      <text:p text:style-name="P5"><text:s text:c="16"/>},</text:p>
      <text:p text:style-name="P5"><text:s text:c="16"/>{</text:p>
      <text:p text:style-name="P3"><text:span text:style-name="T7"><text:s text:c="20"/>title: </text:span><text:span text:style-name="T13">"Duration"</text:span><text:span text:style-name="T7">,</text:span></text:p>
      <text:p text:style-name="P5"><text:s text:c="20"/>width: 50 <text:s text:c="20"/></text:p>
      <text:p text:style-name="P5"><text:soft-page-break/></text:p>
      <text:p text:style-name="P5"><text:s text:c="20"/></text:p>
      <text:p text:style-name="P5"><text:s text:c="16"/>}</text:p>
      <text:p text:style-name="P5"><text:s text:c="12"/>];</text:p>
      <text:p text:style-name="P5"><text:s text:c="12"/>dp.tasks.list= arrayGroups;</text:p>
      <text:p text:style-name="P3"><text:span text:style-name="T7"><text:s text:c="12"/></text:span><text:span text:style-name="T14">// dp.tasks.add(new DayPilot.Task(arrayGroups));</text:span></text:p>
      <text:p text:style-name="P5"/>
      <text:p text:style-name="P3"><text:span text:style-name="T7"><text:s text:c="12"/>dp.links.add(</text:span><text:span text:style-name="T10">new</text:span><text:span text:style-name="T7"> </text:span><text:span text:style-name="T17">DayPilot</text:span><text:span text:style-name="T7">.Link({</text:span></text:p>
      <text:p text:style-name="P5"><text:s text:c="16"/></text:p>
      <text:p text:style-name="P3"><text:span text:style-name="T7"><text:s text:c="16"/>from: </text:span><text:span text:style-name="T13">"1"</text:span><text:span text:style-name="T7">,</text:span></text:p>
      <text:p text:style-name="P3"><text:span text:style-name="T7"><text:s text:c="16"/>to: </text:span><text:span text:style-name="T13">"2"</text:span><text:span text:style-name="T7">,</text:span></text:p>
      <text:p text:style-name="P5"><text:s text:c="16"/></text:p>
      <text:p text:style-name="P5"><text:s text:c="12"/>}));</text:p>
      <text:p text:style-name="P5"/>
      <text:p text:style-name="P5"/>
      <text:p text:style-name="P3"><text:span text:style-name="T7"><text:s text:c="12"/></text:span><text:span text:style-name="T14">//dp.links.list= arrayLinks;</text:span></text:p>
      <text:p text:style-name="P5"><text:s text:c="12"/></text:p>
      <text:p text:style-name="P5"><text:s text:c="12"/>dp.init();</text:p>
      <text:p text:style-name="P5"/>
      <text:p text:style-name="P5"><text:s text:c="4"/>}</text:p>
      <text:p text:style-name="P5"><text:s text:c="4"/></text:p>
      <text:p text:style-name="P5">});</text:p>
      <text:p text:style-name="P5"/>
      <text:p text:style-name="P3"><text:span text:style-name="T10">&lt;/</text:span><text:span text:style-name="T15">script</text:span><text:span text:style-name="T10">&gt;</text:span></text:p>
      <text:p text:style-name="P3"><text:span text:style-name="T10">&lt;/</text:span><text:span text:style-name="T15">body</text:span><text:span text:style-name="T10">&gt;</text:span></text:p>
      <text:p text:style-name="P5"/>
      <text:p text:style-name="P3"><text:span text:style-name="T10">&lt;/</text:span><text:span text:style-name="T15">html</text:span><text:span text:style-name="T10">&gt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 text:c="4"/>// Binding a Sharepoint List to Gannt Chart</text:p>
      <text:p text:style-name="P7"/>
      <text:p text:style-name="Standard"><text:span text:style-name="T18"><text:s/></text:span><text:span text:style-name="T10">&lt;</text:span><text:span text:style-name="T15">html</text:span><text:span text:style-name="T10">&gt;</text:span></text:p>
      <text:p text:style-name="P3"><text:span text:style-name="T7"><text:s/></text:span><text:span text:style-name="T10">&lt;</text:span><text:span text:style-name="T15">head</text:span><text:span text:style-name="T10">&gt;</text:span></text:p>
      <text:p text:style-name="P3"><text:span text:style-name="T7"><text:s/></text:span><text:span text:style-name="T10">&lt;/</text:span><text:span text:style-name="T15">head</text:span><text:span text:style-name="T10">&gt;</text:span></text:p>
      <text:p text:style-name="P3"><text:span text:style-name="T10">&lt;</text:span><text:span text:style-name="T15">body</text:span><text:span text:style-name="T10">&gt;</text:span></text:p>
      <text:p text:style-name="P3"><text:span text:style-name="T7"><text:s text:c="4"/></text:span><text:span text:style-name="T10">&lt;</text:span><text:span text:style-name="T15">div</text:span><text:span text:style-name="T7"> </text:span><text:span text:style-name="T16">id</text:span><text:span text:style-name="T10">="dp"&gt;&lt;/</text:span><text:span text:style-name="T15">div</text:span><text:span text:style-name="T10">&gt;</text:span></text:p>
      <text:p text:style-name="P3"><text:span text:style-name="T7"><text:s text:c="4"/></text:span><text:span text:style-name="T10">&lt;</text:span><text:span text:style-name="T15">script</text:span><text:span text:style-name="T7"> </text:span><text:span text:style-name="T16">src</text:span><text:span text:style-name="T10">="https://code.jquery.com/jquery-3.3.1.js"&gt;&lt;/</text:span><text:span text:style-name="T15">script</text:span><text:span text:style-name="T10">&gt;</text:span></text:p>
      <text:p text:style-name="P3"><text:span text:style-name="T7"><text:s text:c="4"/></text:span><text:span text:style-name="T10">&lt;</text:span><text:span text:style-name="T15">script</text:span><text:span text:style-name="T7"> </text:span><text:span text:style-name="T16">src</text:span><text:span text:style-name="T10">="/sites/oct9_QA1/SiteAssets/DayPilotFiles/daypilot-all.min.js"&gt;&lt;/</text:span><text:span text:style-name="T15">script</text:span><text:span text:style-name="T10">&gt;</text:span></text:p>
      <text:p text:style-name="P5"><text:s text:c="4"/></text:p>
      <text:p text:style-name="P3"><text:span text:style-name="T7"><text:s text:c="4"/></text:span><text:span text:style-name="T10">&lt;</text:span><text:span text:style-name="T15">script</text:span><text:span text:style-name="T7"> </text:span><text:span text:style-name="T16">type</text:span><text:span text:style-name="T10">="text/javascript"&gt;</text:span></text:p>
      <text:p text:style-name="P3"><text:span text:style-name="T7"><text:s text:c="8"/></text:span><text:span text:style-name="T10">var</text:span><text:span text:style-name="T7"> array = [];</text:span></text:p>
      <text:p text:style-name="P3"><text:span text:style-name="T7"><text:s text:c="8"/></text:span><text:span text:style-name="T10">var</text:span><text:span text:style-name="T7"> startDate = </text:span><text:span text:style-name="T10">new</text:span><text:span text:style-name="T7"> Date();</text:span></text:p>
      <text:p text:style-name="P3"><text:span text:style-name="T7"><text:s text:c="8"/></text:span><text:span text:style-name="T10">var</text:span><text:span text:style-name="T7"> endDate = </text:span><text:span text:style-name="T10">new</text:span><text:span text:style-name="T7"> Date();</text:span></text:p>
      <text:p text:style-name="P3"><text:span text:style-name="T7"><text:s text:c="8"/></text:span><text:span text:style-name="T10">var</text:span><text:span text:style-name="T7"> percent;</text:span></text:p>
      <text:p text:style-name="P3"><text:span text:style-name="T7"><text:s text:c="8"/></text:span><text:span text:style-name="T10">var</text:span><text:span text:style-name="T7"> taskName = </text:span><text:span text:style-name="T13">""</text:span><text:span text:style-name="T7">;</text:span></text:p>
      <text:p text:style-name="P3"><text:span text:style-name="T7"><text:s text:c="8"/></text:span><text:span text:style-name="T10">var</text:span><text:span text:style-name="T7"> listColl;</text:span></text:p>
      <text:p text:style-name="P3"><text:span text:style-name="T7"><text:s text:c="8"/></text:span><text:span text:style-name="T14">//var currentItem = "";</text:span></text:p>
      <text:p text:style-name="P3"><text:span text:style-name="T7"><text:s text:c="8"/>SP.SOD.executeFunc(</text:span><text:span text:style-name="T13">'sp.js'</text:span><text:span text:style-name="T7">, </text:span><text:span text:style-name="T13">'SP.ClientContext'</text:span><text:span text:style-name="T7">, BindListToGannt);</text:span></text:p>
      <text:p text:style-name="P5"><text:s text:c="8"/></text:p>
      <text:p text:style-name="P3"><text:span text:style-name="T7"><text:s text:c="8"/></text:span><text:span text:style-name="T10">function</text:span><text:span text:style-name="T7"> BindListToGannt()</text:span></text:p>
      <text:p text:style-name="P5"><text:s text:c="8"/>{</text:p>
      <text:p text:style-name="P5"><text:s text:c="12"/></text:p>
      <text:p text:style-name="P3"><text:span text:style-name="T7"><text:s text:c="12"/></text:span><text:span text:style-name="T10">var</text:span><text:span text:style-name="T7"> context = </text:span><text:span text:style-name="T10">new</text:span><text:span text:style-name="T7"> </text:span><text:span text:style-name="T17">SP</text:span><text:span text:style-name="T7">.ClientContext();</text:span></text:p>
      <text:p text:style-name="P3"><text:span text:style-name="T7"><text:s text:c="12"/></text:span><text:span text:style-name="T10">var</text:span><text:span text:style-name="T7"> list = context.get_web().get_lists().getByTitle(</text:span><text:span text:style-name="T13">"GanttChartList"</text:span><text:span text:style-name="T7">);</text:span></text:p>
      <text:p text:style-name="P3"><text:soft-page-break/><text:span text:style-name="T7"><text:s text:c="12"/></text:span><text:span text:style-name="T10">var</text:span><text:span text:style-name="T7"> query = </text:span><text:span text:style-name="T10">new</text:span><text:span text:style-name="T7"> </text:span><text:span text:style-name="T17">SP</text:span><text:span text:style-name="T7">.CamlQuery();</text:span></text:p>
      <text:p text:style-name="P5"><text:s text:c="12"/>listColl = list.getItems(query);</text:p>
      <text:p text:style-name="P5"><text:s text:c="12"/>context.load(listColl); <text:s text:c="11"/></text:p>
      <text:p text:style-name="P5"><text:s text:c="12"/>context.executeQueryAsync(onQuerySucceeded,onQueryFailed);</text:p>
      <text:p text:style-name="P5"><text:s text:c="8"/>}</text:p>
      <text:p text:style-name="P5"/>
      <text:p text:style-name="P3"><text:span text:style-name="T7"><text:s text:c="8"/></text:span><text:span text:style-name="T10">function</text:span><text:span text:style-name="T7"> onQuerySucceeded(sender,args)</text:span></text:p>
      <text:p text:style-name="P5"><text:s text:c="8"/>{</text:p>
      <text:p text:style-name="P5"><text:s text:c="11"/></text:p>
      <text:p text:style-name="P3"><text:span text:style-name="T7"><text:s text:c="12"/></text:span><text:span text:style-name="T10">var</text:span><text:span text:style-name="T7"> itemsEnum = listColl.getEnumerator();</text:span></text:p>
      <text:p text:style-name="P3"><text:span text:style-name="T7"><text:s text:c="12"/></text:span><text:span text:style-name="T10">while</text:span><text:span text:style-name="T7">(itemsEnum.moveNext())</text:span></text:p>
      <text:p text:style-name="P5"><text:s text:c="12"/>{ <text:s/></text:p>
      <text:p text:style-name="P3"><text:span text:style-name="T7"><text:s text:c="16"/></text:span><text:span text:style-name="T10">var</text:span><text:span text:style-name="T7"> currentItem = itemsEnum.get_current();</text:span></text:p>
      <text:p text:style-name="P3"><text:span text:style-name="T7"><text:s text:c="16"/>taskName = currentItem.get_item(</text:span><text:span text:style-name="T13">"Title"</text:span><text:span text:style-name="T7">);</text:span></text:p>
      <text:p text:style-name="P3"><text:span text:style-name="T7"><text:s text:c="16"/>startDate =currentItem.get_item(</text:span><text:span text:style-name="T13">"StartDate"</text:span><text:span text:style-name="T7">); </text:span></text:p>
      <text:p text:style-name="P3"><text:span text:style-name="T7"><text:s text:c="16"/>endDate =currentItem.get_item(</text:span><text:span text:style-name="T13">"DueDate"</text:span><text:span text:style-name="T7">);</text:span></text:p>
      <text:p text:style-name="P3"><text:span text:style-name="T7"><text:s text:c="16"/>percent = currentItem.get_item(</text:span><text:span text:style-name="T13">"PercentComplete"</text:span><text:span text:style-name="T7">);</text:span></text:p>
      <text:p text:style-name="P3"><text:span text:style-name="T7"><text:s text:c="16"/></text:span><text:span text:style-name="T10">var</text:span><text:span text:style-name="T7"> stringStartDate = startDate;</text:span></text:p>
      <text:p text:style-name="P3"><text:span text:style-name="T7"><text:s text:c="16"/></text:span><text:span text:style-name="T10">var</text:span><text:span text:style-name="T7"> stringEndDate = endDate;</text:span></text:p>
      <text:p text:style-name="P3"><text:span text:style-name="T7"><text:s text:c="16"/></text:span><text:span text:style-name="T10">var</text:span><text:span text:style-name="T7"> arrayValue = {</text:span></text:p>
      <text:p text:style-name="P5"><text:s text:c="20"/>start: stringStartDate,</text:p>
      <text:p text:style-name="P5"><text:s text:c="20"/>end: stringEndDate,</text:p>
      <text:p text:style-name="P5"><text:s text:c="20"/>id: DayPilot.guid(),</text:p>
      <text:p text:style-name="P5"><text:s text:c="20"/>text: taskName,</text:p>
      <text:p text:style-name="P5"><text:s text:c="20"/>complete: percent</text:p>
      <text:p text:style-name="P5"><text:s text:c="16"/>};</text:p>
      <text:p text:style-name="P5"><text:s text:c="16"/>array.push(arrayValue);</text:p>
      <text:p text:style-name="P5"/>
      <text:p text:style-name="P5"><text:s text:c="12"/>}</text:p>
      <text:p text:style-name="P5"><text:s text:c="12"/>CallGantt();</text:p>
      <text:p text:style-name="P5"><text:s text:c="8"/>}</text:p>
      <text:p text:style-name="P5"/>
      <text:p text:style-name="P3"><text:span text:style-name="T7"><text:s text:c="8"/></text:span><text:span text:style-name="T10">function</text:span><text:span text:style-name="T7"> onQueryFailed(sender, args)</text:span></text:p>
      <text:p text:style-name="P5"><text:s text:c="8"/>{</text:p>
      <text:p text:style-name="P3"><text:span text:style-name="T7"><text:s text:c="12"/>console.log(</text:span><text:span text:style-name="T13">"Message :"</text:span><text:span text:style-name="T7"> + args.get_message() + </text:span><text:span text:style-name="T13">"\n"</text:span><text:span text:style-name="T7"> + args.get_stackTrace());</text:span></text:p>
      <text:p text:style-name="P5"><text:s text:c="8"/>}</text:p>
      <text:p text:style-name="P5"><text:s text:c="8"/></text:p>
      <text:p text:style-name="P3"><text:span text:style-name="T7"><text:s text:c="7"/></text:span><text:span text:style-name="T10">function</text:span><text:span text:style-name="T7"> CallGantt() {</text:span></text:p>
      <text:p text:style-name="P5"><text:s text:c="11"/></text:p>
      <text:p text:style-name="P3"><text:span text:style-name="T7"><text:s text:c="8"/>$(</text:span><text:span text:style-name="T13">"#dp"</text:span><text:span text:style-name="T7">).daypilotGantt({</text:span></text:p>
      <text:p text:style-name="P5"><text:s text:c="12"/>days: 365,</text:p>
      <text:p text:style-name="P5"><text:s text:c="12"/>columns: [</text:p>
      <text:p text:style-name="P5"><text:s text:c="16"/>{</text:p>
      <text:p text:style-name="P3"><text:span text:style-name="T7"><text:s text:c="20"/>title: </text:span><text:span text:style-name="T13">"Name"</text:span><text:span text:style-name="T7">,</text:span></text:p>
      <text:p text:style-name="P5"><text:s text:c="20"/>width: 50,</text:p>
      <text:p text:style-name="P3"><text:span text:style-name="T7"><text:s text:c="20"/>property: </text:span><text:span text:style-name="T13">"GroupName"</text:span></text:p>
      <text:p text:style-name="P5"><text:s text:c="16"/>},</text:p>
      <text:p text:style-name="P5"><text:s text:c="16"/>{</text:p>
      <text:p text:style-name="P3"><text:span text:style-name="T7"><text:s text:c="20"/>title: </text:span><text:span text:style-name="T13">"Info"</text:span><text:span text:style-name="T7">,</text:span></text:p>
      <text:p text:style-name="P5"><text:s text:c="20"/>width: 50,</text:p>
      <text:p text:style-name="P3"><text:span text:style-name="T7"><text:s text:c="20"/>property: </text:span><text:span text:style-name="T13">"info"</text:span></text:p>
      <text:p text:style-name="P5"><text:s text:c="16"/>},</text:p>
      <text:p text:style-name="P5"><text:s text:c="16"/>{</text:p>
      <text:p text:style-name="P3"><text:span text:style-name="T7"><text:s text:c="20"/>title: </text:span><text:span text:style-name="T13">"Duration"</text:span><text:span text:style-name="T7">,</text:span></text:p>
      <text:p text:style-name="P5"><text:s text:c="20"/>width: 50,</text:p>
      <text:p text:style-name="P3"><text:span text:style-name="T7"><text:s text:c="20"/>format: </text:span><text:span text:style-name="T10">function</text:span><text:span text:style-name="T7"> (args) {</text:span></text:p>
      <text:p text:style-name="P3"><text:span text:style-name="T7"><text:s text:c="24"/></text:span><text:span text:style-name="T10">var</text:span><text:span text:style-name="T7"> duration = </text:span><text:span text:style-name="T10">new</text:span><text:span text:style-name="T7"> </text:span><text:span text:style-name="T17">DayPilot</text:span><text:span text:style-name="T7">.TimeSpan(</text:span><text:span text:style-name="T10">new</text:span><text:span text:style-name="T7"> </text:span><text:span text:style-name="T17">DayPilot</text:span><text:span text:style-name="T7">.Date(args.task.end).getTime() - </text:span><text:span text:style-name="T10">new</text:span><text:span text:style-name="T7"> </text:span><text:span text:style-name="T17">DayPilot</text:span><text:span text:style-name="T7">.Date(args.task.start).getTime());</text:span></text:p>
      <text:p text:style-name="P3"><text:span text:style-name="T7"><text:s text:c="24"/></text:span><text:span text:style-name="T10">return</text:span><text:span text:style-name="T7"> duration.toString(</text:span><text:span text:style-name="T13">"d"</text:span><text:span text:style-name="T7">) + </text:span><text:span text:style-name="T13">"d "</text:span><text:span text:style-name="T7"> + duration.toString(</text:span><text:span text:style-name="T13">"h"</text:span><text:span text:style-name="T7">) + </text:span><text:span text:style-name="T13">"h"</text:span><text:span text:style-name="T7">;</text:span></text:p>
      <text:p text:style-name="P5"><text:s text:c="20"/>}</text:p>
      <text:p text:style-name="P5"><text:s text:c="16"/>}</text:p>
      <text:p text:style-name="P5"><text:s text:c="12"/>],</text:p>
      <text:p text:style-name="P5"><text:s text:c="12"/>tasks: [</text:p>
      <text:p text:style-name="P5"><text:s text:c="16"/>{</text:p>
      <text:p text:style-name="P3"><text:span text:style-name="T7"><text:s text:c="20"/>start: </text:span><text:span text:style-name="T13">"2018-01-01"</text:span><text:span text:style-name="T7">,</text:span></text:p>
      <text:p text:style-name="P3"><text:soft-page-break/><text:span text:style-name="T7"><text:s text:c="20"/>end: </text:span><text:span text:style-name="T13">"2018-12-31"</text:span><text:span text:style-name="T7">,</text:span></text:p>
      <text:p text:style-name="P5"><text:s text:c="20"/>id: DayPilot.guid(),</text:p>
      <text:p text:style-name="P3"><text:span text:style-name="T7"><text:s text:c="20"/></text:span><text:span text:style-name="T14">// text: "Group 1",</text:span></text:p>
      <text:p text:style-name="P5"><text:s text:c="20"/>tags: {</text:p>
      <text:p text:style-name="P3"><text:span text:style-name="T7"><text:s text:c="24"/>GroupName : </text:span><text:span text:style-name="T13">"Group 1"</text:span><text:span text:style-name="T7">,</text:span></text:p>
      <text:p text:style-name="P3"><text:span text:style-name="T7"><text:s text:c="24"/>info: </text:span><text:span text:style-name="T13">"info text"</text:span></text:p>
      <text:p text:style-name="P5"><text:s text:c="20"/>},</text:p>
      <text:p text:style-name="P5"><text:s text:c="20"/>children: array</text:p>
      <text:p text:style-name="P5"><text:s text:c="16"/>}</text:p>
      <text:p text:style-name="P5"><text:s text:c="12"/>],</text:p>
      <text:p text:style-name="P3"><text:span text:style-name="T7"><text:s text:c="12"/>onTaskClicked: </text:span><text:span text:style-name="T10">function</text:span><text:span text:style-name="T7"> (args) {</text:span></text:p>
      <text:p text:style-name="P3"><text:span text:style-name="T7"><text:s text:c="16"/>alert(</text:span><text:span text:style-name="T13">"Clicked: "</text:span><text:span text:style-name="T7"> + args.e.id());</text:span></text:p>
      <text:p text:style-name="P5"><text:s text:c="12"/>}</text:p>
      <text:p text:style-name="P5"><text:s text:c="8"/>});</text:p>
      <text:p text:style-name="P5"><text:s text:c="7"/>}</text:p>
      <text:p text:style-name="P3"><text:span text:style-name="T7"><text:s text:c="4"/></text:span><text:span text:style-name="T10">&lt;/</text:span><text:span text:style-name="T15">script</text:span><text:span text:style-name="T10">&gt;</text:span><text:span text:style-name="T7"> <text:s text:c="3"/></text:span></text:p>
      <text:p text:style-name="P3"><text:span text:style-name="T10">&lt;/</text:span><text:span text:style-name="T15">body</text:span><text:span text:style-name="T10">&gt;</text:span></text:p>
      <text:p text:style-name="P5"/>
      <text:p text:style-name="P5"/>
      <text:p text:style-name="P3"><text:span text:style-name="T10">&lt;/</text:span><text:span text:style-name="T15">html</text:span><text:span text:style-name="T10">&gt;</text:span></text:p>
      <text:p text:style-name="P5"/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// Binding all fields data of sharepoint list to DataTable using REST API</text:p>
      <text:p text:style-name="P11"><text:s/></text:p>
      <text:p text:style-name="P3"><text:span text:style-name="T10">&lt;</text:span><text:span text:style-name="T15">link</text:span><text:span text:style-name="T7"> </text:span><text:span text:style-name="T16">rel</text:span><text:span text:style-name="T10">="stylesheet"</text:span><text:span text:style-name="T7"> </text:span><text:span text:style-name="T16">type</text:span><text:span text:style-name="T10">="text/css"</text:span><text:span text:style-name="T7"> </text:span><text:span text:style-name="T16">href</text:span><text:span text:style-name="T10">="https://cdn.datatables.net/1.10.16/css/jquery.dataTables.min.css"</text:span><text:span text:style-name="T7"> </text:span><text:span text:style-name="T10">/&gt;</text:span></text:p>
      <text:p text:style-name="P3"><text:span text:style-name="T10">&lt;</text:span><text:span text:style-name="T15">script</text:span><text:span text:style-name="T7"> </text:span><text:span text:style-name="T16">src</text:span><text:span text:style-name="T10">="https://code.jquery.com/jquery-3.3.1.js"</text:span><text:span text:style-name="T7"> </text:span><text:span text:style-name="T10">&gt;&lt;/</text:span><text:span text:style-name="T15">script</text:span><text:span text:style-name="T10">&gt;</text:span></text:p>
      <text:p text:style-name="P3"><text:span text:style-name="T10">&lt;</text:span><text:span text:style-name="T15">script</text:span><text:span text:style-name="T7"> </text:span><text:span text:style-name="T16">src</text:span><text:span text:style-name="T10">="https://cdn.datatables.net/1.10.16/js/jquery.dataTables.min.js "</text:span><text:span text:style-name="T7"> </text:span><text:span text:style-name="T10">&gt;&lt;/</text:span><text:span text:style-name="T15">script</text:span><text:span text:style-name="T10">&gt;</text:span></text:p>
      <text:p text:style-name="P3"><text:span text:style-name="T10">&lt;</text:span><text:span text:style-name="T15">script</text:span><text:span text:style-name="T7"> </text:span><text:span text:style-name="T16">type</text:span><text:span text:style-name="T10">='text/javascript'&gt;</text:span><text:span text:style-name="T7"> <text:s text:c="2"/></text:span></text:p>
      <text:p text:style-name="P5"><text:s text:c="4"/></text:p>
      <text:p text:style-name="P5"/>
      <text:p text:style-name="P3"><text:span text:style-name="T7">$(document).ready(</text:span><text:span text:style-name="T10">function</text:span><text:span text:style-name="T7"> () {</text:span></text:p>
      <text:p text:style-name="P3"><text:span text:style-name="T7"><text:s text:c="4"/>$(</text:span><text:span text:style-name="T13">"#DeltaPlaceHolderMain"</text:span><text:span text:style-name="T7">).append(</text:span><text:span text:style-name="T13">"&lt;div id='dataListDiv'&gt;&lt;table width='100' class='display' id='example'&gt;&lt;/table&gt;&lt;/div&gt;"</text:span><text:span text:style-name="T7">);</text:span></text:p>
      <text:p text:style-name="P5"><text:s text:c="4"/>getItems(siteUrl);</text:p>
      <text:p text:style-name="P5"><text:s text:c="4"/>});</text:p>
      <text:p text:style-name="P5"><text:s text:c="4"/></text:p>
      <text:p text:style-name="P3"><text:span text:style-name="T7"><text:s text:c="4"/></text:span><text:span text:style-name="T10">var</text:span><text:span text:style-name="T7"> siteUrl = _spPageContextInfo.webAbsoluteUrl + </text:span><text:span text:style-name="T13">"/_api/Web/Lists/GetByTitle('DataList')/Items?$select=*,Field_Person/Title,Field_MultiplePersons/Title,Field_MultipleLookUp/Language,Field_LookUp/State&amp;$expand=Field_LookUp,Field_Person,Field_MultiplePersons,Field_MultipleLookUp"</text:span><text:span text:style-name="T7">;</text:span></text:p>
      <text:p text:style-name="P5"><text:s text:c="4"/></text:p>
      <text:p text:style-name="P5"/>
      <text:p text:style-name="P3"><text:span text:style-name="T7"><text:s text:c="4"/></text:span><text:span text:style-name="T10">function</text:span><text:span text:style-name="T7"> getItems(siteUrl)</text:span></text:p>
      <text:p text:style-name="P5"><text:s text:c="4"/>{</text:p>
      <text:p text:style-name="P5"><text:s text:c="7"/></text:p>
      <text:p text:style-name="P5"><text:s text:c="4"/>$.ajax({</text:p>
      <text:p text:style-name="P5"><text:s text:c="12"/></text:p>
      <text:p text:style-name="P5"><text:s text:c="12"/>url: siteUrl,</text:p>
      <text:p text:style-name="P3"><text:span text:style-name="T7"><text:s text:c="12"/>type: </text:span><text:span text:style-name="T13">"GET"</text:span><text:span text:style-name="T7">,</text:span></text:p>
      <text:p text:style-name="P5"><text:s text:c="12"/>headers: {</text:p>
      <text:p text:style-name="P3"><text:soft-page-break/><text:span text:style-name="T7"><text:s text:c="16"/></text:span><text:span text:style-name="T13">"accept"</text:span><text:span text:style-name="T7">: </text:span><text:span text:style-name="T13">"application/json;odata=verbose"</text:span><text:span text:style-name="T7">,</text:span></text:p>
      <text:p text:style-name="P5"><text:s text:c="12"/>},</text:p>
      <text:p text:style-name="P3"><text:span text:style-name="T7"><text:s text:c="12"/>success: </text:span><text:span text:style-name="T10">function</text:span><text:span text:style-name="T7"> (data) {</text:span></text:p>
      <text:p text:style-name="P3"><text:span text:style-name="T7"><text:s text:c="16"/>console.log(</text:span><text:span text:style-name="T13">"Added"</text:span><text:span text:style-name="T7">);</text:span></text:p>
      <text:p text:style-name="P5"><text:s text:c="16"/>bindDataTable(data.d.results);</text:p>
      <text:p text:style-name="P5"><text:s text:c="12"/>},</text:p>
      <text:p text:style-name="P3"><text:span text:style-name="T7"><text:s text:c="12"/>error: </text:span><text:span text:style-name="T10">function</text:span><text:span text:style-name="T7"> (error) {</text:span></text:p>
      <text:p text:style-name="P5"><text:s text:c="16"/>alert(JSON.stringify(error));</text:p>
      <text:p text:style-name="P5"><text:s text:c="12"/>}</text:p>
      <text:p text:style-name="P5"><text:s text:c="8"/>});</text:p>
      <text:p text:style-name="P5"/>
      <text:p text:style-name="P5"><text:s text:c="4"/>}</text:p>
      <text:p text:style-name="P5"/>
      <text:p text:style-name="P5"><text:s text:c="3"/></text:p>
      <text:p text:style-name="P5"/>
      <text:p text:style-name="P5"/>
      <text:p text:style-name="P3"><text:span text:style-name="T7"><text:s text:c="4"/></text:span><text:span text:style-name="T10">function</text:span><text:span text:style-name="T7"> bindDataTable(results)</text:span></text:p>
      <text:p text:style-name="P5"><text:s text:c="5"/>{</text:p>
      <text:p text:style-name="P5"><text:s text:c="8"/></text:p>
      <text:p text:style-name="P3"><text:span text:style-name="T7"><text:s text:c="8"/></text:span><text:span text:style-name="T10">var</text:span><text:span text:style-name="T7"> newArray = [];</text:span></text:p>
      <text:p text:style-name="P3"><text:span text:style-name="T7"><text:s text:c="8"/></text:span><text:span text:style-name="T10">for</text:span><text:span text:style-name="T7"> (</text:span><text:span text:style-name="T10">var</text:span><text:span text:style-name="T7"> i = 0; i &lt; results.length; i++)</text:span></text:p>
      <text:p text:style-name="P5"><text:s text:c="8"/>{ <text:s text:c="2"/></text:p>
      <text:p text:style-name="P3"><text:span text:style-name="T7"><text:s text:c="12"/></text:span><text:span text:style-name="T14">//For Single Line Field Value <text:s text:c="5"/></text:span></text:p>
      <text:p text:style-name="P3"><text:span text:style-name="T7"><text:s text:c="12"/></text:span><text:span text:style-name="T10">var</text:span><text:span text:style-name="T7"> title = results[i].Title; <text:s text:c="2"/></text:span></text:p>
      <text:p text:style-name="P3"><text:span text:style-name="T7"><text:s text:c="12"/></text:span><text:span text:style-name="T10">var</text:span><text:span text:style-name="T7"> singleLineField = results[i].Field_SingleLine;</text:span></text:p>
      <text:p text:style-name="P3"><text:span text:style-name="T7"><text:s text:c="12"/></text:span><text:span text:style-name="T14">//For Multi Line field Value <text:s text:c="6"/></text:span></text:p>
      <text:p text:style-name="P3"><text:span text:style-name="T7"><text:s text:c="12"/></text:span><text:span text:style-name="T10">var</text:span><text:span text:style-name="T7"> multiLineField = $(results[i].Field_MultiLine).text();</text:span></text:p>
      <text:p text:style-name="P5"><text:s text:c="12"/></text:p>
      <text:p text:style-name="P3"><text:span text:style-name="T7"><text:s text:c="12"/></text:span><text:span text:style-name="T14">//For Number field Value</text:span></text:p>
      <text:p text:style-name="P3"><text:span text:style-name="T7"><text:s text:c="12"/></text:span><text:span text:style-name="T10">var</text:span><text:span text:style-name="T7"> numberField = results[i].Field_Number;</text:span></text:p>
      <text:p text:style-name="P3"><text:span text:style-name="T7"><text:s text:c="12"/></text:span><text:span text:style-name="T14">//For Boolean field Value</text:span></text:p>
      <text:p text:style-name="P3"><text:span text:style-name="T7"><text:s text:c="12"/></text:span><text:span text:style-name="T10">var</text:span><text:span text:style-name="T7"> booleanField = results[i].Field_Yes_x002f_No;</text:span></text:p>
      <text:p text:style-name="P3"><text:span text:style-name="T7"><text:s text:c="12"/></text:span><text:span text:style-name="T14">//For Person field Value</text:span></text:p>
      <text:p text:style-name="P3"><text:span text:style-name="T7"><text:s text:c="12"/></text:span><text:span text:style-name="T10">var</text:span><text:span text:style-name="T7"> personName = results[i].Field_Person.Title;</text:span></text:p>
      <text:p text:style-name="P3"><text:span text:style-name="T7"><text:s text:c="12"/></text:span><text:span text:style-name="T14">//For Date field Value</text:span></text:p>
      <text:p text:style-name="P3"><text:span text:style-name="T7"><text:s text:c="12"/></text:span><text:span text:style-name="T10">var</text:span><text:span text:style-name="T7"> dateField = results[i].Field_Date;</text:span></text:p>
      <text:p text:style-name="P3"><text:span text:style-name="T7"><text:s text:c="12"/></text:span><text:span text:style-name="T14">//For Choice field Value</text:span></text:p>
      <text:p text:style-name="P3"><text:span text:style-name="T7"><text:s text:c="12"/></text:span><text:span text:style-name="T10">var</text:span><text:span text:style-name="T7"> choiceField = results[i].Field_Choice;</text:span></text:p>
      <text:p text:style-name="P3"><text:span text:style-name="T7"><text:s text:c="12"/></text:span><text:span text:style-name="T14">//For Hyperlink field Value</text:span></text:p>
      <text:p text:style-name="P3"><text:span text:style-name="T7"><text:s text:c="12"/></text:span><text:span text:style-name="T10">var</text:span><text:span text:style-name="T7"> hyperlink = </text:span><text:span text:style-name="T13">"&lt;a href='"</text:span><text:span text:style-name="T7">+results[i].Field_HyperLink.Url+</text:span><text:span text:style-name="T13">"' &gt;"</text:span><text:span text:style-name="T7">+results[i].Field_HyperLink.Url+</text:span><text:span text:style-name="T13">"&lt;/a&gt;"</text:span><text:span text:style-name="T7">; <text:s text:c="12"/></text:span></text:p>
      <text:p text:style-name="P3"><text:span text:style-name="T7"><text:s text:c="12"/></text:span><text:span text:style-name="T14">//For Picture field Value <text:s text:c="4"/></text:span></text:p>
      <text:p text:style-name="P3"><text:span text:style-name="T7"><text:s text:c="12"/></text:span><text:span text:style-name="T10">var</text:span><text:span text:style-name="T7"> pictureField = </text:span><text:span text:style-name="T13">"&lt;img src='"</text:span><text:span text:style-name="T7">+results[i].Field_Picture.Url + </text:span><text:span text:style-name="T13">"' /&gt;"</text:span><text:span text:style-name="T7">; <text:s text:c="6"/></text:span></text:p>
      <text:p text:style-name="P3"><text:span text:style-name="T7"><text:s text:c="12"/></text:span><text:span text:style-name="T14">//For Currency field Value </text:span></text:p>
      <text:p text:style-name="P3"><text:span text:style-name="T7"><text:s text:c="12"/></text:span><text:span text:style-name="T10">var</text:span><text:span text:style-name="T7"> currencyField = results[i].Field_Currency;</text:span></text:p>
      <text:p text:style-name="P3"><text:span text:style-name="T7"><text:s text:c="12"/></text:span><text:span text:style-name="T14">//For Calculated field Value</text:span></text:p>
      <text:p text:style-name="P3"><text:span text:style-name="T7"><text:s text:c="12"/></text:span><text:span text:style-name="T10">var</text:span><text:span text:style-name="T7"> calculatedField = results[i].Field_Calculated;</text:span></text:p>
      <text:p text:style-name="P3"><text:span text:style-name="T7"><text:s text:c="12"/></text:span><text:span text:style-name="T14">//For TaskOuCome field Value</text:span></text:p>
      <text:p text:style-name="P3"><text:span text:style-name="T7"><text:s text:c="12"/></text:span><text:span text:style-name="T10">var</text:span><text:span text:style-name="T7"> taskOutComeField = <text:s/>results[i].Field_TaskOutCome;</text:span></text:p>
      <text:p text:style-name="P3"><text:span text:style-name="T7"><text:s text:c="12"/></text:span><text:span text:style-name="T14">//For LookUp field Value</text:span></text:p>
      <text:p text:style-name="P3"><text:span text:style-name="T7"><text:s text:c="12"/></text:span><text:span text:style-name="T10">var</text:span><text:span text:style-name="T7"> lookUpField = results[i].Field_LookUp.State;</text:span></text:p>
      <text:p text:style-name="P3"><text:span text:style-name="T7"><text:s text:c="12"/></text:span><text:span text:style-name="T14">//For MultiChoices field Value</text:span></text:p>
      <text:p text:style-name="P3"><text:span text:style-name="T7"><text:s text:c="12"/></text:span><text:span text:style-name="T10">var</text:span><text:span text:style-name="T7"> multiChoices = [];</text:span></text:p>
      <text:p text:style-name="P3"><text:span text:style-name="T7"><text:s text:c="12"/></text:span><text:span text:style-name="T10">var</text:span><text:span text:style-name="T7"> multiPersons = [];</text:span></text:p>
      <text:p text:style-name="P3"><text:span text:style-name="T7"><text:s text:c="12"/></text:span><text:span text:style-name="T10">var</text:span><text:span text:style-name="T7"> multipleLookUpValues = [];</text:span></text:p>
      <text:p text:style-name="P3"><text:span text:style-name="T7"><text:s text:c="12"/></text:span><text:span text:style-name="T10">for</text:span><text:span text:style-name="T7">(</text:span><text:span text:style-name="T10">var</text:span><text:span text:style-name="T7"> j=0;j&lt;results[i].Field_MultipleChoices.results.length;j++)</text:span></text:p>
      <text:p text:style-name="P5"><text:s text:c="12"/>{</text:p>
      <text:p text:style-name="P5"><text:s text:c="16"/>multiChoices.push(results[i].Field_MultipleChoices.results[j]);</text:p>
      <text:p text:style-name="P5"><text:s text:c="12"/>}</text:p>
      <text:p text:style-name="P5"><text:s text:c="12"/></text:p>
      <text:p text:style-name="P3"><text:span text:style-name="T7"><text:s text:c="12"/></text:span><text:span text:style-name="T10">for</text:span><text:span text:style-name="T7">(</text:span><text:span text:style-name="T10">var</text:span><text:span text:style-name="T7"> j=0;j&lt;results[i].Field_MultiplePersons.results.length;j++)</text:span></text:p>
      <text:p text:style-name="P5"><text:s text:c="12"/>{</text:p>
      <text:p text:style-name="P5"><text:s text:c="16"/>multiPersons.push(results[i].Field_MultiplePersons.results[j].Title);</text:p>
      <text:p text:style-name="P5"><text:s text:c="12"/>}</text:p>
      <text:p text:style-name="P3"><text:span text:style-name="T7"><text:s text:c="12"/></text:span><text:span text:style-name="T10">for</text:span><text:span text:style-name="T7">(</text:span><text:span text:style-name="T10">var</text:span><text:span text:style-name="T7"> j=0;j&lt;results[i].Field_MultipleLookUp.results.length;j++)</text:span></text:p>
      <text:p text:style-name="P5"><text:soft-page-break/><text:s text:c="12"/>{</text:p>
      <text:p text:style-name="P5"><text:s text:c="16"/>multipleLookUpValues.push(results[i].Field_MultipleLookUp.results[j].Language);</text:p>
      <text:p text:style-name="P5"><text:s text:c="12"/>}</text:p>
      <text:p text:style-name="P3"><text:span text:style-name="T7"><text:s text:c="12"/></text:span><text:span text:style-name="T10">var</text:span><text:span text:style-name="T7"> currentItem = </text:span><text:span text:style-name="T10">new</text:span><text:span text:style-name="T7"> Array(title,singleLineField,multiLineField,numberField,booleanField,personName,dateField,choiceField,hyperlink,pictureField,currencyField,calculatedField,taskOutComeField,lookUpField,multiChoices,multiPersons,multipleLookUpValues);</text:span></text:p>
      <text:p text:style-name="P5"><text:s text:c="5"/></text:p>
      <text:p text:style-name="P5"><text:s text:c="12"/>newArray.push(currentItem);</text:p>
      <text:p text:style-name="P5"><text:s text:c="8"/>}</text:p>
      <text:p text:style-name="P5"><text:s text:c="14"/></text:p>
      <text:p text:style-name="P5"><text:s text:c="4"/></text:p>
      <text:p text:style-name="P5"><text:s text:c="8"/></text:p>
      <text:p text:style-name="P3"><text:span text:style-name="T7"><text:s text:c="12"/>$(</text:span><text:span text:style-name="T13">'#example'</text:span><text:span text:style-name="T7">).DataTable({</text:span></text:p>
      <text:p text:style-name="P5"><text:s text:c="16"/>data: newArray,</text:p>
      <text:p text:style-name="P5"><text:s text:c="16"/>columns: [</text:p>
      <text:p text:style-name="P3"><text:span text:style-name="T7"><text:s text:c="20"/>{ title: </text:span><text:span text:style-name="T13">"Title"</text:span><text:span text:style-name="T7"> },</text:span></text:p>
      <text:p text:style-name="P3"><text:span text:style-name="T7"><text:s text:c="20"/>{ title: </text:span><text:span text:style-name="T13">"Field_SingleLine"</text:span><text:span text:style-name="T7"> }, <text:s text:c="19"/></text:span></text:p>
      <text:p text:style-name="P3"><text:span text:style-name="T7"><text:s text:c="20"/>{ title: </text:span><text:span text:style-name="T13">"Field_MultiLine"</text:span><text:span text:style-name="T7"> },</text:span></text:p>
      <text:p text:style-name="P3"><text:span text:style-name="T7"><text:s text:c="20"/>{ title: </text:span><text:span text:style-name="T13">"Field_Number"</text:span><text:span text:style-name="T7"> },</text:span></text:p>
      <text:p text:style-name="P3"><text:span text:style-name="T7"><text:s text:c="20"/>{ title: </text:span><text:span text:style-name="T13">"Field_Yes_x002f_No"</text:span><text:span text:style-name="T7"> },</text:span></text:p>
      <text:p text:style-name="P3"><text:span text:style-name="T7"><text:s text:c="20"/>{ title: </text:span><text:span text:style-name="T13">"Field_Person"</text:span><text:span text:style-name="T7"> },</text:span></text:p>
      <text:p text:style-name="P3"><text:span text:style-name="T7"><text:s text:c="20"/>{ title: </text:span><text:span text:style-name="T13">"Field_Date"</text:span><text:span text:style-name="T7"> },</text:span></text:p>
      <text:p text:style-name="P3"><text:span text:style-name="T7"><text:s text:c="20"/>{ title: </text:span><text:span text:style-name="T13">"Field_Choice"</text:span><text:span text:style-name="T7"> },</text:span></text:p>
      <text:p text:style-name="P3"><text:span text:style-name="T7"><text:s text:c="20"/>{ title: </text:span><text:span text:style-name="T13">"Field_HyperLink"</text:span><text:span text:style-name="T7"> },</text:span></text:p>
      <text:p text:style-name="P3"><text:span text:style-name="T7"><text:s text:c="20"/>{ title: </text:span><text:span text:style-name="T13">"Field_Picture"</text:span><text:span text:style-name="T7"> <text:s/>}, <text:s text:c="6"/></text:span></text:p>
      <text:p text:style-name="P3"><text:span text:style-name="T7"><text:s text:c="20"/>{ title: </text:span><text:span text:style-name="T13">"Field_Currency"</text:span><text:span text:style-name="T7"> },</text:span></text:p>
      <text:p text:style-name="P3"><text:span text:style-name="T7"><text:s text:c="20"/>{ title: </text:span><text:span text:style-name="T13">"Field_Calculated"</text:span><text:span text:style-name="T7"> },</text:span></text:p>
      <text:p text:style-name="P3"><text:span text:style-name="T7"><text:s text:c="20"/>{ title: </text:span><text:span text:style-name="T13">"Field_TaskOutCome"</text:span><text:span text:style-name="T7"> },</text:span></text:p>
      <text:p text:style-name="P3"><text:span text:style-name="T7"><text:s text:c="20"/>{ title: </text:span><text:span text:style-name="T13">"Field_LookUp"</text:span><text:span text:style-name="T7"> },</text:span></text:p>
      <text:p text:style-name="P3"><text:span text:style-name="T7"><text:s text:c="20"/>{ title: </text:span><text:span text:style-name="T13">"Field_MultipleChoices"</text:span><text:span text:style-name="T7"> },</text:span></text:p>
      <text:p text:style-name="P3"><text:span text:style-name="T7"><text:s text:c="20"/>{ title: </text:span><text:span text:style-name="T13">"Field_MultiplePersons"</text:span><text:span text:style-name="T7"> },</text:span></text:p>
      <text:p text:style-name="P3"><text:span text:style-name="T7"><text:s text:c="20"/>{ title: </text:span><text:span text:style-name="T13">"Field_MultipleLookUp"</text:span><text:span text:style-name="T7"> }</text:span></text:p>
      <text:p text:style-name="P5"><text:s text:c="16"/>]</text:p>
      <text:p text:style-name="P5"><text:s text:c="12"/>});</text:p>
      <text:p text:style-name="P5"><text:s text:c="8"/>}</text:p>
      <text:p text:style-name="P5"><text:s text:c="2"/></text:p>
      <text:p text:style-name="P3"><text:span text:style-name="T10">&lt;/</text:span><text:span text:style-name="T15">script</text:span><text:span text:style-name="T10">&gt;</text:span></text:p>
      <text:p text:style-name="P5"/>
      <text:p text:style-name="P5"/>
      <text:p text:style-name="P12"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2"/>//Adding input data from new form page to sharepoint list using REST API</text:p>
      <text:p text:style-name="P7"/>
      <text:p text:style-name="P4"><text:span text:style-name="T9">var</text:span> momentValue = <text:span text:style-name="T12">""</text:span>;</text:p>
      <text:p text:style-name="P3"><text:span text:style-name="T7">$(document).ready(</text:span><text:span text:style-name="T10">function</text:span><text:span text:style-name="T7"> () {</text:span></text:p>
      <text:p text:style-name="P3"><text:span text:style-name="T7"><text:s text:c="4"/></text:span><text:span text:style-name="T10">var</text:span><text:span text:style-name="T7"> addItemControl = </text:span><text:span text:style-name="T13">'&lt;input type="button" name="addItem" value="Add Item" accesskey="O" class="ms-ButtonHeightWidth" target="_self"&gt;'</text:span><text:span text:style-name="T7">;</text:span></text:p>
      <text:p text:style-name="P3"><text:span text:style-name="T7"><text:s text:c="4"/>$(</text:span><text:span text:style-name="T13">"input[name$='diidIOSaveItem']"</text:span><text:span text:style-name="T7">).parent().append(addItemControl);</text:span></text:p>
      <text:p text:style-name="P3"><text:span text:style-name="T7"><text:s text:c="4"/>$(</text:span><text:span text:style-name="T13">"input[id$='diidIOSaveItem']"</text:span><text:span text:style-name="T7">).hide();</text:span></text:p>
      <text:p text:style-name="P3"><text:span text:style-name="T7"><text:s text:c="4"/>$(</text:span><text:span text:style-name="T13">"input[name='addItem']"</text:span><text:span text:style-name="T7">).click(</text:span><text:span text:style-name="T10">function</text:span><text:span text:style-name="T7"> () {</text:span></text:p>
      <text:p text:style-name="P3"><text:span text:style-name="T7"><text:s text:c="8"/></text:span><text:span text:style-name="T10">var</text:span><text:span text:style-name="T7"> textField = GetFieldByDisplayName(</text:span><text:span text:style-name="T13">"Title"</text:span><text:span text:style-name="T7">);</text:span></text:p>
      <text:p text:style-name="P3"><text:soft-page-break/><text:span text:style-name="T7"><text:s text:c="8"/></text:span><text:span text:style-name="T14">//Check if the input is empty</text:span></text:p>
      <text:p text:style-name="P3"><text:span text:style-name="T7"><text:s text:c="8"/></text:span><text:span text:style-name="T10">if</text:span><text:span text:style-name="T7"> (textField &amp;&amp; !textField.val().trim()) {</text:span></text:p>
      <text:p text:style-name="P3"><text:span text:style-name="T7"><text:s text:c="12"/></text:span><text:span text:style-name="T14">//Write a message indicating to the user that the field is empty</text:span></text:p>
      <text:p text:style-name="P3"><text:span text:style-name="T7"><text:s text:c="12"/>WriteErrorMessage(textField, </text:span><text:span text:style-name="T13">"Please enter a value"</text:span><text:span text:style-name="T7">);</text:span></text:p>
      <text:p text:style-name="P5"><text:s text:c="8"/>}</text:p>
      <text:p text:style-name="P3"><text:span text:style-name="T7"><text:s text:c="8"/></text:span><text:span text:style-name="T10">else</text:span><text:span text:style-name="T7"> {</text:span></text:p>
      <text:p text:style-name="P5"><text:s text:c="12"/>SaveNewItem();</text:p>
      <text:p text:style-name="P5"><text:s text:c="8"/>}</text:p>
      <text:p text:style-name="P5"><text:s text:c="11"/></text:p>
      <text:p text:style-name="P3"><text:span text:style-name="T7"><text:s text:c="8"/></text:span><text:span text:style-name="T10">function</text:span><text:span text:style-name="T7"> WriteErrorMessage(inputElement, message) {</text:span></text:p>
      <text:p text:style-name="P3"><text:span text:style-name="T7"><text:s text:c="12"/></text:span><text:span text:style-name="T10">var</text:span><text:span text:style-name="T7"> errorMessageMarkup = </text:span><text:span text:style-name="T13">'&lt;span class="errorMessage ms-formvalidation ms-csrformvalidation"&gt;&lt;span role="alert"&gt;'</text:span><text:span text:style-name="T7"> + message + </text:span><text:span text:style-name="T13">'&lt;br&gt;&lt;/span&gt;'</text:span><text:span text:style-name="T7">;</text:span></text:p>
      <text:p text:style-name="P5"><text:s text:c="12"/>$(inputElement).parent().append(errorMessageMarkup);</text:p>
      <text:p text:style-name="P5"><text:s text:c="8"/>}</text:p>
      <text:p text:style-name="P5"/>
      <text:p text:style-name="P3"><text:span text:style-name="T7"><text:s text:c="8"/></text:span><text:span text:style-name="T14">//Gets a jQuery object that represents a field element</text:span></text:p>
      <text:p text:style-name="P3"><text:span text:style-name="T7"><text:s text:c="8"/></text:span><text:span text:style-name="T10">function</text:span><text:span text:style-name="T7"> GetFieldByDisplayName(fieldName) {</text:span></text:p>
      <text:p text:style-name="P3"><text:span text:style-name="T7"><text:s text:c="12"/></text:span><text:span text:style-name="T10">var</text:span><text:span text:style-name="T7"> field = $(</text:span><text:span text:style-name="T13">'input[title="'</text:span><text:span text:style-name="T7"> + fieldName + </text:span><text:span text:style-name="T13">' Required Field"]'</text:span><text:span text:style-name="T7">);</text:span></text:p>
      <text:p text:style-name="P3"><text:span text:style-name="T7"><text:s text:c="12"/></text:span><text:span text:style-name="T10">return</text:span><text:span text:style-name="T7"> field;</text:span></text:p>
      <text:p text:style-name="P5"><text:s text:c="8"/>}</text:p>
      <text:p text:style-name="P5"/>
      <text:p text:style-name="P3"><text:span text:style-name="T7"><text:s text:c="8"/></text:span><text:span text:style-name="T10">function</text:span><text:span text:style-name="T7"> SaveNewItem()</text:span></text:p>
      <text:p text:style-name="P5"><text:s text:c="8"/>{</text:p>
      <text:p text:style-name="P3"><text:span text:style-name="T7"><text:s text:c="11"/></text:span><text:span text:style-name="T14">// Creating item using REST API into Sharepoint List</text:span></text:p>
      <text:p text:style-name="P3"><text:span text:style-name="T7"><text:s text:c="11"/></text:span><text:span text:style-name="T10">var</text:span><text:span text:style-name="T7"> title = $(</text:span><text:span text:style-name="T13">"[id*='Title'][id$='TextField']"</text:span><text:span text:style-name="T7">).val();</text:span></text:p>
      <text:p text:style-name="P3"><text:span text:style-name="T7"><text:s text:c="11"/></text:span><text:span text:style-name="T10">var</text:span><text:span text:style-name="T7"> singleLine = $(</text:span><text:span text:style-name="T13">"[id*='Field_SingleLine'][id$='TextField']"</text:span><text:span text:style-name="T7">).val();</text:span></text:p>
      <text:p text:style-name="P3"><text:span text:style-name="T7"><text:s text:c="11"/></text:span><text:span text:style-name="T10">var</text:span><text:span text:style-name="T7"> multiLine = $(</text:span><text:span text:style-name="T13">"[id*='Field_MultiLine'][id$=TextField_topDiv]"</text:span><text:span text:style-name="T7">).find(</text:span><text:span text:style-name="T13">'p'</text:span><text:span text:style-name="T7">).text();</text:span></text:p>
      <text:p text:style-name="P3"><text:span text:style-name="T7"><text:s text:c="12"/></text:span><text:span text:style-name="T10">var</text:span><text:span text:style-name="T7"> numberElement= $(</text:span><text:span text:style-name="T13">"[id*='Field_Number'][id$='NumberField']"</text:span><text:span text:style-name="T7">).val();</text:span></text:p>
      <text:p text:style-name="P3"><text:span text:style-name="T7"><text:s text:c="12"/></text:span><text:span text:style-name="T10">if</text:span><text:span text:style-name="T7"> (numberElement !== undefined)</text:span></text:p>
      <text:p text:style-name="P5"><text:s text:c="11"/>{</text:p>
      <text:p text:style-name="P3"><text:span text:style-name="T7"><text:s text:c="16"/></text:span><text:span text:style-name="T10">var</text:span><text:span text:style-name="T7"> number = numberElement;</text:span></text:p>
      <text:p text:style-name="P5"><text:s text:c="11"/>}</text:p>
      <text:p text:style-name="P5"><text:s text:c="11"/></text:p>
      <text:p text:style-name="P3"><text:span text:style-name="T7"><text:s text:c="11"/></text:span><text:span text:style-name="T10">var</text:span><text:span text:style-name="T7"> boolean = $(</text:span><text:span text:style-name="T13">"[id*='Field_Yes_x002f_No'][id$='BooleanField']"</text:span><text:span text:style-name="T7">).is(</text:span><text:span text:style-name="T13">':checked'</text:span><text:span text:style-name="T7">);</text:span></text:p>
      <text:p text:style-name="P3"><text:span text:style-name="T7"><text:s text:c="11"/></text:span><text:span text:style-name="T10">var</text:span><text:span text:style-name="T7"> person = $(</text:span><text:span text:style-name="T13">"[id*='Field_Person'][id$='ClientPeoplePicker']"</text:span><text:span text:style-name="T7">).find(</text:span><text:span text:style-name="T13">'span.ms-entity-resolved'</text:span><text:span text:style-name="T7">).text(); <text:s text:c="16"/></text:span></text:p>
      <text:p text:style-name="P3"><text:span text:style-name="T7"><text:s text:c="11"/></text:span><text:span text:style-name="T10">var</text:span><text:span text:style-name="T7"> dateElement = $(</text:span><text:span text:style-name="T13">"[id*='Field_Date'][id$='DateTimeFieldDate']"</text:span><text:span text:style-name="T7">).val();</text:span></text:p>
      <text:p text:style-name="P3"><text:span text:style-name="T7"><text:s text:c="11"/></text:span><text:span text:style-name="T10">if</text:span><text:span text:style-name="T7"> (momentValue !== undefined &amp;&amp; dateElement !==undefined)</text:span></text:p>
      <text:p text:style-name="P5"><text:s text:c="16"/>{</text:p>
      <text:p text:style-name="P3"><text:span text:style-name="T7"><text:s text:c="16"/>momentValue = moment(</text:span><text:span text:style-name="T10">new</text:span><text:span text:style-name="T7"> Date(dateElement));</text:span></text:p>
      <text:p text:style-name="P3"><text:span text:style-name="T7"><text:s text:c="20"/></text:span><text:span text:style-name="T10">var</text:span><text:span text:style-name="T7"> date = momentValue.format(</text:span><text:span text:style-name="T13">"MM/DD/YYYY"</text:span><text:span text:style-name="T7">);</text:span></text:p>
      <text:p text:style-name="P5"><text:s text:c="12"/>}</text:p>
      <text:p text:style-name="P5"/>
      <text:p text:style-name="P3"><text:span text:style-name="T7"><text:s text:c="11"/></text:span><text:span text:style-name="T10">var</text:span><text:span text:style-name="T7"> choice = $(</text:span><text:span text:style-name="T13">"[id*='Field_Choice'][id$='DropDownChoice']"</text:span><text:span text:style-name="T7">).val();</text:span></text:p>
      <text:p text:style-name="P3"><text:span text:style-name="T7"><text:s text:c="11"/></text:span><text:span text:style-name="T10">var</text:span><text:span text:style-name="T7"> hyperLink = $(</text:span><text:span text:style-name="T13">"[id*='Field_HyperLink'][id$='UrlFieldUrl']"</text:span><text:span text:style-name="T7">).val();</text:span></text:p>
      <text:p text:style-name="P5"><text:s text:c="12"/></text:p>
      <text:p text:style-name="P3"><text:span text:style-name="T7"><text:s text:c="12"/></text:span><text:span text:style-name="T10">var</text:span><text:span text:style-name="T7"> hyperLinkDescription = $(</text:span><text:span text:style-name="T13">"[id*='Field_HyperLink'][id$='UrlFieldDescription']"</text:span><text:span text:style-name="T7">).val();</text:span></text:p>
      <text:p text:style-name="P5"><text:s text:c="12"/></text:p>
      <text:p text:style-name="P3"><text:span text:style-name="T7"><text:s text:c="11"/></text:span><text:span text:style-name="T10">var</text:span><text:span text:style-name="T7"> picture = $(</text:span><text:span text:style-name="T13">"[id*='Field_Picture'][id$='UrlFieldUrl']"</text:span><text:span text:style-name="T7">).val();</text:span></text:p>
      <text:p text:style-name="P3"><text:span text:style-name="T7"><text:s text:c="11"/></text:span><text:span text:style-name="T10">var</text:span><text:span text:style-name="T7"> pictureDescription = $(</text:span><text:span text:style-name="T13">"[id*='Field_Picture'][id$='UrlFieldDescription']"</text:span><text:span text:style-name="T7">).val();</text:span></text:p>
      <text:p text:style-name="P3"><text:span text:style-name="T7"><text:s text:c="11"/></text:span><text:span text:style-name="T10">var</text:span><text:span text:style-name="T7"> currencyElement = $(</text:span><text:span text:style-name="T13">"[id*='Field_Currency'][id$='CurrencyField']"</text:span><text:span text:style-name="T7">).val();</text:span></text:p>
      <text:p text:style-name="P3"><text:span text:style-name="T7"><text:s text:c="11"/></text:span><text:span text:style-name="T10">if</text:span><text:span text:style-name="T7"> (currencyElement !== undefined)</text:span></text:p>
      <text:p text:style-name="P5"><text:s text:c="11"/>{</text:p>
      <text:p text:style-name="P3"><text:span text:style-name="T7"><text:s text:c="15"/></text:span><text:span text:style-name="T10">var</text:span><text:span text:style-name="T7"> currency = currencyElement;</text:span></text:p>
      <text:p text:style-name="P5"/>
      <text:p text:style-name="P5"><text:s text:c="11"/>}</text:p>
      <text:p text:style-name="P5"/>
      <text:p text:style-name="P3"><text:span text:style-name="T7"><text:s text:c="11"/></text:span><text:span text:style-name="T10">var</text:span><text:span text:style-name="T7"> lookup = $(</text:span><text:span text:style-name="T13">"[id*='Field_LookUp'][id$='LookupField']"</text:span><text:span text:style-name="T7">).find(</text:span><text:span text:style-name="T13">'option:selected'</text:span><text:span text:style-name="T7">).val();</text:span></text:p>
      <text:p text:style-name="P5"/>
      <text:p text:style-name="P3"><text:span text:style-name="T7"><text:s text:c="11"/></text:span><text:span text:style-name="T10">var</text:span><text:span text:style-name="T7"> multiplePersons = $(</text:span><text:span text:style-name="T13">"[id*='Field_MultiplePersons'][id$='ClientPeoplePicker']"</text:span><text:span text:style-name="T7">).find(</text:span><text:span text:style-name="T13">'span.ms-entity-resolved'</text:span><text:span text:style-name="T7">).text();</text:span></text:p>
      <text:p text:style-name="P3"><text:soft-page-break/><text:span text:style-name="T7"><text:s text:c="11"/></text:span><text:span text:style-name="T10">var</text:span><text:span text:style-name="T7"> choiceArray = [];</text:span></text:p>
      <text:p text:style-name="P3"><text:span text:style-name="T7"><text:s text:c="11"/></text:span><text:span text:style-name="T10">for</text:span><text:span text:style-name="T7"> (</text:span><text:span text:style-name="T10">var</text:span><text:span text:style-name="T7"> i = 0; i &lt; $(</text:span><text:span text:style-name="T13">"[id*='Field_MultipleChoices'][id$='MultiChoiceTable']"</text:span><text:span text:style-name="T7">).find(</text:span><text:span text:style-name="T13">'input:checked'</text:span><text:span text:style-name="T7">).next(</text:span><text:span text:style-name="T13">'label'</text:span><text:span text:style-name="T7">).length; i++) {</text:span></text:p>
      <text:p text:style-name="P3"><text:span text:style-name="T7"><text:s text:c="15"/></text:span><text:span text:style-name="T10">var</text:span><text:span text:style-name="T7"> multipleChoices = $(</text:span><text:span text:style-name="T13">"[id*='Field_MultipleChoices'][id$='MultiChoiceTable']"</text:span><text:span text:style-name="T7">).find(</text:span><text:span text:style-name="T13">'input:checked'</text:span><text:span text:style-name="T7">).next(</text:span><text:span text:style-name="T13">'label'</text:span><text:span text:style-name="T7">)[i].innerText;</text:span></text:p>
      <text:p text:style-name="P5"><text:s text:c="15"/>choiceArray.push(multipleChoices);</text:p>
      <text:p text:style-name="P5"><text:s text:c="11"/>}</text:p>
      <text:p text:style-name="P3"><text:span text:style-name="T7"><text:s text:c="11"/></text:span><text:span text:style-name="T10">var</text:span><text:span text:style-name="T7"> lookUpArray = [];</text:span></text:p>
      <text:p text:style-name="P3"><text:span text:style-name="T7"><text:s text:c="11"/></text:span><text:span text:style-name="T10">for</text:span><text:span text:style-name="T7"> (</text:span><text:span text:style-name="T10">var</text:span><text:span text:style-name="T7"> i = 0; i &lt; $(</text:span><text:span text:style-name="T13">"[id*='Field_MultipleLookUp'][id$='SelectResult']"</text:span><text:span text:style-name="T7">).find(</text:span><text:span text:style-name="T13">'option'</text:span><text:span text:style-name="T7">).length; i++) {</text:span></text:p>
      <text:p text:style-name="P3"><text:span text:style-name="T7"><text:s text:c="15"/></text:span><text:span text:style-name="T10">var</text:span><text:span text:style-name="T7"> multiLookUP = $(</text:span><text:span text:style-name="T13">"[id*='Field_MultipleLookUp'][id$='SelectResult']"</text:span><text:span text:style-name="T7">).find(</text:span><text:span text:style-name="T13">'option'</text:span><text:span text:style-name="T7">)[i].value;</text:span></text:p>
      <text:p text:style-name="P5"><text:s text:c="15"/>lookUpArray.push(parseInt(multiLookUP));</text:p>
      <text:p text:style-name="P5"><text:s text:c="11"/>}</text:p>
      <text:p text:style-name="P3"><text:span text:style-name="T7"><text:s text:c="11"/></text:span><text:span text:style-name="T10">var</text:span><text:span text:style-name="T7"> siteUrl = _spPageContextInfo.webAbsoluteUrl + </text:span><text:span text:style-name="T13">"/_api/web/lists/GetByTitle('DataList')/items"</text:span><text:span text:style-name="T7">;</text:span></text:p>
      <text:p text:style-name="P5"><text:s text:c="8"/></text:p>
      <text:p text:style-name="P5"><text:s text:c="11"/>AddItem(siteUrl, title, singleLine, multiLine, number, boolean, person, date, choice, hyperLink, picture, currency, lookup, multiplePersons, choiceArray, lookUpArray);</text:p>
      <text:p text:style-name="P5"><text:s text:c="9"/></text:p>
      <text:p text:style-name="P5"><text:s text:c="8"/>}</text:p>
      <text:p text:style-name="P5"><text:s text:c="8"/></text:p>
      <text:p text:style-name="P5"><text:s text:c="4"/>});</text:p>
      <text:p text:style-name="P5"/>
      <text:p text:style-name="P5">});</text:p>
      <text:p text:style-name="P5"/>
      <text:p text:style-name="P5"/>
      <text:p text:style-name="P3"><text:span text:style-name="T10">function</text:span><text:span text:style-name="T7"> AddItem(siteUrl, title, singleLine, multiLine, number, boolean, person, date, choice, hyperLink, picture, currency, lookup, multiplePersons, choiceArray, lookUpArray) {</text:span></text:p>
      <text:p text:style-name="P3"><text:span text:style-name="T7"><text:s text:c="4"/></text:span><text:span text:style-name="T14">///&lt;summary&gt;Function to create item in Data List&lt;/summary&gt;</text:span></text:p>
      <text:p text:style-name="P3"><text:span text:style-name="T7"><text:s text:c="4"/></text:span><text:span text:style-name="T14">/// &lt;param name="siteUrl"&gt;REST API url to get items from DataList&lt;/param&gt;</text:span></text:p>
      <text:p text:style-name="P3"><text:span text:style-name="T7"><text:s text:c="4"/></text:span><text:span text:style-name="T14">/// &lt;param name="title"&gt;Title of new Item&lt;/param&gt;</text:span></text:p>
      <text:p text:style-name="P3"><text:span text:style-name="T7"><text:s text:c="4"/></text:span><text:span text:style-name="T14">/// &lt;param name="singleLine"&gt;SingleLine text of new Item&lt;/param&gt;</text:span></text:p>
      <text:p text:style-name="P3"><text:span text:style-name="T7"><text:s text:c="4"/></text:span><text:span text:style-name="T14">/// &lt;param name="multiLine"&gt;Multiline text of new Item&lt;/param&gt;</text:span></text:p>
      <text:p text:style-name="P3"><text:span text:style-name="T7"><text:s text:c="4"/></text:span><text:span text:style-name="T14">/// &lt;param name="number"&gt;Number of new Item&lt;/param&gt;</text:span></text:p>
      <text:p text:style-name="P3"><text:span text:style-name="T7"><text:s text:c="4"/></text:span><text:span text:style-name="T14">/// &lt;param name="boolean"&gt;Yes/No of new Item&lt;/param&gt;</text:span></text:p>
      <text:p text:style-name="P3"><text:span text:style-name="T7"><text:s text:c="4"/></text:span><text:span text:style-name="T14">/// &lt;param name="person"&gt;Person of new Item&lt;/param&gt;</text:span></text:p>
      <text:p text:style-name="P3"><text:span text:style-name="T7"><text:s text:c="4"/></text:span><text:span text:style-name="T14">/// &lt;param name="date"&gt;Date of new Item&lt;/param&gt;</text:span></text:p>
      <text:p text:style-name="P3"><text:span text:style-name="T7"><text:s text:c="4"/></text:span><text:span text:style-name="T14">/// &lt;param name="choice"&gt;Selected Choice of new Item&lt;/param&gt;</text:span></text:p>
      <text:p text:style-name="P3"><text:span text:style-name="T7"><text:s text:c="4"/></text:span><text:span text:style-name="T14">/// &lt;param name="hyperLink"&gt;Hyperlink Url of new Item&lt;/param&gt;</text:span></text:p>
      <text:p text:style-name="P3"><text:span text:style-name="T7"><text:s text:c="4"/></text:span><text:span text:style-name="T14">/// &lt;param name="picture"&gt;Picture path of new Item&lt;/param&gt;</text:span></text:p>
      <text:p text:style-name="P3"><text:span text:style-name="T7"><text:s text:c="4"/></text:span><text:span text:style-name="T14">/// &lt;param name="currency"&gt;Currency of new Item&lt;/param&gt;</text:span></text:p>
      <text:p text:style-name="P3"><text:span text:style-name="T7"><text:s text:c="4"/></text:span><text:span text:style-name="T14">/// &lt;param name="lookup"&gt;Selected lookup value of new Item&lt;/param&gt;</text:span></text:p>
      <text:p text:style-name="P3"><text:span text:style-name="T7"><text:s text:c="4"/></text:span><text:span text:style-name="T14">/// &lt;param name="multiplePersons"&gt;list of persons of new Item&lt;/param&gt;</text:span></text:p>
      <text:p text:style-name="P3"><text:span text:style-name="T7"><text:s text:c="4"/></text:span><text:span text:style-name="T14">/// &lt;param name="choiceArray"&gt;Collection of choice values of new Item&lt;/param&gt;</text:span></text:p>
      <text:p text:style-name="P3"><text:span text:style-name="T7"><text:s text:c="4"/></text:span><text:span text:style-name="T14">/// &lt;param name="lookUpArray"&gt;Collection of lookup values of new Item&lt;/param&gt;</text:span></text:p>
      <text:p text:style-name="P5"><text:s text:c="4"/>$.ajax({</text:p>
      <text:p text:style-name="P5"><text:s text:c="8"/>url: siteUrl,</text:p>
      <text:p text:style-name="P3"><text:span text:style-name="T7"><text:s text:c="8"/>type: </text:span><text:span text:style-name="T13">"POST"</text:span><text:span text:style-name="T7">, </text:span><text:span text:style-name="T14">//Specifies the operation to create the list item</text:span></text:p>
      <text:p text:style-name="P5"><text:s text:c="8"/>data: JSON.stringify({</text:p>
      <text:p text:style-name="P3"><text:span text:style-name="T7"><text:s text:c="12"/>__metadata: { type: </text:span><text:span text:style-name="T13">"SP.Data.DataListListItem"</text:span><text:span text:style-name="T7"> }, <text:s text:c="11"/></text:span></text:p>
      <text:p text:style-name="P3"><text:span text:style-name="T7"><text:s text:c="12"/></text:span><text:span text:style-name="T13">"Title"</text:span><text:span text:style-name="T7">: title,</text:span></text:p>
      <text:p text:style-name="P3"><text:span text:style-name="T7"><text:s text:c="12"/></text:span><text:span text:style-name="T13">"Field_SingleLine"</text:span><text:span text:style-name="T7">: singleLine,</text:span></text:p>
      <text:p text:style-name="P3"><text:span text:style-name="T7"><text:s text:c="12"/></text:span><text:span text:style-name="T13">"Field_MultiLine"</text:span><text:span text:style-name="T7">: multiLine,</text:span></text:p>
      <text:p text:style-name="P3"><text:span text:style-name="T7"><text:s text:c="12"/></text:span><text:span text:style-name="T13">"Field_Number"</text:span><text:span text:style-name="T7">: parseFloat(number),</text:span></text:p>
      <text:p text:style-name="P3"><text:span text:style-name="T7"><text:s text:c="12"/></text:span><text:span text:style-name="T13">"Field_PersonId"</text:span><text:span text:style-name="T7">: _spPageContextInfo.userId,</text:span></text:p>
      <text:p text:style-name="P3"><text:span text:style-name="T7"><text:s text:c="12"/></text:span><text:span text:style-name="T13">"Field_Date"</text:span><text:span text:style-name="T7">: date == </text:span><text:span text:style-name="T13">"Invalid date"</text:span><text:span text:style-name="T7"> ? </text:span><text:span text:style-name="T10">null</text:span><text:span text:style-name="T7"> : date,</text:span></text:p>
      <text:p text:style-name="P3"><text:span text:style-name="T7"><text:s text:c="12"/></text:span><text:span text:style-name="T13">"Field_Choice"</text:span><text:span text:style-name="T7">: choice,</text:span></text:p>
      <text:p text:style-name="P3"><text:span text:style-name="T7"><text:s text:c="12"/></text:span><text:span text:style-name="T13">"Field_HyperLink"</text:span><text:span text:style-name="T7">: { __metadata: { </text:span><text:span text:style-name="T13">"type"</text:span><text:span text:style-name="T7">: </text:span><text:span text:style-name="T13">"SP.FieldUrlValue"</text:span><text:span text:style-name="T7"> }, Url: hyperLink, Description: hyperLink },</text:span></text:p>
      <text:p text:style-name="P3"><text:span text:style-name="T7"><text:s text:c="12"/></text:span><text:span text:style-name="T13">"Field_Picture"</text:span><text:span text:style-name="T7">: { __metadata: { </text:span><text:span text:style-name="T13">"type"</text:span><text:span text:style-name="T7">: </text:span><text:span text:style-name="T13">"SP.FieldUrlValue"</text:span><text:span text:style-name="T7"> }, Url: picture, Description: picture },</text:span></text:p>
      <text:p text:style-name="P3"><text:span text:style-name="T7"><text:s text:c="12"/></text:span><text:span text:style-name="T13">"Field_Currency"</text:span><text:span text:style-name="T7">: parseFloat(currency),</text:span></text:p>
      <text:p text:style-name="P3"><text:span text:style-name="T7"><text:s text:c="12"/></text:span><text:span text:style-name="T13">"Field_LookUpId"</text:span><text:span text:style-name="T7">: parseInt(lookup),</text:span></text:p>
      <text:p text:style-name="P3"><text:span text:style-name="T7"><text:s text:c="11"/></text:span><text:span text:style-name="T13">"Field_MultiplePersonsId"</text:span><text:span text:style-name="T7">: { </text:span><text:span text:style-name="T13">"results"</text:span><text:span text:style-name="T7">: </text:span><text:soft-page-break/><text:span text:style-name="T7">[_spPageContextInfo.userId,_spPageContextInfo.userId,_spPageContextInfo.userId] },</text:span></text:p>
      <text:p text:style-name="P3"><text:span text:style-name="T7"><text:s text:c="12"/></text:span><text:span text:style-name="T13">"Field_MultipleChoices"</text:span><text:span text:style-name="T7">: { </text:span><text:span text:style-name="T13">"results"</text:span><text:span text:style-name="T7">: choiceArray} ,</text:span></text:p>
      <text:p text:style-name="P3"><text:span text:style-name="T7"><text:s text:c="12"/></text:span><text:span text:style-name="T13">"Field_MultipleLookUpId"</text:span><text:span text:style-name="T7">: { </text:span><text:span text:style-name="T13">"results"</text:span><text:span text:style-name="T7">: lookUpArray}</text:span></text:p>
      <text:p text:style-name="P5"><text:s text:c="8"/>}),</text:p>
      <text:p text:style-name="P5"><text:s text:c="8"/></text:p>
      <text:p text:style-name="P5"/>
      <text:p text:style-name="P5"><text:s text:c="8"/>headers:</text:p>
      <text:p text:style-name="P5"><text:s text:c="8"/>{</text:p>
      <text:p text:style-name="P3"><text:span text:style-name="T7"><text:s text:c="12"/></text:span><text:span text:style-name="T13">"Accept"</text:span><text:span text:style-name="T7">: </text:span><text:span text:style-name="T13">"application/json;odata=verbose"</text:span><text:span text:style-name="T7">,</text:span></text:p>
      <text:p text:style-name="P3"><text:span text:style-name="T7"><text:s text:c="12"/></text:span><text:span text:style-name="T13">"Content-Type"</text:span><text:span text:style-name="T7">: </text:span><text:span text:style-name="T13">"application/json;odata=verbose"</text:span><text:span text:style-name="T7">,</text:span></text:p>
      <text:p text:style-name="P3"><text:span text:style-name="T7"><text:s text:c="12"/></text:span><text:span text:style-name="T13">"X-RequestDigest"</text:span><text:span text:style-name="T7">: $(</text:span><text:span text:style-name="T13">"#__REQUESTDIGEST"</text:span><text:span text:style-name="T7">).val(),</text:span></text:p>
      <text:p text:style-name="P3"><text:span text:style-name="T7"><text:s text:c="12"/></text:span><text:span text:style-name="T13">"X-HTTP-Method"</text:span><text:span text:style-name="T7">: </text:span><text:span text:style-name="T13">"POST"</text:span></text:p>
      <text:p text:style-name="P5"><text:s text:c="8"/>},</text:p>
      <text:p text:style-name="P5"/>
      <text:p text:style-name="P3"><text:span text:style-name="T7"><text:s text:c="8"/>success: </text:span><text:span text:style-name="T10">function</text:span><text:span text:style-name="T7"> (data) {</text:span></text:p>
      <text:p text:style-name="P5"><text:s text:c="12"/></text:p>
      <text:p text:style-name="P3"><text:span text:style-name="T7"><text:s text:c="12"/>alert(</text:span><text:span text:style-name="T13">"Item created successfully"</text:span><text:span text:style-name="T7">);</text:span></text:p>
      <text:p text:style-name="P3"><text:span text:style-name="T7"><text:s text:c="12"/>window.location.href =_spPageContextInfo.webAbsoluteUrl +</text:span><text:span text:style-name="T13">"/Lists/DataList/AllItems.aspx"</text:span><text:span text:style-name="T7">;</text:span></text:p>
      <text:p text:style-name="P5"><text:s text:c="8"/>},</text:p>
      <text:p text:style-name="P3"><text:span text:style-name="T7"><text:s text:c="8"/>error: </text:span><text:span text:style-name="T10">function</text:span><text:span text:style-name="T7"> (error) {</text:span></text:p>
      <text:p text:style-name="P5"><text:s text:c="12"/>console.log(JSON.stringify(error));</text:p>
      <text:p text:style-name="P5"/>
      <text:p text:style-name="P5"><text:s text:c="8"/>}</text:p>
      <text:p text:style-name="P5"/>
      <text:p text:style-name="P5"><text:s text:c="4"/>});</text:p>
      <text:p text:style-name="P5"/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/></text:p>
      <text:p text:style-name="P6"/>
      <text:p text:style-name="P5"><text:span text:style-name="T18">//Updating the field values of edit form page to sharepoint list using REST API</text:span> </text:p>
      <text:p text:style-name="P5"/>
      <text:p text:style-name="P5"/>
      <text:p text:style-name="P5"/>
      <text:p text:style-name="P5"/>
      <text:p text:style-name="P3"><text:span text:style-name="T10">var</text:span><text:span text:style-name="T7"> momentDateValue = </text:span><text:span text:style-name="T13">""</text:span><text:span text:style-name="T7">;</text:span></text:p>
      <text:p text:style-name="P3"><text:span text:style-name="T7">$(document).ready(</text:span><text:span text:style-name="T10">function</text:span><text:span text:style-name="T7"> () {</text:span></text:p>
      <text:p text:style-name="P5"/>
      <text:p text:style-name="P3"><text:span text:style-name="T7"><text:s text:c="4"/></text:span><text:span text:style-name="T10">var</text:span><text:span text:style-name="T7"> updateItemControl = </text:span><text:span text:style-name="T13">'&lt;input type="button" name="updateItem" value="Update Item" accesskey="O" class="ms-ButtonHeightWidth" target="_self"&gt;'</text:span><text:span text:style-name="T7">;</text:span></text:p>
      <text:p text:style-name="P5"><text:s text:c="5"/></text:p>
      <text:p text:style-name="P5"><text:s text:c="4"/>JSRequest.EnsureSetup();</text:p>
      <text:p text:style-name="P3"><text:span text:style-name="T7"><text:s text:c="4"/></text:span><text:span text:style-name="T10">var</text:span><text:span text:style-name="T7"> idValue = JSRequest.QueryString[</text:span><text:span text:style-name="T13">"ID"</text:span><text:span text:style-name="T7">];</text:span></text:p>
      <text:p text:style-name="P3"><text:span text:style-name="T7"><text:s text:c="4"/></text:span><text:span text:style-name="T10">var</text:span><text:span text:style-name="T7"> itemUrl = _spPageContextInfo.webAbsoluteUrl + </text:span><text:span text:style-name="T13">"/_api/web/lists/GetByTitle('DataList')/items("</text:span><text:span text:style-name="T7">+idValue+</text:span><text:span text:style-name="T13">")"</text:span><text:span text:style-name="T7">;</text:span></text:p>
      <text:p text:style-name="P5"><text:s text:c="4"/></text:p>
      <text:p text:style-name="P3"><text:span text:style-name="T7"><text:s text:c="4"/>$(</text:span><text:span text:style-name="T13">"input[name$='diidIOSaveItem']"</text:span><text:span text:style-name="T7">).parent().append(updateItemControl);</text:span></text:p>
      <text:p text:style-name="P3"><text:span text:style-name="T7"><text:s text:c="4"/>$(</text:span><text:span text:style-name="T13">"input[id$='diidIOSaveItem']"</text:span><text:span text:style-name="T7">).hide();</text:span></text:p>
      <text:p text:style-name="P3"><text:span text:style-name="T7"><text:s text:c="4"/>$(</text:span><text:span text:style-name="T13">"input[name='updateItem']"</text:span><text:span text:style-name="T7">).click(</text:span><text:span text:style-name="T10">function</text:span><text:span text:style-name="T7"> () {</text:span></text:p>
      <text:p text:style-name="P3"><text:span text:style-name="T7"><text:s text:c="8"/></text:span><text:span text:style-name="T10">var</text:span><text:span text:style-name="T7"> textField = GetFieldByDisplayName(</text:span><text:span text:style-name="T13">"Title"</text:span><text:span text:style-name="T7">);</text:span></text:p>
      <text:p text:style-name="P3"><text:span text:style-name="T7"><text:s text:c="8"/></text:span><text:span text:style-name="T14">//Check if the input is empty</text:span></text:p>
      <text:p text:style-name="P3"><text:span text:style-name="T7"><text:s text:c="8"/></text:span><text:span text:style-name="T10">if</text:span><text:span text:style-name="T7"> (textField &amp;&amp; !textField.val().trim()) {</text:span></text:p>
      <text:p text:style-name="P3"><text:span text:style-name="T7"><text:s text:c="12"/></text:span><text:span text:style-name="T14">//Write a message indicating to the user that the field is empty</text:span></text:p>
      <text:p text:style-name="P3"><text:span text:style-name="T7"><text:s text:c="12"/>WriteErrorMessage(textField, </text:span><text:span text:style-name="T13">"Please enter a value"</text:span><text:span text:style-name="T7">);</text:span></text:p>
      <text:p text:style-name="P5"><text:s text:c="8"/>}</text:p>
      <text:p text:style-name="P3"><text:soft-page-break/><text:span text:style-name="T7"><text:s text:c="8"/></text:span><text:span text:style-name="T10">else</text:span><text:span text:style-name="T7"> {</text:span></text:p>
      <text:p text:style-name="P5"><text:s text:c="12"/>UpdateNewItem();</text:p>
      <text:p text:style-name="P5"><text:s text:c="8"/>}</text:p>
      <text:p text:style-name="P3"><text:span text:style-name="T7"><text:s text:c="8"/></text:span><text:span text:style-name="T14">//Append an error message to a field <text:s text:c="6"/></text:span></text:p>
      <text:p text:style-name="P3"><text:span text:style-name="T7"><text:s text:c="8"/></text:span><text:span text:style-name="T10">function</text:span><text:span text:style-name="T7"> WriteErrorMessage(inputElement, message) {</text:span></text:p>
      <text:p text:style-name="P3"><text:span text:style-name="T7"><text:s text:c="12"/></text:span><text:span text:style-name="T10">var</text:span><text:span text:style-name="T7"> errorMessageMarkup = </text:span><text:span text:style-name="T13">'&lt;span class="errorMessage ms-formvalidation ms-csrformvalidation"&gt;&lt;span role="alert"&gt;'</text:span><text:span text:style-name="T7"> + message + </text:span><text:span text:style-name="T13">'&lt;br&gt;&lt;/span&gt;'</text:span><text:span text:style-name="T7">;</text:span></text:p>
      <text:p text:style-name="P5"><text:s text:c="12"/>$(inputElement).parent().append(errorMessageMarkup);</text:p>
      <text:p text:style-name="P5"><text:s text:c="8"/>}</text:p>
      <text:p text:style-name="P5"/>
      <text:p text:style-name="P3"><text:span text:style-name="T7"><text:s text:c="8"/></text:span><text:span text:style-name="T14">//Gets a jQuery object that represents a field element</text:span></text:p>
      <text:p text:style-name="P3"><text:span text:style-name="T7"><text:s text:c="8"/></text:span><text:span text:style-name="T10">function</text:span><text:span text:style-name="T7"> GetFieldByDisplayName(fieldName) {</text:span></text:p>
      <text:p text:style-name="P3"><text:span text:style-name="T7"><text:s text:c="12"/></text:span><text:span text:style-name="T10">var</text:span><text:span text:style-name="T7"> field = $(</text:span><text:span text:style-name="T13">'input[title="'</text:span><text:span text:style-name="T7"> + fieldName + </text:span><text:span text:style-name="T13">' Required Field"]'</text:span><text:span text:style-name="T7">);</text:span></text:p>
      <text:p text:style-name="P3"><text:span text:style-name="T7"><text:s text:c="12"/></text:span><text:span text:style-name="T10">return</text:span><text:span text:style-name="T7"> field;</text:span></text:p>
      <text:p text:style-name="P5"><text:s text:c="8"/>}</text:p>
      <text:p text:style-name="P3"><text:span text:style-name="T7"><text:s text:c="8"/></text:span><text:span text:style-name="T10">function</text:span><text:span text:style-name="T7"> UpdateNewItem() {</text:span></text:p>
      <text:p text:style-name="P3"><text:span text:style-name="T7"><text:s text:c="12"/></text:span><text:span text:style-name="T14">// Creating item using REST API into Sharepoint List</text:span></text:p>
      <text:p text:style-name="P3"><text:span text:style-name="T7"><text:s text:c="12"/></text:span><text:span text:style-name="T10">var</text:span><text:span text:style-name="T7"> title = $(</text:span><text:span text:style-name="T13">"[id*='Title'][id$='TextField']"</text:span><text:span text:style-name="T7">).val();</text:span></text:p>
      <text:p text:style-name="P3"><text:span text:style-name="T7"><text:s text:c="12"/></text:span><text:span text:style-name="T10">var</text:span><text:span text:style-name="T7"> singleLine = $(</text:span><text:span text:style-name="T13">"[id*='Field_SingleLine'][id$='TextField']"</text:span><text:span text:style-name="T7">).val();</text:span></text:p>
      <text:p text:style-name="P3"><text:span text:style-name="T7"><text:s text:c="12"/></text:span><text:span text:style-name="T10">var</text:span><text:span text:style-name="T7"> multiLine = $(</text:span><text:span text:style-name="T13">"[id*='Field_MultiLine'][id$=TextField_inplacerte]"</text:span><text:span text:style-name="T7">).text();</text:span></text:p>
      <text:p text:style-name="P3"><text:span text:style-name="T7"><text:s text:c="12"/></text:span><text:span text:style-name="T10">var</text:span><text:span text:style-name="T7"> numberElement = $(</text:span><text:span text:style-name="T13">"[id*='Field_Number'][id$='NumberField']"</text:span><text:span text:style-name="T7">).val();</text:span></text:p>
      <text:p text:style-name="P3"><text:span text:style-name="T7"><text:s text:c="12"/></text:span><text:span text:style-name="T10">if</text:span><text:span text:style-name="T7"> (numberElement !== undefined) {</text:span></text:p>
      <text:p text:style-name="P3"><text:span text:style-name="T7"><text:s text:c="16"/></text:span><text:span text:style-name="T10">var</text:span><text:span text:style-name="T7"> number = numberElement;</text:span></text:p>
      <text:p text:style-name="P5"><text:s text:c="12"/>}</text:p>
      <text:p text:style-name="P3"><text:span text:style-name="T7"><text:s text:c="12"/></text:span><text:span text:style-name="T10">var</text:span><text:span text:style-name="T7"> boolean = $(</text:span><text:span text:style-name="T13">"[id*='Field_Yes_x002f_No'][id$='BooleanField']"</text:span><text:span text:style-name="T7">).is(</text:span><text:span text:style-name="T13">':checked'</text:span><text:span text:style-name="T7">);</text:span></text:p>
      <text:p text:style-name="P3"><text:span text:style-name="T7"><text:s text:c="12"/></text:span><text:span text:style-name="T10">var</text:span><text:span text:style-name="T7"> person = $(</text:span><text:span text:style-name="T13">"[id*='Field_Person'][id$='ClientPeoplePicker']"</text:span><text:span text:style-name="T7">).find(</text:span><text:span text:style-name="T13">'span.ms-entity-resolved'</text:span><text:span text:style-name="T7">).text(); <text:s text:c="16"/></text:span></text:p>
      <text:p text:style-name="P3"><text:span text:style-name="T7"><text:s text:c="12"/></text:span><text:span text:style-name="T10">var</text:span><text:span text:style-name="T7"> dateElement = $(</text:span><text:span text:style-name="T13">"[id*='Field_Date'][id$='DateTimeFieldDate']"</text:span><text:span text:style-name="T7">).val();</text:span></text:p>
      <text:p text:style-name="P3"><text:span text:style-name="T7"><text:s text:c="12"/></text:span><text:span text:style-name="T10">if</text:span><text:span text:style-name="T7"> (momentDateValue !== undefined &amp;&amp; dateElement !==undefined) {</text:span></text:p>
      <text:p text:style-name="P3"><text:span text:style-name="T7"><text:s text:c="16"/>momentDateValue = moment(</text:span><text:span text:style-name="T10">new</text:span><text:span text:style-name="T7"> Date(dateElement));</text:span></text:p>
      <text:p text:style-name="P3"><text:span text:style-name="T7"><text:s text:c="16"/></text:span><text:span text:style-name="T10">var</text:span><text:span text:style-name="T7"> date = momentDateValue.format(</text:span><text:span text:style-name="T13">"MM/DD/YYYY"</text:span><text:span text:style-name="T7">);</text:span></text:p>
      <text:p text:style-name="P5"><text:s text:c="12"/>}</text:p>
      <text:p text:style-name="P5"/>
      <text:p text:style-name="P5"><text:s text:c="9"/></text:p>
      <text:p text:style-name="P3"><text:span text:style-name="T7"><text:s text:c="12"/></text:span><text:span text:style-name="T10">var</text:span><text:span text:style-name="T7"> choice = $(</text:span><text:span text:style-name="T13">"[id*='Field_Choice'][id$='DropDownChoice']"</text:span><text:span text:style-name="T7">).val();</text:span></text:p>
      <text:p text:style-name="P3"><text:span text:style-name="T7"><text:s text:c="12"/></text:span><text:span text:style-name="T10">var</text:span><text:span text:style-name="T7"> hyperLink = $(</text:span><text:span text:style-name="T13">"[id*='Field_HyperLink'][id$='UrlFieldUrl']"</text:span><text:span text:style-name="T7">).val();</text:span></text:p>
      <text:p text:style-name="P5"/>
      <text:p text:style-name="P3"><text:span text:style-name="T7"><text:s text:c="12"/></text:span><text:span text:style-name="T10">var</text:span><text:span text:style-name="T7"> hyperLinkDescription = $(</text:span><text:span text:style-name="T13">"[id*='Field_HyperLink'][id$='UrlFieldDescription']"</text:span><text:span text:style-name="T7">).val();</text:span></text:p>
      <text:p text:style-name="P5"/>
      <text:p text:style-name="P3"><text:span text:style-name="T7"><text:s text:c="12"/></text:span><text:span text:style-name="T10">var</text:span><text:span text:style-name="T7"> picture = $(</text:span><text:span text:style-name="T13">"[id*='Field_Picture'][id$='UrlFieldUrl']"</text:span><text:span text:style-name="T7">).val();</text:span></text:p>
      <text:p text:style-name="P3"><text:span text:style-name="T7"><text:s text:c="12"/></text:span><text:span text:style-name="T10">var</text:span><text:span text:style-name="T7"> pictureDescription = $(</text:span><text:span text:style-name="T13">"[id*='Field_Picture'][id$='UrlFieldDescription']"</text:span><text:span text:style-name="T7">).val();</text:span></text:p>
      <text:p text:style-name="P3"><text:span text:style-name="T7"><text:s text:c="12"/></text:span><text:span text:style-name="T10">var</text:span><text:span text:style-name="T7"> currencyElement = $(</text:span><text:span text:style-name="T13">"[id*='Field_Currency'][id$='CurrencyField']"</text:span><text:span text:style-name="T7">).val();</text:span></text:p>
      <text:p text:style-name="P3"><text:span text:style-name="T7"><text:s text:c="12"/></text:span><text:span text:style-name="T10">if</text:span><text:span text:style-name="T7"> (currencyElement !== undefined) {</text:span></text:p>
      <text:p text:style-name="P3"><text:span text:style-name="T7"><text:s text:c="16"/></text:span><text:span text:style-name="T10">var</text:span><text:span text:style-name="T7"> currency = currencyElement;</text:span></text:p>
      <text:p text:style-name="P5"/>
      <text:p text:style-name="P5"><text:s text:c="12"/>}</text:p>
      <text:p text:style-name="P5"/>
      <text:p text:style-name="P3"><text:span text:style-name="T7"><text:s text:c="12"/></text:span><text:span text:style-name="T10">var</text:span><text:span text:style-name="T7"> lookup = $(</text:span><text:span text:style-name="T13">"[id*='Field_LookUp'][id$='LookupField']"</text:span><text:span text:style-name="T7">).find(</text:span><text:span text:style-name="T13">'option:selected'</text:span><text:span text:style-name="T7">).val();</text:span></text:p>
      <text:p text:style-name="P5"/>
      <text:p text:style-name="P3"><text:span text:style-name="T7"><text:s text:c="12"/></text:span><text:span text:style-name="T10">var</text:span><text:span text:style-name="T7"> multiplePersons = $(</text:span><text:span text:style-name="T13">"[id*='Field_MultiplePersons'][id$='ClientPeoplePicker']"</text:span><text:span text:style-name="T7">).find(</text:span><text:span text:style-name="T13">'span.ms-entity-resolved'</text:span><text:span text:style-name="T7">).text();</text:span></text:p>
      <text:p text:style-name="P3"><text:span text:style-name="T7"><text:s text:c="12"/></text:span><text:span text:style-name="T10">var</text:span><text:span text:style-name="T7"> choiceArray = [];</text:span></text:p>
      <text:p text:style-name="P3"><text:span text:style-name="T7"><text:s text:c="12"/></text:span><text:span text:style-name="T10">for</text:span><text:span text:style-name="T7"> (</text:span><text:span text:style-name="T10">var</text:span><text:span text:style-name="T7"> i = 0; i &lt; $(</text:span><text:span text:style-name="T13">"[id*='Field_MultipleChoices'][id$='MultiChoiceTable']"</text:span><text:span text:style-name="T7">).find(</text:span><text:span text:style-name="T13">'input:checked'</text:span><text:span text:style-name="T7">).next(</text:span><text:span text:style-name="T13">'label'</text:span><text:span text:style-name="T7">).length; i++) {</text:span></text:p>
      <text:p text:style-name="P3"><text:span text:style-name="T7"><text:s text:c="16"/></text:span><text:span text:style-name="T10">var</text:span><text:span text:style-name="T7"> multipleChoices = $(</text:span><text:span text:style-name="T13">"[id*='Field_MultipleChoices'][id$='MultiChoiceTable']"</text:span><text:span text:style-name="T7">).find(</text:span><text:span text:style-name="T13">'input:checked'</text:span><text:span text:style-name="T7">).next(</text:span><text:span text:style-name="T13">'label'</text:span><text:span text:style-name="T7">)[i].innerText;</text:span></text:p>
      <text:p text:style-name="P5"><text:s text:c="16"/>choiceArray.push(multipleChoices);</text:p>
      <text:p text:style-name="P5"><text:s text:c="12"/>}</text:p>
      <text:p text:style-name="P3"><text:span text:style-name="T7"><text:s text:c="12"/></text:span><text:span text:style-name="T10">var</text:span><text:span text:style-name="T7"> lookUpArray = [];</text:span></text:p>
      <text:p text:style-name="P3"><text:span text:style-name="T7"><text:s text:c="12"/></text:span><text:span text:style-name="T10">for</text:span><text:span text:style-name="T7"> (</text:span><text:span text:style-name="T10">var</text:span><text:span text:style-name="T7"> i = 0; i &lt; $(</text:span><text:span text:style-name="T13">"[id*='Field_MultipleLookUp'][id$='SelectResult']"</text:span><text:span text:style-name="T7">).find(</text:span><text:span text:style-name="T13">'option'</text:span><text:span text:style-name="T7">).length; i++) {</text:span></text:p>
      <text:p text:style-name="P3"><text:soft-page-break/><text:span text:style-name="T7"><text:s text:c="16"/></text:span><text:span text:style-name="T10">var</text:span><text:span text:style-name="T7"> multiLookUP = $(</text:span><text:span text:style-name="T13">"[id*='Field_MultipleLookUp'][id$='SelectResult']"</text:span><text:span text:style-name="T7">).find(</text:span><text:span text:style-name="T13">'option'</text:span><text:span text:style-name="T7">)[i].value;</text:span></text:p>
      <text:p text:style-name="P5"><text:s text:c="16"/>lookUpArray.push(parseInt(multiLookUP));</text:p>
      <text:p text:style-name="P5"><text:s text:c="12"/>}</text:p>
      <text:p text:style-name="P5"><text:s text:c="12"/></text:p>
      <text:p text:style-name="P5"/>
      <text:p text:style-name="P5"><text:s text:c="12"/>UpdateItem(itemUrl, title, singleLine, multiLine, number, <text:s/>person, date, choice, hyperLink, picture, currency, lookup, multiplePersons, choiceArray, lookUpArray);</text:p>
      <text:p text:style-name="P5"/>
      <text:p text:style-name="P5"><text:s text:c="11"/></text:p>
      <text:p text:style-name="P5"><text:s text:c="8"/>}</text:p>
      <text:p text:style-name="P5"><text:s text:c="8"/></text:p>
      <text:p text:style-name="P5"><text:s text:c="4"/>});</text:p>
      <text:p text:style-name="P5"/>
      <text:p text:style-name="P5">});</text:p>
      <text:p text:style-name="P5"/>
      <text:p text:style-name="P5"/>
      <text:p text:style-name="P3"><text:span text:style-name="T10">function</text:span><text:span text:style-name="T7"> UpdateItem(itemUrl, title, singleLine, multiLine, number, person, date, choice, hyperLink, picture, currency, lookup, multiplePersons, choiceArray, lookUpArray) {</text:span></text:p>
      <text:p text:style-name="P5"/>
      <text:p text:style-name="P5"><text:s text:c="4"/>$.ajax({</text:p>
      <text:p text:style-name="P5"><text:s text:c="8"/>url: itemUrl,</text:p>
      <text:p text:style-name="P3"><text:span text:style-name="T7"><text:s text:c="8"/>type: </text:span><text:span text:style-name="T13">"POST"</text:span><text:span text:style-name="T7">, </text:span><text:span text:style-name="T14">//Specifies the operation to create the list item</text:span></text:p>
      <text:p text:style-name="P5"><text:s text:c="8"/>data: JSON.stringify({</text:p>
      <text:p text:style-name="P3"><text:span text:style-name="T7"><text:s text:c="12"/>__metadata: { type: </text:span><text:span text:style-name="T13">"SP.Data.DataListListItem"</text:span><text:span text:style-name="T7"> },</text:span></text:p>
      <text:p text:style-name="P5"><text:s text:c="12"/>Title: title,</text:p>
      <text:p text:style-name="P5"><text:s text:c="12"/>Field_SingleLine: singleLine,</text:p>
      <text:p text:style-name="P5"><text:s text:c="12"/>Field_MultiLine: multiLine,</text:p>
      <text:p text:style-name="P5"><text:s text:c="12"/>Field_Number: parseInt(number),</text:p>
      <text:p text:style-name="P5"><text:s text:c="12"/>Field_PersonId: _spPageContextInfo.userId,</text:p>
      <text:p text:style-name="P3"><text:span text:style-name="T7"><text:s text:c="12"/>Field_Date: date == </text:span><text:span text:style-name="T13">"Invalid date"</text:span><text:span text:style-name="T7"> ? </text:span><text:span text:style-name="T10">null</text:span><text:span text:style-name="T7"> : date,</text:span></text:p>
      <text:p text:style-name="P5"><text:s text:c="12"/>Field_Choice: choice,</text:p>
      <text:p text:style-name="P3"><text:span text:style-name="T7"><text:s text:c="12"/>Field_HyperLink: { __metadata: { </text:span><text:span text:style-name="T13">"type"</text:span><text:span text:style-name="T7">: </text:span><text:span text:style-name="T13">"SP.FieldUrlValue"</text:span><text:span text:style-name="T7"> }, Url: hyperLink, Description: hyperLink },</text:span></text:p>
      <text:p text:style-name="P3"><text:span text:style-name="T7"><text:s text:c="12"/>Field_Picture: { __metadata: { </text:span><text:span text:style-name="T13">"type"</text:span><text:span text:style-name="T7">: </text:span><text:span text:style-name="T13">"SP.FieldUrlValue"</text:span><text:span text:style-name="T7"> }, Url: picture, Description: picture },</text:span></text:p>
      <text:p text:style-name="P5"><text:s text:c="12"/>Field_Currency: parseInt(currency),</text:p>
      <text:p text:style-name="P5"><text:s text:c="12"/>Field_LookUpId: parseInt(lookup),</text:p>
      <text:p text:style-name="P3"><text:span text:style-name="T7"><text:s text:c="12"/>Field_MultiplePersonsId: { </text:span><text:span text:style-name="T13">"results"</text:span><text:span text:style-name="T7">: [_spPageContextInfo.userId, _spPageContextInfo.userId, _spPageContextInfo.userId] },</text:span></text:p>
      <text:p text:style-name="P3"><text:span text:style-name="T7"><text:s text:c="12"/>Field_MultipleChoices: { </text:span><text:span text:style-name="T13">"results"</text:span><text:span text:style-name="T7">: choiceArray },</text:span></text:p>
      <text:p text:style-name="P3"><text:span text:style-name="T7"><text:s text:c="12"/>Field_MultipleLookUpId: { </text:span><text:span text:style-name="T13">"results"</text:span><text:span text:style-name="T7">: lookUpArray }</text:span></text:p>
      <text:p text:style-name="P5"><text:s text:c="8"/>}),</text:p>
      <text:p text:style-name="P5"/>
      <text:p text:style-name="P5"/>
      <text:p text:style-name="P5"><text:s text:c="8"/>headers:</text:p>
      <text:p text:style-name="P5"><text:s text:c="8"/>{</text:p>
      <text:p text:style-name="P3"><text:span text:style-name="T7"><text:s text:c="12"/></text:span><text:span text:style-name="T13">"Accept"</text:span><text:span text:style-name="T7">: </text:span><text:span text:style-name="T13">"application/json;odata=verbose"</text:span><text:span text:style-name="T7">,</text:span></text:p>
      <text:p text:style-name="P3"><text:span text:style-name="T7"><text:s text:c="12"/></text:span><text:span text:style-name="T13">"Content-Type"</text:span><text:span text:style-name="T7">: </text:span><text:span text:style-name="T13">"application/json;odata=verbose"</text:span><text:span text:style-name="T7">,</text:span></text:p>
      <text:p text:style-name="P3"><text:span text:style-name="T7"><text:s text:c="12"/></text:span><text:span text:style-name="T13">"X-RequestDigest"</text:span><text:span text:style-name="T7">: $(</text:span><text:span text:style-name="T13">"#__REQUESTDIGEST"</text:span><text:span text:style-name="T7">).val(),</text:span></text:p>
      <text:p text:style-name="P3"><text:span text:style-name="T7"><text:s text:c="12"/></text:span><text:span text:style-name="T13">"X-HTTP-Method"</text:span><text:span text:style-name="T7">: </text:span><text:span text:style-name="T13">"MERGE"</text:span><text:span text:style-name="T7"> ,</text:span></text:p>
      <text:p text:style-name="P3"><text:span text:style-name="T7"><text:s text:c="12"/></text:span><text:span text:style-name="T13">"IF-MATCH"</text:span><text:span text:style-name="T7">: </text:span><text:span text:style-name="T13">"*"</text:span></text:p>
      <text:p text:style-name="P5"><text:s text:c="8"/>},</text:p>
      <text:p text:style-name="P5"/>
      <text:p text:style-name="P3"><text:span text:style-name="T7"><text:s text:c="8"/>success: </text:span><text:span text:style-name="T10">function</text:span><text:span text:style-name="T7"> (data) {</text:span></text:p>
      <text:p text:style-name="P5"/>
      <text:p text:style-name="P3"><text:span text:style-name="T7"><text:s text:c="12"/>alert(</text:span><text:span text:style-name="T13">"Item Updated successfully"</text:span><text:span text:style-name="T7">);</text:span></text:p>
      <text:p text:style-name="P3"><text:span text:style-name="T7"><text:s text:c="12"/>window.location.href = _spPageContextInfo.webAbsoluteUrl + </text:span><text:span text:style-name="T13">"/Lists/DataList/AllItems.aspx"</text:span><text:span text:style-name="T7">;</text:span></text:p>
      <text:p text:style-name="P5"><text:s text:c="8"/>},</text:p>
      <text:p text:style-name="P3"><text:span text:style-name="T7"><text:s text:c="8"/>error: </text:span><text:span text:style-name="T10">function</text:span><text:span text:style-name="T7"> (error) {</text:span></text:p>
      <text:p text:style-name="P5"><text:s text:c="12"/>console.log(JSON.stringify(error));</text:p>
      <text:p text:style-name="P5"/>
      <text:p text:style-name="P5"><text:s text:c="8"/>}</text:p>
      <text:p text:style-name="P5"/>
      <text:p text:style-name="P5"><text:soft-page-break/><text:s text:c="4"/>});</text:p>
      <text:p text:style-name="P5"/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18"><text:s text:c="4"/>//Deleting an item displayed in view form page from sharepoint list using REST API</text:span> </text:p>
      <text:p text:style-name="P5"/>
      <text:p text:style-name="P5"/>
      <text:p text:style-name="P5"/>
      <text:p text:style-name="P5"/>
      <text:p text:style-name="P3"><text:span text:style-name="T7"><text:s text:c="6"/>$(document).ready(</text:span><text:span text:style-name="T10">function</text:span><text:span text:style-name="T7"> ()</text:span></text:p>
      <text:p text:style-name="P5"><text:s text:c="4"/>{</text:p>
      <text:p text:style-name="P5"/>
      <text:p text:style-name="P3"><text:span text:style-name="T7"><text:s text:c="4"/></text:span><text:span text:style-name="T10">var</text:span><text:span text:style-name="T7"> deleteItemControl = </text:span><text:span text:style-name="T13">'&lt;input type="button" name="deleteItem" value="Delete Item" accesskey="O" class="ms-ButtonHeightWidth" target="_self"&gt;'</text:span><text:span text:style-name="T7">;</text:span></text:p>
      <text:p text:style-name="P5"><text:s text:c="4"/>JSRequest.EnsureSetup();</text:p>
      <text:p text:style-name="P3"><text:span text:style-name="T7"><text:s text:c="4"/></text:span><text:span text:style-name="T10">var</text:span><text:span text:style-name="T7"> idValue = JSRequest.QueryString[</text:span><text:span text:style-name="T13">"ID"</text:span><text:span text:style-name="T7">];</text:span></text:p>
      <text:p text:style-name="P3"><text:span text:style-name="T7"><text:s text:c="4"/></text:span><text:span text:style-name="T10">var</text:span><text:span text:style-name="T7"> itemUrl = _spPageContextInfo.webAbsoluteUrl + </text:span><text:span text:style-name="T13">"/_api/web/lists/GetByTitle('DataList')/items("</text:span><text:span text:style-name="T7"> + idValue + </text:span><text:span text:style-name="T13">")"</text:span><text:span text:style-name="T7">;</text:span></text:p>
      <text:p text:style-name="P3"><text:span text:style-name="T7"><text:s text:c="4"/>$(</text:span><text:span text:style-name="T13">"input[name$='diidIOGoBack']"</text:span><text:span text:style-name="T7">).parent().append(deleteItemControl);</text:span></text:p>
      <text:p text:style-name="P5"/>
      <text:p text:style-name="P3"><text:span text:style-name="T7"><text:s text:c="4"/>$(</text:span><text:span text:style-name="T13">"input[name='deleteItem']"</text:span><text:span text:style-name="T7">).click(</text:span><text:span text:style-name="T10">function</text:span><text:span text:style-name="T7"> ()</text:span></text:p>
      <text:p text:style-name="P5"><text:s text:c="8"/>{</text:p>
      <text:p text:style-name="P5"><text:s text:c="8"/>DeleteItem(itemUrl);</text:p>
      <text:p text:style-name="P5"><text:s text:c="15"/></text:p>
      <text:p text:style-name="P5"/>
      <text:p text:style-name="P5"><text:s text:c="8"/>});</text:p>
      <text:p text:style-name="P5"><text:s text:c="4"/>});</text:p>
      <text:p text:style-name="P5"/>
      <text:p text:style-name="P5"/>
      <text:p text:style-name="P3"><text:span text:style-name="T7"><text:s text:c="4"/></text:span><text:span text:style-name="T10">function</text:span><text:span text:style-name="T7"> DeleteItem(itemUrl)</text:span></text:p>
      <text:p text:style-name="P5"><text:s text:c="4"/>{ <text:s/></text:p>
      <text:p text:style-name="P5"><text:s text:c="8"/>$.ajax({</text:p>
      <text:p text:style-name="P5"><text:s text:c="12"/>url: itemUrl,</text:p>
      <text:p text:style-name="P3"><text:span text:style-name="T7"><text:s text:c="12"/>type: </text:span><text:span text:style-name="T13">"POST"</text:span><text:span text:style-name="T7">,</text:span></text:p>
      <text:p text:style-name="P5"><text:s text:c="12"/>headers:</text:p>
      <text:p text:style-name="P5"><text:s text:c="12"/>{</text:p>
      <text:p text:style-name="P3"><text:span text:style-name="T7"><text:s text:c="16"/></text:span><text:span text:style-name="T13">"Accept"</text:span><text:span text:style-name="T7">: </text:span><text:span text:style-name="T13">"application/json;odata=verbose"</text:span><text:span text:style-name="T7">,</text:span></text:p>
      <text:p text:style-name="P3"><text:span text:style-name="T7"><text:s text:c="16"/></text:span><text:span text:style-name="T13">"Content-Type"</text:span><text:span text:style-name="T7">: </text:span><text:span text:style-name="T13">"application/json;odata=verbose"</text:span><text:span text:style-name="T7">,</text:span></text:p>
      <text:p text:style-name="P3"><text:span text:style-name="T7"><text:s text:c="16"/></text:span><text:span text:style-name="T13">"X-RequestDigest"</text:span><text:span text:style-name="T7">: $(</text:span><text:span text:style-name="T13">"#__REQUESTDIGEST"</text:span><text:span text:style-name="T7">).val(),</text:span></text:p>
      <text:p text:style-name="P3"><text:span text:style-name="T7"><text:s text:c="16"/></text:span><text:span text:style-name="T13">"X-HTTP-Method"</text:span><text:span text:style-name="T7">: </text:span><text:span text:style-name="T13">"DELETE"</text:span><text:span text:style-name="T7">,</text:span></text:p>
      <text:p text:style-name="P3"><text:soft-page-break/><text:span text:style-name="T7"><text:s text:c="16"/></text:span><text:span text:style-name="T13">"IF-MATCH"</text:span><text:span text:style-name="T7">: </text:span><text:span text:style-name="T13">"*"</text:span></text:p>
      <text:p text:style-name="P5"><text:s text:c="12"/>},</text:p>
      <text:p text:style-name="P5"/>
      <text:p text:style-name="P3"><text:span text:style-name="T7"><text:s text:c="12"/>success: </text:span><text:span text:style-name="T10">function</text:span><text:span text:style-name="T7"> (data) {</text:span></text:p>
      <text:p text:style-name="P5"/>
      <text:p text:style-name="P3"><text:span text:style-name="T7"><text:s text:c="16"/>alert(</text:span><text:span text:style-name="T13">"Item Deleted successfully"</text:span><text:span text:style-name="T7">);</text:span></text:p>
      <text:p text:style-name="P3"><text:span text:style-name="T7"><text:s text:c="16"/>window.location.href = </text:span><text:span text:style-name="T13">"https://chennaitillidsoft.sharepoint.com/sites/oct9_QA1/Lists/DataList/AllItems.aspx"</text:span><text:span text:style-name="T7">;</text:span></text:p>
      <text:p text:style-name="P5"><text:s text:c="12"/>},</text:p>
      <text:p text:style-name="P3"><text:span text:style-name="T7"><text:s text:c="12"/>error: </text:span><text:span text:style-name="T10">function</text:span><text:span text:style-name="T7"> (error) {</text:span></text:p>
      <text:p text:style-name="P5"><text:s text:c="16"/>console.log(JSON.stringify(error));</text:p>
      <text:p text:style-name="P5"/>
      <text:p text:style-name="P5"><text:s text:c="12"/>}</text:p>
      <text:p text:style-name="P5"/>
      <text:p text:style-name="P5"><text:s text:c="8"/>});</text:p>
      <text:p text:style-name="P5"><text:s text:c="4"/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 text:c="3"/><text:span text:style-name="T18">//Adding input data from new form page to sharepoint list using JSOM</text:span></text:p>
      <text:p text:style-name="P6"/>
      <text:p text:style-name="P6"/>
      <text:p text:style-name="P6"/>
      <text:p text:style-name="P6"/>
      <text:p text:style-name="P5">$(document).ready(<text:span text:style-name="T9">function</text:span> () {</text:p>
      <text:p text:style-name="P5"/>
      <text:p text:style-name="P3"><text:span text:style-name="T7"><text:s text:c="4"/></text:span><text:span text:style-name="T10">var</text:span><text:span text:style-name="T7"> addJSOMItemControl = </text:span><text:span text:style-name="T13">'&lt;input type="button" name="addItemJSOM" value="Add Item JSOM" accesskey="O" class="ms-ButtonHeightWidth" target="_self"&gt;'</text:span><text:span text:style-name="T7">;</text:span></text:p>
      <text:p text:style-name="P5"><text:s text:c="4"/></text:p>
      <text:p text:style-name="P3"><text:span text:style-name="T7"><text:s text:c="4"/></text:span><text:span text:style-name="T10">var</text:span><text:span text:style-name="T7"> listName = </text:span><text:span text:style-name="T13">"DataList"</text:span><text:span text:style-name="T7">;</text:span></text:p>
      <text:p text:style-name="P3"><text:span text:style-name="T7"><text:s text:c="4"/>$(</text:span><text:span text:style-name="T13">"input[id$='diidIOSaveItem']"</text:span><text:span text:style-name="T7">).hide();</text:span></text:p>
      <text:p text:style-name="P3"><text:span text:style-name="T7"><text:s text:c="4"/>$(</text:span><text:span text:style-name="T13">"input[name='addItem']"</text:span><text:span text:style-name="T7">).parent().append(addJSOMItemControl);</text:span></text:p>
      <text:p text:style-name="P3"><text:span text:style-name="T7"><text:s text:c="4"/>$(</text:span><text:span text:style-name="T13">"input[name='addItemJSOM']"</text:span><text:span text:style-name="T7">).click(</text:span><text:span text:style-name="T10">function</text:span><text:span text:style-name="T7"> () {</text:span></text:p>
      <text:p text:style-name="P3"><text:span text:style-name="T7"><text:s text:c="8"/></text:span><text:span text:style-name="T10">var</text:span><text:span text:style-name="T7"> textField = GetFieldByDisplayName(</text:span><text:span text:style-name="T13">"Title"</text:span><text:span text:style-name="T7">);</text:span></text:p>
      <text:p text:style-name="P3"><text:span text:style-name="T7"><text:s text:c="8"/></text:span><text:span text:style-name="T14">//Check if the input is empty</text:span></text:p>
      <text:p text:style-name="P3"><text:span text:style-name="T7"><text:s text:c="8"/></text:span><text:span text:style-name="T10">if</text:span><text:span text:style-name="T7"> (textField &amp;&amp; !textField.val().trim()) {</text:span></text:p>
      <text:p text:style-name="P3"><text:span text:style-name="T7"><text:s text:c="12"/></text:span><text:span text:style-name="T14">//Write a message indicating to the user that the field is empty</text:span></text:p>
      <text:p text:style-name="P3"><text:soft-page-break/><text:span text:style-name="T7"><text:s text:c="12"/>WriteErrorMessage(textField, </text:span><text:span text:style-name="T13">"Please enter a value"</text:span><text:span text:style-name="T7">);</text:span></text:p>
      <text:p text:style-name="P5"><text:s text:c="8"/>}</text:p>
      <text:p text:style-name="P3"><text:span text:style-name="T7"><text:s text:c="8"/></text:span><text:span text:style-name="T10">else</text:span><text:span text:style-name="T7"> {</text:span></text:p>
      <text:p text:style-name="P5"><text:s text:c="12"/>AddJSOMNewItem();</text:p>
      <text:p text:style-name="P5"><text:s text:c="8"/>}</text:p>
      <text:p text:style-name="P3"><text:span text:style-name="T7"><text:s text:c="8"/></text:span><text:span text:style-name="T14">//Append an error message to a field <text:s text:c="6"/></text:span></text:p>
      <text:p text:style-name="P3"><text:span text:style-name="T7"><text:s text:c="8"/></text:span><text:span text:style-name="T10">function</text:span><text:span text:style-name="T7"> WriteErrorMessage(inputElement, message) {</text:span></text:p>
      <text:p text:style-name="P3"><text:span text:style-name="T7"><text:s text:c="12"/></text:span><text:span text:style-name="T10">var</text:span><text:span text:style-name="T7"> errorMessageMarkup = </text:span><text:span text:style-name="T13">'&lt;span class="errorMessage ms-formvalidation ms-csrformvalidation"&gt;&lt;span role="alert"&gt;'</text:span><text:span text:style-name="T7"> + message + </text:span><text:span text:style-name="T13">'&lt;br&gt;&lt;/span&gt;'</text:span><text:span text:style-name="T7">;</text:span></text:p>
      <text:p text:style-name="P5"><text:s text:c="12"/>$(inputElement).parent().append(errorMessageMarkup);</text:p>
      <text:p text:style-name="P5"><text:s text:c="8"/>}</text:p>
      <text:p text:style-name="P5"/>
      <text:p text:style-name="P3"><text:span text:style-name="T7"><text:s text:c="8"/></text:span><text:span text:style-name="T14">//Gets a jQuery object that represents a field element</text:span></text:p>
      <text:p text:style-name="P3"><text:span text:style-name="T7"><text:s text:c="8"/></text:span><text:span text:style-name="T10">function</text:span><text:span text:style-name="T7"> GetFieldByDisplayName(fieldName) {</text:span></text:p>
      <text:p text:style-name="P3"><text:span text:style-name="T7"><text:s text:c="12"/></text:span><text:span text:style-name="T10">var</text:span><text:span text:style-name="T7"> field = $(</text:span><text:span text:style-name="T13">'input[title="'</text:span><text:span text:style-name="T7"> + fieldName + </text:span><text:span text:style-name="T13">' Required Field"]'</text:span><text:span text:style-name="T7">);</text:span></text:p>
      <text:p text:style-name="P3"><text:span text:style-name="T7"><text:s text:c="12"/></text:span><text:span text:style-name="T10">return</text:span><text:span text:style-name="T7"> field;</text:span></text:p>
      <text:p text:style-name="P5"><text:s text:c="8"/>}</text:p>
      <text:p text:style-name="P5"/>
      <text:p text:style-name="P5"/>
      <text:p text:style-name="P3"><text:span text:style-name="T7"><text:s text:c="8"/></text:span><text:span text:style-name="T10">function</text:span><text:span text:style-name="T7"> AddJSOMNewItem()</text:span></text:p>
      <text:p text:style-name="P5"><text:s text:c="8"/>{</text:p>
      <text:p text:style-name="P5"><text:s text:c="12"/></text:p>
      <text:p text:style-name="P3"><text:span text:style-name="T7"><text:s text:c="11"/></text:span><text:span text:style-name="T14">// Creating item using REST API into Sharepoint List</text:span></text:p>
      <text:p text:style-name="P3"><text:span text:style-name="T7"><text:s text:c="11"/></text:span><text:span text:style-name="T10">var</text:span><text:span text:style-name="T7"> title = $(</text:span><text:span text:style-name="T13">"[id*='Title'][id$='TextField']"</text:span><text:span text:style-name="T7">).val();</text:span></text:p>
      <text:p text:style-name="P3"><text:span text:style-name="T7"><text:s text:c="11"/></text:span><text:span text:style-name="T10">var</text:span><text:span text:style-name="T7"> singleLine = $(</text:span><text:span text:style-name="T13">"[id*='Field_SingleLine'][id$='TextField']"</text:span><text:span text:style-name="T7">).val();</text:span></text:p>
      <text:p text:style-name="P3"><text:span text:style-name="T7"><text:s text:c="11"/></text:span><text:span text:style-name="T10">var</text:span><text:span text:style-name="T7"> multiLine = $(</text:span><text:span text:style-name="T13">"[id*='Field_MultiLine'][id$=TextField_topDiv]"</text:span><text:span text:style-name="T7">).find(</text:span><text:span text:style-name="T13">'p'</text:span><text:span text:style-name="T7">).text();</text:span></text:p>
      <text:p text:style-name="P5"><text:s text:c="11"/></text:p>
      <text:p text:style-name="P3"><text:span text:style-name="T7"><text:s text:c="11"/></text:span><text:span text:style-name="T10">var</text:span><text:span text:style-name="T7"> numberElement = $(</text:span><text:span text:style-name="T13">"[id*='Field_Number'][id$='NumberField']"</text:span><text:span text:style-name="T7">).val();</text:span></text:p>
      <text:p text:style-name="P3"><text:span text:style-name="T7"><text:s text:c="11"/></text:span><text:span text:style-name="T10">if</text:span><text:span text:style-name="T7"> (numberElement == </text:span><text:span text:style-name="T13">""</text:span><text:span text:style-name="T7">) {</text:span></text:p>
      <text:p text:style-name="P3"><text:span text:style-name="T7"><text:s text:c="15"/>number = </text:span><text:span text:style-name="T10">null</text:span><text:span text:style-name="T7">;</text:span></text:p>
      <text:p text:style-name="P5"><text:s text:c="11"/>}</text:p>
      <text:p text:style-name="P3"><text:span text:style-name="T7"><text:s text:c="11"/></text:span><text:span text:style-name="T10">if</text:span><text:span text:style-name="T7"> (numberElement !== undefined &amp;&amp; number !== </text:span><text:span text:style-name="T10">null</text:span><text:span text:style-name="T7">) {</text:span></text:p>
      <text:p text:style-name="P3"><text:span text:style-name="T7"><text:s text:c="15"/></text:span><text:span text:style-name="T10">var</text:span><text:span text:style-name="T7"> number = parseFloat(numberElement);</text:span></text:p>
      <text:p text:style-name="P5"><text:s text:c="11"/>}</text:p>
      <text:p text:style-name="P5"><text:s text:c="11"/></text:p>
      <text:p text:style-name="P3"><text:span text:style-name="T7"><text:s text:c="11"/></text:span><text:span text:style-name="T10">var</text:span><text:span text:style-name="T7"> boolean = $(</text:span><text:span text:style-name="T13">"[id*='Field_Yes_x002f_No'][id$='BooleanField']"</text:span><text:span text:style-name="T7">).is(</text:span><text:span text:style-name="T13">':checked'</text:span><text:span text:style-name="T7">);</text:span></text:p>
      <text:p text:style-name="P3"><text:span text:style-name="T7"><text:s text:c="11"/></text:span><text:span text:style-name="T10">var</text:span><text:span text:style-name="T7"> person = $(</text:span><text:span text:style-name="T13">"[id*='Field_Person'][id$='ClientPeoplePicker']"</text:span><text:span text:style-name="T7">).find(</text:span><text:span text:style-name="T13">'span.ms-entity-resolved'</text:span><text:span text:style-name="T7">).text(); <text:s text:c="11"/></text:span></text:p>
      <text:p text:style-name="P5"><text:s text:c="11"/></text:p>
      <text:p text:style-name="P5"><text:s text:c="12"/></text:p>
      <text:p text:style-name="P3"><text:span text:style-name="T7"><text:s text:c="11"/></text:span><text:span text:style-name="T10">var</text:span><text:span text:style-name="T7"> dateElement = $(</text:span><text:span text:style-name="T13">"[id*='Field_Date'][id$='DateTimeFieldDate']"</text:span><text:span text:style-name="T7">).val();</text:span></text:p>
      <text:p text:style-name="P3"><text:span text:style-name="T7"><text:s text:c="11"/></text:span><text:span text:style-name="T10">if</text:span><text:span text:style-name="T7"> (dateElement !== undefined)</text:span></text:p>
      <text:p text:style-name="P5"><text:s text:c="11"/>{</text:p>
      <text:p text:style-name="P3"><text:span text:style-name="T7"><text:s text:c="15"/></text:span><text:span text:style-name="T10">var</text:span><text:span text:style-name="T7"> date = dateElement == </text:span><text:span text:style-name="T13">""</text:span><text:span text:style-name="T7"> ? </text:span><text:span text:style-name="T10">null</text:span><text:span text:style-name="T7"> : dateElement;</text:span></text:p>
      <text:p text:style-name="P5"><text:s text:c="11"/>}</text:p>
      <text:p text:style-name="P5"><text:s text:c="11"/></text:p>
      <text:p text:style-name="P3"><text:span text:style-name="T7"><text:s text:c="11"/></text:span><text:span text:style-name="T10">var</text:span><text:span text:style-name="T7"> choice = $(</text:span><text:span text:style-name="T13">"[id*='Field_Choice'][id$='DropDownChoice']"</text:span><text:span text:style-name="T7">).val();</text:span></text:p>
      <text:p text:style-name="P3"><text:span text:style-name="T7"><text:s text:c="11"/></text:span><text:span text:style-name="T10">var</text:span><text:span text:style-name="T7"> hyperLink = $(</text:span><text:span text:style-name="T13">"[id*='Field_HyperLink'][id$='UrlFieldUrl']"</text:span><text:span text:style-name="T7">).val();</text:span></text:p>
      <text:p text:style-name="P5"><text:s text:c="12"/></text:p>
      <text:p text:style-name="P3"><text:span text:style-name="T7"><text:s text:c="12"/></text:span><text:span text:style-name="T10">var</text:span><text:span text:style-name="T7"> hyperLinkDescription = $(</text:span><text:span text:style-name="T13">"[id*='Field_HyperLink'][id$='UrlFieldDescription']"</text:span><text:span text:style-name="T7">).val();</text:span></text:p>
      <text:p text:style-name="P5"><text:s text:c="12"/></text:p>
      <text:p text:style-name="P3"><text:span text:style-name="T7"><text:s text:c="11"/></text:span><text:span text:style-name="T10">var</text:span><text:span text:style-name="T7"> picture = $(</text:span><text:span text:style-name="T13">"[id*='Field_Picture'][id$='UrlFieldUrl']"</text:span><text:span text:style-name="T7">).val();</text:span></text:p>
      <text:p text:style-name="P3"><text:span text:style-name="T7"><text:s text:c="11"/></text:span><text:span text:style-name="T10">var</text:span><text:span text:style-name="T7"> pictureDescription = $(</text:span><text:span text:style-name="T13">"[id*='Field_Picture'][id$='UrlFieldDescription']"</text:span><text:span text:style-name="T7">).val();</text:span></text:p>
      <text:p text:style-name="P5"><text:s text:c="11"/></text:p>
      <text:p text:style-name="P3"><text:span text:style-name="T7"><text:s text:c="11"/></text:span><text:span text:style-name="T10">var</text:span><text:span text:style-name="T7"> currencyElement = $(</text:span><text:span text:style-name="T13">"[id*='Field_Currency'][id$='CurrencyField']"</text:span><text:span text:style-name="T7">).val();</text:span></text:p>
      <text:p text:style-name="P3"><text:span text:style-name="T7"><text:s text:c="11"/></text:span><text:span text:style-name="T10">if</text:span><text:span text:style-name="T7"> (currencyElement == </text:span><text:span text:style-name="T13">""</text:span><text:span text:style-name="T7">) {</text:span></text:p>
      <text:p text:style-name="P3"><text:span text:style-name="T7"><text:s text:c="15"/>currency = </text:span><text:span text:style-name="T10">null</text:span><text:span text:style-name="T7">;</text:span></text:p>
      <text:p text:style-name="P5"><text:s text:c="11"/>}</text:p>
      <text:p text:style-name="P3"><text:span text:style-name="T7"><text:s text:c="11"/></text:span><text:span text:style-name="T10">if</text:span><text:span text:style-name="T7"> (currencyElement !== undefined &amp;&amp; currency !== </text:span><text:span text:style-name="T10">null</text:span><text:span text:style-name="T7">) {</text:span></text:p>
      <text:p text:style-name="P3"><text:span text:style-name="T7"><text:s text:c="15"/></text:span><text:span text:style-name="T10">var</text:span><text:span text:style-name="T7"> currency = parseFloat(currencyElement);</text:span></text:p>
      <text:p text:style-name="P5"/>
      <text:p text:style-name="P5"><text:s text:c="11"/>}</text:p>
      <text:p text:style-name="P5"><text:soft-page-break/></text:p>
      <text:p text:style-name="P3"><text:span text:style-name="T7"><text:s text:c="11"/></text:span><text:span text:style-name="T10">var</text:span><text:span text:style-name="T7"> lookup = parseInt($(</text:span><text:span text:style-name="T13">"[id*='Field_LookUp'][id$='LookupField']"</text:span><text:span text:style-name="T7">).find(</text:span><text:span text:style-name="T13">'option:selected'</text:span><text:span text:style-name="T7">).val());</text:span></text:p>
      <text:p text:style-name="P5"><text:s text:c="11"/></text:p>
      <text:p text:style-name="P3"><text:span text:style-name="T7"><text:s text:c="11"/></text:span><text:span text:style-name="T10">var</text:span><text:span text:style-name="T7"> multiplePersons = $(</text:span><text:span text:style-name="T13">"[id*='Field_MultiplePersons'][id$='ClientPeoplePicker']"</text:span><text:span text:style-name="T7">).find(</text:span><text:span text:style-name="T13">'span.ms-entity-resolved'</text:span><text:span text:style-name="T7">).text();</text:span></text:p>
      <text:p text:style-name="P3"><text:span text:style-name="T7"><text:s text:c="11"/></text:span><text:span text:style-name="T10">var</text:span><text:span text:style-name="T7"> choiceArray = [];</text:span></text:p>
      <text:p text:style-name="P3"><text:span text:style-name="T7"><text:s text:c="11"/></text:span><text:span text:style-name="T10">for</text:span><text:span text:style-name="T7"> (</text:span><text:span text:style-name="T10">var</text:span><text:span text:style-name="T7"> i = 0; i &lt; $(</text:span><text:span text:style-name="T13">"[id*='Field_MultipleChoices'][id$='MultiChoiceTable']"</text:span><text:span text:style-name="T7">).find(</text:span><text:span text:style-name="T13">'input:checked'</text:span><text:span text:style-name="T7">).next(</text:span><text:span text:style-name="T13">'label'</text:span><text:span text:style-name="T7">).length; i++) {</text:span></text:p>
      <text:p text:style-name="P3"><text:span text:style-name="T7"><text:s text:c="15"/></text:span><text:span text:style-name="T10">var</text:span><text:span text:style-name="T7"> multipleChoices = $(</text:span><text:span text:style-name="T13">"[id*='Field_MultipleChoices'][id$='MultiChoiceTable']"</text:span><text:span text:style-name="T7">).find(</text:span><text:span text:style-name="T13">'input:checked'</text:span><text:span text:style-name="T7">).next(</text:span><text:span text:style-name="T13">'label'</text:span><text:span text:style-name="T7">)[i].innerText;</text:span></text:p>
      <text:p text:style-name="P5"><text:s text:c="15"/>choiceArray.push(multipleChoices);</text:p>
      <text:p text:style-name="P5"><text:s text:c="11"/>}</text:p>
      <text:p text:style-name="P3"><text:span text:style-name="T7"><text:s text:c="11"/></text:span><text:span text:style-name="T10">var</text:span><text:span text:style-name="T7"> lookUpArray = []; <text:s text:c="9"/></text:span></text:p>
      <text:p text:style-name="P5"><text:s text:c="11"/></text:p>
      <text:p text:style-name="P3"><text:span text:style-name="T7"><text:s text:c="11"/></text:span><text:span text:style-name="T10">for</text:span><text:span text:style-name="T7"> (</text:span><text:span text:style-name="T10">var</text:span><text:span text:style-name="T7"> i = 0; i &lt; $(</text:span><text:span text:style-name="T13">"[id*='Field_MultipleLookUp'][id$='SelectResult']"</text:span><text:span text:style-name="T7">).find(</text:span><text:span text:style-name="T13">'option'</text:span><text:span text:style-name="T7">).length; i++) {</text:span></text:p>
      <text:p text:style-name="P3"><text:span text:style-name="T7"><text:s text:c="15"/></text:span><text:span text:style-name="T10">var</text:span><text:span text:style-name="T7"> multiLookUP = </text:span><text:span text:style-name="T10">new</text:span><text:span text:style-name="T7"> </text:span><text:span text:style-name="T17">SP</text:span><text:span text:style-name="T7">.FieldLookupValue();</text:span></text:p>
      <text:p text:style-name="P3"><text:span text:style-name="T7"><text:s text:c="15"/>multiLookUP.set_lookupId($(</text:span><text:span text:style-name="T13">"[id*='Field_MultipleLookUp'][id$='SelectResult']"</text:span><text:span text:style-name="T7">).find(</text:span><text:span text:style-name="T13">'option'</text:span><text:span text:style-name="T7">)[i].value); <text:s text:c="14"/></text:span></text:p>
      <text:p text:style-name="P5"><text:s text:c="15"/>lookUpArray.push(multiLookUP); <text:s text:c="14"/></text:p>
      <text:p text:style-name="P5"><text:s text:c="11"/>}</text:p>
      <text:p text:style-name="P5"><text:s text:c="8"/></text:p>
      <text:p text:style-name="P5"><text:s text:c="11"/>AddItemJSOM(listName, title, singleLine, multiLine, number, person, date, choice, hyperLink, picture, currency, lookup, choiceArray, lookUpArray);</text:p>
      <text:p text:style-name="P5"><text:s text:c="11"/></text:p>
      <text:p text:style-name="P5"><text:s text:c="11"/></text:p>
      <text:p text:style-name="P5"><text:s text:c="8"/>}</text:p>
      <text:p text:style-name="P5"><text:s text:c="7"/></text:p>
      <text:p text:style-name="P5"><text:s text:c="4"/>});</text:p>
      <text:p text:style-name="P5"/>
      <text:p text:style-name="P5">});</text:p>
      <text:p text:style-name="P5"/>
      <text:p text:style-name="P3"><text:span text:style-name="T10">function</text:span><text:span text:style-name="T7"> AddItemJSOM(listName, title, singleLine, multiLine, number, person, date, choice, hyperLink, picture, currency, lookup, choiceArray, lookUpArray)</text:span></text:p>
      <text:p text:style-name="P5"/>
      <text:p text:style-name="P5">{</text:p>
      <text:p text:style-name="P5"><text:s text:c="3"/></text:p>
      <text:p text:style-name="P3"><text:span text:style-name="T7"><text:s text:c="4"/></text:span><text:span text:style-name="T14">//var multiplePersons = [_spPageContextInfo.userId, _spPageContextInfo.userId, _spPageContextInfo.userId]; <text:s/></text:span></text:p>
      <text:p text:style-name="P3"><text:span text:style-name="T7"><text:s text:c="4"/></text:span><text:span text:style-name="T10">var</text:span><text:span text:style-name="T7"> multiplePersons = _spPageContextInfo.userId;</text:span></text:p>
      <text:p text:style-name="P3"><text:span text:style-name="T7"><text:s text:c="4"/></text:span><text:span text:style-name="T10">var</text:span><text:span text:style-name="T7"> context = </text:span><text:span text:style-name="T10">new</text:span><text:span text:style-name="T7"> </text:span><text:span text:style-name="T17">SP</text:span><text:span text:style-name="T7">.ClientContext();</text:span></text:p>
      <text:p text:style-name="P3"><text:span text:style-name="T7"><text:s text:c="4"/></text:span><text:span text:style-name="T10">var</text:span><text:span text:style-name="T7"> list = context.get_web().get_lists().getByTitle(listName);</text:span></text:p>
      <text:p text:style-name="P3"><text:span text:style-name="T7"><text:s text:c="4"/></text:span><text:span text:style-name="T10">var</text:span><text:span text:style-name="T7"> listItemCreationInformation = </text:span><text:span text:style-name="T10">new</text:span><text:span text:style-name="T7"> </text:span><text:span text:style-name="T17">SP</text:span><text:span text:style-name="T7">.ListItemCreationInformation();</text:span></text:p>
      <text:p text:style-name="P3"><text:span text:style-name="T7"><text:s text:c="4"/></text:span><text:span text:style-name="T10">this</text:span><text:span text:style-name="T7">.listItem = list.addItem(listItemCreationInformation);</text:span></text:p>
      <text:p text:style-name="P3"><text:span text:style-name="T7"><text:s text:c="4"/>listItem.set_item(</text:span><text:span text:style-name="T13">'Title'</text:span><text:span text:style-name="T7">, title);</text:span></text:p>
      <text:p text:style-name="P3"><text:span text:style-name="T7"><text:s text:c="4"/>listItem.set_item(</text:span><text:span text:style-name="T13">'Field_SingleLine'</text:span><text:span text:style-name="T7">, singleLine);</text:span></text:p>
      <text:p text:style-name="P3"><text:span text:style-name="T7"><text:s text:c="4"/>listItem.set_item(</text:span><text:span text:style-name="T13">'Field_MultiLine'</text:span><text:span text:style-name="T7">, multiLine);</text:span></text:p>
      <text:p text:style-name="P3"><text:span text:style-name="T7"><text:s text:c="4"/>listItem.set_item(</text:span><text:span text:style-name="T13">'Field_Number'</text:span><text:span text:style-name="T7">, number);</text:span></text:p>
      <text:p text:style-name="P3"><text:span text:style-name="T7"><text:s text:c="4"/>listItem.set_item(</text:span><text:span text:style-name="T13">'Field_Person'</text:span><text:span text:style-name="T7">, _spPageContextInfo.userId);</text:span></text:p>
      <text:p text:style-name="P3"><text:span text:style-name="T7"><text:s text:c="4"/>listItem.set_item(</text:span><text:span text:style-name="T13">'Field_Date'</text:span><text:span text:style-name="T7">, date);</text:span></text:p>
      <text:p text:style-name="P3"><text:span text:style-name="T7"><text:s text:c="4"/>listItem.set_item(</text:span><text:span text:style-name="T13">'Field_Choice'</text:span><text:span text:style-name="T7">, choice);</text:span></text:p>
      <text:p text:style-name="P3"><text:span text:style-name="T7"><text:s text:c="4"/>listItem.set_item(</text:span><text:span text:style-name="T13">'Field_HyperLink'</text:span><text:span text:style-name="T7">, hyperLink);</text:span></text:p>
      <text:p text:style-name="P3"><text:span text:style-name="T7"><text:s text:c="4"/>listItem.set_item(</text:span><text:span text:style-name="T13">'Field_Picture'</text:span><text:span text:style-name="T7">, picture);</text:span></text:p>
      <text:p text:style-name="P3"><text:span text:style-name="T7"><text:s text:c="4"/>listItem.set_item(</text:span><text:span text:style-name="T13">'Field_Currency'</text:span><text:span text:style-name="T7">, currency);</text:span></text:p>
      <text:p text:style-name="P3"><text:span text:style-name="T7"><text:s text:c="4"/>listItem.set_item(</text:span><text:span text:style-name="T13">'Field_LookUp'</text:span><text:span text:style-name="T7">, lookup);</text:span></text:p>
      <text:p text:style-name="P3"><text:span text:style-name="T7"><text:s text:c="4"/>listItem.set_item(</text:span><text:span text:style-name="T13">'Field_MultiplePersons'</text:span><text:span text:style-name="T7">, multiplePersons);</text:span></text:p>
      <text:p text:style-name="P3"><text:span text:style-name="T7"><text:s text:c="4"/>listItem.set_item(</text:span><text:span text:style-name="T13">'Field_MultipleChoices'</text:span><text:span text:style-name="T7">, choiceArray);</text:span></text:p>
      <text:p text:style-name="P3"><text:span text:style-name="T7"><text:s text:c="4"/>listItem.set_item(</text:span><text:span text:style-name="T13">'Field_MultipleLookUp'</text:span><text:span text:style-name="T7">, lookUpArray);</text:span></text:p>
      <text:p text:style-name="P5"><text:s text:c="4"/>listItem.update();</text:p>
      <text:p text:style-name="P5"><text:s text:c="4"/>context.load(listItem);</text:p>
      <text:p text:style-name="P3"><text:span text:style-name="T7"><text:s text:c="4"/>context.executeQueryAsync(Function.createDelegate(</text:span><text:span text:style-name="T10">this</text:span><text:span text:style-name="T7">, </text:span><text:span text:style-name="T10">this</text:span><text:span text:style-name="T7">.AddItemSuccess), Function.createDelegate(</text:span><text:span text:style-name="T10">this</text:span><text:span text:style-name="T7">, </text:span><text:span text:style-name="T10">this</text:span><text:span text:style-name="T7">.AddItemFailed));</text:span></text:p>
      <text:p text:style-name="P5">}</text:p>
      <text:p text:style-name="P5"/>
      <text:p text:style-name="P5"><text:soft-page-break/></text:p>
      <text:p text:style-name="P3"><text:span text:style-name="T10">function</text:span><text:span text:style-name="T7"> AddItemSuccess(sender, args) {</text:span></text:p>
      <text:p text:style-name="P5"/>
      <text:p text:style-name="P3"><text:span text:style-name="T7"><text:s text:c="4"/>alert(</text:span><text:span text:style-name="T13">"Item added successfully"</text:span><text:span text:style-name="T7">);</text:span></text:p>
      <text:p text:style-name="P3"><text:span text:style-name="T7"><text:s text:c="4"/>window.location.href = _spPageContextInfo.webAbsoluteUrl +</text:span><text:span text:style-name="T13">"/Lists/DataList/AllItems.aspx"</text:span><text:span text:style-name="T7">;</text:span></text:p>
      <text:p text:style-name="P5">}</text:p>
      <text:p text:style-name="P5"/>
      <text:p text:style-name="P3"><text:span text:style-name="T10">function</text:span><text:span text:style-name="T7"> AddItemFailed(sender, args) {</text:span></text:p>
      <text:p text:style-name="P5"><text:s text:c="3"/></text:p>
      <text:p text:style-name="P3"><text:span text:style-name="T7"><text:s text:c="4"/>console.log(</text:span><text:span text:style-name="T13">"Message :"</text:span><text:span text:style-name="T7">+args.get_message() +</text:span><text:span text:style-name="T13">"/n Trace :"</text:span><text:span text:style-name="T7">+args.get_stackTrace());</text:span>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5"/>
      <text:p text:style-name="P5"/>
      <text:p text:style-name="P5"/>
      <text:p text:style-name="P5"><text:s text:c="2"/></text:p>
      <text:p text:style-name="P6">//Updating the field values of edit form page to sharepoint list using JSOM</text:p>
      <text:p text:style-name="P6"/>
      <text:p text:style-name="P6"/>
      <text:p text:style-name="P6"/>
      <text:p text:style-name="P3"><text:span text:style-name="T8"><text:s text:c="2"/></text:span><text:span text:style-name="T7">$(document).ready(</text:span><text:span text:style-name="T10">function</text:span><text:span text:style-name="T7"> () {</text:span></text:p>
      <text:p text:style-name="P5"/>
      <text:p text:style-name="P3"><text:span text:style-name="T7"><text:s text:c="4"/></text:span><text:span text:style-name="T10">var</text:span><text:span text:style-name="T7"> updateJSOMItemControl = </text:span><text:span text:style-name="T13">'&lt;input type="button" name="updateItemJSOM" value="Update Item JSOM" accesskey="O" class="ms-ButtonHeightWidth" target="_self"&gt;'</text:span><text:span text:style-name="T7">; <text:s text:c="2"/></text:span></text:p>
      <text:p text:style-name="P3"><text:span text:style-name="T7"><text:s text:c="4"/></text:span><text:span text:style-name="T10">var</text:span><text:span text:style-name="T7"> listName = </text:span><text:span text:style-name="T13">"DataList"</text:span><text:span text:style-name="T7">;</text:span></text:p>
      <text:p text:style-name="P5"><text:s text:c="4"/>JSRequest.EnsureSetup();</text:p>
      <text:p text:style-name="P3"><text:span text:style-name="T7"><text:s text:c="4"/></text:span><text:span text:style-name="T10">var</text:span><text:span text:style-name="T7"> idValue = JSRequest.QueryString[</text:span><text:span text:style-name="T13">"ID"</text:span><text:span text:style-name="T7">]; <text:s text:c="3"/></text:span></text:p>
      <text:p text:style-name="P3"><text:span text:style-name="T7"><text:s text:c="4"/>$(</text:span><text:span text:style-name="T13">"input[id$='diidIOSaveItem']"</text:span><text:span text:style-name="T7">).hide();</text:span></text:p>
      <text:p text:style-name="P3"><text:span text:style-name="T7"><text:s text:c="4"/>$(</text:span><text:span text:style-name="T13">"input[name='updateItem']"</text:span><text:span text:style-name="T7">).parent().append(updateJSOMItemControl);</text:span></text:p>
      <text:p text:style-name="P3"><text:span text:style-name="T7"><text:s text:c="4"/>$(</text:span><text:span text:style-name="T13">"input[name='updateItemJSOM']"</text:span><text:span text:style-name="T7">).click(</text:span><text:span text:style-name="T10">function</text:span><text:span text:style-name="T7"> () {</text:span></text:p>
      <text:p text:style-name="P3"><text:span text:style-name="T7"><text:s text:c="8"/></text:span><text:span text:style-name="T10">var</text:span><text:span text:style-name="T7"> textField = GetFieldByDisplayName(</text:span><text:span text:style-name="T13">"Title"</text:span><text:span text:style-name="T7">);</text:span></text:p>
      <text:p text:style-name="P3"><text:span text:style-name="T7"><text:s text:c="8"/></text:span><text:span text:style-name="T14">//Check if the input is empty</text:span></text:p>
      <text:p text:style-name="P3"><text:span text:style-name="T7"><text:s text:c="8"/></text:span><text:span text:style-name="T10">if</text:span><text:span text:style-name="T7"> (textField &amp;&amp; !textField.val().trim()) {</text:span></text:p>
      <text:p text:style-name="P3"><text:span text:style-name="T7"><text:s text:c="12"/></text:span><text:span text:style-name="T14">//Write a message indicating to the user that the field is empty</text:span></text:p>
      <text:p text:style-name="P3"><text:span text:style-name="T7"><text:s text:c="12"/>WriteErrorMessage(textField, </text:span><text:span text:style-name="T13">"Please enter a value"</text:span><text:span text:style-name="T7">);</text:span></text:p>
      <text:p text:style-name="P5"><text:s text:c="8"/>}</text:p>
      <text:p text:style-name="P3"><text:span text:style-name="T7"><text:s text:c="8"/></text:span><text:span text:style-name="T10">else</text:span><text:span text:style-name="T7"> {</text:span></text:p>
      <text:p text:style-name="P5"><text:s text:c="12"/>UpdateJSOMNewItem();</text:p>
      <text:p text:style-name="P5"><text:soft-page-break/><text:s text:c="8"/>}</text:p>
      <text:p text:style-name="P3"><text:span text:style-name="T7"><text:s text:c="8"/></text:span><text:span text:style-name="T14">//Append an error message to a field <text:s text:c="6"/></text:span></text:p>
      <text:p text:style-name="P3"><text:span text:style-name="T7"><text:s text:c="8"/></text:span><text:span text:style-name="T10">function</text:span><text:span text:style-name="T7"> WriteErrorMessage(inputElement, message) {</text:span></text:p>
      <text:p text:style-name="P3"><text:span text:style-name="T7"><text:s text:c="12"/></text:span><text:span text:style-name="T10">var</text:span><text:span text:style-name="T7"> errorMessageMarkup = </text:span><text:span text:style-name="T13">'&lt;span class="errorMessage ms-formvalidation ms-csrformvalidation"&gt;&lt;span role="alert"&gt;'</text:span><text:span text:style-name="T7"> + message + </text:span><text:span text:style-name="T13">'&lt;br&gt;&lt;/span&gt;'</text:span><text:span text:style-name="T7">;</text:span></text:p>
      <text:p text:style-name="P5"><text:s text:c="12"/>$(inputElement).parent().append(errorMessageMarkup);</text:p>
      <text:p text:style-name="P5"><text:s text:c="8"/>}</text:p>
      <text:p text:style-name="P5"/>
      <text:p text:style-name="P3"><text:span text:style-name="T7"><text:s text:c="8"/></text:span><text:span text:style-name="T14">//Gets a jQuery object that represents a field element</text:span></text:p>
      <text:p text:style-name="P3"><text:span text:style-name="T7"><text:s text:c="8"/></text:span><text:span text:style-name="T10">function</text:span><text:span text:style-name="T7"> GetFieldByDisplayName(fieldName) {</text:span></text:p>
      <text:p text:style-name="P3"><text:span text:style-name="T7"><text:s text:c="12"/></text:span><text:span text:style-name="T10">var</text:span><text:span text:style-name="T7"> field = $(</text:span><text:span text:style-name="T13">'input[title="'</text:span><text:span text:style-name="T7"> + fieldName + </text:span><text:span text:style-name="T13">' Required Field"]'</text:span><text:span text:style-name="T7">);</text:span></text:p>
      <text:p text:style-name="P3"><text:span text:style-name="T7"><text:s text:c="12"/></text:span><text:span text:style-name="T10">return</text:span><text:span text:style-name="T7"> field;</text:span></text:p>
      <text:p text:style-name="P5"><text:s text:c="8"/>}</text:p>
      <text:p text:style-name="P5"/>
      <text:p text:style-name="P5"/>
      <text:p text:style-name="P3"><text:span text:style-name="T7"><text:s text:c="8"/></text:span><text:span text:style-name="T10">function</text:span><text:span text:style-name="T7"> UpdateJSOMNewItem() {</text:span></text:p>
      <text:p text:style-name="P5"/>
      <text:p text:style-name="P3"><text:span text:style-name="T7"><text:s text:c="12"/></text:span><text:span text:style-name="T14">// Creating item using REST API into Sharepoint List</text:span></text:p>
      <text:p text:style-name="P3"><text:span text:style-name="T7"><text:s text:c="12"/></text:span><text:span text:style-name="T10">var</text:span><text:span text:style-name="T7"> title = $(</text:span><text:span text:style-name="T13">"[id*='Title'][id$='TextField']"</text:span><text:span text:style-name="T7">).val();</text:span></text:p>
      <text:p text:style-name="P3"><text:span text:style-name="T7"><text:s text:c="12"/></text:span><text:span text:style-name="T10">var</text:span><text:span text:style-name="T7"> singleLine = $(</text:span><text:span text:style-name="T13">"[id*='Field_SingleLine'][id$='TextField']"</text:span><text:span text:style-name="T7">).val();</text:span></text:p>
      <text:p text:style-name="P3"><text:span text:style-name="T7"><text:s text:c="12"/></text:span><text:span text:style-name="T10">var</text:span><text:span text:style-name="T7"> multiLine = $(</text:span><text:span text:style-name="T13">"[id*='Field_MultiLine'][id$=TextField_inplacerte]"</text:span><text:span text:style-name="T7">).text();</text:span></text:p>
      <text:p text:style-name="P3"><text:span text:style-name="T7"><text:s text:c="12"/></text:span><text:span text:style-name="T10">var</text:span><text:span text:style-name="T7"> numberElement = $(</text:span><text:span text:style-name="T13">"[id*='Field_Number'][id$='NumberField']"</text:span><text:span text:style-name="T7">).val();</text:span></text:p>
      <text:p text:style-name="P3"><text:span text:style-name="T7"><text:s text:c="12"/></text:span><text:span text:style-name="T10">if</text:span><text:span text:style-name="T7"> (numberElement == </text:span><text:span text:style-name="T13">""</text:span><text:span text:style-name="T7">) {</text:span></text:p>
      <text:p text:style-name="P3"><text:span text:style-name="T7"><text:s text:c="16"/>number = </text:span><text:span text:style-name="T10">null</text:span><text:span text:style-name="T7">;</text:span></text:p>
      <text:p text:style-name="P5"><text:s text:c="12"/>}</text:p>
      <text:p text:style-name="P3"><text:span text:style-name="T7"><text:s text:c="12"/></text:span><text:span text:style-name="T10">if</text:span><text:span text:style-name="T7"> (numberElement !== undefined &amp;&amp; number !== </text:span><text:span text:style-name="T10">null</text:span><text:span text:style-name="T7">) {</text:span></text:p>
      <text:p text:style-name="P3"><text:span text:style-name="T7"><text:s text:c="16"/></text:span><text:span text:style-name="T10">var</text:span><text:span text:style-name="T7"> number = parseFloat(numberElement);</text:span></text:p>
      <text:p text:style-name="P5"><text:s text:c="12"/>}</text:p>
      <text:p text:style-name="P3"><text:span text:style-name="T7"><text:s text:c="12"/></text:span><text:span text:style-name="T10">var</text:span><text:span text:style-name="T7"> boolean = $(</text:span><text:span text:style-name="T13">"[id*='Field_Yes_x002f_No'][id$='BooleanField']"</text:span><text:span text:style-name="T7">).is(</text:span><text:span text:style-name="T13">':checked'</text:span><text:span text:style-name="T7">);</text:span></text:p>
      <text:p text:style-name="P3"><text:span text:style-name="T7"><text:s text:c="12"/></text:span><text:span text:style-name="T10">var</text:span><text:span text:style-name="T7"> person = $(</text:span><text:span text:style-name="T13">"[id*='Field_Person'][id$='ClientPeoplePicker']"</text:span><text:span text:style-name="T7">).find(</text:span><text:span text:style-name="T13">'span.ms-entity-resolved'</text:span><text:span text:style-name="T7">).text();</text:span></text:p>
      <text:p text:style-name="P5"/>
      <text:p text:style-name="P5"/>
      <text:p text:style-name="P3"><text:span text:style-name="T7"><text:s text:c="12"/></text:span><text:span text:style-name="T10">var</text:span><text:span text:style-name="T7"> dateElement = $(</text:span><text:span text:style-name="T13">"[id*='Field_Date'][id$='DateTimeFieldDate']"</text:span><text:span text:style-name="T7">).val();</text:span></text:p>
      <text:p text:style-name="P3"><text:span text:style-name="T7"><text:s text:c="12"/></text:span><text:span text:style-name="T10">if</text:span><text:span text:style-name="T7"> (dateElement !== undefined) {</text:span></text:p>
      <text:p text:style-name="P3"><text:span text:style-name="T7"><text:s text:c="16"/></text:span><text:span text:style-name="T10">var</text:span><text:span text:style-name="T7"> date = dateElement == </text:span><text:span text:style-name="T13">""</text:span><text:span text:style-name="T7"> ? </text:span><text:span text:style-name="T10">null</text:span><text:span text:style-name="T7"> : dateElement;</text:span></text:p>
      <text:p text:style-name="P5"><text:s text:c="12"/>}</text:p>
      <text:p text:style-name="P3"><text:span text:style-name="T7"><text:s text:c="12"/></text:span><text:span text:style-name="T10">var</text:span><text:span text:style-name="T7"> choice = $(</text:span><text:span text:style-name="T13">"[id*='Field_Choice'][id$='DropDownChoice']"</text:span><text:span text:style-name="T7">).val();</text:span></text:p>
      <text:p text:style-name="P3"><text:span text:style-name="T7"><text:s text:c="12"/></text:span><text:span text:style-name="T10">var</text:span><text:span text:style-name="T7"> hyperLink = $(</text:span><text:span text:style-name="T13">"[id*='Field_HyperLink'][id$='UrlFieldUrl']"</text:span><text:span text:style-name="T7">).val();</text:span></text:p>
      <text:p text:style-name="P5"/>
      <text:p text:style-name="P3"><text:span text:style-name="T7"><text:s text:c="12"/></text:span><text:span text:style-name="T10">var</text:span><text:span text:style-name="T7"> hyperLinkDescription = $(</text:span><text:span text:style-name="T13">"[id*='Field_HyperLink'][id$='UrlFieldDescription']"</text:span><text:span text:style-name="T7">).val();</text:span></text:p>
      <text:p text:style-name="P5"/>
      <text:p text:style-name="P3"><text:span text:style-name="T7"><text:s text:c="12"/></text:span><text:span text:style-name="T10">var</text:span><text:span text:style-name="T7"> picture = $(</text:span><text:span text:style-name="T13">"[id*='Field_Picture'][id$='UrlFieldUrl']"</text:span><text:span text:style-name="T7">).val();</text:span></text:p>
      <text:p text:style-name="P3"><text:span text:style-name="T7"><text:s text:c="12"/></text:span><text:span text:style-name="T10">var</text:span><text:span text:style-name="T7"> pictureDescription = $(</text:span><text:span text:style-name="T13">"[id*='Field_Picture'][id$='UrlFieldDescription']"</text:span><text:span text:style-name="T7">).val();</text:span></text:p>
      <text:p text:style-name="P3"><text:span text:style-name="T7"><text:s text:c="12"/></text:span><text:span text:style-name="T10">var</text:span><text:span text:style-name="T7"> currencyElement = $(</text:span><text:span text:style-name="T13">"[id*='Field_Currency'][id$='CurrencyField']"</text:span><text:span text:style-name="T7">).val();</text:span></text:p>
      <text:p text:style-name="P3"><text:span text:style-name="T7"><text:s text:c="12"/></text:span><text:span text:style-name="T10">if</text:span><text:span text:style-name="T7"> (currencyElement == </text:span><text:span text:style-name="T13">""</text:span><text:span text:style-name="T7">) {</text:span></text:p>
      <text:p text:style-name="P3"><text:span text:style-name="T7"><text:s text:c="16"/>currency = </text:span><text:span text:style-name="T10">null</text:span><text:span text:style-name="T7">;</text:span></text:p>
      <text:p text:style-name="P5"><text:s text:c="12"/>}</text:p>
      <text:p text:style-name="P3"><text:span text:style-name="T7"><text:s text:c="12"/></text:span><text:span text:style-name="T10">if</text:span><text:span text:style-name="T7"> (currencyElement !== undefined &amp;&amp; currency !== </text:span><text:span text:style-name="T10">null</text:span><text:span text:style-name="T7">) {</text:span></text:p>
      <text:p text:style-name="P3"><text:span text:style-name="T7"><text:s text:c="16"/></text:span><text:span text:style-name="T10">var</text:span><text:span text:style-name="T7"> currency = parseFloat(currencyElement);</text:span></text:p>
      <text:p text:style-name="P5"/>
      <text:p text:style-name="P5"><text:s text:c="12"/>}</text:p>
      <text:p text:style-name="P5"/>
      <text:p text:style-name="P3"><text:span text:style-name="T7"><text:s text:c="12"/></text:span><text:span text:style-name="T10">var</text:span><text:span text:style-name="T7"> lookup = parseInt($(</text:span><text:span text:style-name="T13">"[id*='Field_LookUp'][id$='LookupField']"</text:span><text:span text:style-name="T7">).find(</text:span><text:span text:style-name="T13">'option:selected'</text:span><text:span text:style-name="T7">).val());</text:span></text:p>
      <text:p text:style-name="P5"/>
      <text:p text:style-name="P3"><text:span text:style-name="T7"><text:s text:c="12"/></text:span><text:span text:style-name="T10">var</text:span><text:span text:style-name="T7"> multiplePersons = $(</text:span><text:span text:style-name="T13">"[id*='Field_MultiplePersons'][id$='ClientPeoplePicker']"</text:span><text:span text:style-name="T7">).find(</text:span><text:span text:style-name="T13">'span.ms-entity-resolved'</text:span><text:span text:style-name="T7">).text();</text:span></text:p>
      <text:p text:style-name="P3"><text:span text:style-name="T7"><text:s text:c="12"/></text:span><text:span text:style-name="T10">var</text:span><text:span text:style-name="T7"> choiceArray = [];</text:span></text:p>
      <text:p text:style-name="P3"><text:span text:style-name="T7"><text:s text:c="12"/></text:span><text:span text:style-name="T10">for</text:span><text:span text:style-name="T7"> (</text:span><text:span text:style-name="T10">var</text:span><text:span text:style-name="T7"> i = 0; i &lt; $(</text:span><text:span text:style-name="T13">"[id*='Field_MultipleChoices'][id$='MultiChoiceTable']"</text:span><text:span text:style-name="T7">).find(</text:span><text:span text:style-name="T13">'input:checked'</text:span><text:span text:style-name="T7">).next(</text:span><text:span text:style-name="T13">'label'</text:span><text:span text:style-name="T7">).length; i++) {</text:span></text:p>
      <text:p text:style-name="P3"><text:span text:style-name="T7"><text:s text:c="16"/></text:span><text:span text:style-name="T10">var</text:span><text:span text:style-name="T7"> multipleChoices = $(</text:span><text:span text:style-name="T13">"[id*='Field_MultipleChoices']</text:span><text:soft-page-break/><text:span text:style-name="T13">[id$='MultiChoiceTable']"</text:span><text:span text:style-name="T7">).find(</text:span><text:span text:style-name="T13">'input:checked'</text:span><text:span text:style-name="T7">).next(</text:span><text:span text:style-name="T13">'label'</text:span><text:span text:style-name="T7">)[i].innerText;</text:span></text:p>
      <text:p text:style-name="P5"><text:s text:c="16"/>choiceArray.push(multipleChoices);</text:p>
      <text:p text:style-name="P5"><text:s text:c="12"/>}</text:p>
      <text:p text:style-name="P3"><text:span text:style-name="T7"><text:s text:c="12"/></text:span><text:span text:style-name="T10">var</text:span><text:span text:style-name="T7"> lookUpArray = [];</text:span></text:p>
      <text:p text:style-name="P5"/>
      <text:p text:style-name="P3"><text:span text:style-name="T7"><text:s text:c="12"/></text:span><text:span text:style-name="T10">for</text:span><text:span text:style-name="T7"> (</text:span><text:span text:style-name="T10">var</text:span><text:span text:style-name="T7"> i = 0; i &lt; $(</text:span><text:span text:style-name="T13">"[id*='Field_MultipleLookUp'][id$='SelectResult']"</text:span><text:span text:style-name="T7">).find(</text:span><text:span text:style-name="T13">'option'</text:span><text:span text:style-name="T7">).length; i++) {</text:span></text:p>
      <text:p text:style-name="P3"><text:span text:style-name="T7"><text:s text:c="16"/></text:span><text:span text:style-name="T10">var</text:span><text:span text:style-name="T7"> multiLookUP = </text:span><text:span text:style-name="T10">new</text:span><text:span text:style-name="T7"> </text:span><text:span text:style-name="T17">SP</text:span><text:span text:style-name="T7">.FieldLookupValue();</text:span></text:p>
      <text:p text:style-name="P3"><text:span text:style-name="T7"><text:s text:c="16"/>multiLookUP.set_lookupId($(</text:span><text:span text:style-name="T13">"[id*='Field_MultipleLookUp'][id$='SelectResult']"</text:span><text:span text:style-name="T7">).find(</text:span><text:span text:style-name="T13">'option'</text:span><text:span text:style-name="T7">)[i].value);</text:span></text:p>
      <text:p text:style-name="P5"><text:s text:c="16"/>lookUpArray.push(multiLookUP);</text:p>
      <text:p text:style-name="P5"><text:s text:c="12"/>}</text:p>
      <text:p text:style-name="P5"/>
      <text:p text:style-name="P5"><text:s text:c="12"/>UpdateItemJSOM(listName, idValue, title, singleLine, multiLine, number, person, date, choice, hyperLink, picture, currency, lookup, choiceArray, lookUpArray);</text:p>
      <text:p text:style-name="P5"/>
      <text:p text:style-name="P5"><text:s text:c="12"/></text:p>
      <text:p text:style-name="P5"><text:s text:c="8"/>}</text:p>
      <text:p text:style-name="P5"><text:s text:c="8"/></text:p>
      <text:p text:style-name="P5"><text:s text:c="4"/>});</text:p>
      <text:p text:style-name="P5"/>
      <text:p text:style-name="P5">});</text:p>
      <text:p text:style-name="P5"/>
      <text:p text:style-name="P3"><text:span text:style-name="T10">function</text:span><text:span text:style-name="T7"> UpdateItemJSOM(listName, idValue, title, singleLine, multiLine, number, person, date, choice, hyperLink, picture, currency, lookup, choiceArray, lookUpArray)</text:span></text:p>
      <text:p text:style-name="P5"/>
      <text:p text:style-name="P5">{</text:p>
      <text:p text:style-name="P3"><text:span text:style-name="T7"><text:s text:c="4"/></text:span><text:span text:style-name="T10">var</text:span><text:span text:style-name="T7"> multiplePersons = _spPageContextInfo.userId;</text:span></text:p>
      <text:p text:style-name="P3"><text:span text:style-name="T7"><text:s text:c="4"/></text:span><text:span text:style-name="T10">var</text:span><text:span text:style-name="T7"> context = </text:span><text:span text:style-name="T10">new</text:span><text:span text:style-name="T7"> </text:span><text:span text:style-name="T17">SP</text:span><text:span text:style-name="T7">.ClientContext();</text:span></text:p>
      <text:p text:style-name="P3"><text:span text:style-name="T7"><text:s text:c="4"/></text:span><text:span text:style-name="T10">var</text:span><text:span text:style-name="T7"> list = context.get_web().get_lists().getByTitle(listName);</text:span></text:p>
      <text:p text:style-name="P3"><text:span text:style-name="T7"><text:s text:c="4"/></text:span><text:span text:style-name="T10">var</text:span><text:span text:style-name="T7"> listItem = list.getItemById(idValue); <text:s text:c="3"/></text:span></text:p>
      <text:p text:style-name="P3"><text:span text:style-name="T7"><text:s text:c="4"/>listItem.set_item(</text:span><text:span text:style-name="T13">'Title'</text:span><text:span text:style-name="T7">, title);</text:span></text:p>
      <text:p text:style-name="P3"><text:span text:style-name="T7"><text:s text:c="4"/>listItem.set_item(</text:span><text:span text:style-name="T13">'Field_SingleLine'</text:span><text:span text:style-name="T7">, singleLine);</text:span></text:p>
      <text:p text:style-name="P3"><text:span text:style-name="T7"><text:s text:c="4"/>listItem.set_item(</text:span><text:span text:style-name="T13">'Field_MultiLine'</text:span><text:span text:style-name="T7">, multiLine);</text:span></text:p>
      <text:p text:style-name="P3"><text:span text:style-name="T7"><text:s text:c="4"/>listItem.set_item(</text:span><text:span text:style-name="T13">'Field_Number'</text:span><text:span text:style-name="T7">, number);</text:span></text:p>
      <text:p text:style-name="P3"><text:span text:style-name="T7"><text:s text:c="4"/>listItem.set_item(</text:span><text:span text:style-name="T13">'Field_Person'</text:span><text:span text:style-name="T7">, _spPageContextInfo.userId);</text:span></text:p>
      <text:p text:style-name="P3"><text:span text:style-name="T7"><text:s text:c="4"/>listItem.set_item(</text:span><text:span text:style-name="T13">'Field_Date'</text:span><text:span text:style-name="T7">, date);</text:span></text:p>
      <text:p text:style-name="P3"><text:span text:style-name="T7"><text:s text:c="4"/>listItem.set_item(</text:span><text:span text:style-name="T13">'Field_Choice'</text:span><text:span text:style-name="T7">, choice);</text:span></text:p>
      <text:p text:style-name="P3"><text:span text:style-name="T7"><text:s text:c="4"/>listItem.set_item(</text:span><text:span text:style-name="T13">'Field_HyperLink'</text:span><text:span text:style-name="T7">, hyperLink);</text:span></text:p>
      <text:p text:style-name="P3"><text:span text:style-name="T7"><text:s text:c="4"/>listItem.set_item(</text:span><text:span text:style-name="T13">'Field_Picture'</text:span><text:span text:style-name="T7">, picture);</text:span></text:p>
      <text:p text:style-name="P3"><text:span text:style-name="T7"><text:s text:c="4"/>listItem.set_item(</text:span><text:span text:style-name="T13">'Field_Currency'</text:span><text:span text:style-name="T7">, currency);</text:span></text:p>
      <text:p text:style-name="P3"><text:span text:style-name="T7"><text:s text:c="4"/>listItem.set_item(</text:span><text:span text:style-name="T13">'Field_LookUp'</text:span><text:span text:style-name="T7">, lookup);</text:span></text:p>
      <text:p text:style-name="P3"><text:span text:style-name="T7"><text:s text:c="4"/>listItem.set_item(</text:span><text:span text:style-name="T13">'Field_MultiplePersons'</text:span><text:span text:style-name="T7">, multiplePersons);</text:span></text:p>
      <text:p text:style-name="P3"><text:span text:style-name="T7"><text:s text:c="4"/>listItem.set_item(</text:span><text:span text:style-name="T13">'Field_MultipleChoices'</text:span><text:span text:style-name="T7">, choiceArray);</text:span></text:p>
      <text:p text:style-name="P3"><text:span text:style-name="T7"><text:s text:c="4"/>listItem.set_item(</text:span><text:span text:style-name="T13">'Field_MultipleLookUp'</text:span><text:span text:style-name="T7">, lookUpArray);</text:span></text:p>
      <text:p text:style-name="P5"><text:s text:c="4"/>listItem.update(); <text:s text:c="3"/></text:p>
      <text:p text:style-name="P3"><text:span text:style-name="T7"><text:s text:c="4"/>context.executeQueryAsync(Function.createDelegate(</text:span><text:span text:style-name="T10">this</text:span><text:span text:style-name="T7">, </text:span><text:span text:style-name="T10">this</text:span><text:span text:style-name="T7">.UpdateItemSuccess), Function.createDelegate(</text:span><text:span text:style-name="T10">this</text:span><text:span text:style-name="T7">, </text:span><text:span text:style-name="T10">this</text:span><text:span text:style-name="T7">.UpdateItemFailed));</text:span></text:p>
      <text:p text:style-name="P5">}</text:p>
      <text:p text:style-name="P5"/>
      <text:p text:style-name="P3"><text:span text:style-name="T10">function</text:span><text:span text:style-name="T7"> UpdateItemSuccess(sender,args)</text:span></text:p>
      <text:p text:style-name="P5">{</text:p>
      <text:p text:style-name="P3"><text:span text:style-name="T7"><text:s text:c="4"/>alert(</text:span><text:span text:style-name="T13">"Item Updated Successfully"</text:span><text:span text:style-name="T7">);</text:span></text:p>
      <text:p text:style-name="P3"><text:span text:style-name="T7"><text:s text:c="4"/>window.location.href = _spPageContextInfo.webAbsoluteUrl + </text:span><text:span text:style-name="T13">"/Lists/DataList/AllItems.aspx"</text:span><text:span text:style-name="T7">;</text:span></text:p>
      <text:p text:style-name="P5">}</text:p>
      <text:p text:style-name="P5"/>
      <text:p text:style-name="P3"><text:span text:style-name="T10">function</text:span><text:span text:style-name="T7"> UpdateItemFailed(sender, args)</text:span></text:p>
      <text:p text:style-name="P5">{</text:p>
      <text:p text:style-name="P3"><text:span text:style-name="T7"><text:s text:c="4"/>console.log(</text:span><text:span text:style-name="T13">"Message : "</text:span><text:span text:style-name="T7">+args.get_message()+</text:span><text:span text:style-name="T13">"/n Trace : "</text:span><text:span text:style-name="T7">+args.get_stackTrace());</text:span></text:p>
      <text:p text:style-name="P5">}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/><text:span text:style-name="T18">//Deleting an item displayed in view form page from sharepoint list using JSOM</text:span></text:p>
      <text:p text:style-name="P6"/>
      <text:p text:style-name="P6"/>
      <text:p text:style-name="P6"/>
      <text:p text:style-name="P6"/>
      <text:p text:style-name="P3"><text:span text:style-name="T8"><text:s/>$(document).ready(</text:span><text:span text:style-name="T11">function</text:span><text:span text:style-name="T8"> () {</text:span></text:p>
      <text:p text:style-name="P5"/>
      <text:p text:style-name="P3"><text:span text:style-name="T7"><text:s text:c="4"/></text:span><text:span text:style-name="T10">var</text:span><text:span text:style-name="T7"> deleteJSOMItemControl = </text:span><text:span text:style-name="T13">'&lt;input type="button" name="deleteItemJSOM" value="Delete Item JSOM" accesskey="O" class="ms-ButtonHeightWidth" target="_self"&gt;'</text:span><text:span text:style-name="T7">;</text:span></text:p>
      <text:p text:style-name="P3"><text:span text:style-name="T7"><text:s text:c="4"/></text:span><text:span text:style-name="T10">var</text:span><text:span text:style-name="T7"> listName = </text:span><text:span text:style-name="T13">"DataList"</text:span><text:span text:style-name="T7">;</text:span></text:p>
      <text:p text:style-name="P5"><text:s text:c="4"/>JSRequest.EnsureSetup();</text:p>
      <text:p text:style-name="P3"><text:span text:style-name="T7"><text:s text:c="4"/></text:span><text:span text:style-name="T10">var</text:span><text:span text:style-name="T7"> idValue = JSRequest.QueryString[</text:span><text:span text:style-name="T13">"ID"</text:span><text:span text:style-name="T7">];</text:span></text:p>
      <text:p text:style-name="P5"/>
      <text:p text:style-name="P3"><text:span text:style-name="T7"><text:s text:c="4"/>$(</text:span><text:span text:style-name="T13">"input[name='deleteItem']"</text:span><text:span text:style-name="T7">).parent().append(deleteJSOMItemControl);</text:span></text:p>
      <text:p text:style-name="P5"/>
      <text:p text:style-name="P3"><text:span text:style-name="T7"><text:s text:c="4"/>$(</text:span><text:span text:style-name="T13">"input[name='deleteItemJSOM']"</text:span><text:span text:style-name="T7">).click(</text:span><text:span text:style-name="T10">function</text:span><text:span text:style-name="T7"> () {</text:span></text:p>
      <text:p text:style-name="P5"><text:s text:c="8"/>DeleteItemJSOM(listName, idValue);</text:p>
      <text:p text:style-name="P5"/>
      <text:p text:style-name="P5"/>
      <text:p text:style-name="P5"><text:s text:c="4"/>});</text:p>
      <text:p text:style-name="P5">});</text:p>
      <text:p text:style-name="P5"/>
      <text:p text:style-name="P5"/>
      <text:p text:style-name="P3"><text:span text:style-name="T10">function</text:span><text:span text:style-name="T7"> DeleteItemJSOM(listName, idValue) {</text:span></text:p>
      <text:p text:style-name="P3"><text:span text:style-name="T7"><text:s text:c="4"/></text:span><text:span text:style-name="T10">var</text:span><text:span text:style-name="T7"> context = </text:span><text:span text:style-name="T10">new</text:span><text:span text:style-name="T7"> </text:span><text:span text:style-name="T17">SP</text:span><text:span text:style-name="T7">.ClientContext(); <text:s/></text:span></text:p>
      <text:p text:style-name="P3"><text:span text:style-name="T7"><text:s text:c="4"/></text:span><text:span text:style-name="T10">var</text:span><text:span text:style-name="T7"> list = context.get_web().get_lists().getByTitle(listName);</text:span></text:p>
      <text:p text:style-name="P3"><text:span text:style-name="T7"><text:s text:c="4"/></text:span><text:span text:style-name="T10">var</text:span><text:span text:style-name="T7"> listItem = list.getItemById(idValue);</text:span></text:p>
      <text:p text:style-name="P5"><text:s text:c="4"/>listItem.deleteObject();</text:p>
      <text:p text:style-name="P3"><text:span text:style-name="T7"><text:s text:c="4"/>context.executeQueryAsync(Function.createDelegate(</text:span><text:span text:style-name="T10">this</text:span><text:span text:style-name="T7">, </text:span><text:span text:style-name="T10">this</text:span><text:span text:style-name="T7">.DeleteItemSuccess), Function.createDelegate(</text:span><text:span text:style-name="T10">this</text:span><text:span text:style-name="T7">, </text:span><text:span text:style-name="T10">this</text:span><text:span text:style-name="T7">.DeleteItemFailed));</text:span></text:p>
      <text:p text:style-name="P5">}</text:p>
      <text:p text:style-name="P5"/>
      <text:p text:style-name="P3"><text:span text:style-name="T10">function</text:span><text:span text:style-name="T7"> DeleteItemSuccess(sender, args) {</text:span></text:p>
      <text:p text:style-name="P3"><text:span text:style-name="T7"><text:s text:c="4"/>alert(</text:span><text:span text:style-name="T13">"Item deleted successfully"</text:span><text:span text:style-name="T7">);</text:span></text:p>
      <text:p text:style-name="P3"><text:span text:style-name="T7"><text:s text:c="4"/>window.location.href = </text:span><text:span text:style-name="T13">"https://chennaitillidsoft.sharepoint.com/sites/oct9_QA1/Lists/DataList/AllItems.aspx"</text:span><text:span text:style-name="T7">;</text:span></text:p>
      <text:p text:style-name="P5">}</text:p>
      <text:p text:style-name="P5"/>
      <text:p text:style-name="P3"><text:span text:style-name="T10">function</text:span><text:span text:style-name="T7"> DeleteItemFailed(sender, args) {</text:span></text:p>
      <text:p text:style-name="P3"><text:span text:style-name="T7"><text:s text:c="4"/>console.log(</text:span><text:span text:style-name="T13">"Message :"</text:span><text:span text:style-name="T7"> + args.get_message() + </text:span><text:span text:style-name="T13">"\n Trace :"</text:span><text:span text:style-name="T7"> + args.get_stackTrace());</text:span>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6"/>
      <text:p text:style-name="P5"/>
      <text:p text:style-name="P6">//Creating a new item in MessageList using REST</text:p>
      <text:p text:style-name="P5"/>
      <text:p text:style-name="P5">var userInfo = "";</text:p>
      <text:p text:style-name="P5">var listName = "MessageList";</text:p>
      <text:p text:style-name="P5">var momentValue = "";</text:p>
      <text:p text:style-name="P5">var siteUrl = _spPageContextInfo.webAbsoluteUrl + "/_api/web/lists/GetByTitle('"+listName+"')/items";</text:p>
      <text:p text:style-name="P5">var arrayManagerIds = new Array();</text:p>
      <text:p text:style-name="P5"/>
      <text:p text:style-name="P5">function AddItemMessageList(listName, title, contactPerson, messageDetails, dateMessage, emailValue, userInfo, statusValue) {</text:p>
      <text:p text:style-name="P5"><text:s text:c="4"/>///&lt;summary&gt;Function to create item in Message List&lt;/summary&gt;</text:p>
      <text:p text:style-name="P5"><text:s text:c="4"/>///&lt;param name="listName"&gt;List Name&lt;/param&gt;</text:p>
      <text:p text:style-name="P5"><text:s text:c="4"/>/// &lt;param name="title"&gt;Title of new Item&lt;/param&gt;</text:p>
      <text:p text:style-name="P5"><text:s text:c="4"/>/// &lt;param name="contactPerson"&gt;ContactPersons value for lookup column&lt;/param&gt;</text:p>
      <text:p text:style-name="P5"><text:s text:c="4"/>/// &lt;param name="messageDetails"&gt;Message Details value for Item&lt;/param&gt;</text:p>
      <text:p text:style-name="P5"><text:s text:c="4"/>/// &lt;param name="date"&gt;Date value for Item&lt;/param&gt;</text:p>
      <text:p text:style-name="P5"><text:s text:c="4"/></text:p>
      <text:p text:style-name="P5"><text:s text:c="4"/>$.ajax({</text:p>
      <text:p text:style-name="P5"><text:s text:c="8"/>url: siteUrl,</text:p>
      <text:p text:style-name="P5"><text:s text:c="8"/>type: "POST",</text:p>
      <text:p text:style-name="P5"><text:s text:c="8"/>data: JSON.stringify({</text:p>
      <text:p text:style-name="P5"><text:s text:c="12"/>__metadata: { type: "SP.Data.MessageListListItem" },</text:p>
      <text:p text:style-name="P5"><text:s text:c="12"/>"Title": title,</text:p>
      <text:p text:style-name="P5"><text:s text:c="12"/>"ContactPersonId": contactPerson,</text:p>
      <text:p text:style-name="P5"><text:s text:c="12"/>"MessageDetails": messageDetails,</text:p>
      <text:p text:style-name="P5"><text:s text:c="12"/>"MessageDate": dateMessage == "Invalid date" ? null : dateMessage,</text:p>
      <text:p text:style-name="P5"><text:s text:c="12"/>"Email": emailValue,</text:p>
      <text:p text:style-name="P5"><text:s text:c="12"/>"ManagersId": { "results": [userInfo] },</text:p>
      <text:p text:style-name="P5"><text:s text:c="12"/>"Status": statusValue</text:p>
      <text:p text:style-name="P5"><text:s text:c="8"/>}),</text:p>
      <text:p text:style-name="P5"><text:s text:c="8"/>headers:</text:p>
      <text:p text:style-name="P5"><text:s text:c="8"/>{</text:p>
      <text:p text:style-name="P5"><text:s text:c="12"/>"Accept": "application/json;odata=verbose",</text:p>
      <text:p text:style-name="P5"><text:s text:c="12"/>"Content-Type": "application/json;odata=verbose",</text:p>
      <text:p text:style-name="P5"><text:s text:c="12"/>"X-RequestDigest": $("#__REQUESTDIGEST").val(),</text:p>
      <text:p text:style-name="P5"><text:s text:c="12"/>"X-HTTP-Method": "POST"</text:p>
      <text:p text:style-name="P5"><text:s text:c="8"/>},</text:p>
      <text:p text:style-name="P5"/>
      <text:p text:style-name="P5"><text:s text:c="8"/>success: function (data) {</text:p>
      <text:p text:style-name="P5"/>
      <text:p text:style-name="P5"><text:s text:c="12"/>alert("Item created successfully");</text:p>
      <text:p text:style-name="P5"><text:s text:c="12"/>var employeeEmail = data.d.Email;</text:p>
      <text:p text:style-name="P5"><text:s text:c="12"/>var emailBody = $.parseHTML(data.d.MessageDetails)[0].innerText;</text:p>
      <text:p text:style-name="P5"><text:s text:c="11"/>// SendEmailToEmployee(employeeEmail, emailBody);</text:p>
      <text:p text:style-name="P5"><text:s text:c="12"/>window.location.href = _spPageContextInfo.webAbsoluteUrl + "/Lists/MessageList/AllItems.aspx";</text:p>
      <text:p text:style-name="P5"><text:s text:c="8"/>},</text:p>
      <text:p text:style-name="P5"><text:s text:c="8"/>error: function (error) {</text:p>
      <text:p text:style-name="P5"><text:s text:c="12"/>console.log(JSON.stringify(error));</text:p>
      <text:p text:style-name="P5"/>
      <text:p text:style-name="P5"><text:s text:c="8"/>}</text:p>
      <text:p text:style-name="P5"><text:s text:c="4"/>});</text:p>
      <text:p text:style-name="P5"/>
      <text:p text:style-name="P5"><text:s text:c="4"/></text:p>
      <text:p text:style-name="P5">}</text:p>
      <text:p text:style-name="P5"/>
      <text:p text:style-name="P5">function GerManagerIDNewFrom(managersValue) {</text:p>
      <text:p text:style-name="P5"><text:s text:c="4"/>var url = _spPageContextInfo.webAbsoluteUrl + "/_api/Web/lists/getbytitle('User Information List')/items?$filter=ImnName eq '" + managersValue + "'";</text:p>
      <text:p text:style-name="P5"><text:soft-page-break/><text:s text:c="4"/>var requestHeaders = { "accept": "application/json;odata=verbose" };</text:p>
      <text:p text:style-name="P5"><text:s text:c="4"/>$.ajax({</text:p>
      <text:p text:style-name="P5"><text:s text:c="8"/>url: url,</text:p>
      <text:p text:style-name="P5"><text:s text:c="8"/>contentType: "application/json;odata=verbose",</text:p>
      <text:p text:style-name="P5"><text:s text:c="8"/>headers: requestHeaders,</text:p>
      <text:p text:style-name="P5"><text:s text:c="8"/>success: onSuccess,</text:p>
      <text:p text:style-name="P5"><text:s text:c="8"/>error: onError</text:p>
      <text:p text:style-name="P5"><text:s text:c="4"/>});</text:p>
      <text:p text:style-name="P5"/>
      <text:p text:style-name="P5"><text:s text:c="4"/>function onSuccess(data) {</text:p>
      <text:p text:style-name="P5"><text:s text:c="8"/>userInfo = data.d.results[0].Id;</text:p>
      <text:p text:style-name="P5"><text:s text:c="4"/>}</text:p>
      <text:p text:style-name="P5"/>
      <text:p text:style-name="P5"><text:s text:c="4"/>function onError(error) {</text:p>
      <text:p text:style-name="P5"><text:s text:c="8"/>alert("error");</text:p>
      <text:p text:style-name="P5"><text:s text:c="4"/>}</text:p>
      <text:p text:style-name="P5">}</text:p>
      <text:p text:style-name="P5"><text:s/></text:p>
      <text:p text:style-name="P5">function BindEmailValue(selectedLookUpName) {</text:p>
      <text:p text:style-name="P5"><text:s text:c="4"/>///&lt;summary&gt;When selected change event of ContactPersons field fires, it populates the email value to control&lt;/summary&gt;</text:p>
      <text:p text:style-name="P5"><text:s text:c="4"/>///&lt;param name="selectedLookUpName"&gt;selected Contact Person&lt;/param&gt; <text:s text:c="3"/></text:p>
      <text:p text:style-name="P5"><text:s text:c="4"/></text:p>
      <text:p text:style-name="P5"><text:s text:c="8"/>var url = _spPageContextInfo.webAbsoluteUrl + "/_api/web/lists/GetByTitle('CustomerContacts')/items?$filter=FullName eq '" + selectedLookUpName + "'";</text:p>
      <text:p text:style-name="P5"/>
      <text:p text:style-name="P5"><text:s text:c="8"/>$.ajax({</text:p>
      <text:p text:style-name="P5"><text:s text:c="12"/>url: url,</text:p>
      <text:p text:style-name="P5"><text:s text:c="12"/>type: "GET",</text:p>
      <text:p text:style-name="P5"><text:s text:c="12"/>headers: {</text:p>
      <text:p text:style-name="P5"><text:s text:c="16"/>"accept": "application/json;odata=verbose",</text:p>
      <text:p text:style-name="P5"><text:s text:c="12"/>},</text:p>
      <text:p text:style-name="P5"><text:s text:c="12"/>success: function (data){</text:p>
      <text:p text:style-name="P5"><text:s text:c="16"/>// set the value to email field</text:p>
      <text:p text:style-name="P5"><text:s text:c="16"/>$("input[id*='Email'][id$='TextField']").val(data.d.results[0].Email); <text:s text:c="31"/></text:p>
      <text:p text:style-name="P5"><text:s text:c="12"/>},</text:p>
      <text:p text:style-name="P5"><text:s text:c="12"/>error: function (error){</text:p>
      <text:p text:style-name="P5"><text:s text:c="16"/>alert(JSON.stringify(error));</text:p>
      <text:p text:style-name="P5"><text:s text:c="12"/>}</text:p>
      <text:p text:style-name="P5"><text:s text:c="8"/>}); <text:s text:c="3"/></text:p>
      <text:p text:style-name="P5"><text:s text:c="4"/></text:p>
      <text:p text:style-name="P5">}</text:p>
      <text:p text:style-name="P5"/>
      <text:p text:style-name="P5">function GetUserIdLookUpName(selectedLookUpName){</text:p>
      <text:p text:style-name="P5"><text:s text:c="4"/>///&lt;summary&gt;get the user id of selected value on change event of ContactPersons field&lt;/summary&gt;</text:p>
      <text:p text:style-name="P5"><text:s text:c="4"/>///&lt;param name="selectedLookUpName"&gt;selected Contact Person&lt;/param&gt;</text:p>
      <text:p text:style-name="P5"><text:s text:c="4"/>// var url = _spPageContextInfo.webAbsoluteUrl + "/_api/Web/lists/getbytitle('User Information List')/items?$filter=ImnName eq '" + selectedLookUpName + "'";</text:p>
      <text:p text:style-name="P5"><text:s text:c="4"/>var url = _spPageContextInfo.webAbsoluteUrl + "/_api/Web/lists/getbytitle('ManagersList')/items?$select=Managers/Title,Managers/Id&amp;$expand=Managers&amp;$filter=Title eq '" + selectedLookUpName+"'";</text:p>
      <text:p text:style-name="P5"><text:s text:c="4"/>var requestHeaders = { "accept": "application/json;odata=verbose" };</text:p>
      <text:p text:style-name="P5"><text:s text:c="4"/>$.ajax({</text:p>
      <text:p text:style-name="P5"><text:s text:c="8"/>url: url,</text:p>
      <text:p text:style-name="P5"><text:s text:c="8"/>contentType: "application/json;odata=verbose",</text:p>
      <text:p text:style-name="P5"><text:s text:c="8"/>headers: requestHeaders,</text:p>
      <text:p text:style-name="P5"><text:s text:c="8"/>success: onSuccess,</text:p>
      <text:p text:style-name="P5"><text:s text:c="8"/>error: onError</text:p>
      <text:p text:style-name="P5"><text:s text:c="4"/>});</text:p>
      <text:p text:style-name="P5"/>
      <text:p text:style-name="P5"><text:s text:c="4"/>function onSuccess(data)</text:p>
      <text:p text:style-name="P5"><text:s text:c="4"/>{</text:p>
      <text:p text:style-name="P5"><text:soft-page-break/><text:s text:c="8"/>for (var i = 0; i &lt; data.d.results[0].Managers.results.length;i++){</text:p>
      <text:p text:style-name="P5"><text:s text:c="8"/>userInfo = data.d.results[0].Managers.results[i].Id;</text:p>
      <text:p text:style-name="P5"><text:s text:c="7"/>}</text:p>
      <text:p text:style-name="P5"><text:s text:c="8"/>BindManagerNameToControl(userInfo);</text:p>
      <text:p text:style-name="P5"><text:s text:c="6"/></text:p>
      <text:p text:style-name="P5"><text:s text:c="4"/>}</text:p>
      <text:p text:style-name="P5"/>
      <text:p text:style-name="P5"><text:s text:c="4"/>function onError(error) {</text:p>
      <text:p text:style-name="P5"><text:s text:c="8"/>alert("error");</text:p>
      <text:p text:style-name="P5"><text:s text:c="4"/>}</text:p>
      <text:p text:style-name="P5">}</text:p>
      <text:p text:style-name="P5"/>
      <text:p text:style-name="P5">function BindManagerNameToControl(userInfo) {</text:p>
      <text:p text:style-name="P5"><text:s text:c="8"/>///&lt;summary&gt;Bind Manager Name to PeoplePicker control&lt;/summary&gt;</text:p>
      <text:p text:style-name="P5"><text:s text:c="4"/>///&lt;param name="userInfo"&gt;ID of Manager&lt;/param&gt;</text:p>
      <text:p text:style-name="P5"><text:s text:c="4"/>var requestUri = _spPageContextInfo.webAbsoluteUrl + "/_api/web/getuserbyid(" + userInfo + ")";</text:p>
      <text:p text:style-name="P5"><text:s text:c="8"/>var requestHeaders = { "accept": "application/json;odata=verbose" };</text:p>
      <text:p text:style-name="P5"><text:s text:c="8"/>$.ajax({</text:p>
      <text:p text:style-name="P5"><text:s text:c="12"/>url: requestUri,</text:p>
      <text:p text:style-name="P5"><text:s text:c="12"/>contentType: "application/json;odata=verbose",</text:p>
      <text:p text:style-name="P5"><text:s text:c="12"/>headers: requestHeaders,</text:p>
      <text:p text:style-name="P5"><text:s text:c="12"/>success: onSuccess,</text:p>
      <text:p text:style-name="P5"><text:s text:c="12"/>error: onError</text:p>
      <text:p text:style-name="P5"><text:s text:c="8"/>});</text:p>
      <text:p text:style-name="P5"/>
      <text:p text:style-name="P5"><text:s text:c="8"/>function onSuccess(data) {</text:p>
      <text:p text:style-name="P5"><text:s text:c="12"/>var loginName = data.d.Title;</text:p>
      <text:p text:style-name="P5"><text:s text:c="12"/>var controlName = "Managers";</text:p>
      <text:p text:style-name="P5"><text:s text:c="12"/>var ppDiv = $("[id$='ClientPeoplePicker'][title='" + controlName + "']"); <text:s text:c="8"/>// Select the People Picker DIV</text:p>
      <text:p text:style-name="P5"><text:s text:c="12"/>var ppEditor = ppDiv.find("[title='" + controlName + "']"); <text:s text:c="21"/></text:p>
      <text:p text:style-name="P5"><text:s text:c="12"/>var spPP = SPClientPeoplePicker.SPClientPeoplePickerDict[ppDiv[0].id]; <text:s text:c="10"/>// Get the instance of the People Picker from the Dictionary</text:p>
      <text:p text:style-name="P5"><text:s text:c="12"/>ppEditor.val(loginName) <text:s text:c="57"/>// Set the value</text:p>
      <text:p text:style-name="P5"><text:s text:c="12"/>spPP.AddUnresolvedUserFromEditor(true);</text:p>
      <text:p text:style-name="P5"><text:s text:c="8"/>}</text:p>
      <text:p text:style-name="P5"/>
      <text:p text:style-name="P5"><text:s text:c="8"/>function onError(error) {</text:p>
      <text:p text:style-name="P5"><text:s text:c="12"/>alert("error");</text:p>
      <text:p text:style-name="P5"><text:s text:c="8"/>}</text:p>
      <text:p text:style-name="P5"><text:s text:c="4"/>}</text:p>
      <text:p text:style-name="P5"/>
      <text:p text:style-name="P5">function SendEmailToEmployee(employeeEmail, emailBody) {</text:p>
      <text:p text:style-name="P5"><text:s text:c="4"/>///&lt;summary&gt;Send an email after successfull creation of an item in MessageList&lt;/summary&gt;</text:p>
      <text:p text:style-name="P5"><text:s text:c="4"/>///&lt;param name="employeeEmail"&gt;Email of selected employee in ContactPerson&lt;/param&gt;</text:p>
      <text:p text:style-name="P5"><text:s text:c="4"/>///&lt;param name="emailBody"&gt;MessageDetails of selected employee in ContactPerson&lt;/param&gt;</text:p>
      <text:p text:style-name="P5"><text:s text:c="4"/>var urlTemplate = _spPageContextInfo.webAbsoluteUrl + "/_api/SP.Utilities.Utility.SendEmail";</text:p>
      <text:p text:style-name="P5"><text:s text:c="4"/>$.ajax({</text:p>
      <text:p text:style-name="P5"><text:s text:c="8"/>contentType: 'application/json',</text:p>
      <text:p text:style-name="P5"><text:s text:c="8"/>url: urlTemplate,</text:p>
      <text:p text:style-name="P5"><text:s text:c="8"/>type: 'POST',</text:p>
      <text:p text:style-name="P5"><text:s text:c="8"/>async: false,</text:p>
      <text:p text:style-name="P5"><text:s text:c="8"/>data: JSON.stringify({</text:p>
      <text:p text:style-name="P5"><text:s text:c="12"/>'properties': {</text:p>
      <text:p text:style-name="P5"><text:s text:c="16"/>'__metadata': { 'type': 'SP.Utilities.EmailProperties' },</text:p>
      <text:p text:style-name="P5"><text:s text:c="16"/>'From': "murali@chennaitillidsoft.onmicrosoft.com",</text:p>
      <text:p text:style-name="P5"><text:s text:c="16"/>'To': { 'results': [employeeEmail] },</text:p>
      <text:p text:style-name="P5"><text:s text:c="16"/>'Subject': "Test mail",</text:p>
      <text:p text:style-name="P5"><text:s text:c="16"/>'Body': emailBody</text:p>
      <text:p text:style-name="P5"><text:s text:c="12"/>}</text:p>
      <text:p text:style-name="P5"><text:s text:c="8"/>}</text:p>
      <text:p text:style-name="P5"><text:s text:c="8"/>),</text:p>
      <text:p text:style-name="P5"><text:soft-page-break/><text:s text:c="8"/>headers: {</text:p>
      <text:p text:style-name="P5"><text:s text:c="12"/>"Accept": "application/json;odata=verbose",</text:p>
      <text:p text:style-name="P5"><text:s text:c="12"/>"content-type": "application/json;odata=verbose",</text:p>
      <text:p text:style-name="P5"><text:s text:c="12"/>"X-RequestDigest": $("#__REQUESTDIGEST").val()</text:p>
      <text:p text:style-name="P5"><text:s text:c="8"/>},</text:p>
      <text:p text:style-name="P5"><text:s text:c="8"/>success: function (data) {</text:p>
      <text:p text:style-name="P5"><text:s text:c="12"/>alert("Mail sent");</text:p>
      <text:p text:style-name="P5"><text:s text:c="12"/>window.location.href = _spPageContextInfo.webAbsoluteUrl + "/Lists/MessageList/AllItems.aspx";</text:p>
      <text:p text:style-name="P5"><text:s text:c="8"/>},</text:p>
      <text:p text:style-name="P5"><text:s text:c="8"/>error: function (err) {</text:p>
      <text:p text:style-name="P5"><text:s text:c="12"/>alert(JSON.stringify(err));</text:p>
      <text:p text:style-name="P5"><text:s text:c="8"/>}</text:p>
      <text:p text:style-name="P5"><text:s text:c="4"/>});</text:p>
      <text:p text:style-name="P5">}</text:p>
      <text:p text:style-name="P5"/>
      <text:p text:style-name="P5">$(document).ready(function () {</text:p>
      <text:p text:style-name="P5"><text:s text:c="4"/>if ($("input#addListItemREST").length == 0) {</text:p>
      <text:p text:style-name="P5"><text:s text:c="8"/>// Creating custom Add button</text:p>
      <text:p text:style-name="P5"><text:s text:c="8"/>var addControlREST = '&lt;input type="button" id="addListItemREST" name="addListItemREST" value="Add Item REST" class="ms-ButtonHeightWidth"&gt;';</text:p>
      <text:p text:style-name="P5"><text:s text:c="8"/>$("input[id$='diidIOSaveItem']").parent().append(addControlREST);</text:p>
      <text:p text:style-name="P5"/>
      <text:p text:style-name="P5"><text:s text:c="8"/>//To hide OOTB Save and Cancel buttons in NewForms</text:p>
      <text:p text:style-name="P5"><text:s text:c="8"/>$("input[id$='diidIOSaveItem']").hide();</text:p>
      <text:p text:style-name="P5"><text:s text:c="8"/>$("input[id$='diidIOGoBack']").hide();</text:p>
      <text:p text:style-name="P5"/>
      <text:p text:style-name="P5"><text:s text:c="8"/></text:p>
      <text:p text:style-name="P5"><text:s text:c="8"/>//Click event for custom add button</text:p>
      <text:p text:style-name="P5"><text:s text:c="8"/>$("input[name='addListItemREST']").click(function () {</text:p>
      <text:p text:style-name="P5"><text:s text:c="12"/>var textField = GetFieldByDisplayName("Title");</text:p>
      <text:p text:style-name="P5"><text:s text:c="12"/>if ($("span.errorMessage.ms-formvalidation.ms-csrformvalidation").length &gt; 0) {</text:p>
      <text:p text:style-name="P5"><text:s text:c="16"/>$("span.errorMessage.ms-formvalidation.ms-csrformvalidation").empty();</text:p>
      <text:p text:style-name="P5"><text:s text:c="12"/>}</text:p>
      <text:p text:style-name="P5"><text:s text:c="12"/>//Check if the input is empty</text:p>
      <text:p text:style-name="P5"><text:s text:c="12"/>if (textField &amp;&amp; !textField.val().trim()) { <text:s/></text:p>
      <text:p text:style-name="P5"><text:s text:c="16"/></text:p>
      <text:p text:style-name="P5"><text:s text:c="16"/>//Write a message indicating to the user that the field is empty</text:p>
      <text:p text:style-name="P5"><text:s text:c="16"/>WriteErrorMessage(textField, "Please enter a value");</text:p>
      <text:p text:style-name="P5"><text:s text:c="12"/>}</text:p>
      <text:p text:style-name="P5"><text:s text:c="12"/>else {</text:p>
      <text:p text:style-name="P5"><text:s text:c="16"/>SaveNewItem();</text:p>
      <text:p text:style-name="P5"><text:s text:c="12"/>}</text:p>
      <text:p text:style-name="P5"><text:s text:c="14"/></text:p>
      <text:p text:style-name="P5"><text:s text:c="12"/>function WriteErrorMessage(inputElement, message) {</text:p>
      <text:p text:style-name="P5"><text:s text:c="17"/>///&lt;summary&gt;Writes the validation message under the respective control&lt;/summary&gt;</text:p>
      <text:p text:style-name="P5"><text:s text:c="16"/>var errorMessageMarkup = '&lt;span class="errorMessage ms-formvalidation ms-csrformvalidation"&gt;&lt;span role="alert"&gt;' + message + '&lt;br&gt;&lt;/span&gt;';</text:p>
      <text:p text:style-name="P5"><text:s text:c="16"/>$(inputElement).parent().append(errorMessageMarkup);</text:p>
      <text:p text:style-name="P5"><text:s text:c="12"/>}</text:p>
      <text:p text:style-name="P5"/>
      <text:p text:style-name="P5"><text:s text:c="12"/></text:p>
      <text:p text:style-name="P5"><text:s text:c="12"/>function GetFieldByDisplayName(fieldName) {</text:p>
      <text:p text:style-name="P5"><text:s text:c="17"/>///&lt;summary&gt;Gets a jQuery object that represents a field element&lt;/summary&gt;</text:p>
      <text:p text:style-name="P5"><text:s text:c="16"/>var field = $('input[title="' + fieldName + ' Required Field"]');</text:p>
      <text:p text:style-name="P5"><text:s text:c="16"/>return field;</text:p>
      <text:p text:style-name="P5"><text:s text:c="12"/>}</text:p>
      <text:p text:style-name="P5"><text:s text:c="12"/></text:p>
      <text:p text:style-name="P5"><text:s text:c="12"/>function SaveNewItem() {</text:p>
      <text:p text:style-name="P5"><text:s text:c="16"/>///&lt;summary&gt;Create a new item in MessageList&lt;/summary&gt;</text:p>
      <text:p text:style-name="P5"><text:s text:c="16"/>if ($("[id*='Title'][id$='TextField']").val() != undefined) {</text:p>
      <text:p text:style-name="P5"><text:s text:c="20"/>var title = $("[id*='Title'][id$='TextField']").val();</text:p>
      <text:p text:style-name="P5"><text:s text:c="16"/>}</text:p>
      <text:p text:style-name="P5"><text:s text:c="16"/>else { title = ""; }</text:p>
      <text:p text:style-name="P5"><text:soft-page-break/><text:s text:c="16"/>if ($("[id*='ContactPerson'][id$='LookupField']").find('option:selected').val() != undefined) {</text:p>
      <text:p text:style-name="P5"><text:s text:c="20"/>var contactPerson = parseInt($("[id*='ContactPerson'][id$='LookupField']").find('option:selected').val());</text:p>
      <text:p text:style-name="P5"><text:s text:c="16"/>}</text:p>
      <text:p text:style-name="P5"><text:s text:c="16"/>else { contactPerson = ""; }</text:p>
      <text:p text:style-name="P5"><text:s text:c="16"/>if ($("[id*='MessageDetails'][id$=TextField_inplacerte]").text() != undefined) {</text:p>
      <text:p text:style-name="P5"><text:s text:c="20"/>var messageDetails = $("[id*='MessageDetails'][id$=TextField_inplacerte]").text();</text:p>
      <text:p text:style-name="P5"><text:s text:c="16"/>}</text:p>
      <text:p text:style-name="P5"><text:s text:c="16"/>else { messageDetails = "";}</text:p>
      <text:p text:style-name="P5"><text:s text:c="16"/></text:p>
      <text:p text:style-name="P5"><text:s text:c="16"/>var dateElement = $("[id*='MessageDate'][id$='DateTimeFieldDate']").val();</text:p>
      <text:p text:style-name="P5"><text:s text:c="16"/>if (momentValue !== undefined &amp;&amp; dateElement !==undefined)</text:p>
      <text:p text:style-name="P5"><text:s text:c="16"/>{</text:p>
      <text:p text:style-name="P5"><text:s text:c="20"/>momentValue = moment(new Date(dateElement));</text:p>
      <text:p text:style-name="P5"><text:s text:c="20"/>if (momentValue.format("MM/DD/YYYY") != "Invalid date") {</text:p>
      <text:p text:style-name="P5"><text:s text:c="24"/></text:p>
      <text:p text:style-name="P5"><text:s text:c="24"/>var dateMessage = momentValue.format("MM/DD/YYYY");</text:p>
      <text:p text:style-name="P5"><text:s text:c="20"/>}</text:p>
      <text:p text:style-name="P5"><text:s text:c="20"/>else { dateMessage = null;}</text:p>
      <text:p text:style-name="P5"><text:s text:c="16"/>}</text:p>
      <text:p text:style-name="P5"><text:s text:c="16"/>if ($("input[id*='Email'][id$='TextField']").val() != undefined) {</text:p>
      <text:p text:style-name="P5"><text:s text:c="20"/>var emailValue = $("input[id*='Email'][id$='TextField']").val();</text:p>
      <text:p text:style-name="P5"><text:s text:c="16"/>}</text:p>
      <text:p text:style-name="P5"><text:s text:c="16"/>else { emailValue = ""; }</text:p>
      <text:p text:style-name="P5"><text:s text:c="16"/>if ($("[id*='Managers'][id$='ClientPeoplePicker']").find("span.ms-entity-resolved").text() != undefined) {</text:p>
      <text:p text:style-name="P5"><text:s text:c="20"/>var managersValue = $("[id*='Managers'][id$='ClientPeoplePicker']").find("span.ms-entity-resolved").text();</text:p>
      <text:p text:style-name="P5"><text:s text:c="16"/>}</text:p>
      <text:p text:style-name="P5"><text:s text:c="16"/>else { managersValue = ""; }</text:p>
      <text:p text:style-name="P5"><text:s text:c="16"/>if ($("[id*='Status'][id$='DropDownChoice']").val() != undefined) {</text:p>
      <text:p text:style-name="P5"><text:s text:c="20"/>var statusValue = $("[id*='Status'][id$='DropDownChoice']").val();</text:p>
      <text:p text:style-name="P5"><text:s text:c="16"/>}</text:p>
      <text:p text:style-name="P5"><text:s text:c="16"/>else { statusValue = ""; }</text:p>
      <text:p text:style-name="P5"><text:s text:c="16"/>if (managersValue != "") {</text:p>
      <text:p text:style-name="P5"><text:s text:c="20"/>GerManagerIDNewFrom(managersValue);</text:p>
      <text:p text:style-name="P5"><text:s text:c="16"/>}</text:p>
      <text:p text:style-name="P5"><text:s text:c="16"/>else { userInfo = 0;}</text:p>
      <text:p text:style-name="P5"><text:s text:c="16"/>AddItemMessageList(listName, title, contactPerson, messageDetails, dateMessage, emailValue, userInfo, statusValue);</text:p>
      <text:p text:style-name="P5"><text:s text:c="12"/>}</text:p>
      <text:p text:style-name="P5"/>
      <text:p text:style-name="P5"><text:s text:c="8"/>});</text:p>
      <text:p text:style-name="P5"/>
      <text:p text:style-name="P5"><text:s text:c="8"/>// Creating custom cancel button</text:p>
      <text:p text:style-name="P5"><text:s text:c="8"/>var cancelControlREST = '&lt;input type="button" id="cancelListItemREST" name="cancelListItemREST" value="Cancel Item REST" class="ms-ButtonHeightWidth"&gt;';</text:p>
      <text:p text:style-name="P5"><text:s text:c="8"/>var cancelUrl = _spPageContextInfo.webAbsoluteUrl + '\u002fLists\u002fMessageList\u002fAllItems.aspx';</text:p>
      <text:p text:style-name="P5"><text:s text:c="8"/>$("input[name='addListItemREST']").parent().append(cancelControlREST);</text:p>
      <text:p text:style-name="P5"/>
      <text:p text:style-name="P5"><text:s text:c="8"/>//Click event for custom Cancel button</text:p>
      <text:p text:style-name="P5"><text:s text:c="8"/>$("input[name='cancelListItemREST']").click(function () {</text:p>
      <text:p text:style-name="P5"><text:s text:c="12"/>window.location.href = _spPageContextInfo.webAbsoluteUrl + "/Lists/MessageList/AllItems.aspx";</text:p>
      <text:p text:style-name="P5"><text:s text:c="12"/>//STSNavigate(cancelUrl);</text:p>
      <text:p text:style-name="P5"><text:s text:c="12"/>//return false;</text:p>
      <text:p text:style-name="P5"><text:s text:c="12"/>//WebForm_DoPostBackWithOptions(new WebForm_PostBackOptions("cancelListItem", "", true, "", "", false, true))</text:p>
      <text:p text:style-name="P5"><text:s text:c="8"/>});</text:p>
      <text:p text:style-name="P5"/>
      <text:p text:style-name="P5"><text:s text:c="8"/>//Change event for ContactPersons field value</text:p>
      <text:p text:style-name="P5"><text:soft-page-break/><text:s text:c="8"/>$("[id*='ContactPerson'][id$='LookupField']").change(function () {</text:p>
      <text:p text:style-name="P5"><text:s text:c="12"/>$("[id$='ClientPeoplePicker'][title='Managers']").find("span.sp-peoplepicker-resolveList").text("");</text:p>
      <text:p text:style-name="P5"><text:s text:c="12"/>$("input[id*='Email'][id$='TextField']").val("");</text:p>
      <text:p text:style-name="P5"><text:s text:c="12"/>var selectedLookUpName = $(this).find('option:selected').text();</text:p>
      <text:p text:style-name="P5"><text:s text:c="12"/>if (selectedLookUpName !== "(None)") {</text:p>
      <text:p text:style-name="P5"><text:s text:c="16"/>BindEmailValue(selectedLookUpName);</text:p>
      <text:p text:style-name="P5"/>
      <text:p text:style-name="P5"><text:s text:c="16"/>GetUserIdLookUpName(selectedLookUpName);</text:p>
      <text:p text:style-name="P5"><text:s text:c="12"/>}</text:p>
      <text:p text:style-name="P5"><text:s text:c="12"/>else {</text:p>
      <text:p text:style-name="P5"><text:s text:c="14"/>$("[id$='ClientPeoplePicker'][title='Managers']").find("span.sp-peoplepicker-initialHelpText.ms-helperText").attr("style", "display:block");</text:p>
      <text:p text:style-name="P5"><text:s text:c="12"/>}</text:p>
      <text:p text:style-name="P5"><text:s text:c="9"/>});</text:p>
      <text:p text:style-name="P5"><text:s text:c="4"/>}</text:p>
      <text:p text:style-name="P5">})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//Update a item in MessageList using REST</text:p>
      <text:p text:style-name="P5"/>
      <text:p text:style-name="P5">var userInfo = "";</text:p>
      <text:p text:style-name="P5">var selectedLookUpName = "";</text:p>
      <text:p text:style-name="P5">var listName = "MessageList";</text:p>
      <text:p text:style-name="P5">var momentValue = "";</text:p>
      <text:p text:style-name="P5">JSRequest.EnsureSetup();</text:p>
      <text:p text:style-name="P5">var idValue = JSRequest.QueryString["ID"];</text:p>
      <text:p text:style-name="P5">var itemUrl = _spPageContextInfo.webAbsoluteUrl + "/_api/web/lists/GetByTitle('" + listName +"')/items(" + idValue + ")";</text:p>
      <text:p text:style-name="P5">var arrayManagerIds = new Array();</text:p>
      <text:p text:style-name="P5"><text:s text:c="12"/></text:p>
      <text:p text:style-name="P5"/>
      <text:p text:style-name="P5">function UpdateItemMessageList(listName, title, contactPerson, messageDetails, dateMessage, emailValue, userInfo, statusValue) {</text:p>
      <text:p text:style-name="P5"><text:s text:c="4"/>///&lt;summary&gt;Function to create item in Message List&lt;/summary&gt;</text:p>
      <text:p text:style-name="P5"><text:s text:c="4"/>///&lt;param name="listName"&gt;List Name&lt;/param&gt;</text:p>
      <text:p text:style-name="P5"><text:s text:c="4"/>/// &lt;param name="title"&gt;Title of new Item&lt;/param&gt;</text:p>
      <text:p text:style-name="P5"><text:s text:c="4"/>/// &lt;param name="contactPerson"&gt;ContactPersons value for lookup column&lt;/param&gt;</text:p>
      <text:p text:style-name="P5"><text:s text:c="4"/>/// &lt;param name="messageDetails"&gt;Message Details value for Item&lt;/param&gt;</text:p>
      <text:p text:style-name="P5"><text:s text:c="4"/>/// &lt;param name="date"&gt;Date value for Item&lt;/param&gt;</text:p>
      <text:p text:style-name="P5"><text:s text:c="4"/></text:p>
      <text:p text:style-name="P5"><text:s text:c="4"/>$.ajax({</text:p>
      <text:p text:style-name="P5"><text:s text:c="8"/>url: itemUrl,</text:p>
      <text:p text:style-name="P5"><text:s text:c="8"/>type: "POST",</text:p>
      <text:p text:style-name="P5"><text:s text:c="8"/>async: false,</text:p>
      <text:p text:style-name="P5"><text:s text:c="8"/>data: JSON.stringify({</text:p>
      <text:p text:style-name="P5"><text:s text:c="12"/>__metadata: { type: "SP.Data.MessageListListItem" },</text:p>
      <text:p text:style-name="P5"><text:s text:c="12"/>"Title": title,</text:p>
      <text:p text:style-name="P5"><text:s text:c="12"/>"ContactPersonId": contactPerson,</text:p>
      <text:p text:style-name="P5"><text:s text:c="12"/>"MessageDetails": messageDetails,</text:p>
      <text:p text:style-name="P5"><text:soft-page-break/><text:s text:c="12"/>"MessageDate": dateMessage == "Invalid date" ? null : dateMessage,</text:p>
      <text:p text:style-name="P5"><text:s text:c="12"/>"Email": emailValue,</text:p>
      <text:p text:style-name="P5"><text:s text:c="12"/>"ManagersId": { "results": [userInfo] },</text:p>
      <text:p text:style-name="P5"><text:s text:c="12"/>"Status": statusValue</text:p>
      <text:p text:style-name="P5"><text:s text:c="8"/>}),</text:p>
      <text:p text:style-name="P5"><text:s text:c="8"/>headers:</text:p>
      <text:p text:style-name="P5"><text:s text:c="8"/>{</text:p>
      <text:p text:style-name="P5"><text:s text:c="12"/>"Accept": "application/json;odata=verbose",</text:p>
      <text:p text:style-name="P5"><text:s text:c="12"/>"Content-Type": "application/json;odata=verbose",</text:p>
      <text:p text:style-name="P5"><text:s text:c="12"/>"X-RequestDigest": $("#__REQUESTDIGEST").val(),</text:p>
      <text:p text:style-name="P5"><text:s text:c="12"/>"X-HTTP-Method": "MERGE",</text:p>
      <text:p text:style-name="P5"><text:s text:c="12"/>"IF-MATCH": "*"</text:p>
      <text:p text:style-name="P5"/>
      <text:p text:style-name="P5"><text:s text:c="8"/>},</text:p>
      <text:p text:style-name="P5"/>
      <text:p text:style-name="P5"><text:s text:c="8"/>success: function (data) {</text:p>
      <text:p text:style-name="P5"><text:s text:c="12"/>alert("Item Updated successfully"); <text:s text:c="11"/></text:p>
      <text:p text:style-name="P5"><text:s text:c="12"/>//SendEmailToEmployee(window.emailValue, window.messageDetails);</text:p>
      <text:p text:style-name="P5"><text:s text:c="12"/>window.location.href = _spPageContextInfo.webAbsoluteUrl + "/Lists/MessageList/AllItems.aspx";</text:p>
      <text:p text:style-name="P5"><text:s text:c="12"/></text:p>
      <text:p text:style-name="P5"><text:s text:c="8"/>},</text:p>
      <text:p text:style-name="P5"><text:s text:c="8"/>error: function (error) {</text:p>
      <text:p text:style-name="P5"><text:s text:c="12"/>console.log(JSON.stringify(error));</text:p>
      <text:p text:style-name="P5"><text:s text:c="8"/>}</text:p>
      <text:p text:style-name="P5"><text:s text:c="4"/>}); <text:s text:c="2"/></text:p>
      <text:p text:style-name="P5">}</text:p>
      <text:p text:style-name="P5"/>
      <text:p text:style-name="P5">function GerManagerIDEditFrom(managersValue) {</text:p>
      <text:p text:style-name="P5"><text:s text:c="4"/>var url = _spPageContextInfo.webAbsoluteUrl + "/_api/Web/lists/getbytitle('User Information List')/items?$filter=ImnName eq '" + managersValue + "'";</text:p>
      <text:p text:style-name="P5"><text:s text:c="4"/>var requestHeaders = { "accept": "application/json;odata=verbose" };</text:p>
      <text:p text:style-name="P5"><text:s text:c="4"/>$.ajax({</text:p>
      <text:p text:style-name="P5"><text:s text:c="8"/>url: url,</text:p>
      <text:p text:style-name="P5"><text:s text:c="8"/>contentType: "application/json;odata=verbose",</text:p>
      <text:p text:style-name="P5"><text:s text:c="8"/>async:false,</text:p>
      <text:p text:style-name="P5"><text:s text:c="8"/>headers: requestHeaders,</text:p>
      <text:p text:style-name="P5"><text:s text:c="8"/>success: onSuccess,</text:p>
      <text:p text:style-name="P5"><text:s text:c="8"/>error: onError</text:p>
      <text:p text:style-name="P5"><text:s text:c="4"/>});</text:p>
      <text:p text:style-name="P5"/>
      <text:p text:style-name="P5"><text:s text:c="4"/>function onSuccess(data) {</text:p>
      <text:p text:style-name="P5"><text:s text:c="8"/>userInfo = data.d.results[0].Id; <text:s text:c="7"/></text:p>
      <text:p text:style-name="P5"><text:s text:c="4"/>}</text:p>
      <text:p text:style-name="P5"/>
      <text:p text:style-name="P5"><text:s text:c="4"/>function onError(error) {</text:p>
      <text:p text:style-name="P5"><text:s text:c="8"/>alert("error");</text:p>
      <text:p text:style-name="P5"><text:s text:c="4"/>}</text:p>
      <text:p text:style-name="P5">}</text:p>
      <text:p text:style-name="P5"><text:s/></text:p>
      <text:p text:style-name="P5">function BindEmailValue(selectedLookUpName) {</text:p>
      <text:p text:style-name="P5"><text:s text:c="4"/>///&lt;summary&gt;When selected change event of ContactPersons field fires, it populates the email value to control&lt;/summary&gt;</text:p>
      <text:p text:style-name="P5"><text:s text:c="4"/>///&lt;param name="selectedLookUpName"&gt;selected Contact Person&lt;/param&gt; <text:s text:c="3"/></text:p>
      <text:p text:style-name="P5"><text:s text:c="4"/></text:p>
      <text:p text:style-name="P5"><text:s text:c="8"/>var url = _spPageContextInfo.webAbsoluteUrl + "/_api/web/lists/GetByTitle('CustomerContacts')/items?$filter=FullName eq '" + selectedLookUpName + "'";</text:p>
      <text:p text:style-name="P5"/>
      <text:p text:style-name="P5"><text:s text:c="8"/>$.ajax({</text:p>
      <text:p text:style-name="P5"><text:s text:c="12"/>url: url,</text:p>
      <text:p text:style-name="P5"><text:s text:c="12"/>type: "GET",</text:p>
      <text:p text:style-name="P5"><text:s text:c="12"/>headers: {</text:p>
      <text:p text:style-name="P5"><text:s text:c="16"/>"accept": "application/json;odata=verbose",</text:p>
      <text:p text:style-name="P5"><text:s text:c="12"/>},</text:p>
      <text:p text:style-name="P5"><text:soft-page-break/><text:s text:c="12"/>success: function (data){</text:p>
      <text:p text:style-name="P5"><text:s text:c="16"/>// set the value to email field</text:p>
      <text:p text:style-name="P5"><text:s text:c="16"/>$("input[id*='Email'][id$='TextField']").val(data.d.results[0].Email); <text:s text:c="31"/></text:p>
      <text:p text:style-name="P5"><text:s text:c="12"/>},</text:p>
      <text:p text:style-name="P5"><text:s text:c="12"/>error: function (error){</text:p>
      <text:p text:style-name="P5"><text:s text:c="16"/>alert(JSON.stringify(error));</text:p>
      <text:p text:style-name="P5"><text:s text:c="12"/>}</text:p>
      <text:p text:style-name="P5"><text:s text:c="8"/>}); <text:s text:c="3"/></text:p>
      <text:p text:style-name="P5"><text:s text:c="4"/></text:p>
      <text:p text:style-name="P5">}</text:p>
      <text:p text:style-name="P5"/>
      <text:p text:style-name="P5">function GetUserIdLookUpName(selectedLookUpName){</text:p>
      <text:p text:style-name="P5"><text:s text:c="4"/>///&lt;summary&gt;get the user id of selected value on change event of ContactPersons field&lt;/summary&gt;</text:p>
      <text:p text:style-name="P5"><text:s text:c="4"/>///&lt;param name="selectedLookUpName"&gt;selected Contact Person&lt;/param&gt;</text:p>
      <text:p text:style-name="P5"><text:s text:c="4"/>// var url = _spPageContextInfo.webAbsoluteUrl + "/_api/Web/lists/getbytitle('User Information List')/items?$filter=ImnName eq '" + selectedLookUpName + "'";</text:p>
      <text:p text:style-name="P5"><text:s text:c="4"/>var url = _spPageContextInfo.webAbsoluteUrl + "/_api/Web/lists/getbytitle('ManagersList')/items?$select=Managers/Title,Managers/Id&amp;$expand=Managers&amp;$filter=Title eq '" + selectedLookUpName + "'";</text:p>
      <text:p text:style-name="P5"><text:s text:c="4"/>var requestHeaders = { "accept": "application/json;odata=verbose" };</text:p>
      <text:p text:style-name="P5"><text:s text:c="4"/>$.ajax({</text:p>
      <text:p text:style-name="P5"><text:s text:c="8"/>url: url,</text:p>
      <text:p text:style-name="P5"><text:s text:c="8"/>contentType: "application/json;odata=verbose",</text:p>
      <text:p text:style-name="P5"><text:s text:c="8"/>headers: requestHeaders,</text:p>
      <text:p text:style-name="P5"><text:s text:c="8"/>success: onSuccess,</text:p>
      <text:p text:style-name="P5"><text:s text:c="8"/>error: onError</text:p>
      <text:p text:style-name="P5"><text:s text:c="4"/>});</text:p>
      <text:p text:style-name="P5"/>
      <text:p text:style-name="P5"><text:s text:c="4"/>function onSuccess(data) {</text:p>
      <text:p text:style-name="P5"><text:s text:c="8"/>for (var i = 0; i &lt; data.d.results[0].Managers.results.length; i++) {</text:p>
      <text:p text:style-name="P5"><text:s text:c="12"/>userInfo = data.d.results[0].Managers.results[i].Id;</text:p>
      <text:p text:style-name="P5"><text:s text:c="8"/>}</text:p>
      <text:p text:style-name="P5"><text:s text:c="8"/>BindManagerNameToControl(userInfo);</text:p>
      <text:p text:style-name="P5"><text:s text:c="8"/></text:p>
      <text:p text:style-name="P5"><text:s text:c="4"/>}</text:p>
      <text:p text:style-name="P5"/>
      <text:p text:style-name="P5"><text:s text:c="4"/>function onError(error) {</text:p>
      <text:p text:style-name="P5"><text:s text:c="8"/>alert("error");</text:p>
      <text:p text:style-name="P5"><text:s text:c="4"/>}</text:p>
      <text:p text:style-name="P5">}</text:p>
      <text:p text:style-name="P5"/>
      <text:p text:style-name="P5">function BindManagerNameToControl(userInfo) {</text:p>
      <text:p text:style-name="P5"><text:s text:c="4"/>///&lt;summary&gt;Bind Manager Name to PeoplePicker control&lt;/summary&gt;</text:p>
      <text:p text:style-name="P5"><text:s text:c="4"/>///&lt;param name="userInfo"&gt;ID of Manager&lt;/param&gt;</text:p>
      <text:p text:style-name="P5"><text:s text:c="4"/>var requestUri = _spPageContextInfo.webAbsoluteUrl + "/_api/web/getuserbyid(" + userInfo + ")";</text:p>
      <text:p text:style-name="P5"><text:s text:c="4"/>var requestHeaders = { "accept": "application/json;odata=verbose" };</text:p>
      <text:p text:style-name="P5"><text:s text:c="4"/>$.ajax({</text:p>
      <text:p text:style-name="P5"><text:s text:c="8"/>url: requestUri,</text:p>
      <text:p text:style-name="P5"><text:s text:c="8"/>contentType: "application/json;odata=verbose",</text:p>
      <text:p text:style-name="P5"><text:s text:c="8"/>headers: requestHeaders,</text:p>
      <text:p text:style-name="P5"><text:s text:c="8"/>success: onSuccess,</text:p>
      <text:p text:style-name="P5"><text:s text:c="8"/>error: onError</text:p>
      <text:p text:style-name="P5"><text:s text:c="4"/>});</text:p>
      <text:p text:style-name="P5"/>
      <text:p text:style-name="P5"><text:s text:c="4"/>function onSuccess(data) {</text:p>
      <text:p text:style-name="P5"><text:s text:c="8"/>var loginName = data.d.Title;</text:p>
      <text:p text:style-name="P5"><text:s text:c="8"/>var controlName = "Managers";</text:p>
      <text:p text:style-name="P5"><text:s text:c="8"/>var ppDiv = $("[id$='ClientPeoplePicker'][title='" + controlName + "']"); <text:s text:c="8"/>// Select the People Picker DIV</text:p>
      <text:p text:style-name="P5"><text:s text:c="8"/>var ppEditor = ppDiv.find("[title='" + controlName + "']");</text:p>
      <text:p text:style-name="P5"><text:s text:c="8"/>var spPP = SPClientPeoplePicker.SPClientPeoplePickerDict[ppDiv[0].id]; <text:s text:c="10"/>// Get the instance of the People Picker from the Dictionary</text:p>
      <text:p text:style-name="P5"><text:soft-page-break/><text:s text:c="8"/>ppEditor.val(loginName) <text:s text:c="57"/>// Set the value</text:p>
      <text:p text:style-name="P5"><text:s text:c="8"/>spPP.AddUnresolvedUserFromEditor(true);</text:p>
      <text:p text:style-name="P5"><text:s text:c="4"/>}</text:p>
      <text:p text:style-name="P5"/>
      <text:p text:style-name="P5"><text:s text:c="4"/>function onError(error) {</text:p>
      <text:p text:style-name="P5"><text:s text:c="8"/>alert("error");</text:p>
      <text:p text:style-name="P5"><text:s text:c="4"/>}</text:p>
      <text:p text:style-name="P5">}</text:p>
      <text:p text:style-name="P5"/>
      <text:p text:style-name="P5">function SendEmailToEmployee(employeeEmail, emailBody) {</text:p>
      <text:p text:style-name="P5"><text:s text:c="4"/>///&lt;summary&gt;Send an email after successfull creation of an item in MessageList&lt;/summary&gt;</text:p>
      <text:p text:style-name="P5"><text:s text:c="4"/>///&lt;param name="employeeEmail"&gt;Email of selected employee in ContactPerson&lt;/param&gt;</text:p>
      <text:p text:style-name="P5"><text:s text:c="4"/>///&lt;param name="emailBody"&gt;MessageDetails of selected employee in ContactPerson&lt;/param&gt;</text:p>
      <text:p text:style-name="P5"><text:s text:c="4"/>var urlTemplate = _spPageContextInfo.webAbsoluteUrl + "/_api/SP.Utilities.Utility.SendEmail";</text:p>
      <text:p text:style-name="P5"><text:s text:c="4"/>$.ajax({</text:p>
      <text:p text:style-name="P5"><text:s text:c="8"/>contentType: 'application/json',</text:p>
      <text:p text:style-name="P5"><text:s text:c="8"/>url: urlTemplate,</text:p>
      <text:p text:style-name="P5"><text:s text:c="8"/>type: 'POST',</text:p>
      <text:p text:style-name="P5"><text:s text:c="8"/>async: false,</text:p>
      <text:p text:style-name="P5"><text:s text:c="8"/>data: JSON.stringify({</text:p>
      <text:p text:style-name="P5"><text:s text:c="12"/>'properties': {</text:p>
      <text:p text:style-name="P5"><text:s text:c="16"/>'__metadata': { 'type': 'SP.Utilities.EmailProperties' },</text:p>
      <text:p text:style-name="P5"><text:s text:c="16"/>'From': "murali@chennaitillidsoft.onmicrosoft.com",</text:p>
      <text:p text:style-name="P5"><text:s text:c="16"/>'To': { 'results': [employeeEmail] },</text:p>
      <text:p text:style-name="P5"><text:s text:c="16"/>'Subject': "Test mail",</text:p>
      <text:p text:style-name="P5"><text:s text:c="16"/>'Body': emailBody</text:p>
      <text:p text:style-name="P5"><text:s text:c="12"/>}</text:p>
      <text:p text:style-name="P5"><text:s text:c="8"/>}</text:p>
      <text:p text:style-name="P5"><text:s text:c="8"/>),</text:p>
      <text:p text:style-name="P5"><text:s text:c="8"/>headers: {</text:p>
      <text:p text:style-name="P5"><text:s text:c="12"/>"Accept": "application/json;odata=verbose",</text:p>
      <text:p text:style-name="P5"><text:s text:c="12"/>"content-type": "application/json;odata=verbose",</text:p>
      <text:p text:style-name="P5"><text:s text:c="12"/>"X-RequestDigest": $("#__REQUESTDIGEST").val()</text:p>
      <text:p text:style-name="P5"><text:s text:c="8"/>},</text:p>
      <text:p text:style-name="P5"><text:s text:c="8"/>success: function (data) {</text:p>
      <text:p text:style-name="P5"><text:s text:c="12"/>alert("Mail sent");</text:p>
      <text:p text:style-name="P5"><text:s text:c="12"/>window.location.href = _spPageContextInfo.webAbsoluteUrl + "/Lists/MessageList/AllItems.aspx";</text:p>
      <text:p text:style-name="P5"><text:s text:c="8"/>},</text:p>
      <text:p text:style-name="P5"><text:s text:c="8"/>error: function (err) {</text:p>
      <text:p text:style-name="P5"><text:s text:c="12"/>alert(JSON.stringify(err));</text:p>
      <text:p text:style-name="P5"><text:s text:c="8"/>}</text:p>
      <text:p text:style-name="P5"><text:s text:c="4"/>});</text:p>
      <text:p text:style-name="P5">}</text:p>
      <text:p text:style-name="P5"/>
      <text:p text:style-name="P5">$(document).ready(function () {</text:p>
      <text:p text:style-name="P5"><text:s text:c="4"/>if ($("input#updateListItem").length == 0) {</text:p>
      <text:p text:style-name="P5"><text:s text:c="8"/>// Creating custom Add button</text:p>
      <text:p text:style-name="P5"><text:s text:c="8"/>var updateMessageListControl = '&lt;input type="button" id="updateListItem" name="updateListItem" value="Update Item" class="ms-ButtonHeightWidth"&gt;';</text:p>
      <text:p text:style-name="P5"><text:s text:c="8"/>$("input[id$='diidIOSaveItem']").parent().append(updateMessageListControl);</text:p>
      <text:p text:style-name="P5"/>
      <text:p text:style-name="P5"><text:s text:c="8"/>//To hide OOTB Save and Cancel buttons in NewForms</text:p>
      <text:p text:style-name="P5"><text:s text:c="8"/>$("input[id$='diidIOSaveItem']").hide();</text:p>
      <text:p text:style-name="P5"><text:s text:c="8"/>$("input[id$='diidIOGoBack']").hide();</text:p>
      <text:p text:style-name="P5"/>
      <text:p text:style-name="P5"><text:s text:c="8"/></text:p>
      <text:p text:style-name="P5"><text:s text:c="8"/>//Click event for custom add button</text:p>
      <text:p text:style-name="P5"><text:s text:c="8"/>$("input[name='updateListItem']").click(function () {</text:p>
      <text:p text:style-name="P5"><text:s text:c="12"/>var textField = GetFieldByDisplayName("Title");</text:p>
      <text:p text:style-name="P5"><text:s text:c="12"/>//Check if the input is empty</text:p>
      <text:p text:style-name="P5"><text:s text:c="12"/>if (textField &amp;&amp; !textField.val().trim()) { <text:s text:c="15"/></text:p>
      <text:p text:style-name="P5"><text:s text:c="16"/>//Write a message indicating to the user that the field is empty</text:p>
      <text:p text:style-name="P5"><text:soft-page-break/><text:s text:c="16"/>WriteErrorMessage(textField, "Please enter a value");</text:p>
      <text:p text:style-name="P5"><text:s text:c="12"/>}</text:p>
      <text:p text:style-name="P5"><text:s text:c="12"/>else {</text:p>
      <text:p text:style-name="P5"><text:s text:c="16"/>UpdateMessageListItem();</text:p>
      <text:p text:style-name="P5"><text:s text:c="12"/>}</text:p>
      <text:p text:style-name="P5"><text:s text:c="12"/>//Append an error message to a field <text:s text:c="6"/></text:p>
      <text:p text:style-name="P5"><text:s text:c="12"/>function WriteErrorMessage(inputElement, message) {</text:p>
      <text:p text:style-name="P5"><text:s text:c="16"/>var errorMessageMarkup = '&lt;span class="errorMessage ms-formvalidation ms-csrformvalidation"&gt;&lt;span role="alert"&gt;' + message + '&lt;br&gt;&lt;/span&gt;';</text:p>
      <text:p text:style-name="P5"><text:s text:c="16"/>$(inputElement).parent().append(errorMessageMarkup);</text:p>
      <text:p text:style-name="P5"><text:s text:c="12"/>}</text:p>
      <text:p text:style-name="P5"/>
      <text:p text:style-name="P5"><text:s text:c="12"/>//Gets a jQuery object that represents a field element</text:p>
      <text:p text:style-name="P5"><text:s text:c="12"/>function GetFieldByDisplayName(fieldName) {</text:p>
      <text:p text:style-name="P5"><text:s text:c="16"/>var field = $('input[title="' + fieldName + ' Required Field"]');</text:p>
      <text:p text:style-name="P5"><text:s text:c="16"/>return field;</text:p>
      <text:p text:style-name="P5"><text:s text:c="12"/>}</text:p>
      <text:p text:style-name="P5"><text:s text:c="12"/></text:p>
      <text:p text:style-name="P5"><text:s text:c="12"/>function UpdateMessageListItem() {</text:p>
      <text:p text:style-name="P5"><text:s text:c="17"/>///&lt;summary&gt;Update an item in MessageList&lt;/summary&gt;</text:p>
      <text:p text:style-name="P5"><text:s text:c="16"/>var title = $("[id*='Title'][id$='TextField']").val();</text:p>
      <text:p text:style-name="P5"><text:s text:c="16"/>var contactPerson = parseInt($("[id*='ContactPerson'][id$='LookupField']").find('option:selected').val());</text:p>
      <text:p text:style-name="P5"><text:s text:c="15"/>// var messageDetails = $("[id*='MessageDetails'][id$=TextField_inplacerte]").text();</text:p>
      <text:p text:style-name="P5"><text:s text:c="16"/>var dateElement = $("[id*='MessageDate'][id$='DateTimeFieldDate']").val();</text:p>
      <text:p text:style-name="P5"><text:s text:c="16"/>if (momentValue !== undefined &amp;&amp; dateElement !==undefined)</text:p>
      <text:p text:style-name="P5"><text:s text:c="16"/>{</text:p>
      <text:p text:style-name="P5"><text:s text:c="20"/>momentValue = moment(new Date(dateElement));</text:p>
      <text:p text:style-name="P5"><text:s text:c="20"/>var dateMessage = momentValue.format("MM/DD/YYYY");</text:p>
      <text:p text:style-name="P5"><text:s text:c="16"/>}</text:p>
      <text:p text:style-name="P5"><text:s text:c="16"/>window.messageDetails = $("[id*='MessageDetails'][id$=TextField_inplacerte]").text();</text:p>
      <text:p text:style-name="P5"><text:s text:c="16"/>window.emailValue = $("input[id*='Email'][id$='TextField']").val(); <text:s text:c="3"/></text:p>
      <text:p text:style-name="P5"><text:s text:c="15"/>// var emailValue = $("input[id*='Email'][id$='TextField']").val(); <text:s text:c="15"/></text:p>
      <text:p text:style-name="P5"><text:s text:c="16"/>var managersValue = $("[id*='Managers'][id$='ClientPeoplePicker']").find("span.ms-entity-resolved").text();</text:p>
      <text:p text:style-name="P5"><text:s text:c="16"/>var statusValue = $("[id*='Status'][id$='DropDownChoice']").val();</text:p>
      <text:p text:style-name="P5"><text:s text:c="16"/></text:p>
      <text:p text:style-name="P5"><text:s text:c="17"/>GerManagerIDEditFrom(managersValue);</text:p>
      <text:p text:style-name="P5"><text:s text:c="17"/>UpdateItemMessageList(listName, title, contactPerson, messageDetails, dateMessage, emailValue, userInfo, statusValue);</text:p>
      <text:p text:style-name="P5"><text:s text:c="12"/>}</text:p>
      <text:p text:style-name="P5"/>
      <text:p text:style-name="P5"><text:s text:c="8"/>});</text:p>
      <text:p text:style-name="P5"/>
      <text:p text:style-name="P5"><text:s text:c="8"/>// Creating custom cancel button</text:p>
      <text:p text:style-name="P5"><text:s text:c="8"/>var cancelMessgeListControl = '&lt;input type="button" id="cancelMessageListItem" name="cancelMessageListItem" value="Cancel Item" class="ms-ButtonHeightWidth"&gt;';</text:p>
      <text:p text:style-name="P5"><text:s text:c="8"/>var cancelUrl = _spPageContextInfo.webAbsoluteUrl + '\u002fLists\u002fMessageList\u002fAllItems.aspx';</text:p>
      <text:p text:style-name="P5"><text:s text:c="8"/>$("input[name='updateListItem']").parent().append(cancelMessgeListControl);</text:p>
      <text:p text:style-name="P5"/>
      <text:p text:style-name="P5"><text:s text:c="8"/>//Click event for custom Cancel button</text:p>
      <text:p text:style-name="P5"><text:s text:c="8"/>$("input[name='cancelMessageListItem']").click(function () {</text:p>
      <text:p text:style-name="P5"><text:s text:c="12"/>window.location.href = _spPageContextInfo.webAbsoluteUrl + "/Lists/MessageList/AllItems.aspx";</text:p>
      <text:p text:style-name="P5"><text:s text:c="8"/>});</text:p>
      <text:p text:style-name="P5"/>
      <text:p text:style-name="P5"><text:s text:c="7"/></text:p>
      <text:p text:style-name="P5"><text:s text:c="8"/>//Change event for ContactPersons field value</text:p>
      <text:p text:style-name="P5"><text:s text:c="8"/>$("[id*='ContactPerson'][id$='LookupField']").change(function () {</text:p>
      <text:p text:style-name="P5"><text:s text:c="12"/>$("[id$='ClientPeoplePicker'][title='Managers']").find("span.sp-peoplepicker-resolveList").text("");</text:p>
      <text:p text:style-name="P5"><text:s text:c="12"/>$("input[id*='Email'][id$='TextField']").val("");</text:p>
      <text:p text:style-name="P5"><text:soft-page-break/><text:s text:c="12"/>selectedLookUpName = $(this).find('option:selected').text();</text:p>
      <text:p text:style-name="P5"><text:s text:c="12"/></text:p>
      <text:p text:style-name="P5"><text:s text:c="12"/>if (selectedLookUpName !== "(None)") {</text:p>
      <text:p text:style-name="P5"><text:s text:c="16"/>BindEmailValue(selectedLookUpName);</text:p>
      <text:p text:style-name="P5"/>
      <text:p text:style-name="P5"><text:s text:c="16"/>GetUserIdLookUpName(selectedLookUpName);</text:p>
      <text:p text:style-name="P5"><text:s text:c="12"/>}</text:p>
      <text:p text:style-name="P5"><text:s text:c="12"/>else {</text:p>
      <text:p text:style-name="P5"><text:s text:c="14"/>$("[id$='ClientPeoplePicker'][title='Managers']").find("span.sp-peoplepicker-initialHelpText.ms-helperText").attr("style", "display:block");</text:p>
      <text:p text:style-name="P5"><text:s text:c="12"/>}</text:p>
      <text:p text:style-name="P5"><text:s text:c="9"/>});</text:p>
      <text:p text:style-name="P5"><text:s text:c="4"/>}</text:p>
      <text:p text:style-name="P5">})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//Create an item in Message List using JSOM</text:p>
      <text:p text:style-name="P6"/>
      <text:p text:style-name="P6"/>
      <text:p text:style-name="P6"/>
      <text:p text:style-name="P9">//window.userInfo1 = "";</text:p>
      <text:p text:style-name="P5"/>
      <text:p text:style-name="P5"/>
      <text:p text:style-name="P3"><text:span text:style-name="T7">$(document).ready(</text:span><text:span text:style-name="T10">function</text:span><text:span text:style-name="T7"> () {</text:span></text:p>
      <text:p text:style-name="P3"><text:span text:style-name="T7"><text:s text:c="4"/></text:span><text:span text:style-name="T10">if</text:span><text:span text:style-name="T7"> ($(</text:span><text:span text:style-name="T13">"input#addListItemJSOM"</text:span><text:span text:style-name="T7">).length == 0) {</text:span></text:p>
      <text:p text:style-name="P3"><text:span text:style-name="T7"><text:s text:c="8"/></text:span><text:span text:style-name="T14">// Creating custom Add button</text:span></text:p>
      <text:p text:style-name="P3"><text:span text:style-name="T7"><text:s text:c="8"/></text:span><text:span text:style-name="T10">var</text:span><text:span text:style-name="T7"> addControlJSOM = </text:span><text:span text:style-name="T13">'&lt;input type="button" id="addListItemJSOM" name="addListItemJSOM" value="Add Item JSOM" class="ms-ButtonHeightWidth"&gt;'</text:span><text:span text:style-name="T7">;</text:span></text:p>
      <text:p text:style-name="P3"><text:span text:style-name="T7"><text:s text:c="8"/>$(</text:span><text:span text:style-name="T13">"input[id$='diidIOSaveItem']"</text:span><text:span text:style-name="T7">).parent().append(addControlJSOM);</text:span></text:p>
      <text:p text:style-name="P5"/>
      <text:p text:style-name="P3"><text:span text:style-name="T7"><text:s text:c="8"/></text:span><text:span text:style-name="T14">//To hide OOTB Save and Cancel buttons in NewForms</text:span></text:p>
      <text:p text:style-name="P3"><text:span text:style-name="T7"><text:s text:c="8"/>$(</text:span><text:span text:style-name="T13">"input[id$='diidIOSaveItem']"</text:span><text:span text:style-name="T7">).hide();</text:span></text:p>
      <text:p text:style-name="P3"><text:span text:style-name="T7"><text:s text:c="8"/>$(</text:span><text:span text:style-name="T13">"input[id$='diidIOGoBack']"</text:span><text:span text:style-name="T7">).hide();</text:span></text:p>
      <text:p text:style-name="P5"/>
      <text:p text:style-name="P5"/>
      <text:p text:style-name="P3"><text:span text:style-name="T7"><text:s text:c="8"/></text:span><text:span text:style-name="T14">//Click event for custom add button</text:span></text:p>
      <text:p text:style-name="P3"><text:span text:style-name="T7"><text:s text:c="8"/>$(</text:span><text:span text:style-name="T13">"input[name='addListItemJSOM']"</text:span><text:span text:style-name="T7">).click(</text:span><text:span text:style-name="T10">function</text:span><text:span text:style-name="T7"> () {</text:span></text:p>
      <text:p text:style-name="P3"><text:span text:style-name="T7"><text:s text:c="12"/></text:span><text:span text:style-name="T10">var</text:span><text:span text:style-name="T7"> textField = GetFieldByDisplayName(</text:span><text:span text:style-name="T13">"Title"</text:span><text:span text:style-name="T7">);</text:span></text:p>
      <text:p text:style-name="P3"><text:span text:style-name="T7"><text:s text:c="12"/></text:span><text:span text:style-name="T10">if</text:span><text:span text:style-name="T7"> ($(</text:span><text:span text:style-name="T13">"span.errorMessage.ms-formvalidation.ms-csrformvalidation"</text:span><text:span text:style-name="T7">).length&gt;0)</text:span></text:p>
      <text:p text:style-name="P5"><text:s text:c="12"/>{</text:p>
      <text:p text:style-name="P3"><text:span text:style-name="T7"><text:s text:c="16"/>$(</text:span><text:span text:style-name="T13">"span.errorMessage.ms-formvalidation.ms-csrformvalidation"</text:span><text:span text:style-name="T7">).empty();</text:span></text:p>
      <text:p text:style-name="P5"><text:s text:c="12"/>}</text:p>
      <text:p text:style-name="P3"><text:span text:style-name="T7"><text:s text:c="12"/></text:span><text:span text:style-name="T14">//WriteErrorMessage(textField, " ");</text:span></text:p>
      <text:p text:style-name="P3"><text:span text:style-name="T7"><text:s text:c="12"/></text:span><text:span text:style-name="T14">//Check if the input is empty</text:span></text:p>
      <text:p text:style-name="P3"><text:span text:style-name="T7"><text:s text:c="12"/></text:span><text:span text:style-name="T10">if</text:span><text:span text:style-name="T7"> (textField &amp;&amp; !textField.val().trim()) {</text:span></text:p>
      <text:p text:style-name="P5"/>
      <text:p text:style-name="P3"><text:span text:style-name="T7"><text:s text:c="16"/></text:span><text:span text:style-name="T14">//Write a message indicating to the user that the field is empty</text:span></text:p>
      <text:p text:style-name="P3"><text:soft-page-break/><text:span text:style-name="T7"><text:s text:c="16"/>WriteErrorMessage(textField, </text:span><text:span text:style-name="T13">"Please enter a value"</text:span><text:span text:style-name="T7">);</text:span></text:p>
      <text:p text:style-name="P5"><text:s text:c="12"/>}</text:p>
      <text:p text:style-name="P3"><text:span text:style-name="T7"><text:s text:c="12"/></text:span><text:span text:style-name="T10">else</text:span><text:span text:style-name="T7"> {</text:span></text:p>
      <text:p text:style-name="P5"><text:s text:c="16"/>SaveNewItemJSOM();</text:p>
      <text:p text:style-name="P5"><text:s text:c="12"/>}</text:p>
      <text:p text:style-name="P5"/>
      <text:p text:style-name="P3"><text:span text:style-name="T7"><text:s text:c="12"/></text:span><text:span text:style-name="T10">function</text:span><text:span text:style-name="T7"> WriteErrorMessage(inputElement, message) {</text:span></text:p>
      <text:p text:style-name="P3"><text:span text:style-name="T7"><text:s text:c="16"/></text:span><text:span text:style-name="T14">///&lt;summary&gt;Writes the validation message under the respective control&lt;/summary&gt;</text:span></text:p>
      <text:p text:style-name="P3"><text:span text:style-name="T7"><text:s text:c="16"/></text:span><text:span text:style-name="T10">var</text:span><text:span text:style-name="T7"> errorMessageMarkup = </text:span><text:span text:style-name="T13">'&lt;span class="errorMessage ms-formvalidation ms-csrformvalidation"&gt;&lt;span role="alert"&gt;'</text:span><text:span text:style-name="T7"> + message + </text:span><text:span text:style-name="T13">'&lt;br&gt;&lt;/span&gt;'</text:span><text:span text:style-name="T7">;</text:span></text:p>
      <text:p text:style-name="P5"><text:s text:c="16"/>$(inputElement).parent().append(errorMessageMarkup);</text:p>
      <text:p text:style-name="P5"><text:s text:c="12"/>}</text:p>
      <text:p text:style-name="P5"/>
      <text:p text:style-name="P5"/>
      <text:p text:style-name="P3"><text:span text:style-name="T7"><text:s text:c="12"/></text:span><text:span text:style-name="T10">function</text:span><text:span text:style-name="T7"> GetFieldByDisplayName(fieldName) {</text:span></text:p>
      <text:p text:style-name="P3"><text:span text:style-name="T7"><text:s text:c="16"/></text:span><text:span text:style-name="T14">///&lt;summary&gt;Gets a jQuery object that represents a field element&lt;/summary&gt;</text:span></text:p>
      <text:p text:style-name="P3"><text:span text:style-name="T7"><text:s text:c="16"/></text:span><text:span text:style-name="T10">var</text:span><text:span text:style-name="T7"> field = $(</text:span><text:span text:style-name="T13">'input[title="'</text:span><text:span text:style-name="T7"> + fieldName + </text:span><text:span text:style-name="T13">' Required Field"]'</text:span><text:span text:style-name="T7">);</text:span></text:p>
      <text:p text:style-name="P3"><text:span text:style-name="T7"><text:s text:c="16"/></text:span><text:span text:style-name="T10">return</text:span><text:span text:style-name="T7"> field;</text:span></text:p>
      <text:p text:style-name="P5"><text:s text:c="12"/>}</text:p>
      <text:p text:style-name="P5"/>
      <text:p text:style-name="P3"><text:span text:style-name="T7"><text:s text:c="12"/></text:span><text:span text:style-name="T10">function</text:span><text:span text:style-name="T7"> SaveNewItemJSOM() {</text:span></text:p>
      <text:p text:style-name="P3"><text:span text:style-name="T7"><text:s text:c="16"/></text:span><text:span text:style-name="T14">///&lt;summary&gt;Create a new item in MessageList&lt;/summary&gt;</text:span></text:p>
      <text:p text:style-name="P3"><text:span text:style-name="T7"><text:s text:c="16"/></text:span><text:span text:style-name="T10">if</text:span><text:span text:style-name="T7"> ($(</text:span><text:span text:style-name="T13">"[id*='Title'][id$='TextField']"</text:span><text:span text:style-name="T7">).val() != undefined) {</text:span></text:p>
      <text:p text:style-name="P3"><text:span text:style-name="T7"><text:s text:c="20"/></text:span><text:span text:style-name="T10">var</text:span><text:span text:style-name="T7"> title = $(</text:span><text:span text:style-name="T13">"[id*='Title'][id$='TextField']"</text:span><text:span text:style-name="T7">).val();</text:span></text:p>
      <text:p text:style-name="P5"><text:s text:c="16"/>}</text:p>
      <text:p text:style-name="P3"><text:span text:style-name="T7"><text:s text:c="16"/></text:span><text:span text:style-name="T10">else</text:span><text:span text:style-name="T7"> { title = </text:span><text:span text:style-name="T13">""</text:span><text:span text:style-name="T7">;}</text:span></text:p>
      <text:p text:style-name="P3"><text:span text:style-name="T7"><text:s text:c="16"/></text:span><text:span text:style-name="T10">if</text:span><text:span text:style-name="T7"> ($(</text:span><text:span text:style-name="T13">"[id*='ContactPerson'][id$='LookupField']"</text:span><text:span text:style-name="T7">).find(</text:span><text:span text:style-name="T13">'option:selected'</text:span><text:span text:style-name="T7">).val() != undefined) {</text:span></text:p>
      <text:p text:style-name="P3"><text:span text:style-name="T7"><text:s text:c="20"/></text:span><text:span text:style-name="T10">var</text:span><text:span text:style-name="T7"> contactPerson = parseInt($(</text:span><text:span text:style-name="T13">"[id*='ContactPerson'][id$='LookupField']"</text:span><text:span text:style-name="T7">).find(</text:span><text:span text:style-name="T13">'option:selected'</text:span><text:span text:style-name="T7">).val());</text:span></text:p>
      <text:p text:style-name="P5"><text:s text:c="16"/>}</text:p>
      <text:p text:style-name="P3"><text:span text:style-name="T7"><text:s text:c="16"/></text:span><text:span text:style-name="T10">else</text:span><text:span text:style-name="T7"> { contactPerson = </text:span><text:span text:style-name="T13">""</text:span><text:span text:style-name="T7">; }</text:span></text:p>
      <text:p text:style-name="P5"/>
      <text:p text:style-name="P3"><text:span text:style-name="T7"><text:s text:c="16"/></text:span><text:span text:style-name="T10">var</text:span><text:span text:style-name="T7"> messageDetails = $(</text:span><text:span text:style-name="T13">"[id*='MessageDetails'][id$=TextField_inplacerte]"</text:span><text:span text:style-name="T7">).text();</text:span></text:p>
      <text:p text:style-name="P3"><text:span text:style-name="T7"><text:s text:c="16"/></text:span><text:span text:style-name="T10">var</text:span><text:span text:style-name="T7"> dateElement = $(</text:span><text:span text:style-name="T13">"[id*='MessageDate'][id$='DateTimeFieldDate']"</text:span><text:span text:style-name="T7">).val();</text:span></text:p>
      <text:p text:style-name="P3"><text:span text:style-name="T7"><text:s text:c="16"/></text:span><text:span text:style-name="T10">if</text:span><text:span text:style-name="T7"> (momentValue !== undefined &amp;&amp; dateElement !== undefined) {</text:span></text:p>
      <text:p text:style-name="P3"><text:span text:style-name="T7"><text:s text:c="20"/>momentValue = moment(</text:span><text:span text:style-name="T10">new</text:span><text:span text:style-name="T7"> Date(dateElement));</text:span></text:p>
      <text:p text:style-name="P3"><text:span text:style-name="T7"><text:s text:c="20"/></text:span><text:span text:style-name="T10">if</text:span><text:span text:style-name="T7"> (momentValue.format(</text:span><text:span text:style-name="T13">"MM/DD/YYYY"</text:span><text:span text:style-name="T7">) != </text:span><text:span text:style-name="T13">"Invalid date"</text:span><text:span text:style-name="T7">) {</text:span></text:p>
      <text:p text:style-name="P3"><text:span text:style-name="T7"><text:s text:c="24"/></text:span><text:span text:style-name="T10">var</text:span><text:span text:style-name="T7"> dateMessage = momentValue.format(</text:span><text:span text:style-name="T13">"MM/DD/YYYY"</text:span><text:span text:style-name="T7">);</text:span></text:p>
      <text:p text:style-name="P5"><text:s text:c="20"/>}</text:p>
      <text:p text:style-name="P3"><text:span text:style-name="T7"><text:s text:c="20"/></text:span><text:span text:style-name="T10">else</text:span><text:span text:style-name="T7"> { dateMessage = </text:span><text:span text:style-name="T10">null</text:span><text:span text:style-name="T7">;}</text:span></text:p>
      <text:p text:style-name="P5"><text:s text:c="16"/>}</text:p>
      <text:p text:style-name="P3"><text:span text:style-name="T7"><text:s text:c="16"/></text:span><text:span text:style-name="T10">if</text:span><text:span text:style-name="T7"> ($(</text:span><text:span text:style-name="T13">"input[id*='Email'][id$='TextField']"</text:span><text:span text:style-name="T7">).val() != undefined) {</text:span></text:p>
      <text:p text:style-name="P3"><text:span text:style-name="T7"><text:s text:c="20"/></text:span><text:span text:style-name="T10">var</text:span><text:span text:style-name="T7"> emailValue = $(</text:span><text:span text:style-name="T13">"input[id*='Email'][id$='TextField']"</text:span><text:span text:style-name="T7">).val();</text:span></text:p>
      <text:p text:style-name="P5"><text:s text:c="16"/>}</text:p>
      <text:p text:style-name="P3"><text:span text:style-name="T7"><text:s text:c="16"/></text:span><text:span text:style-name="T10">else</text:span><text:span text:style-name="T7"> { emailValue = </text:span><text:span text:style-name="T13">""</text:span><text:span text:style-name="T7">; }</text:span></text:p>
      <text:p text:style-name="P5"><text:s text:c="15"/></text:p>
      <text:p text:style-name="P5"/>
      <text:p text:style-name="P3"><text:span text:style-name="T7"><text:s text:c="16"/></text:span><text:span text:style-name="T10">if</text:span><text:span text:style-name="T7"> ($(</text:span><text:span text:style-name="T13">"[id*='Managers'][id$='ClientPeoplePicker']"</text:span><text:span text:style-name="T7">).find(</text:span><text:span text:style-name="T13">"span.ms-entity-resolved"</text:span><text:span text:style-name="T7">).text() != undefined) {</text:span></text:p>
      <text:p text:style-name="P3"><text:span text:style-name="T7"><text:s text:c="20"/></text:span><text:span text:style-name="T10">var</text:span><text:span text:style-name="T7"> managersValue = $(</text:span><text:span text:style-name="T13">"[id*='Managers'][id$='ClientPeoplePicker']"</text:span><text:span text:style-name="T7">).find(</text:span><text:span text:style-name="T13">"span.ms-entity-resolved"</text:span><text:span text:style-name="T7">).text();</text:span></text:p>
      <text:p text:style-name="P5"><text:s text:c="16"/>}</text:p>
      <text:p text:style-name="P3"><text:span text:style-name="T7"><text:s text:c="16"/></text:span><text:span text:style-name="T10">else</text:span><text:span text:style-name="T7"> { managersValue = </text:span><text:span text:style-name="T13">""</text:span><text:span text:style-name="T7">; }</text:span></text:p>
      <text:p text:style-name="P3"><text:span text:style-name="T7"><text:s text:c="16"/></text:span><text:span text:style-name="T10">if</text:span><text:span text:style-name="T7"> ($(</text:span><text:span text:style-name="T13">"[id*='Status'][id$='DropDownChoice']"</text:span><text:span text:style-name="T7">).val() != undefined) {</text:span></text:p>
      <text:p text:style-name="P3"><text:span text:style-name="T7"><text:s text:c="20"/></text:span><text:span text:style-name="T10">var</text:span><text:span text:style-name="T7"> statusValue = $(</text:span><text:span text:style-name="T13">"[id*='Status'][id$='DropDownChoice']"</text:span><text:span text:style-name="T7">).val();</text:span></text:p>
      <text:p text:style-name="P5"><text:s text:c="16"/>}</text:p>
      <text:p text:style-name="P3"><text:span text:style-name="T7"><text:s text:c="16"/></text:span><text:span text:style-name="T10">else</text:span><text:span text:style-name="T7"> { statusValue = </text:span><text:span text:style-name="T13">""</text:span><text:span text:style-name="T7">; }</text:span></text:p>
      <text:p text:style-name="P5"><text:s text:c="15"/></text:p>
      <text:p text:style-name="P3"><text:span text:style-name="T7"><text:s text:c="16"/>GetUserIDByNameJSOM(managersValue).then(</text:span><text:span text:style-name="T10">function</text:span><text:span text:style-name="T7"> (userInfo1) {</text:span></text:p>
      <text:p text:style-name="P5"><text:s text:c="20"/>AddItemMessageListJSOM(title, contactPerson, messageDetails, dateMessage, emailValue, statusValue, userInfo1);</text:p>
      <text:p text:style-name="P5"><text:s text:c="16"/>});</text:p>
      <text:p text:style-name="P5"><text:soft-page-break/></text:p>
      <text:p text:style-name="P5"><text:s text:c="12"/>}</text:p>
      <text:p text:style-name="P5"/>
      <text:p text:style-name="P5"><text:s text:c="8"/>});</text:p>
      <text:p text:style-name="P5"/>
      <text:p text:style-name="P3"><text:span text:style-name="T7"><text:s text:c="8"/></text:span><text:span text:style-name="T14">// Creating custom cancel button</text:span></text:p>
      <text:p text:style-name="P3"><text:span text:style-name="T7"><text:s text:c="8"/></text:span><text:span text:style-name="T10">var</text:span><text:span text:style-name="T7"> cancelControlJSOM = </text:span><text:span text:style-name="T13">'&lt;input type="button" id="cancelListItemJSOM" name="cancelListItemJSOM" value="Cancel Item JSOM" class="ms-ButtonHeightWidth"&gt;'</text:span><text:span text:style-name="T7">;</text:span></text:p>
      <text:p text:style-name="P5"/>
      <text:p text:style-name="P3"><text:span text:style-name="T7"><text:s text:c="8"/>$(</text:span><text:span text:style-name="T13">"input[name='addListItemJSOM']"</text:span><text:span text:style-name="T7">).parent().append(cancelControlJSOM);</text:span></text:p>
      <text:p text:style-name="P5"/>
      <text:p text:style-name="P3"><text:span text:style-name="T7"><text:s text:c="8"/></text:span><text:span text:style-name="T14">//Click event for custom Cancel button</text:span></text:p>
      <text:p text:style-name="P3"><text:span text:style-name="T7"><text:s text:c="8"/>$(</text:span><text:span text:style-name="T13">"input[name='cancelListItemJSOM']"</text:span><text:span text:style-name="T7">).click(</text:span><text:span text:style-name="T10">function</text:span><text:span text:style-name="T7"> () {</text:span></text:p>
      <text:p text:style-name="P3"><text:span text:style-name="T7"><text:s text:c="12"/>window.location.href = _spPageContextInfo.webAbsoluteUrl + </text:span><text:span text:style-name="T13">"/Lists/MessageList/AllItems.aspx"</text:span><text:span text:style-name="T7">;</text:span></text:p>
      <text:p text:style-name="P3"><text:span text:style-name="T7"><text:s text:c="12"/></text:span><text:span text:style-name="T14">//STSNavigate(cancelUrl);</text:span></text:p>
      <text:p text:style-name="P3"><text:span text:style-name="T7"><text:s text:c="12"/></text:span><text:span text:style-name="T14">//return false;</text:span></text:p>
      <text:p text:style-name="P3"><text:span text:style-name="T7"><text:s text:c="12"/></text:span><text:span text:style-name="T14">//WebForm_DoPostBackWithOptions(new WebForm_PostBackOptions("cancelListItem", "", true, "", "", false, true))</text:span></text:p>
      <text:p text:style-name="P5"><text:s text:c="8"/>});</text:p>
      <text:p text:style-name="P5"/>
      <text:p text:style-name="P3"><text:span text:style-name="T7"><text:s text:c="8"/></text:span><text:span text:style-name="T14">//Change event for ContactPersons field value</text:span></text:p>
      <text:p text:style-name="P3"><text:span text:style-name="T7"><text:s text:c="8"/></text:span><text:span text:style-name="T14">//$("[id*='ContactPerson'][id$='LookupField']").change(function () {</text:span></text:p>
      <text:p text:style-name="P3"><text:span text:style-name="T7"><text:s text:c="8"/></text:span><text:span text:style-name="T14">// <text:s text:c="3"/>$("[id$='ClientPeoplePicker'][title='Managers']").find("span.sp-peoplepicker-resolveList").text("");</text:span></text:p>
      <text:p text:style-name="P3"><text:span text:style-name="T7"><text:s text:c="8"/></text:span><text:span text:style-name="T14">// <text:s text:c="3"/>$("input[id*='Email'][id$='TextField']").val("");</text:span></text:p>
      <text:p text:style-name="P3"><text:span text:style-name="T7"><text:s text:c="8"/></text:span><text:span text:style-name="T14">// <text:s text:c="3"/>var selectedLookUpName = $(this).find('option:selected').text();</text:span></text:p>
      <text:p text:style-name="P3"><text:span text:style-name="T7"><text:s text:c="8"/></text:span><text:span text:style-name="T14">// <text:s text:c="3"/>if (selectedLookUpName !== "(None)") {</text:span></text:p>
      <text:p text:style-name="P3"><text:span text:style-name="T7"><text:s text:c="8"/></text:span><text:span text:style-name="T14">// <text:s text:c="7"/>BindEmailValue(selectedLookUpName);</text:span></text:p>
      <text:p text:style-name="P5"/>
      <text:p text:style-name="P3"><text:span text:style-name="T7"><text:s text:c="8"/></text:span><text:span text:style-name="T14">// <text:s text:c="7"/>GetUserIdLookUpName(selectedLookUpName);</text:span></text:p>
      <text:p text:style-name="P3"><text:span text:style-name="T7"><text:s text:c="8"/></text:span><text:span text:style-name="T14">// <text:s text:c="3"/>}</text:span></text:p>
      <text:p text:style-name="P3"><text:span text:style-name="T7"><text:s text:c="8"/></text:span><text:span text:style-name="T14">// <text:s text:c="3"/>else {</text:span></text:p>
      <text:p text:style-name="P3"><text:span text:style-name="T7"><text:s text:c="8"/></text:span><text:span text:style-name="T14">// <text:s text:c="7"/>$("[id$='ClientPeoplePicker'][title='Managers']").find("span.sp-peoplepicker-initialHelpText.ms-helperText").attr("style", "display:block");</text:span></text:p>
      <text:p text:style-name="P3"><text:span text:style-name="T7"><text:s text:c="8"/></text:span><text:span text:style-name="T14">// <text:s text:c="3"/>}</text:span></text:p>
      <text:p text:style-name="P3"><text:span text:style-name="T7"><text:s text:c="8"/></text:span><text:span text:style-name="T14">//});</text:span></text:p>
      <text:p text:style-name="P5"><text:s text:c="4"/>}</text:p>
      <text:p text:style-name="P5">});</text:p>
      <text:p text:style-name="P5"/>
      <text:p text:style-name="P5"/>
      <text:p text:style-name="P3"><text:span text:style-name="T10">function</text:span><text:span text:style-name="T7"> GetUserIDByNameJSOM(managersValue) {</text:span></text:p>
      <text:p text:style-name="P3"><text:span text:style-name="T7"><text:s text:c="4"/></text:span><text:span text:style-name="T10">var</text:span><text:span text:style-name="T7"> deferred = $.Deferred(); <text:s text:c="3"/></text:span></text:p>
      <text:p text:style-name="P3"><text:span text:style-name="T7"><text:s text:c="4"/></text:span><text:span text:style-name="T10">var</text:span><text:span text:style-name="T7"> context = </text:span><text:span text:style-name="T10">new</text:span><text:span text:style-name="T7"> </text:span><text:span text:style-name="T17">SP</text:span><text:span text:style-name="T7">.ClientContext();</text:span></text:p>
      <text:p text:style-name="P3"><text:span text:style-name="T7"><text:s text:c="4"/></text:span><text:span text:style-name="T10">var</text:span><text:span text:style-name="T7"> userInfo1 = </text:span><text:span text:style-name="T13">""</text:span><text:span text:style-name="T7">;</text:span></text:p>
      <text:p text:style-name="P3"><text:span text:style-name="T7"><text:s text:c="4"/></text:span><text:span text:style-name="T10">var</text:span><text:span text:style-name="T7"> list = context.get_web().get_lists().getByTitle(</text:span><text:span text:style-name="T13">"MessageList"</text:span><text:span text:style-name="T7">);</text:span></text:p>
      <text:p text:style-name="P3"><text:span text:style-name="T7"><text:s text:c="4"/></text:span><text:span text:style-name="T10">if</text:span><text:span text:style-name="T7"> (managersValue != </text:span><text:span text:style-name="T13">""</text:span><text:span text:style-name="T7">) {</text:span></text:p>
      <text:p text:style-name="P3"><text:span text:style-name="T7"><text:s text:c="8"/></text:span><text:span text:style-name="T10">var</text:span><text:span text:style-name="T7"> User = context.get_web().ensureUser(managersValue);</text:span></text:p>
      <text:p text:style-name="P5"><text:s text:c="8"/>context.load(User);</text:p>
      <text:p text:style-name="P3"><text:span text:style-name="T7"><text:s text:c="8"/>context.executeQueryAsync(</text:span><text:span text:style-name="T10">function</text:span><text:span text:style-name="T7"> OnSuccessAddItem(sender, args) {</text:span></text:p>
      <text:p text:style-name="P5"/>
      <text:p text:style-name="P5"><text:s text:c="12"/>userInfo1 = User.get_id();</text:p>
      <text:p text:style-name="P5"/>
      <text:p text:style-name="P5"><text:s text:c="12"/>deferred.resolve(userInfo1);</text:p>
      <text:p text:style-name="P5"><text:s text:c="8"/>},</text:p>
      <text:p text:style-name="P3"><text:span text:style-name="T7"><text:s text:c="12"/></text:span><text:span text:style-name="T10">function</text:span><text:span text:style-name="T7"> OnFailureAddItem(sender, args) {</text:span></text:p>
      <text:p text:style-name="P3"><text:span text:style-name="T7"><text:s text:c="16"/>console.log(</text:span><text:span text:style-name="T13">"Message :"</text:span><text:span text:style-name="T7"> + args.get_message() + </text:span><text:span text:style-name="T13">"/n Trace :"</text:span><text:span text:style-name="T7"> + args.get_stackTrace());</text:span></text:p>
      <text:p text:style-name="P5"><text:s text:c="16"/>deferred.reject(args.get_message());</text:p>
      <text:p text:style-name="P5"><text:s text:c="12"/>});</text:p>
      <text:p text:style-name="P5"><text:s text:c="4"/>}</text:p>
      <text:p text:style-name="P3"><text:span text:style-name="T7"><text:s text:c="4"/></text:span><text:span text:style-name="T10">else</text:span><text:span text:style-name="T7"> {</text:span></text:p>
      <text:p text:style-name="P5"><text:s text:c="8"/>deferred.resolve(userInfo1);</text:p>
      <text:p text:style-name="P5"><text:s text:c="4"/>}</text:p>
      <text:p text:style-name="P3"><text:span text:style-name="T7"><text:s text:c="4"/></text:span><text:span text:style-name="T10">return</text:span><text:span text:style-name="T7"> deferred.promise();</text:span></text:p>
      <text:p text:style-name="P5"><text:soft-page-break/>}</text:p>
      <text:p text:style-name="P5"/>
      <text:p text:style-name="P3"><text:span text:style-name="T10">function</text:span><text:span text:style-name="T7"> AddItemMessageListJSOM(title, contactPerson, messageDetails, dateMessage, emailValue, statusValue, userInfo1) {</text:span></text:p>
      <text:p text:style-name="P5"><text:s text:c="4"/></text:p>
      <text:p text:style-name="P3"><text:span text:style-name="T7"><text:s text:c="4"/></text:span><text:span text:style-name="T10">var</text:span><text:span text:style-name="T7"> context = </text:span><text:span text:style-name="T10">new</text:span><text:span text:style-name="T7"> </text:span><text:span text:style-name="T17">SP</text:span><text:span text:style-name="T7">.ClientContext();</text:span></text:p>
      <text:p text:style-name="P3"><text:span text:style-name="T7"><text:s text:c="4"/></text:span><text:span text:style-name="T10">var</text:span><text:span text:style-name="T7"> list = context.get_web().get_lists().getByTitle(</text:span><text:span text:style-name="T13">"MessageList"</text:span><text:span text:style-name="T7">);</text:span></text:p>
      <text:p text:style-name="P3"><text:span text:style-name="T7"><text:s text:c="4"/></text:span><text:span text:style-name="T10">var</text:span><text:span text:style-name="T7"> listItemCreationInformation = </text:span><text:span text:style-name="T10">new</text:span><text:span text:style-name="T7"> </text:span><text:span text:style-name="T17">SP</text:span><text:span text:style-name="T7">.ListItemCreationInformation();</text:span></text:p>
      <text:p text:style-name="P3"><text:span text:style-name="T7"><text:s text:c="4"/></text:span><text:span text:style-name="T10">this</text:span><text:span text:style-name="T7">.listItem = list.addItem(listItemCreationInformation);</text:span></text:p>
      <text:p text:style-name="P3"><text:span text:style-name="T7"><text:s text:c="4"/>listItem.set_item(</text:span><text:span text:style-name="T13">'Title'</text:span><text:span text:style-name="T7">, title);</text:span></text:p>
      <text:p text:style-name="P3"><text:span text:style-name="T7"><text:s text:c="4"/>listItem.set_item(</text:span><text:span text:style-name="T13">'ContactPerson'</text:span><text:span text:style-name="T7">, contactPerson);</text:span></text:p>
      <text:p text:style-name="P3"><text:span text:style-name="T7"><text:s text:c="4"/>listItem.set_item(</text:span><text:span text:style-name="T13">'MessageDetails'</text:span><text:span text:style-name="T7">, messageDetails);</text:span></text:p>
      <text:p text:style-name="P3"><text:span text:style-name="T7"><text:s text:c="4"/>listItem.set_item(</text:span><text:span text:style-name="T13">'Email'</text:span><text:span text:style-name="T7">, emailValue);</text:span></text:p>
      <text:p text:style-name="P3"><text:span text:style-name="T7"><text:s text:c="4"/>listItem.set_item(</text:span><text:span text:style-name="T13">'MessageDate'</text:span><text:span text:style-name="T7">, dateMessage);</text:span></text:p>
      <text:p text:style-name="P3"><text:span text:style-name="T7"><text:s text:c="4"/>listItem.set_item(</text:span><text:span text:style-name="T13">'Managers'</text:span><text:span text:style-name="T7">, userInfo1);</text:span></text:p>
      <text:p text:style-name="P3"><text:span text:style-name="T7"><text:s text:c="4"/>listItem.set_item(</text:span><text:span text:style-name="T13">'Status'</text:span><text:span text:style-name="T7">, statusValue);</text:span></text:p>
      <text:p text:style-name="P5"><text:s text:c="4"/>listItem.update();</text:p>
      <text:p text:style-name="P5"><text:s text:c="4"/>context.load(listItem);</text:p>
      <text:p text:style-name="P3"><text:span text:style-name="T7"><text:s text:c="4"/>context.executeQueryAsync(</text:span><text:span text:style-name="T10">function</text:span><text:span text:style-name="T7"> OnSuccessAddItem(sender, args) {</text:span></text:p>
      <text:p text:style-name="P3"><text:span text:style-name="T7"><text:s text:c="8"/>alert(</text:span><text:span text:style-name="T13">"Item Added Successfully in JSOM"</text:span><text:span text:style-name="T7">);</text:span></text:p>
      <text:p text:style-name="P3"><text:span text:style-name="T7"><text:s text:c="8"/>window.location.href = _spPageContextInfo.webAbsoluteUrl + </text:span><text:span text:style-name="T13">"/Lists/MessageList/AllItems.aspx"</text:span><text:span text:style-name="T7">;</text:span></text:p>
      <text:p text:style-name="P5"><text:s text:c="4"/>},</text:p>
      <text:p text:style-name="P3"><text:span text:style-name="T7"><text:s text:c="8"/></text:span><text:span text:style-name="T10">function</text:span><text:span text:style-name="T7"> OnFailureAddItem(sender, args) {</text:span></text:p>
      <text:p text:style-name="P3"><text:span text:style-name="T7"><text:s text:c="12"/>console.log(</text:span><text:span text:style-name="T13">"Message :"</text:span><text:span text:style-name="T7"> + args.get_message() + </text:span><text:span text:style-name="T13">"/n Trace :"</text:span><text:span text:style-name="T7"> + args.get_stackTrace());</text:span></text:p>
      <text:p text:style-name="P5"><text:s text:c="8"/>});</text:p>
      <text:p text:style-name="P5">}</text:p>
      <text:p text:style-name="P5"/>
      <text:p text:style-name="P5"/>
      <text:p text:style-name="P5"/>
      <text:p text:style-name="P6"/>
      <text:p text:style-name="P5"/>
      <text:p text:style-name="P5"/>
      <text:p text:style-name="P5"/>
      <text:p text:style-name="P6">//Update a item in MessageList using JSOM</text:p>
      <text:p text:style-name="P5"/>
      <text:p text:style-name="P5"/>
      <text:p text:style-name="P5"/>
      <text:p text:style-name="P5"/>
      <text:p text:style-name="P5"/>
      <text:p text:style-name="P5">$(document).ready(<text:span text:style-name="T9">function</text:span> () {</text:p>
      <text:p text:style-name="P3"><text:span text:style-name="T7"><text:s text:c="4"/></text:span><text:span text:style-name="T10">if</text:span><text:span text:style-name="T7"> ($(</text:span><text:span text:style-name="T13">"input#addListItemJSOM"</text:span><text:span text:style-name="T7">).length == 0) {</text:span></text:p>
      <text:p text:style-name="P3"><text:span text:style-name="T7"><text:s text:c="8"/></text:span><text:span text:style-name="T14">// Creating custom Add button</text:span></text:p>
      <text:p text:style-name="P3"><text:span text:style-name="T7"><text:s text:c="8"/></text:span><text:span text:style-name="T10">var</text:span><text:span text:style-name="T7"> UpdateControlJSOM = </text:span><text:span text:style-name="T13">'&lt;input type="button" id="updateListItemJSOM" name="updateListItemJSOM" value="Update Item JSOM" class="ms-ButtonHeightWidth"&gt;'</text:span><text:span text:style-name="T7">;</text:span></text:p>
      <text:p text:style-name="P5"><text:s text:c="8"/>JSRequest.EnsureSetup();</text:p>
      <text:p text:style-name="P3"><text:span text:style-name="T7"><text:s text:c="8"/></text:span><text:span text:style-name="T10">var</text:span><text:span text:style-name="T7"> idValue = JSRequest.QueryString[</text:span><text:span text:style-name="T13">"ID"</text:span><text:span text:style-name="T7">]; <text:s text:c="3"/></text:span></text:p>
      <text:p text:style-name="P3"><text:span text:style-name="T7"><text:s text:c="8"/>$(</text:span><text:span text:style-name="T13">"input[id$='diidIOSaveItem']"</text:span><text:span text:style-name="T7">).parent().append(UpdateControlJSOM);</text:span></text:p>
      <text:p text:style-name="P5"/>
      <text:p text:style-name="P3"><text:span text:style-name="T7"><text:s text:c="8"/></text:span><text:span text:style-name="T14">//To hide OOTB Save and Cancel buttons in NewForms</text:span></text:p>
      <text:p text:style-name="P3"><text:span text:style-name="T7"><text:s text:c="8"/>$(</text:span><text:span text:style-name="T13">"input[id$='diidIOSaveItem']"</text:span><text:span text:style-name="T7">).hide();</text:span></text:p>
      <text:p text:style-name="P3"><text:span text:style-name="T7"><text:s text:c="8"/>$(</text:span><text:span text:style-name="T13">"input[id$='diidIOGoBack']"</text:span><text:span text:style-name="T7">).hide();</text:span></text:p>
      <text:p text:style-name="P5"/>
      <text:p text:style-name="P5"/>
      <text:p text:style-name="P3"><text:span text:style-name="T7"><text:s text:c="8"/></text:span><text:span text:style-name="T14">//Click event for custom add button</text:span></text:p>
      <text:p text:style-name="P3"><text:span text:style-name="T7"><text:s text:c="8"/>$(</text:span><text:span text:style-name="T13">"input[name='updateListItemJSOM']"</text:span><text:span text:style-name="T7">).click(</text:span><text:span text:style-name="T10">function</text:span><text:span text:style-name="T7"> () {</text:span></text:p>
      <text:p text:style-name="P3"><text:span text:style-name="T7"><text:s text:c="12"/></text:span><text:span text:style-name="T10">var</text:span><text:span text:style-name="T7"> textField = GetFieldByDisplayName(</text:span><text:span text:style-name="T13">"Title"</text:span><text:span text:style-name="T7">);</text:span></text:p>
      <text:p text:style-name="P3"><text:span text:style-name="T7"><text:s text:c="12"/></text:span><text:span text:style-name="T10">if</text:span><text:span text:style-name="T7"> ($(</text:span><text:span text:style-name="T13">"span.errorMessage.ms-formvalidation.ms-csrformvalidation"</text:span><text:span text:style-name="T7">).length&gt;0)</text:span></text:p>
      <text:p text:style-name="P5"><text:s text:c="12"/>{</text:p>
      <text:p text:style-name="P3"><text:span text:style-name="T7"><text:s text:c="16"/>$(</text:span><text:span text:style-name="T13">"span.errorMessage.ms-formvalidation.ms-csrformvalidation"</text:span><text:span text:style-name="T7">).empty();</text:span></text:p>
      <text:p text:style-name="P5"><text:s text:c="12"/>}</text:p>
      <text:p text:style-name="P3"><text:span text:style-name="T7"><text:s text:c="12"/></text:span><text:span text:style-name="T14">//WriteErrorMessage(textField, " ");</text:span></text:p>
      <text:p text:style-name="P3"><text:span text:style-name="T7"><text:s text:c="12"/></text:span><text:span text:style-name="T14">//Check if the input is empty</text:span></text:p>
      <text:p text:style-name="P3"><text:span text:style-name="T7"><text:s text:c="12"/></text:span><text:span text:style-name="T10">if</text:span><text:span text:style-name="T7"> (textField &amp;&amp; !textField.val().trim()) {</text:span></text:p>
      <text:p text:style-name="P5"><text:soft-page-break/></text:p>
      <text:p text:style-name="P3"><text:span text:style-name="T7"><text:s text:c="16"/></text:span><text:span text:style-name="T14">//Write a message indicating to the user that the field is empty</text:span></text:p>
      <text:p text:style-name="P3"><text:span text:style-name="T7"><text:s text:c="16"/>WriteErrorMessage(textField, </text:span><text:span text:style-name="T13">"Please enter a value"</text:span><text:span text:style-name="T7">);</text:span></text:p>
      <text:p text:style-name="P5"><text:s text:c="12"/>}</text:p>
      <text:p text:style-name="P3"><text:span text:style-name="T7"><text:s text:c="12"/></text:span><text:span text:style-name="T10">else</text:span><text:span text:style-name="T7"> {</text:span></text:p>
      <text:p text:style-name="P5"><text:s text:c="16"/>UpdateNewItemJSOM();</text:p>
      <text:p text:style-name="P5"><text:s text:c="12"/>}</text:p>
      <text:p text:style-name="P5"/>
      <text:p text:style-name="P3"><text:span text:style-name="T7"><text:s text:c="12"/></text:span><text:span text:style-name="T10">function</text:span><text:span text:style-name="T7"> WriteErrorMessage(inputElement, message) {</text:span></text:p>
      <text:p text:style-name="P3"><text:span text:style-name="T7"><text:s text:c="16"/></text:span><text:span text:style-name="T14">///&lt;summary&gt;Writes the validation message under the respective control&lt;/summary&gt;</text:span></text:p>
      <text:p text:style-name="P3"><text:span text:style-name="T7"><text:s text:c="16"/></text:span><text:span text:style-name="T10">var</text:span><text:span text:style-name="T7"> errorMessageMarkup = </text:span><text:span text:style-name="T13">'&lt;span class="errorMessage ms-formvalidation ms-csrformvalidation"&gt;&lt;span role="alert"&gt;'</text:span><text:span text:style-name="T7"> + message + </text:span><text:span text:style-name="T13">'&lt;br&gt;&lt;/span&gt;'</text:span><text:span text:style-name="T7">;</text:span></text:p>
      <text:p text:style-name="P5"><text:s text:c="16"/>$(inputElement).parent().append(errorMessageMarkup);</text:p>
      <text:p text:style-name="P5"><text:s text:c="12"/>}</text:p>
      <text:p text:style-name="P5"/>
      <text:p text:style-name="P5"/>
      <text:p text:style-name="P3"><text:span text:style-name="T7"><text:s text:c="12"/></text:span><text:span text:style-name="T10">function</text:span><text:span text:style-name="T7"> GetFieldByDisplayName(fieldName) {</text:span></text:p>
      <text:p text:style-name="P3"><text:span text:style-name="T7"><text:s text:c="16"/></text:span><text:span text:style-name="T14">///&lt;summary&gt;Gets a jQuery object that represents a field element&lt;/summary&gt;</text:span></text:p>
      <text:p text:style-name="P3"><text:span text:style-name="T7"><text:s text:c="16"/></text:span><text:span text:style-name="T10">var</text:span><text:span text:style-name="T7"> field = $(</text:span><text:span text:style-name="T13">'input[title="'</text:span><text:span text:style-name="T7"> + fieldName + </text:span><text:span text:style-name="T13">' Required Field"]'</text:span><text:span text:style-name="T7">);</text:span></text:p>
      <text:p text:style-name="P3"><text:span text:style-name="T7"><text:s text:c="16"/></text:span><text:span text:style-name="T10">return</text:span><text:span text:style-name="T7"> field;</text:span></text:p>
      <text:p text:style-name="P5"><text:s text:c="12"/>}</text:p>
      <text:p text:style-name="P5"/>
      <text:p text:style-name="P3"><text:span text:style-name="T7"><text:s text:c="12"/></text:span><text:span text:style-name="T10">function</text:span><text:span text:style-name="T7"> UpdateNewItemJSOM() {</text:span></text:p>
      <text:p text:style-name="P3"><text:span text:style-name="T7"><text:s text:c="16"/></text:span><text:span text:style-name="T14">///&lt;summary&gt;Create a new item in MessageList&lt;/summary&gt;</text:span></text:p>
      <text:p text:style-name="P3"><text:span text:style-name="T7"><text:s text:c="16"/></text:span><text:span text:style-name="T10">if</text:span><text:span text:style-name="T7"> ($(</text:span><text:span text:style-name="T13">"[id*='Title'][id$='TextField']"</text:span><text:span text:style-name="T7">).val() != undefined) {</text:span></text:p>
      <text:p text:style-name="P3"><text:span text:style-name="T7"><text:s text:c="20"/></text:span><text:span text:style-name="T10">var</text:span><text:span text:style-name="T7"> title = $(</text:span><text:span text:style-name="T13">"[id*='Title'][id$='TextField']"</text:span><text:span text:style-name="T7">).val();</text:span></text:p>
      <text:p text:style-name="P5"><text:s text:c="16"/>}</text:p>
      <text:p text:style-name="P3"><text:span text:style-name="T7"><text:s text:c="16"/></text:span><text:span text:style-name="T10">else</text:span><text:span text:style-name="T7"> { title = </text:span><text:span text:style-name="T13">""</text:span><text:span text:style-name="T7">;}</text:span></text:p>
      <text:p text:style-name="P3"><text:span text:style-name="T7"><text:s text:c="16"/></text:span><text:span text:style-name="T10">if</text:span><text:span text:style-name="T7"> ($(</text:span><text:span text:style-name="T13">"[id*='ContactPerson'][id$='LookupField']"</text:span><text:span text:style-name="T7">).find(</text:span><text:span text:style-name="T13">'option:selected'</text:span><text:span text:style-name="T7">).val() != undefined) {</text:span></text:p>
      <text:p text:style-name="P3"><text:span text:style-name="T7"><text:s text:c="20"/></text:span><text:span text:style-name="T10">var</text:span><text:span text:style-name="T7"> contactPerson = parseInt($(</text:span><text:span text:style-name="T13">"[id*='ContactPerson'][id$='LookupField']"</text:span><text:span text:style-name="T7">).find(</text:span><text:span text:style-name="T13">'option:selected'</text:span><text:span text:style-name="T7">).val());</text:span></text:p>
      <text:p text:style-name="P5"><text:s text:c="16"/>}</text:p>
      <text:p text:style-name="P3"><text:span text:style-name="T7"><text:s text:c="16"/></text:span><text:span text:style-name="T10">else</text:span><text:span text:style-name="T7"> { contactPerson = </text:span><text:span text:style-name="T13">""</text:span><text:span text:style-name="T7">; }</text:span></text:p>
      <text:p text:style-name="P3"><text:span text:style-name="T7"><text:s text:c="16"/></text:span><text:span text:style-name="T10">if</text:span><text:span text:style-name="T7"> ($(</text:span><text:span text:style-name="T13">"[id*='MessageDetails'][id$=TextField_inplacerte]"</text:span><text:span text:style-name="T7">).text() != undefined) {</text:span></text:p>
      <text:p text:style-name="P3"><text:span text:style-name="T7"><text:s text:c="20"/></text:span><text:span text:style-name="T10">var</text:span><text:span text:style-name="T7"> messageDetails = $(</text:span><text:span text:style-name="T13">"[id*='MessageDetails'][id$=TextField_inplacerte]"</text:span><text:span text:style-name="T7">).text();</text:span></text:p>
      <text:p text:style-name="P5"><text:s text:c="16"/>}</text:p>
      <text:p text:style-name="P3"><text:span text:style-name="T7"><text:s text:c="16"/></text:span><text:span text:style-name="T10">else</text:span><text:span text:style-name="T7"> { messageDetails = </text:span><text:span text:style-name="T13">""</text:span><text:span text:style-name="T7">;}</text:span></text:p>
      <text:p text:style-name="P3"><text:span text:style-name="T7"><text:s text:c="16"/></text:span><text:span text:style-name="T10">var</text:span><text:span text:style-name="T7"> dateElement = $(</text:span><text:span text:style-name="T13">"[id*='MessageDate'][id$='DateTimeFieldDate']"</text:span><text:span text:style-name="T7">).val();</text:span></text:p>
      <text:p text:style-name="P3"><text:span text:style-name="T7"><text:s text:c="16"/></text:span><text:span text:style-name="T10">if</text:span><text:span text:style-name="T7"> (momentValue !== undefined &amp;&amp; dateElement !== undefined) {</text:span></text:p>
      <text:p text:style-name="P3"><text:span text:style-name="T7"><text:s text:c="20"/>momentValue = moment(</text:span><text:span text:style-name="T10">new</text:span><text:span text:style-name="T7"> Date(dateElement));</text:span></text:p>
      <text:p text:style-name="P3"><text:span text:style-name="T7"><text:s text:c="20"/></text:span><text:span text:style-name="T10">if</text:span><text:span text:style-name="T7"> (momentValue.format(</text:span><text:span text:style-name="T13">"MM/DD/YYYY"</text:span><text:span text:style-name="T7">) != </text:span><text:span text:style-name="T13">"Invalid date"</text:span><text:span text:style-name="T7">) {</text:span></text:p>
      <text:p text:style-name="P3"><text:span text:style-name="T7"><text:s text:c="24"/></text:span><text:span text:style-name="T10">var</text:span><text:span text:style-name="T7"> dateMessage = momentValue.format(</text:span><text:span text:style-name="T13">"MM/DD/YYYY"</text:span><text:span text:style-name="T7">);</text:span></text:p>
      <text:p text:style-name="P5"><text:s text:c="20"/>}</text:p>
      <text:p text:style-name="P3"><text:span text:style-name="T7"><text:s text:c="20"/></text:span><text:span text:style-name="T10">else</text:span><text:span text:style-name="T7"> { dateMessage = </text:span><text:span text:style-name="T10">null</text:span><text:span text:style-name="T7">;}</text:span></text:p>
      <text:p text:style-name="P5"><text:s text:c="16"/>}</text:p>
      <text:p text:style-name="P3"><text:span text:style-name="T7"><text:s text:c="16"/></text:span><text:span text:style-name="T10">if</text:span><text:span text:style-name="T7"> ($(</text:span><text:span text:style-name="T13">"input[id*='Email'][id$='TextField']"</text:span><text:span text:style-name="T7">).val() != undefined) {</text:span></text:p>
      <text:p text:style-name="P3"><text:span text:style-name="T7"><text:s text:c="20"/></text:span><text:span text:style-name="T10">var</text:span><text:span text:style-name="T7"> emailValue = $(</text:span><text:span text:style-name="T13">"input[id*='Email'][id$='TextField']"</text:span><text:span text:style-name="T7">).val();</text:span></text:p>
      <text:p text:style-name="P5"><text:s text:c="16"/>}</text:p>
      <text:p text:style-name="P3"><text:span text:style-name="T7"><text:s text:c="16"/></text:span><text:span text:style-name="T10">else</text:span><text:span text:style-name="T7"> { emailValue = </text:span><text:span text:style-name="T13">""</text:span><text:span text:style-name="T7">; }</text:span></text:p>
      <text:p text:style-name="P5"><text:s text:c="15"/></text:p>
      <text:p text:style-name="P5"/>
      <text:p text:style-name="P3"><text:span text:style-name="T7"><text:s text:c="16"/></text:span><text:span text:style-name="T10">if</text:span><text:span text:style-name="T7"> ($(</text:span><text:span text:style-name="T13">"[id*='Managers'][id$='ClientPeoplePicker']"</text:span><text:span text:style-name="T7">).find(</text:span><text:span text:style-name="T13">"span.ms-entity-resolved"</text:span><text:span text:style-name="T7">).text() != undefined) {</text:span></text:p>
      <text:p text:style-name="P3"><text:span text:style-name="T7"><text:s text:c="20"/></text:span><text:span text:style-name="T10">var</text:span><text:span text:style-name="T7"> managersValue = $(</text:span><text:span text:style-name="T13">"[id*='Managers'][id$='ClientPeoplePicker']"</text:span><text:span text:style-name="T7">).find(</text:span><text:span text:style-name="T13">"span.ms-entity-resolved"</text:span><text:span text:style-name="T7">).text();</text:span></text:p>
      <text:p text:style-name="P5"><text:s text:c="16"/>}</text:p>
      <text:p text:style-name="P3"><text:span text:style-name="T7"><text:s text:c="16"/></text:span><text:span text:style-name="T10">else</text:span><text:span text:style-name="T7"> { managersValue = </text:span><text:span text:style-name="T13">""</text:span><text:span text:style-name="T7">; }</text:span></text:p>
      <text:p text:style-name="P3"><text:span text:style-name="T7"><text:s text:c="16"/></text:span><text:span text:style-name="T10">if</text:span><text:span text:style-name="T7"> ($(</text:span><text:span text:style-name="T13">"[id*='Status'][id$='DropDownChoice']"</text:span><text:span text:style-name="T7">).val() != undefined) {</text:span></text:p>
      <text:p text:style-name="P3"><text:span text:style-name="T7"><text:s text:c="20"/></text:span><text:span text:style-name="T10">var</text:span><text:span text:style-name="T7"> statusValue = $(</text:span><text:span text:style-name="T13">"[id*='Status'][id$='DropDownChoice']"</text:span><text:span text:style-name="T7">).val();</text:span></text:p>
      <text:p text:style-name="P5"><text:s text:c="16"/>}</text:p>
      <text:p text:style-name="P3"><text:span text:style-name="T7"><text:s text:c="16"/></text:span><text:span text:style-name="T10">else</text:span><text:span text:style-name="T7"> { statusValue = </text:span><text:span text:style-name="T13">""</text:span><text:span text:style-name="T7">; }</text:span></text:p>
      <text:p text:style-name="P5"><text:soft-page-break/><text:s text:c="15"/></text:p>
      <text:p text:style-name="P3"><text:span text:style-name="T7"><text:s text:c="16"/>GetUserIDByNameJSOM(managersValue).then(</text:span><text:span text:style-name="T10">function</text:span><text:span text:style-name="T7"> (userInfo1) {</text:span></text:p>
      <text:p text:style-name="P5"><text:s text:c="20"/>UpdateItemMessageListJSOM(title, contactPerson, messageDetails, dateMessage, emailValue, statusValue, userInfo1, idValue);</text:p>
      <text:p text:style-name="P5"><text:s text:c="16"/>});</text:p>
      <text:p text:style-name="P5"/>
      <text:p text:style-name="P5"><text:s text:c="12"/>}</text:p>
      <text:p text:style-name="P5"/>
      <text:p text:style-name="P5"><text:s text:c="8"/>});</text:p>
      <text:p text:style-name="P5"/>
      <text:p text:style-name="P3"><text:span text:style-name="T7"><text:s text:c="8"/></text:span><text:span text:style-name="T14">// Creating custom cancel button</text:span></text:p>
      <text:p text:style-name="P3"><text:span text:style-name="T7"><text:s text:c="8"/></text:span><text:span text:style-name="T10">var</text:span><text:span text:style-name="T7"> cancelEditControlJSOM = </text:span><text:span text:style-name="T13">'&lt;input type="button" id="cancelEditListItemJSOM" name="cancelEditListItemJSOM" value="Cancel Item JSOM" class="ms-ButtonHeightWidth"&gt;'</text:span><text:span text:style-name="T7">;</text:span></text:p>
      <text:p text:style-name="P5"/>
      <text:p text:style-name="P3"><text:span text:style-name="T7"><text:s text:c="8"/>$(</text:span><text:span text:style-name="T13">"input[name='updateListItemJSOM']"</text:span><text:span text:style-name="T7">).parent().append(cancelEditControlJSOM);</text:span></text:p>
      <text:p text:style-name="P5"/>
      <text:p text:style-name="P3"><text:span text:style-name="T7"><text:s text:c="8"/></text:span><text:span text:style-name="T14">//Click event for custom Cancel button</text:span></text:p>
      <text:p text:style-name="P3"><text:span text:style-name="T7"><text:s text:c="8"/>$(</text:span><text:span text:style-name="T13">"input[name='cancelEditListItemJSOM']"</text:span><text:span text:style-name="T7">).click(</text:span><text:span text:style-name="T10">function</text:span><text:span text:style-name="T7"> () {</text:span></text:p>
      <text:p text:style-name="P3"><text:span text:style-name="T7"><text:s text:c="12"/>window.location.href = _spPageContextInfo.webAbsoluteUrl + </text:span><text:span text:style-name="T13">"/Lists/MessageList/AllItems.aspx"</text:span><text:span text:style-name="T7">;</text:span></text:p>
      <text:p text:style-name="P3"><text:span text:style-name="T7"><text:s text:c="12"/></text:span><text:span text:style-name="T14">//STSNavigate(cancelUrl);</text:span></text:p>
      <text:p text:style-name="P3"><text:span text:style-name="T7"><text:s text:c="12"/></text:span><text:span text:style-name="T14">//return false;</text:span></text:p>
      <text:p text:style-name="P3"><text:span text:style-name="T7"><text:s text:c="12"/></text:span><text:span text:style-name="T14">//WebForm_DoPostBackWithOptions(new WebForm_PostBackOptions("cancelListItem", "", true, "", "", false, true))</text:span></text:p>
      <text:p text:style-name="P5"><text:s text:c="8"/>});</text:p>
      <text:p text:style-name="P5"/>
      <text:p text:style-name="P3"><text:span text:style-name="T7"><text:s text:c="8"/></text:span><text:span text:style-name="T14">//Change event for ContactPersons field value</text:span></text:p>
      <text:p text:style-name="P3"><text:span text:style-name="T7"><text:s text:c="8"/></text:span><text:span text:style-name="T14">//$("[id*='ContactPerson'][id$='LookupField']").change(function () {</text:span></text:p>
      <text:p text:style-name="P3"><text:span text:style-name="T7"><text:s text:c="8"/></text:span><text:span text:style-name="T14">// <text:s text:c="3"/>$("[id$='ClientPeoplePicker'][title='Managers']").find("span.sp-peoplepicker-resolveList").text("");</text:span></text:p>
      <text:p text:style-name="P3"><text:span text:style-name="T7"><text:s text:c="8"/></text:span><text:span text:style-name="T14">// <text:s text:c="3"/>$("input[id*='Email'][id$='TextField']").val("");</text:span></text:p>
      <text:p text:style-name="P3"><text:span text:style-name="T7"><text:s text:c="8"/></text:span><text:span text:style-name="T14">// <text:s text:c="3"/>var selectedLookUpName = $(this).find('option:selected').text();</text:span></text:p>
      <text:p text:style-name="P3"><text:span text:style-name="T7"><text:s text:c="8"/></text:span><text:span text:style-name="T14">// <text:s text:c="3"/>if (selectedLookUpName !== "(None)") {</text:span></text:p>
      <text:p text:style-name="P3"><text:span text:style-name="T7"><text:s text:c="8"/></text:span><text:span text:style-name="T14">// <text:s text:c="7"/>BindEmailValue(selectedLookUpName);</text:span></text:p>
      <text:p text:style-name="P5"/>
      <text:p text:style-name="P3"><text:span text:style-name="T7"><text:s text:c="8"/></text:span><text:span text:style-name="T14">// <text:s text:c="7"/>GetUserIdLookUpName(selectedLookUpName);</text:span></text:p>
      <text:p text:style-name="P3"><text:span text:style-name="T7"><text:s text:c="8"/></text:span><text:span text:style-name="T14">// <text:s text:c="3"/>}</text:span></text:p>
      <text:p text:style-name="P3"><text:span text:style-name="T7"><text:s text:c="8"/></text:span><text:span text:style-name="T14">// <text:s text:c="3"/>else {</text:span></text:p>
      <text:p text:style-name="P3"><text:span text:style-name="T7"><text:s text:c="8"/></text:span><text:span text:style-name="T14">// <text:s text:c="7"/>$("[id$='ClientPeoplePicker'][title='Managers']").find("span.sp-peoplepicker-initialHelpText.ms-helperText").attr("style", "display:block");</text:span></text:p>
      <text:p text:style-name="P3"><text:span text:style-name="T7"><text:s text:c="8"/></text:span><text:span text:style-name="T14">// <text:s text:c="3"/>}</text:span></text:p>
      <text:p text:style-name="P3"><text:span text:style-name="T7"><text:s text:c="8"/></text:span><text:span text:style-name="T14">//});</text:span></text:p>
      <text:p text:style-name="P5"><text:s text:c="4"/>}</text:p>
      <text:p text:style-name="P5">});</text:p>
      <text:p text:style-name="P5"/>
      <text:p text:style-name="P5"/>
      <text:p text:style-name="P3"><text:span text:style-name="T10">function</text:span><text:span text:style-name="T7"> GetUserIDByNameJSOM(managersValue) {</text:span></text:p>
      <text:p text:style-name="P3"><text:span text:style-name="T7"><text:s text:c="4"/></text:span><text:span text:style-name="T10">var</text:span><text:span text:style-name="T7"> deferred = $.Deferred(); <text:s text:c="3"/></text:span></text:p>
      <text:p text:style-name="P3"><text:span text:style-name="T7"><text:s text:c="4"/></text:span><text:span text:style-name="T10">var</text:span><text:span text:style-name="T7"> context = </text:span><text:span text:style-name="T10">new</text:span><text:span text:style-name="T7"> </text:span><text:span text:style-name="T17">SP</text:span><text:span text:style-name="T7">.ClientContext();</text:span></text:p>
      <text:p text:style-name="P3"><text:span text:style-name="T7"><text:s text:c="4"/></text:span><text:span text:style-name="T10">var</text:span><text:span text:style-name="T7"> userInfo1 = </text:span><text:span text:style-name="T13">""</text:span><text:span text:style-name="T7">;</text:span></text:p>
      <text:p text:style-name="P3"><text:span text:style-name="T7"><text:s text:c="4"/></text:span><text:span text:style-name="T10">var</text:span><text:span text:style-name="T7"> list = context.get_web().get_lists().getByTitle(</text:span><text:span text:style-name="T13">"MessageList"</text:span><text:span text:style-name="T7">);</text:span></text:p>
      <text:p text:style-name="P3"><text:span text:style-name="T7"><text:s text:c="4"/></text:span><text:span text:style-name="T10">if</text:span><text:span text:style-name="T7"> (managersValue != </text:span><text:span text:style-name="T13">""</text:span><text:span text:style-name="T7">) {</text:span></text:p>
      <text:p text:style-name="P3"><text:span text:style-name="T7"><text:s text:c="8"/></text:span><text:span text:style-name="T10">var</text:span><text:span text:style-name="T7"> User = context.get_web().ensureUser(managersValue);</text:span></text:p>
      <text:p text:style-name="P5"><text:s text:c="8"/>context.load(User);</text:p>
      <text:p text:style-name="P3"><text:span text:style-name="T7"><text:s text:c="8"/>context.executeQueryAsync(</text:span><text:span text:style-name="T10">function</text:span><text:span text:style-name="T7"> OnSuccessAddItem(sender, args) {</text:span></text:p>
      <text:p text:style-name="P5"/>
      <text:p text:style-name="P5"><text:s text:c="12"/>userInfo1 = User.get_id();</text:p>
      <text:p text:style-name="P5"/>
      <text:p text:style-name="P5"><text:s text:c="12"/>deferred.resolve(userInfo1);</text:p>
      <text:p text:style-name="P5"><text:s text:c="8"/>},</text:p>
      <text:p text:style-name="P3"><text:span text:style-name="T7"><text:s text:c="12"/></text:span><text:span text:style-name="T10">function</text:span><text:span text:style-name="T7"> OnFailureAddItem(sender, args) {</text:span></text:p>
      <text:p text:style-name="P3"><text:span text:style-name="T7"><text:s text:c="16"/>console.log(</text:span><text:span text:style-name="T13">"Message :"</text:span><text:span text:style-name="T7"> + args.get_message() + </text:span><text:span text:style-name="T13">"/n Trace :"</text:span><text:span text:style-name="T7"> + args.get_stackTrace());</text:span></text:p>
      <text:p text:style-name="P5"><text:s text:c="16"/>deferred.reject(args.get_message());</text:p>
      <text:p text:style-name="P5"><text:s text:c="12"/>});</text:p>
      <text:p text:style-name="P5"><text:soft-page-break/><text:s text:c="4"/>}</text:p>
      <text:p text:style-name="P3"><text:span text:style-name="T7"><text:s text:c="4"/></text:span><text:span text:style-name="T10">else</text:span><text:span text:style-name="T7"> {</text:span></text:p>
      <text:p text:style-name="P5"><text:s text:c="8"/>deferred.resolve(userInfo1);</text:p>
      <text:p text:style-name="P5"><text:s text:c="4"/>}</text:p>
      <text:p text:style-name="P3"><text:span text:style-name="T7"><text:s text:c="4"/></text:span><text:span text:style-name="T10">return</text:span><text:span text:style-name="T7"> deferred.promise();</text:span></text:p>
      <text:p text:style-name="P5">}</text:p>
      <text:p text:style-name="P5"/>
      <text:p text:style-name="P3"><text:span text:style-name="T10">function</text:span><text:span text:style-name="T7"> UpdateItemMessageListJSOM(title, contactPerson, messageDetails, dateMessage, emailValue, statusValue, userInfo1, idValue) {</text:span></text:p>
      <text:p text:style-name="P5"><text:s text:c="4"/></text:p>
      <text:p text:style-name="P3"><text:span text:style-name="T7"><text:s text:c="4"/></text:span><text:span text:style-name="T10">var</text:span><text:span text:style-name="T7"> context = </text:span><text:span text:style-name="T10">new</text:span><text:span text:style-name="T7"> </text:span><text:span text:style-name="T17">SP</text:span><text:span text:style-name="T7">.ClientContext();</text:span></text:p>
      <text:p text:style-name="P3"><text:span text:style-name="T7"><text:s text:c="4"/></text:span><text:span text:style-name="T10">var</text:span><text:span text:style-name="T7"> list = context.get_web().get_lists().getByTitle(</text:span><text:span text:style-name="T13">"MessageList"</text:span><text:span text:style-name="T7">);</text:span></text:p>
      <text:p text:style-name="P3"><text:span text:style-name="T7"><text:s text:c="4"/></text:span><text:span text:style-name="T10">var</text:span><text:span text:style-name="T7"> listItem = list.getItemById(idValue);</text:span></text:p>
      <text:p text:style-name="P3"><text:span text:style-name="T7"><text:s text:c="4"/>listItem.set_item(</text:span><text:span text:style-name="T13">'Title'</text:span><text:span text:style-name="T7">, title);</text:span></text:p>
      <text:p text:style-name="P3"><text:span text:style-name="T7"><text:s text:c="4"/>listItem.set_item(</text:span><text:span text:style-name="T13">'ContactPerson'</text:span><text:span text:style-name="T7">, contactPerson);</text:span></text:p>
      <text:p text:style-name="P3"><text:span text:style-name="T7"><text:s text:c="4"/>listItem.set_item(</text:span><text:span text:style-name="T13">'MessageDetails'</text:span><text:span text:style-name="T7">, messageDetails);</text:span></text:p>
      <text:p text:style-name="P3"><text:span text:style-name="T7"><text:s text:c="4"/>listItem.set_item(</text:span><text:span text:style-name="T13">'Email'</text:span><text:span text:style-name="T7">, emailValue);</text:span></text:p>
      <text:p text:style-name="P3"><text:span text:style-name="T7"><text:s text:c="4"/>listItem.set_item(</text:span><text:span text:style-name="T13">'MessageDate'</text:span><text:span text:style-name="T7">, dateMessage);</text:span></text:p>
      <text:p text:style-name="P3"><text:span text:style-name="T7"><text:s text:c="4"/>listItem.set_item(</text:span><text:span text:style-name="T13">'Managers'</text:span><text:span text:style-name="T7">, userInfo1);</text:span></text:p>
      <text:p text:style-name="P3"><text:span text:style-name="T7"><text:s text:c="4"/>listItem.set_item(</text:span><text:span text:style-name="T13">'Status'</text:span><text:span text:style-name="T7">, statusValue);</text:span></text:p>
      <text:p text:style-name="P5"><text:s text:c="4"/>listItem.update(); <text:s text:c="3"/></text:p>
      <text:p text:style-name="P3"><text:span text:style-name="T7"><text:s text:c="4"/>context.executeQueryAsync(</text:span><text:span text:style-name="T10">function</text:span><text:span text:style-name="T7"> OnSuccessAddItem(sender, args) {</text:span></text:p>
      <text:p text:style-name="P3"><text:span text:style-name="T7"><text:s text:c="8"/>alert(</text:span><text:span text:style-name="T13">"Item Updated Successfully in JSOM"</text:span><text:span text:style-name="T7">);</text:span></text:p>
      <text:p text:style-name="P3"><text:span text:style-name="T7"><text:s text:c="8"/>window.location.href = _spPageContextInfo.webAbsoluteUrl + </text:span><text:span text:style-name="T13">"/Lists/MessageList/AllItems.aspx"</text:span><text:span text:style-name="T7">;</text:span></text:p>
      <text:p text:style-name="P5"><text:s text:c="4"/>},</text:p>
      <text:p text:style-name="P3"><text:span text:style-name="T7"><text:s text:c="8"/></text:span><text:span text:style-name="T10">function</text:span><text:span text:style-name="T7"> OnFailureAddItem(sender, args) {</text:span></text:p>
      <text:p text:style-name="P3"><text:span text:style-name="T7"><text:s text:c="12"/>console.log(</text:span><text:span text:style-name="T13">"Message :"</text:span><text:span text:style-name="T7"> + args.get_message() + </text:span><text:span text:style-name="T13">"/n Trace :"</text:span><text:span text:style-name="T7"> + args.get_stackTrace());</text:span></text:p>
      <text:p text:style-name="P5"><text:s text:c="8"/>});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//Create a Google Pie Chart and Kendo Grid</text:p>
      <text:p text:style-name="P6"/>
      <text:p text:style-name="P6"/>
      <text:p text:style-name="P6"/>
      <text:p text:style-name="P6"/>
      <text:p text:style-name="P6"/>
      <text:p text:style-name="P6"/>
      <text:p text:style-name="P3"><text:span text:style-name="T10">var</text:span><text:span text:style-name="T7"> momentDate = </text:span><text:span text:style-name="T13">""</text:span><text:span text:style-name="T7">;</text:span></text:p>
      <text:p text:style-name="P3"><text:span text:style-name="T10">var</text:span><text:span text:style-name="T7"> urlUsersAndGroups = _spPageContextInfo.webAbsoluteUrl + </text:span><text:span text:style-name="T13">"/_api/web/RoleAssignments/Groups?$expand=Users"</text:span><text:span text:style-name="T7">; <text:s/></text:span><text:span text:style-name="T14">// url to get all users and groups from a site</text:span></text:p>
      <text:p text:style-name="P3"><text:span text:style-name="T10">var</text:span><text:span text:style-name="T7"> urlStatus = _spPageContextInfo.webAbsoluteUrl + </text:span><text:span text:style-name="T13">"/_api/web/Lists/getbytitle('MessageList')/items?$select=Status"</text:span><text:span text:style-name="T7">; </text:span><text:span text:style-name="T14">// url to get Status field from MessageList</text:span></text:p>
      <text:p text:style-name="P3"><text:span text:style-name="T7">$(document).ready(</text:span><text:span text:style-name="T10">function</text:span><text:span text:style-name="T7"> () {</text:span></text:p>
      <text:p text:style-name="P5"/>
      <text:p text:style-name="P3"><text:span text:style-name="T7"><text:s text:c="4"/></text:span><text:span text:style-name="T14">// Load google charts</text:span></text:p>
      <text:p text:style-name="P3"><text:span text:style-name="T7"><text:s text:c="4"/>$(</text:span><text:span text:style-name="T13">'.ms-listviewtable'</text:span><text:span text:style-name="T7">).parent().append(</text:span><text:span text:style-name="T13">'&lt;div id="piechart"&gt;&lt;/div&gt;'</text:span><text:span text:style-name="T7">);</text:span></text:p>
      <text:p text:style-name="P3"><text:span text:style-name="T7"><text:s text:c="4"/>$(</text:span><text:span text:style-name="T13">'#piechart'</text:span><text:span text:style-name="T7">).after(</text:span><text:span text:style-name="T13">'&lt;div id="grid"&gt;&lt;/div&gt;'</text:span><text:span text:style-name="T7">);</text:span></text:p>
      <text:p text:style-name="P3"><text:span text:style-name="T7"><text:s text:c="4"/>$(</text:span><text:span text:style-name="T13">'#grid'</text:span><text:span text:style-name="T7">).after(</text:span><text:span text:style-name="T13">'&lt;div id="gridMessageList"&gt;&lt;/div&gt;'</text:span><text:span text:style-name="T7">);</text:span></text:p>
      <text:p text:style-name="P5"/>
      <text:p text:style-name="P3"><text:span text:style-name="T7"><text:s text:c="4"/>google.charts.load(</text:span><text:span text:style-name="T13">'current'</text:span><text:span text:style-name="T7">, { </text:span><text:span text:style-name="T13">'packages'</text:span><text:span text:style-name="T7">: [</text:span><text:span text:style-name="T13">'corechart'</text:span><text:span text:style-name="T7">] });</text:span></text:p>
      <text:p text:style-name="P5"><text:s text:c="4"/>google.charts.setOnLoadCallback(drawChart);</text:p>
      <text:p text:style-name="P5"><text:s text:c="4"/>DrawPieAndKendoUI();</text:p>
      <text:p text:style-name="P5"><text:soft-page-break/></text:p>
      <text:p text:style-name="P5">});</text:p>
      <text:p text:style-name="P8">// Draw the chart and set the chart values</text:p>
      <text:p text:style-name="P3"><text:span text:style-name="T10">function</text:span><text:span text:style-name="T7"> drawChart() {</text:span></text:p>
      <text:p text:style-name="P3"><text:span text:style-name="T7"><text:s text:c="4"/></text:span><text:span text:style-name="T14">///&lt;summary&gt;Creats a google pie chart based on values of Status field of Message List&lt;/summary&gt;</text:span></text:p>
      <text:p text:style-name="P3"><text:span text:style-name="T7"><text:s text:c="4"/></text:span><text:span text:style-name="T10">var</text:span><text:span text:style-name="T7"> data = google.visualization.arrayToDataTable([</text:span></text:p>
      <text:p text:style-name="P3"><text:span text:style-name="T7"><text:s text:c="8"/>[</text:span><text:span text:style-name="T13">'Task'</text:span><text:span text:style-name="T7">, </text:span><text:span text:style-name="T13">''</text:span><text:span text:style-name="T7">],</text:span></text:p>
      <text:p text:style-name="P3"><text:span text:style-name="T7"><text:s text:c="8"/>[</text:span><text:span text:style-name="T13">'Sent'</text:span><text:span text:style-name="T7">, window.ArraySent],</text:span></text:p>
      <text:p text:style-name="P3"><text:span text:style-name="T7"><text:s text:c="8"/>[</text:span><text:span text:style-name="T13">'Pending'</text:span><text:span text:style-name="T7">, window.ArrayPending],</text:span></text:p>
      <text:p text:style-name="P3"><text:span text:style-name="T7"><text:s text:c="8"/>[</text:span><text:span text:style-name="T13">'Cancel'</text:span><text:span text:style-name="T7">, window.ArrayCancel]</text:span></text:p>
      <text:p text:style-name="P5"/>
      <text:p text:style-name="P5"><text:s text:c="4"/>]);</text:p>
      <text:p text:style-name="P5"/>
      <text:p text:style-name="P3"><text:span text:style-name="T7"><text:s text:c="4"/></text:span><text:span text:style-name="T14">// Optional; add a title and set the width and height of the chart</text:span></text:p>
      <text:p text:style-name="P3"><text:span text:style-name="T7"><text:s text:c="4"/></text:span><text:span text:style-name="T10">var</text:span><text:span text:style-name="T7"> options = { </text:span><text:span text:style-name="T13">'title'</text:span><text:span text:style-name="T7">: </text:span><text:span text:style-name="T13">'Status Pie Chart'</text:span><text:span text:style-name="T7">, </text:span><text:span text:style-name="T13">'width'</text:span><text:span text:style-name="T7">: 550, </text:span><text:span text:style-name="T13">'height'</text:span><text:span text:style-name="T7">: 400 };</text:span></text:p>
      <text:p text:style-name="P5"/>
      <text:p text:style-name="P3"><text:span text:style-name="T7"><text:s text:c="4"/></text:span><text:span text:style-name="T14">// Display the chart inside the &lt;div&gt; element with id="piechart"</text:span></text:p>
      <text:p text:style-name="P3"><text:span text:style-name="T7"><text:s text:c="4"/></text:span><text:span text:style-name="T10">var</text:span><text:span text:style-name="T7"> chart = </text:span><text:span text:style-name="T10">new</text:span><text:span text:style-name="T7"> </text:span><text:span text:style-name="T17">google</text:span><text:span text:style-name="T7">.</text:span><text:span text:style-name="T17">visualization</text:span><text:span text:style-name="T7">.PieChart(document.getElementById(</text:span><text:span text:style-name="T13">'piechart'</text:span><text:span text:style-name="T7">));</text:span></text:p>
      <text:p text:style-name="P5"><text:s text:c="4"/>chart.draw(data, options);</text:p>
      <text:p text:style-name="P5">}</text:p>
      <text:p text:style-name="P5"/>
      <text:p text:style-name="P3"><text:span text:style-name="T10">function</text:span><text:span text:style-name="T7"> DrawPieAndKendoUI() {</text:span></text:p>
      <text:p text:style-name="P3"><text:span text:style-name="T7"><text:s text:c="4"/></text:span><text:span text:style-name="T14">///&lt;summary&gt;Create Google pie chart and Kendo Grid UI&lt;/summary&gt;</text:span></text:p>
      <text:p text:style-name="P5"><text:s text:c="2"/></text:p>
      <text:p text:style-name="P3"><text:span text:style-name="T7"><text:s text:c="4"/>window.arrayPieChart = </text:span><text:span text:style-name="T10">new</text:span><text:span text:style-name="T7"> Array();</text:span></text:p>
      <text:p text:style-name="P5"><text:s text:c="4"/>$.ajax({</text:p>
      <text:p text:style-name="P5"><text:s text:c="8"/>url: urlStatus,</text:p>
      <text:p text:style-name="P3"><text:span text:style-name="T7"><text:s text:c="8"/>type: </text:span><text:span text:style-name="T13">"GET"</text:span><text:span text:style-name="T7">, </text:span><text:span text:style-name="T14">//Specifies the operation to create the list item</text:span></text:p>
      <text:p text:style-name="P3"><text:span text:style-name="T7"><text:s text:c="8"/>async: </text:span><text:span text:style-name="T10">false</text:span><text:span text:style-name="T7">,</text:span></text:p>
      <text:p text:style-name="P5"><text:s text:c="8"/>headers: {</text:p>
      <text:p text:style-name="P3"><text:span text:style-name="T7"><text:s text:c="12"/></text:span><text:span text:style-name="T13">"accept"</text:span><text:span text:style-name="T7">: </text:span><text:span text:style-name="T13">"application/json;odata=verbose"</text:span><text:span text:style-name="T7">,</text:span></text:p>
      <text:p text:style-name="P5"><text:s text:c="8"/>},</text:p>
      <text:p text:style-name="P3"><text:span text:style-name="T7"><text:s text:c="8"/>success: </text:span><text:span text:style-name="T10">function</text:span><text:span text:style-name="T7"> (data) {</text:span></text:p>
      <text:p text:style-name="P5"/>
      <text:p text:style-name="P3"><text:span text:style-name="T7"><text:s text:c="12"/></text:span><text:span text:style-name="T10">for</text:span><text:span text:style-name="T7"> (</text:span><text:span text:style-name="T10">var</text:span><text:span text:style-name="T7"> i = 0; i &lt; data.d.results.length; i++) {</text:span></text:p>
      <text:p text:style-name="P5"><text:s text:c="16"/></text:p>
      <text:p text:style-name="P3"><text:span text:style-name="T7"><text:s text:c="16"/></text:span><text:span text:style-name="T10">if</text:span><text:span text:style-name="T7"> (data.d.results[i].Status != undefined) {</text:span></text:p>
      <text:p text:style-name="P3"><text:span text:style-name="T7"><text:s text:c="20"/></text:span><text:span text:style-name="T10">var</text:span><text:span text:style-name="T7"> status = data.d.results[i].Status;</text:span></text:p>
      <text:p text:style-name="P5"><text:s text:c="16"/>}</text:p>
      <text:p text:style-name="P3"><text:span text:style-name="T7"><text:s text:c="16"/></text:span><text:span text:style-name="T10">else</text:span><text:span text:style-name="T7"> { status = </text:span><text:span text:style-name="T13">"Pending"</text:span><text:span text:style-name="T7">; }</text:span></text:p>
      <text:p text:style-name="P5"/>
      <text:p text:style-name="P5"><text:s text:c="16"/>arrayPieChart.push({</text:p>
      <text:p text:style-name="P3"><text:span text:style-name="T7"><text:s text:c="20"/></text:span><text:span text:style-name="T13">'Status'</text:span><text:span text:style-name="T7">: status</text:span></text:p>
      <text:p text:style-name="P5"><text:s text:c="16"/>});</text:p>
      <text:p text:style-name="P5"/>
      <text:p text:style-name="P5"><text:s text:c="12"/>}</text:p>
      <text:p text:style-name="P5"/>
      <text:p text:style-name="P3"><text:span text:style-name="T7"><text:s text:c="12"/>window.ArraySent = window.arrayPieChart.filter(</text:span><text:span text:style-name="T10">function</text:span><text:span text:style-name="T7"> (item) {</text:span></text:p>
      <text:p text:style-name="P3"><text:span text:style-name="T7"><text:s text:c="16"/></text:span><text:span text:style-name="T10">if</text:span><text:span text:style-name="T7"> (item.Status == </text:span><text:span text:style-name="T13">"Sent"</text:span><text:span text:style-name="T7">) </text:span><text:span text:style-name="T10">return</text:span><text:span text:style-name="T7"> item.Status;</text:span></text:p>
      <text:p text:style-name="P5"><text:s text:c="12"/>}).length;</text:p>
      <text:p text:style-name="P3"><text:span text:style-name="T7"><text:s text:c="12"/>window.ArrayPending = window.arrayPieChart.filter(</text:span><text:span text:style-name="T10">function</text:span><text:span text:style-name="T7"> (item) {</text:span></text:p>
      <text:p text:style-name="P3"><text:span text:style-name="T7"><text:s text:c="16"/></text:span><text:span text:style-name="T10">if</text:span><text:span text:style-name="T7"> (item.Status == </text:span><text:span text:style-name="T13">"Pending"</text:span><text:span text:style-name="T7">) </text:span><text:span text:style-name="T10">return</text:span><text:span text:style-name="T7"> item.Status;</text:span></text:p>
      <text:p text:style-name="P5"><text:s text:c="12"/>}).length;</text:p>
      <text:p text:style-name="P3"><text:span text:style-name="T7"><text:s text:c="12"/>window.ArrayCancel = window.arrayPieChart.filter(</text:span><text:span text:style-name="T10">function</text:span><text:span text:style-name="T7"> (item) {</text:span></text:p>
      <text:p text:style-name="P3"><text:span text:style-name="T7"><text:s text:c="16"/></text:span><text:span text:style-name="T10">if</text:span><text:span text:style-name="T7"> (item.Status == </text:span><text:span text:style-name="T13">"Cancel"</text:span><text:span text:style-name="T7">) </text:span><text:span text:style-name="T10">return</text:span><text:span text:style-name="T7"> item.Status;</text:span></text:p>
      <text:p text:style-name="P5"><text:s text:c="12"/>}).length;</text:p>
      <text:p text:style-name="P5"><text:s text:c="12"/>GetUsersAndGroups();</text:p>
      <text:p text:style-name="P5"/>
      <text:p text:style-name="P5"><text:s text:c="8"/>},</text:p>
      <text:p text:style-name="P3"><text:span text:style-name="T7"><text:s text:c="8"/>error: </text:span><text:span text:style-name="T10">function</text:span><text:span text:style-name="T7"> (error) {</text:span></text:p>
      <text:p text:style-name="P5"/>
      <text:p text:style-name="P5"><text:s text:c="12"/>alert(JSON.stringify(error));</text:p>
      <text:p text:style-name="P5"><text:s text:c="8"/>}</text:p>
      <text:p text:style-name="P5"/>
      <text:p text:style-name="P5"><text:soft-page-break/><text:s text:c="4"/>});</text:p>
      <text:p text:style-name="P5"/>
      <text:p text:style-name="P5">}</text:p>
      <text:p text:style-name="P5"/>
      <text:p text:style-name="P3"><text:span text:style-name="T10">function</text:span><text:span text:style-name="T7"> GetUsersAndGroups() {</text:span></text:p>
      <text:p text:style-name="P3"><text:span text:style-name="T7"><text:s text:c="4"/></text:span><text:span text:style-name="T14">///&lt;summary&gt;Get all users and it's groups in a site&lt;/summary&gt;</text:span></text:p>
      <text:p text:style-name="P5"><text:s text:c="4"/>window.users = [];</text:p>
      <text:p text:style-name="P5"><text:s text:c="4"/>$.ajax({</text:p>
      <text:p text:style-name="P5"><text:s text:c="8"/>url: urlUsersAndGroups,</text:p>
      <text:p text:style-name="P3"><text:span text:style-name="T7"><text:s text:c="8"/>type: </text:span><text:span text:style-name="T13">"GET"</text:span><text:span text:style-name="T7">,</text:span></text:p>
      <text:p text:style-name="P3"><text:span text:style-name="T7"><text:s text:c="8"/>async: </text:span><text:span text:style-name="T10">false</text:span><text:span text:style-name="T7">,</text:span></text:p>
      <text:p text:style-name="P5"><text:s text:c="8"/>headers: {</text:p>
      <text:p text:style-name="P3"><text:span text:style-name="T7"><text:s text:c="12"/></text:span><text:span text:style-name="T13">"accept"</text:span><text:span text:style-name="T7">: </text:span><text:span text:style-name="T13">"application/json;odata=verbose"</text:span><text:span text:style-name="T7">,</text:span></text:p>
      <text:p text:style-name="P5"><text:s text:c="8"/>},</text:p>
      <text:p text:style-name="P3"><text:span text:style-name="T7"><text:s text:c="8"/>success: </text:span><text:span text:style-name="T10">function</text:span><text:span text:style-name="T7"> (data) {</text:span></text:p>
      <text:p text:style-name="P5"/>
      <text:p text:style-name="P3"><text:span text:style-name="T7"><text:s text:c="12"/></text:span><text:span text:style-name="T10">for</text:span><text:span text:style-name="T7"> (</text:span><text:span text:style-name="T10">var</text:span><text:span text:style-name="T7"> i = 0; i &lt; data.d.results.length; i++) {</text:span></text:p>
      <text:p text:style-name="P5"/>
      <text:p text:style-name="P3"><text:span text:style-name="T7"><text:s text:c="16"/></text:span><text:span text:style-name="T10">for</text:span><text:span text:style-name="T7"> (</text:span><text:span text:style-name="T10">var</text:span><text:span text:style-name="T7"> j = 0; j &lt; data.d.results[i].Users.results.length; j++) {</text:span></text:p>
      <text:p text:style-name="P3"><text:span text:style-name="T7"><text:s text:c="20"/></text:span><text:span text:style-name="T10">if</text:span><text:span text:style-name="T7"> (data.d.results[i].Users.results.length &gt; 0) {</text:span></text:p>
      <text:p text:style-name="P3"><text:span text:style-name="T7"><text:s text:c="24"/></text:span><text:span text:style-name="T10">var</text:span><text:span text:style-name="T7"> groupName = data.d.results[i].Title;</text:span></text:p>
      <text:p text:style-name="P3"><text:span text:style-name="T7"><text:s text:c="24"/></text:span><text:span text:style-name="T10">var</text:span><text:span text:style-name="T7"> userName = data.d.results[i].Users.results[j].Title;</text:span></text:p>
      <text:p text:style-name="P3"><text:span text:style-name="T7"><text:s text:c="24"/></text:span><text:span text:style-name="T10">var</text:span><text:span text:style-name="T7"> userEmail = data.d.results[i].Users.results[j].Email;</text:span></text:p>
      <text:p text:style-name="P5"><text:s text:c="24"/>window.users.push({</text:p>
      <text:p text:style-name="P3"><text:span text:style-name="T7"><text:s text:c="28"/></text:span><text:span text:style-name="T13">'GroupName'</text:span><text:span text:style-name="T7">: groupName,</text:span></text:p>
      <text:p text:style-name="P3"><text:span text:style-name="T7"><text:s text:c="28"/></text:span><text:span text:style-name="T13">'UserName'</text:span><text:span text:style-name="T7">: userName,</text:span></text:p>
      <text:p text:style-name="P3"><text:span text:style-name="T7"><text:s text:c="28"/></text:span><text:span text:style-name="T13">'UserEmail'</text:span><text:span text:style-name="T7">: userEmail</text:span></text:p>
      <text:p text:style-name="P5"><text:s text:c="24"/>});</text:p>
      <text:p text:style-name="P5"><text:s text:c="20"/>}</text:p>
      <text:p text:style-name="P5"><text:s text:c="16"/>}</text:p>
      <text:p text:style-name="P5"><text:s text:c="12"/>}</text:p>
      <text:p text:style-name="P5"><text:s text:c="12"/>ApplyKendoGrid();</text:p>
      <text:p text:style-name="P5"/>
      <text:p text:style-name="P5"><text:s text:c="8"/>},</text:p>
      <text:p text:style-name="P3"><text:span text:style-name="T7"><text:s text:c="8"/>error: </text:span><text:span text:style-name="T10">function</text:span><text:span text:style-name="T7"> (error) {</text:span></text:p>
      <text:p text:style-name="P5"><text:s text:c="12"/>alert(JSON.stringify(error));</text:p>
      <text:p text:style-name="P5"><text:s text:c="8"/>}</text:p>
      <text:p text:style-name="P5"><text:s text:c="4"/>});</text:p>
      <text:p text:style-name="P5">}</text:p>
      <text:p text:style-name="P5"/>
      <text:p text:style-name="P3"><text:span text:style-name="T10">function</text:span><text:span text:style-name="T7"> ApplyKendoGrid() {</text:span></text:p>
      <text:p text:style-name="P3"><text:span text:style-name="T7"><text:s text:c="4"/></text:span><text:span text:style-name="T14">///&lt;summary&gt;Creats a Kendo Grid for all users and groups&lt;/summary&gt;</text:span></text:p>
      <text:p text:style-name="P5"/>
      <text:p text:style-name="P3"><text:span text:style-name="T7"><text:s text:c="4"/>$(</text:span><text:span text:style-name="T13">"#grid"</text:span><text:span text:style-name="T7">).kendoGrid({</text:span></text:p>
      <text:p text:style-name="P5"><text:s text:c="8"/>dataSource: {</text:p>
      <text:p text:style-name="P3"><text:span text:style-name="T7"><text:s text:c="12"/>type: </text:span><text:span text:style-name="T13">"odata"</text:span><text:span text:style-name="T7">,</text:span></text:p>
      <text:p text:style-name="P5"><text:s text:c="12"/>data: window.users,</text:p>
      <text:p text:style-name="P5"><text:s text:c="12"/>pageSize: 5</text:p>
      <text:p text:style-name="P5"><text:s text:c="8"/>},</text:p>
      <text:p text:style-name="P5"><text:s text:c="8"/>height: 550,</text:p>
      <text:p text:style-name="P3"><text:span text:style-name="T7"><text:s text:c="8"/>groupable: </text:span><text:span text:style-name="T10">true</text:span><text:span text:style-name="T7">,</text:span></text:p>
      <text:p text:style-name="P3"><text:span text:style-name="T7"><text:s text:c="8"/>sortable: </text:span><text:span text:style-name="T10">true</text:span><text:span text:style-name="T7">,</text:span></text:p>
      <text:p text:style-name="P5"><text:s text:c="8"/>pageable: {</text:p>
      <text:p text:style-name="P3"><text:span text:style-name="T7"><text:s text:c="12"/>refresh: </text:span><text:span text:style-name="T10">true</text:span><text:span text:style-name="T7">,</text:span></text:p>
      <text:p text:style-name="P3"><text:span text:style-name="T7"><text:s text:c="12"/>pageSizes: </text:span><text:span text:style-name="T10">true</text:span><text:span text:style-name="T7">,</text:span></text:p>
      <text:p text:style-name="P5"><text:s text:c="12"/>buttonCount: 5</text:p>
      <text:p text:style-name="P5"><text:s text:c="8"/>},</text:p>
      <text:p text:style-name="P3"><text:span text:style-name="T7"><text:s text:c="8"/>columns: [</text:span><text:span text:style-name="T14">/*{*/</text:span></text:p>
      <text:p text:style-name="P3"><text:span text:style-name="T7"><text:s text:c="12"/></text:span><text:span text:style-name="T14">//template: "&lt;div class='customer-photo'" +</text:span></text:p>
      <text:p text:style-name="P3"><text:span text:style-name="T7"><text:s text:c="12"/></text:span><text:span text:style-name="T14">//"style='background-image: url(../content/web/Customers/#:data.CustomerID#.jpg);'&gt;&lt;/div&gt;" +</text:span></text:p>
      <text:p text:style-name="P3"><text:span text:style-name="T7"><text:s text:c="12"/></text:span><text:span text:style-name="T14">//"&lt;div class='customer-name'&gt;#: ContactName #&lt;/div&gt;",</text:span></text:p>
      <text:p text:style-name="P3"><text:span text:style-name="T7"><text:s text:c="12"/></text:span><text:span text:style-name="T14">//field: "ContactName",</text:span></text:p>
      <text:p text:style-name="P3"><text:span text:style-name="T7"><text:s text:c="12"/></text:span><text:span text:style-name="T14">//title: "Contact Name",</text:span></text:p>
      <text:p text:style-name="P3"><text:span text:style-name="T7"><text:s text:c="12"/></text:span><text:span text:style-name="T14">//width: 240</text:span></text:p>
      <text:p text:style-name="P3"><text:soft-page-break/><text:span text:style-name="T7"><text:s text:c="8"/></text:span><text:span text:style-name="T14">/*},*/</text:span><text:span text:style-name="T7"> {</text:span></text:p>
      <text:p text:style-name="P3"><text:span text:style-name="T7"><text:s text:c="16"/>field: </text:span><text:span text:style-name="T13">'GroupName'</text:span><text:span text:style-name="T7">,</text:span></text:p>
      <text:p text:style-name="P3"><text:span text:style-name="T7"><text:s text:c="16"/>title: </text:span><text:span text:style-name="T13">"Group Name"</text:span><text:span text:style-name="T7">,</text:span></text:p>
      <text:p text:style-name="P5"><text:s text:c="16"/>width: 100</text:p>
      <text:p text:style-name="P5"><text:s text:c="12"/>}, {</text:p>
      <text:p text:style-name="P3"><text:span text:style-name="T7"><text:s text:c="16"/>field: </text:span><text:span text:style-name="T13">'UserName'</text:span><text:span text:style-name="T7">,</text:span></text:p>
      <text:p text:style-name="P3"><text:span text:style-name="T7"><text:s text:c="16"/>title: </text:span><text:span text:style-name="T13">"User Name"</text:span><text:span text:style-name="T7">,</text:span></text:p>
      <text:p text:style-name="P5"><text:s text:c="16"/>width: 100</text:p>
      <text:p text:style-name="P5"><text:s text:c="12"/>}, {</text:p>
      <text:p text:style-name="P3"><text:span text:style-name="T7"><text:s text:c="16"/>field: </text:span><text:span text:style-name="T13">'UserEmail'</text:span><text:span text:style-name="T7">,</text:span></text:p>
      <text:p text:style-name="P3"><text:span text:style-name="T7"><text:s text:c="16"/>title: </text:span><text:span text:style-name="T13">"User Email"</text:span><text:span text:style-name="T7">,</text:span></text:p>
      <text:p text:style-name="P5"><text:s text:c="16"/>width: 100</text:p>
      <text:p text:style-name="P5"><text:s text:c="12"/>}]</text:p>
      <text:p text:style-name="P5"><text:s text:c="4"/>});</text:p>
      <text:p text:style-name="P5">}</text:p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>//Create a Kendo Grid Using both REST and JSOM</text:p>
      <text:p text:style-name="P5"/>
      <text:p text:style-name="P5"/>
      <text:p text:style-name="P5"/>
      <text:p text:style-name="P5"><text:s/></text:p>
      <text:p text:style-name="P3"><text:span text:style-name="T10">var</text:span><text:span text:style-name="T7"> urlMessageList = _spPageContextInfo.webAbsoluteUrl + </text:span><text:span text:style-name="T13">"/_api/web/Lists/getbytitle('MessageList')/items?$select=Title,MessageDetails,MessageDate,Email,Status,ContactPerson/Id,ContactPerson/FullName,Managers/Title,Managers/Id&amp;$expand=ContactPerson,Managers"</text:span><text:span text:style-name="T7">; </text:span><text:span text:style-name="T14">// url to get selected fields from MessageList</text:span></text:p>
      <text:p text:style-name="P3"><text:span text:style-name="T7">$(document).ready(</text:span><text:span text:style-name="T10">function</text:span><text:span text:style-name="T7"> () {</text:span></text:p>
      <text:p text:style-name="P3"><text:span text:style-name="T7"><text:s text:c="4"/>SP.SOD.executeFunc(</text:span><text:span text:style-name="T13">'sp.js'</text:span><text:span text:style-name="T7">, </text:span><text:span text:style-name="T13">'SP.ClientContext'</text:span><text:span text:style-name="T7">, testing);</text:span></text:p>
      <text:p text:style-name="P5"/>
      <text:p text:style-name="P3"><text:span text:style-name="T7"><text:s text:c="4"/></text:span><text:span text:style-name="T10">function</text:span><text:span text:style-name="T7"> testing() {</text:span></text:p>
      <text:p text:style-name="P3"><text:span text:style-name="T7"><text:s text:c="8"/>console.log(</text:span><text:span text:style-name="T13">'sp.js loaded'</text:span><text:span text:style-name="T7">);</text:span></text:p>
      <text:p text:style-name="P5"><text:s text:c="4"/>}</text:p>
      <text:p text:style-name="P3"><text:span text:style-name="T7"><text:s text:c="4"/></text:span><text:span text:style-name="T10">var</text:span><text:span text:style-name="T7"> kendoJSOMButton = </text:span><text:span text:style-name="T13">'&lt;input type="button" name="kendoJSOMButton" value="Kendo JSOM" accesskey="O" class="ms-ButtonHeightWidth" target="_self"&gt;'</text:span><text:span text:style-name="T7">;</text:span></text:p>
      <text:p text:style-name="P3"><text:span text:style-name="T7"><text:s text:c="4"/></text:span><text:span text:style-name="T10">var</text:span><text:span text:style-name="T7"> kendoRESTButton = </text:span><text:span text:style-name="T13">'&lt;input type="button" name="kendoRESTButton" value="Kendo REST" accesskey="O" class="ms-ButtonHeightWidth" target="_self"&gt;'</text:span><text:span text:style-name="T7">;</text:span></text:p>
      <text:p text:style-name="P3"><text:span text:style-name="T7"><text:s text:c="4"/>$(</text:span><text:span text:style-name="T13">'.ms-listviewtable'</text:span><text:span text:style-name="T7">).parent().append(kendoJSOMButton);</text:span></text:p>
      <text:p text:style-name="P3"><text:span text:style-name="T7"><text:s text:c="4"/>$(</text:span><text:span text:style-name="T13">'.ms-listviewtable'</text:span><text:span text:style-name="T7">).parent().append(kendoRESTButton);</text:span></text:p>
      <text:p text:style-name="P5"/>
      <text:p text:style-name="P3"><text:span text:style-name="T7"><text:s text:c="4"/>$(</text:span><text:span text:style-name="T13">"input[name='kendoJSOMButton']"</text:span><text:span text:style-name="T7">).after(</text:span><text:span text:style-name="T13">"&lt;div id='kendoGridJSOM'&gt;&lt;/div&gt;"</text:span><text:span text:style-name="T7">);</text:span></text:p>
      <text:p text:style-name="P3"><text:span text:style-name="T7"><text:s text:c="4"/>$(</text:span><text:span text:style-name="T13">"input[name='kendoJSOMButton']"</text:span><text:span text:style-name="T7">).click(</text:span><text:span text:style-name="T10">function</text:span><text:span text:style-name="T7"> () {</text:span></text:p>
      <text:p text:style-name="P5"><text:s text:c="8"/>KendoGridJSOM();</text:p>
      <text:p text:style-name="P5"><text:s text:c="4"/>});</text:p>
      <text:p text:style-name="P5"/>
      <text:p text:style-name="P5"><text:s text:c="4"/></text:p>
      <text:p text:style-name="P3"><text:span text:style-name="T7"><text:s text:c="4"/>$(</text:span><text:span text:style-name="T13">"input[name='kendoRESTButton']"</text:span><text:span text:style-name="T7">).after(</text:span><text:span text:style-name="T13">"&lt;div id='kendoGridREST'&gt;&lt;/div&gt;"</text:span><text:span text:style-name="T7">);</text:span></text:p>
      <text:p text:style-name="P3"><text:span text:style-name="T7"><text:s text:c="4"/>$(</text:span><text:span text:style-name="T13">"input[name='kendoRESTButton']"</text:span><text:span text:style-name="T7">).click(</text:span><text:span text:style-name="T10">function</text:span><text:span text:style-name="T7"> () {</text:span></text:p>
      <text:p text:style-name="P5"><text:s text:c="8"/>KendoGridREST();</text:p>
      <text:p text:style-name="P5"><text:s text:c="4"/>});</text:p>
      <text:p text:style-name="P5">}</text:p>
      <text:p text:style-name="P5">);</text:p>
      <text:p text:style-name="P5"/>
      <text:p text:style-name="P5"/>
      <text:p text:style-name="P5"/>
      <text:p text:style-name="P3"><text:span text:style-name="T10">function</text:span><text:span text:style-name="T7"> KendoGridJSOM() {</text:span></text:p>
      <text:p text:style-name="P3"><text:span text:style-name="T7"><text:s text:c="4"/>window.arrayJSOM = </text:span><text:span text:style-name="T10">new</text:span><text:span text:style-name="T7"> Array();</text:span></text:p>
      <text:p text:style-name="P3"><text:soft-page-break/><text:span text:style-name="T7"><text:s text:c="4"/></text:span><text:span text:style-name="T10">var</text:span><text:span text:style-name="T7"> context = </text:span><text:span text:style-name="T10">new</text:span><text:span text:style-name="T7"> </text:span><text:span text:style-name="T17">SP</text:span><text:span text:style-name="T7">.ClientContext();</text:span></text:p>
      <text:p text:style-name="P3"><text:span text:style-name="T7"><text:s text:c="4"/></text:span><text:span text:style-name="T10">var</text:span><text:span text:style-name="T7"> list = context.get_web().get_lists().getByTitle(</text:span><text:span text:style-name="T13">"MessageList"</text:span><text:span text:style-name="T7">);</text:span></text:p>
      <text:p text:style-name="P3"><text:span text:style-name="T7"><text:s text:c="4"/></text:span><text:span text:style-name="T10">var</text:span><text:span text:style-name="T7"> query = </text:span><text:span text:style-name="T10">new</text:span><text:span text:style-name="T7"> </text:span><text:span text:style-name="T17">SP</text:span><text:span text:style-name="T7">.CamlQuery();</text:span></text:p>
      <text:p text:style-name="P3"><text:span text:style-name="T7"><text:s text:c="4"/>query.set_viewXml(</text:span><text:span text:style-name="T13">'&lt;View&gt;&lt;ViewFields&gt;&lt;FieldRef Name=\'Title\' /&gt;&lt;FieldRef Name=\'ContactPerson\' /&gt;&lt;FieldRef Name=\'MessageDetails\' /&gt;&lt;FieldRef Name=\'MessageDate\' /&gt;&lt;FieldRef Name=\'Email\' /&gt;&lt;FieldRef Name=\'Managers\' /&gt;&lt;FieldRef Name=\'Status\' /&gt;&lt;/ViewFields&gt;&lt;/View&gt;'</text:span><text:span text:style-name="T7">);</text:span></text:p>
      <text:p text:style-name="P5"><text:s text:c="4"/>itemColl = list.getItems(query);</text:p>
      <text:p text:style-name="P5"><text:s text:c="4"/>context.load(itemColl);</text:p>
      <text:p text:style-name="P5"><text:s text:c="4"/>context.executeQueryAsync(OnSuccess, OnFailure);</text:p>
      <text:p text:style-name="P5"/>
      <text:p text:style-name="P3"><text:span text:style-name="T7"><text:s text:c="4"/></text:span><text:span text:style-name="T10">function</text:span><text:span text:style-name="T7"> OnSuccess(sender, args) {</text:span></text:p>
      <text:p text:style-name="P3"><text:span text:style-name="T7"><text:s text:c="8"/></text:span><text:span text:style-name="T10">var</text:span><text:span text:style-name="T7"> itemsEnumerator = itemColl.getEnumerator();</text:span></text:p>
      <text:p text:style-name="P3"><text:span text:style-name="T7"><text:s text:c="8"/></text:span><text:span text:style-name="T10">while</text:span><text:span text:style-name="T7"> (itemsEnumerator.moveNext()) {</text:span></text:p>
      <text:p text:style-name="P3"><text:span text:style-name="T7"><text:s text:c="12"/></text:span><text:span text:style-name="T10">var</text:span><text:span text:style-name="T7"> currentItem = itemsEnumerator.get_current();</text:span></text:p>
      <text:p text:style-name="P3"><text:span text:style-name="T7"><text:s text:c="12"/></text:span><text:span text:style-name="T10">var</text:span><text:span text:style-name="T7"> title = currentItem.get_item(</text:span><text:span text:style-name="T13">"Title"</text:span><text:span text:style-name="T7">);</text:span></text:p>
      <text:p text:style-name="P3"><text:span text:style-name="T7"><text:s text:c="12"/></text:span><text:span text:style-name="T10">var</text:span><text:span text:style-name="T7"> contactPerson = currentItem.get_item(</text:span><text:span text:style-name="T13">"ContactPerson"</text:span><text:span text:style-name="T7">).get_lookupValue();</text:span></text:p>
      <text:p text:style-name="P3"><text:span text:style-name="T7"><text:s text:c="12"/></text:span><text:span text:style-name="T10">var</text:span><text:span text:style-name="T7"> messageDetails = $.parseHTML(currentItem.get_item(</text:span><text:span text:style-name="T13">"MessageDetails"</text:span><text:span text:style-name="T7">))[0].innerText;</text:span></text:p>
      <text:p text:style-name="P3"><text:span text:style-name="T7"><text:s text:c="12"/></text:span><text:span text:style-name="T10">var</text:span><text:span text:style-name="T7"> momentDate = moment(</text:span><text:span text:style-name="T10">new</text:span><text:span text:style-name="T7"> Date(currentItem.get_item(</text:span><text:span text:style-name="T13">"MessageDate"</text:span><text:span text:style-name="T7">)));</text:span></text:p>
      <text:p text:style-name="P3"><text:span text:style-name="T7"><text:s text:c="12"/></text:span><text:span text:style-name="T10">var</text:span><text:span text:style-name="T7"> dateMessage = momentDate.format(</text:span><text:span text:style-name="T13">"M/D/YYYY"</text:span><text:span text:style-name="T7">);</text:span></text:p>
      <text:p text:style-name="P3"><text:span text:style-name="T7"><text:s text:c="12"/></text:span><text:span text:style-name="T10">var</text:span><text:span text:style-name="T7"> email = currentItem.get_item(</text:span><text:span text:style-name="T13">"Email"</text:span><text:span text:style-name="T7">);</text:span></text:p>
      <text:p text:style-name="P3"><text:span text:style-name="T7"><text:s text:c="12"/></text:span><text:span text:style-name="T10">var</text:span><text:span text:style-name="T7"> managers = currentItem.get_item(</text:span><text:span text:style-name="T13">"Managers"</text:span><text:span text:style-name="T7">)[0].get_lookupValue();</text:span></text:p>
      <text:p text:style-name="P3"><text:span text:style-name="T7"><text:s text:c="12"/></text:span><text:span text:style-name="T10">var</text:span><text:span text:style-name="T7"> status = currentItem.get_item(</text:span><text:span text:style-name="T13">"Status"</text:span><text:span text:style-name="T7">);</text:span></text:p>
      <text:p text:style-name="P5"><text:s text:c="12"/>arrayJSOM.push({</text:p>
      <text:p text:style-name="P3"><text:span text:style-name="T7"><text:s text:c="16"/></text:span><text:span text:style-name="T13">'Title'</text:span><text:span text:style-name="T7">: title,</text:span></text:p>
      <text:p text:style-name="P3"><text:span text:style-name="T7"><text:s text:c="16"/></text:span><text:span text:style-name="T13">'ContactPerson'</text:span><text:span text:style-name="T7">: contactPerson,</text:span></text:p>
      <text:p text:style-name="P3"><text:span text:style-name="T7"><text:s text:c="16"/></text:span><text:span text:style-name="T13">'MessageDetails'</text:span><text:span text:style-name="T7">: messageDetails,</text:span></text:p>
      <text:p text:style-name="P3"><text:span text:style-name="T7"><text:s text:c="16"/></text:span><text:span text:style-name="T13">'MessageDate'</text:span><text:span text:style-name="T7">: dateMessage,</text:span></text:p>
      <text:p text:style-name="P3"><text:span text:style-name="T7"><text:s text:c="16"/></text:span><text:span text:style-name="T13">'Email'</text:span><text:span text:style-name="T7">: email,</text:span></text:p>
      <text:p text:style-name="P3"><text:span text:style-name="T7"><text:s text:c="16"/></text:span><text:span text:style-name="T13">'Managers'</text:span><text:span text:style-name="T7">: managers,</text:span></text:p>
      <text:p text:style-name="P3"><text:span text:style-name="T7"><text:s text:c="16"/></text:span><text:span text:style-name="T13">'Status'</text:span><text:span text:style-name="T7">: status</text:span></text:p>
      <text:p text:style-name="P5"/>
      <text:p text:style-name="P5"><text:s text:c="12"/>});</text:p>
      <text:p text:style-name="P5"/>
      <text:p text:style-name="P3"><text:span text:style-name="T7"><text:s text:c="12"/></text:span><text:span text:style-name="T14">///&lt;summary&gt;Creats a Kendo Grid for Message List&lt;/summary&gt;</text:span></text:p>
      <text:p text:style-name="P3"><text:span text:style-name="T7"><text:s text:c="12"/>$(</text:span><text:span text:style-name="T13">"#kendoGridJSOM"</text:span><text:span text:style-name="T7">).kendoGrid({</text:span></text:p>
      <text:p text:style-name="P5"><text:s text:c="16"/>dataSource: {</text:p>
      <text:p text:style-name="P3"><text:span text:style-name="T7"><text:s text:c="20"/>type: </text:span><text:span text:style-name="T13">"odata"</text:span><text:span text:style-name="T7">,</text:span></text:p>
      <text:p text:style-name="P5"><text:s text:c="20"/>data: arrayJSOM,</text:p>
      <text:p text:style-name="P5"><text:s text:c="20"/>pageSize: 20</text:p>
      <text:p text:style-name="P5"><text:s text:c="16"/>},</text:p>
      <text:p text:style-name="P5"><text:s text:c="16"/>height: 550,</text:p>
      <text:p text:style-name="P3"><text:span text:style-name="T7"><text:s text:c="16"/>groupable: </text:span><text:span text:style-name="T10">true</text:span><text:span text:style-name="T7">,</text:span></text:p>
      <text:p text:style-name="P3"><text:span text:style-name="T7"><text:s text:c="16"/>sortable: </text:span><text:span text:style-name="T10">true</text:span><text:span text:style-name="T7">,</text:span></text:p>
      <text:p text:style-name="P5"><text:s text:c="16"/>pageable: {</text:p>
      <text:p text:style-name="P3"><text:span text:style-name="T7"><text:s text:c="20"/>refresh: </text:span><text:span text:style-name="T10">true</text:span><text:span text:style-name="T7">,</text:span></text:p>
      <text:p text:style-name="P3"><text:span text:style-name="T7"><text:s text:c="20"/>pageSizes: </text:span><text:span text:style-name="T10">true</text:span><text:span text:style-name="T7">,</text:span></text:p>
      <text:p text:style-name="P5"><text:s text:c="20"/>buttonCount: 5</text:p>
      <text:p text:style-name="P5"><text:s text:c="16"/>},</text:p>
      <text:p text:style-name="P3"><text:span text:style-name="T7"><text:s text:c="16"/>columns: [</text:span><text:span text:style-name="T14">/*{*/</text:span></text:p>
      <text:p text:style-name="P3"><text:span text:style-name="T7"><text:s text:c="12"/></text:span><text:span text:style-name="T14">//template: "&lt;div class='customer-photo'" +</text:span></text:p>
      <text:p text:style-name="P3"><text:span text:style-name="T7"><text:s text:c="12"/></text:span><text:span text:style-name="T14">//"style='background-image: url(../content/web/Customers/#:data.CustomerID#.jpg);'&gt;&lt;/div&gt;" +</text:span></text:p>
      <text:p text:style-name="P3"><text:span text:style-name="T7"><text:s text:c="12"/></text:span><text:span text:style-name="T14">//"&lt;div class='customer-name'&gt;#: ContactName #&lt;/div&gt;",</text:span></text:p>
      <text:p text:style-name="P3"><text:span text:style-name="T7"><text:s text:c="12"/></text:span><text:span text:style-name="T14">//field: "ContactName",</text:span></text:p>
      <text:p text:style-name="P3"><text:span text:style-name="T7"><text:s text:c="12"/></text:span><text:span text:style-name="T14">//title: "Contact Name",</text:span></text:p>
      <text:p text:style-name="P3"><text:span text:style-name="T7"><text:s text:c="12"/></text:span><text:span text:style-name="T14">//width: 240</text:span></text:p>
      <text:p text:style-name="P3"><text:span text:style-name="T7"><text:s text:c="8"/></text:span><text:span text:style-name="T14">/*},*/</text:span><text:span text:style-name="T7"> {</text:span></text:p>
      <text:p text:style-name="P3"><text:span text:style-name="T7"><text:s text:c="24"/>field: </text:span><text:span text:style-name="T13">'Title'</text:span><text:span text:style-name="T7">,</text:span></text:p>
      <text:p text:style-name="P3"><text:span text:style-name="T7"><text:s text:c="24"/>title: </text:span><text:span text:style-name="T13">"Title"</text:span><text:span text:style-name="T7">,</text:span></text:p>
      <text:p text:style-name="P5"><text:s text:c="24"/>width: 100</text:p>
      <text:p text:style-name="P5"><text:s text:c="20"/>},</text:p>
      <text:p text:style-name="P5"><text:s text:c="20"/>{</text:p>
      <text:p text:style-name="P3"><text:span text:style-name="T7"><text:s text:c="24"/>field: </text:span><text:span text:style-name="T13">'ContactPerson'</text:span><text:span text:style-name="T7">,</text:span></text:p>
      <text:p text:style-name="P3"><text:soft-page-break/><text:span text:style-name="T7"><text:s text:c="24"/>title: </text:span><text:span text:style-name="T13">"Contact Person"</text:span><text:span text:style-name="T7">,</text:span></text:p>
      <text:p text:style-name="P5"><text:s text:c="24"/>width: 100</text:p>
      <text:p text:style-name="P5"><text:s text:c="20"/>}, {</text:p>
      <text:p text:style-name="P3"><text:span text:style-name="T7"><text:s text:c="24"/>field: </text:span><text:span text:style-name="T13">'MessageDetails'</text:span><text:span text:style-name="T7">,</text:span></text:p>
      <text:p text:style-name="P3"><text:span text:style-name="T7"><text:s text:c="24"/>title: </text:span><text:span text:style-name="T13">"Message Details"</text:span><text:span text:style-name="T7">,</text:span></text:p>
      <text:p text:style-name="P5"><text:s text:c="24"/>width: 100</text:p>
      <text:p text:style-name="P5"><text:s text:c="20"/>}, {</text:p>
      <text:p text:style-name="P3"><text:span text:style-name="T7"><text:s text:c="24"/>field: </text:span><text:span text:style-name="T13">'MessageDate'</text:span><text:span text:style-name="T7">,</text:span></text:p>
      <text:p text:style-name="P3"><text:span text:style-name="T7"><text:s text:c="24"/>title: </text:span><text:span text:style-name="T13">"Message Date"</text:span><text:span text:style-name="T7">,</text:span></text:p>
      <text:p text:style-name="P5"><text:s text:c="24"/>width: 100</text:p>
      <text:p text:style-name="P5"><text:s text:c="20"/>}, {</text:p>
      <text:p text:style-name="P3"><text:span text:style-name="T7"><text:s text:c="24"/>field: </text:span><text:span text:style-name="T13">'Email'</text:span><text:span text:style-name="T7">,</text:span></text:p>
      <text:p text:style-name="P3"><text:span text:style-name="T7"><text:s text:c="24"/>title: </text:span><text:span text:style-name="T13">"Email"</text:span><text:span text:style-name="T7">,</text:span></text:p>
      <text:p text:style-name="P5"><text:s text:c="24"/>width: 100</text:p>
      <text:p text:style-name="P5"><text:s text:c="20"/>}, {</text:p>
      <text:p text:style-name="P3"><text:span text:style-name="T7"><text:s text:c="24"/>field: </text:span><text:span text:style-name="T13">'Managers'</text:span><text:span text:style-name="T7">,</text:span></text:p>
      <text:p text:style-name="P3"><text:span text:style-name="T7"><text:s text:c="24"/>title: </text:span><text:span text:style-name="T13">"Managers"</text:span><text:span text:style-name="T7">,</text:span></text:p>
      <text:p text:style-name="P5"><text:s text:c="24"/>width: 100</text:p>
      <text:p text:style-name="P5"><text:s text:c="20"/>}, {</text:p>
      <text:p text:style-name="P3"><text:span text:style-name="T7"><text:s text:c="24"/>field: </text:span><text:span text:style-name="T13">'Status'</text:span><text:span text:style-name="T7">,</text:span></text:p>
      <text:p text:style-name="P3"><text:span text:style-name="T7"><text:s text:c="24"/>title: </text:span><text:span text:style-name="T13">"Status"</text:span><text:span text:style-name="T7">,</text:span></text:p>
      <text:p text:style-name="P5"><text:s text:c="24"/>width: 100</text:p>
      <text:p text:style-name="P5"><text:s text:c="20"/>}</text:p>
      <text:p text:style-name="P5"><text:s text:c="16"/>]</text:p>
      <text:p text:style-name="P5"><text:s text:c="12"/>});</text:p>
      <text:p text:style-name="P5"><text:s text:c="8"/>}</text:p>
      <text:p text:style-name="P5"><text:s text:c="8"/>KendoGridJSOM();</text:p>
      <text:p text:style-name="P5"><text:s text:c="4"/>}</text:p>
      <text:p text:style-name="P3"><text:span text:style-name="T7"><text:s text:c="4"/></text:span><text:span text:style-name="T10">function</text:span><text:span text:style-name="T7"> OnFailure(sender, args) {</text:span></text:p>
      <text:p text:style-name="P3"><text:span text:style-name="T7"><text:s text:c="8"/>console.log(</text:span><text:span text:style-name="T13">"Message :"</text:span><text:span text:style-name="T7"> + args.get_message() + </text:span><text:span text:style-name="T13">"/n Trace :"</text:span><text:span text:style-name="T7"> + args.get_stackTrace());</text:span></text:p>
      <text:p text:style-name="P5"/>
      <text:p text:style-name="P5"><text:s text:c="4"/>}</text:p>
      <text:p text:style-name="P5">}</text:p>
      <text:p text:style-name="P5"/>
      <text:p text:style-name="P3"><text:span text:style-name="T10">function</text:span><text:span text:style-name="T7"> KendoGridREST() {</text:span></text:p>
      <text:p text:style-name="P5"/>
      <text:p text:style-name="P3"><text:span text:style-name="T7"><text:s text:c="4"/>window.arrayMessageListItems = </text:span><text:span text:style-name="T10">new</text:span><text:span text:style-name="T7"> Array();</text:span></text:p>
      <text:p text:style-name="P3"><text:span text:style-name="T7"><text:s text:c="4"/></text:span><text:span text:style-name="T14">// window.arrayPieChart = new Array();</text:span></text:p>
      <text:p text:style-name="P5"><text:s text:c="4"/>$.ajax({</text:p>
      <text:p text:style-name="P5"><text:s text:c="8"/>url: urlMessageList,</text:p>
      <text:p text:style-name="P3"><text:span text:style-name="T7"><text:s text:c="8"/>type: </text:span><text:span text:style-name="T13">"GET"</text:span><text:span text:style-name="T7">, </text:span><text:span text:style-name="T14">//Specifies the operation to create the list item</text:span></text:p>
      <text:p text:style-name="P3"><text:span text:style-name="T7"><text:s text:c="8"/>async: </text:span><text:span text:style-name="T10">false</text:span><text:span text:style-name="T7">,</text:span></text:p>
      <text:p text:style-name="P5"><text:s text:c="8"/>headers: {</text:p>
      <text:p text:style-name="P3"><text:span text:style-name="T7"><text:s text:c="12"/></text:span><text:span text:style-name="T13">"accept"</text:span><text:span text:style-name="T7">: </text:span><text:span text:style-name="T13">"application/json;odata=verbose"</text:span><text:span text:style-name="T7">,</text:span></text:p>
      <text:p text:style-name="P5"><text:s text:c="8"/>},</text:p>
      <text:p text:style-name="P3"><text:span text:style-name="T7"><text:s text:c="8"/>success: </text:span><text:span text:style-name="T10">function</text:span><text:span text:style-name="T7"> (data) {</text:span></text:p>
      <text:p text:style-name="P5"/>
      <text:p text:style-name="P3"><text:span text:style-name="T7"><text:s text:c="12"/></text:span><text:span text:style-name="T10">for</text:span><text:span text:style-name="T7"> (</text:span><text:span text:style-name="T10">var</text:span><text:span text:style-name="T7"> i = 0; i &lt; data.d.results.length; i++) {</text:span></text:p>
      <text:p text:style-name="P3"><text:span text:style-name="T7"><text:s text:c="16"/></text:span><text:span text:style-name="T10">if</text:span><text:span text:style-name="T7"> (data.d.results[i].Title != undefined) {</text:span></text:p>
      <text:p text:style-name="P3"><text:span text:style-name="T7"><text:s text:c="20"/></text:span><text:span text:style-name="T10">var</text:span><text:span text:style-name="T7"> title = data.d.results[i].Title;</text:span></text:p>
      <text:p text:style-name="P5"><text:s text:c="16"/>}</text:p>
      <text:p text:style-name="P3"><text:span text:style-name="T7"><text:s text:c="16"/></text:span><text:span text:style-name="T10">else</text:span><text:span text:style-name="T7"> { title = </text:span><text:span text:style-name="T13">""</text:span><text:span text:style-name="T7">; }</text:span></text:p>
      <text:p text:style-name="P3"><text:span text:style-name="T7"><text:s text:c="16"/></text:span><text:span text:style-name="T10">if</text:span><text:span text:style-name="T7"> (data.d.results[i].ContactPerson.FullName != undefined) {</text:span></text:p>
      <text:p text:style-name="P3"><text:span text:style-name="T7"><text:s text:c="20"/></text:span><text:span text:style-name="T10">var</text:span><text:span text:style-name="T7"> contactPerson = data.d.results[i].ContactPerson.FullName;</text:span></text:p>
      <text:p text:style-name="P5"><text:s text:c="16"/>}</text:p>
      <text:p text:style-name="P3"><text:span text:style-name="T7"><text:s text:c="16"/></text:span><text:span text:style-name="T10">else</text:span><text:span text:style-name="T7"> { contactPerson = </text:span><text:span text:style-name="T13">"(None)"</text:span><text:span text:style-name="T7">; }</text:span></text:p>
      <text:p text:style-name="P3"><text:span text:style-name="T7"><text:s text:c="16"/></text:span><text:span text:style-name="T10">if</text:span><text:span text:style-name="T7"> (data.d.results[i].MessageDetails != undefined) {</text:span></text:p>
      <text:p text:style-name="P3"><text:span text:style-name="T7"><text:s text:c="20"/></text:span><text:span text:style-name="T10">var</text:span><text:span text:style-name="T7"> messageDetails = $.parseHTML(data.d.results[i].MessageDetails)[0].innerText;</text:span></text:p>
      <text:p text:style-name="P5"><text:s text:c="16"/>}</text:p>
      <text:p text:style-name="P3"><text:span text:style-name="T7"><text:s text:c="16"/></text:span><text:span text:style-name="T10">else</text:span><text:span text:style-name="T7"> { messageDetails = </text:span><text:span text:style-name="T13">""</text:span><text:span text:style-name="T7">; }</text:span></text:p>
      <text:p text:style-name="P5"/>
      <text:p text:style-name="P3"><text:span text:style-name="T7"><text:s text:c="16"/>momentDate = moment(</text:span><text:span text:style-name="T10">new</text:span><text:span text:style-name="T7"> Date(data.d.results[i].MessageDate));</text:span></text:p>
      <text:p text:style-name="P3"><text:span text:style-name="T7"><text:s text:c="16"/></text:span><text:span text:style-name="T10">var</text:span><text:span text:style-name="T7"> dateMessage = momentDate.format(</text:span><text:span text:style-name="T13">"M/D/YYYY"</text:span><text:span text:style-name="T7">);</text:span></text:p>
      <text:p text:style-name="P3"><text:soft-page-break/><text:span text:style-name="T7"><text:s text:c="16"/></text:span><text:span text:style-name="T10">if</text:span><text:span text:style-name="T7"> (data.d.results[i].Email != undefined) {</text:span></text:p>
      <text:p text:style-name="P3"><text:span text:style-name="T7"><text:s text:c="20"/></text:span><text:span text:style-name="T10">var</text:span><text:span text:style-name="T7"> email = data.d.results[i].Email;</text:span></text:p>
      <text:p text:style-name="P5"><text:s text:c="16"/>}</text:p>
      <text:p text:style-name="P3"><text:span text:style-name="T7"><text:s text:c="16"/></text:span><text:span text:style-name="T10">else</text:span><text:span text:style-name="T7"> { email = </text:span><text:span text:style-name="T13">""</text:span><text:span text:style-name="T7">; }</text:span></text:p>
      <text:p text:style-name="P3"><text:span text:style-name="T7"><text:s text:c="16"/></text:span><text:span text:style-name="T10">if</text:span><text:span text:style-name="T7"> (data.d.results[i].Managers.results != undefined) {</text:span></text:p>
      <text:p text:style-name="P3"><text:span text:style-name="T7"><text:s text:c="20"/></text:span><text:span text:style-name="T10">var</text:span><text:span text:style-name="T7"> managers = data.d.results[i].Managers.results[0].Title;</text:span></text:p>
      <text:p text:style-name="P5"><text:s text:c="16"/>}</text:p>
      <text:p text:style-name="P3"><text:span text:style-name="T7"><text:s text:c="16"/></text:span><text:span text:style-name="T10">else</text:span><text:span text:style-name="T7"> { managers = </text:span><text:span text:style-name="T13">""</text:span><text:span text:style-name="T7">; }</text:span></text:p>
      <text:p text:style-name="P3"><text:span text:style-name="T7"><text:s text:c="16"/></text:span><text:span text:style-name="T10">if</text:span><text:span text:style-name="T7"> (data.d.results[i].Status != undefined) {</text:span></text:p>
      <text:p text:style-name="P3"><text:span text:style-name="T7"><text:s text:c="20"/></text:span><text:span text:style-name="T10">var</text:span><text:span text:style-name="T7"> status = data.d.results[i].Status;</text:span></text:p>
      <text:p text:style-name="P5"><text:s text:c="16"/>}</text:p>
      <text:p text:style-name="P3"><text:span text:style-name="T7"><text:s text:c="16"/></text:span><text:span text:style-name="T10">else</text:span><text:span text:style-name="T7"> { status = </text:span><text:span text:style-name="T13">"Pending"</text:span><text:span text:style-name="T7">; }</text:span></text:p>
      <text:p text:style-name="P5"/>
      <text:p text:style-name="P5"><text:s text:c="16"/>arrayMessageListItems.push({</text:p>
      <text:p text:style-name="P3"><text:span text:style-name="T7"><text:s text:c="20"/></text:span><text:span text:style-name="T13">'Title'</text:span><text:span text:style-name="T7">: title,</text:span></text:p>
      <text:p text:style-name="P3"><text:span text:style-name="T7"><text:s text:c="20"/></text:span><text:span text:style-name="T13">'ContactPerson'</text:span><text:span text:style-name="T7">: contactPerson,</text:span></text:p>
      <text:p text:style-name="P3"><text:span text:style-name="T7"><text:s text:c="20"/></text:span><text:span text:style-name="T13">'MessageDetails'</text:span><text:span text:style-name="T7">: messageDetails,</text:span></text:p>
      <text:p text:style-name="P3"><text:span text:style-name="T7"><text:s text:c="20"/></text:span><text:span text:style-name="T13">'MessageDate'</text:span><text:span text:style-name="T7">: dateMessage == </text:span><text:span text:style-name="T13">"Invalid date"</text:span><text:span text:style-name="T7"> ? </text:span><text:span text:style-name="T10">null</text:span><text:span text:style-name="T7"> : dateMessage,</text:span></text:p>
      <text:p text:style-name="P3"><text:span text:style-name="T7"><text:s text:c="20"/></text:span><text:span text:style-name="T13">'Email'</text:span><text:span text:style-name="T7">: email,</text:span></text:p>
      <text:p text:style-name="P3"><text:span text:style-name="T7"><text:s text:c="20"/></text:span><text:span text:style-name="T13">'Managers'</text:span><text:span text:style-name="T7">: managers,</text:span></text:p>
      <text:p text:style-name="P3"><text:span text:style-name="T7"><text:s text:c="20"/></text:span><text:span text:style-name="T13">'Status'</text:span><text:span text:style-name="T7">: status</text:span></text:p>
      <text:p text:style-name="P5"><text:s text:c="16"/>});</text:p>
      <text:p text:style-name="P5"/>
      <text:p text:style-name="P5"/>
      <text:p text:style-name="P3"><text:span text:style-name="T7"><text:s text:c="16"/></text:span><text:span text:style-name="T14">///&lt;summary&gt;Creats a Kendo Grid for Message List&lt;/summary&gt;</text:span></text:p>
      <text:p text:style-name="P3"><text:span text:style-name="T7"><text:s text:c="16"/>$(</text:span><text:span text:style-name="T13">"#kendoGridREST"</text:span><text:span text:style-name="T7">).kendoGrid({</text:span></text:p>
      <text:p text:style-name="P5"><text:s text:c="20"/>dataSource: {</text:p>
      <text:p text:style-name="P3"><text:span text:style-name="T7"><text:s text:c="24"/>type: </text:span><text:span text:style-name="T13">"odata"</text:span><text:span text:style-name="T7">,</text:span></text:p>
      <text:p text:style-name="P5"><text:s text:c="24"/>data: arrayMessageListItems,</text:p>
      <text:p text:style-name="P5"><text:s text:c="24"/>pageSize: 5</text:p>
      <text:p text:style-name="P5"><text:s text:c="20"/>},</text:p>
      <text:p text:style-name="P5"><text:s text:c="20"/>height: 550,</text:p>
      <text:p text:style-name="P3"><text:span text:style-name="T7"><text:s text:c="20"/>groupable: </text:span><text:span text:style-name="T10">true</text:span><text:span text:style-name="T7">,</text:span></text:p>
      <text:p text:style-name="P3"><text:span text:style-name="T7"><text:s text:c="20"/>sortable: </text:span><text:span text:style-name="T10">true</text:span><text:span text:style-name="T7">,</text:span></text:p>
      <text:p text:style-name="P5"><text:s text:c="20"/>pageable: {</text:p>
      <text:p text:style-name="P3"><text:span text:style-name="T7"><text:s text:c="24"/>refresh: </text:span><text:span text:style-name="T10">true</text:span><text:span text:style-name="T7">,</text:span></text:p>
      <text:p text:style-name="P3"><text:span text:style-name="T7"><text:s text:c="24"/>pageSizes: </text:span><text:span text:style-name="T10">true</text:span><text:span text:style-name="T7">,</text:span></text:p>
      <text:p text:style-name="P5"><text:s text:c="24"/>buttonCount: 5</text:p>
      <text:p text:style-name="P5"><text:s text:c="20"/>},</text:p>
      <text:p text:style-name="P3"><text:span text:style-name="T7"><text:s text:c="20"/>columns: [</text:span><text:span text:style-name="T14">/*{*/</text:span></text:p>
      <text:p text:style-name="P3"><text:span text:style-name="T7"><text:s text:c="12"/></text:span><text:span text:style-name="T14">//template: "&lt;div class='customer-photo'" +</text:span></text:p>
      <text:p text:style-name="P3"><text:span text:style-name="T7"><text:s text:c="12"/></text:span><text:span text:style-name="T14">//"style='background-image: url(../content/web/Customers/#:data.CustomerID#.jpg);'&gt;&lt;/div&gt;" +</text:span></text:p>
      <text:p text:style-name="P3"><text:span text:style-name="T7"><text:s text:c="12"/></text:span><text:span text:style-name="T14">//"&lt;div class='customer-name'&gt;#: ContactName #&lt;/div&gt;",</text:span></text:p>
      <text:p text:style-name="P3"><text:span text:style-name="T7"><text:s text:c="12"/></text:span><text:span text:style-name="T14">//field: "ContactName",</text:span></text:p>
      <text:p text:style-name="P3"><text:span text:style-name="T7"><text:s text:c="12"/></text:span><text:span text:style-name="T14">//title: "Contact Name",</text:span></text:p>
      <text:p text:style-name="P3"><text:span text:style-name="T7"><text:s text:c="12"/></text:span><text:span text:style-name="T14">//width: 240</text:span></text:p>
      <text:p text:style-name="P3"><text:span text:style-name="T7"><text:s text:c="8"/></text:span><text:span text:style-name="T14">/*},*/</text:span><text:span text:style-name="T7"> {</text:span></text:p>
      <text:p text:style-name="P3"><text:span text:style-name="T7"><text:s text:c="28"/>field: </text:span><text:span text:style-name="T13">'Title'</text:span><text:span text:style-name="T7">,</text:span></text:p>
      <text:p text:style-name="P3"><text:span text:style-name="T7"><text:s text:c="28"/>title: </text:span><text:span text:style-name="T13">"Title"</text:span><text:span text:style-name="T7">,</text:span></text:p>
      <text:p text:style-name="P5"><text:s text:c="28"/>width: 100</text:p>
      <text:p text:style-name="P5"><text:s text:c="24"/>}, {</text:p>
      <text:p text:style-name="P3"><text:span text:style-name="T7"><text:s text:c="28"/>field: </text:span><text:span text:style-name="T13">'ContactPerson'</text:span><text:span text:style-name="T7">,</text:span></text:p>
      <text:p text:style-name="P3"><text:span text:style-name="T7"><text:s text:c="28"/>title: </text:span><text:span text:style-name="T13">"Contact Person"</text:span><text:span text:style-name="T7">,</text:span></text:p>
      <text:p text:style-name="P5"><text:s text:c="28"/>width: 100</text:p>
      <text:p text:style-name="P5"><text:s text:c="24"/>}, {</text:p>
      <text:p text:style-name="P3"><text:span text:style-name="T7"><text:s text:c="28"/>field: </text:span><text:span text:style-name="T13">'MessageDetails'</text:span><text:span text:style-name="T7">,</text:span></text:p>
      <text:p text:style-name="P3"><text:span text:style-name="T7"><text:s text:c="28"/>title: </text:span><text:span text:style-name="T13">"Message Details"</text:span><text:span text:style-name="T7">,</text:span></text:p>
      <text:p text:style-name="P5"><text:s text:c="28"/>width: 100</text:p>
      <text:p text:style-name="P5"><text:s text:c="24"/>}, {</text:p>
      <text:p text:style-name="P3"><text:span text:style-name="T7"><text:s text:c="28"/>field: </text:span><text:span text:style-name="T13">'MessageDate'</text:span><text:span text:style-name="T7">,</text:span></text:p>
      <text:p text:style-name="P3"><text:span text:style-name="T7"><text:s text:c="28"/>title: </text:span><text:span text:style-name="T13">"Message Date"</text:span><text:span text:style-name="T7">,</text:span></text:p>
      <text:p text:style-name="P5"><text:s text:c="28"/>width: 100</text:p>
      <text:p text:style-name="P5"><text:s text:c="24"/>}, {</text:p>
      <text:p text:style-name="P3"><text:span text:style-name="T7"><text:s text:c="28"/>field: </text:span><text:span text:style-name="T13">'Email'</text:span><text:span text:style-name="T7">,</text:span></text:p>
      <text:p text:style-name="P3"><text:soft-page-break/><text:span text:style-name="T7"><text:s text:c="28"/>title: </text:span><text:span text:style-name="T13">"Email"</text:span><text:span text:style-name="T7">,</text:span></text:p>
      <text:p text:style-name="P5"><text:s text:c="28"/>width: 100</text:p>
      <text:p text:style-name="P5"><text:s text:c="24"/>}, {</text:p>
      <text:p text:style-name="P3"><text:span text:style-name="T7"><text:s text:c="28"/>field: </text:span><text:span text:style-name="T13">'Managers'</text:span><text:span text:style-name="T7">,</text:span></text:p>
      <text:p text:style-name="P3"><text:span text:style-name="T7"><text:s text:c="28"/>title: </text:span><text:span text:style-name="T13">"Managers"</text:span><text:span text:style-name="T7">,</text:span></text:p>
      <text:p text:style-name="P5"><text:s text:c="28"/>width: 100</text:p>
      <text:p text:style-name="P5"><text:s text:c="24"/>}, {</text:p>
      <text:p text:style-name="P3"><text:span text:style-name="T7"><text:s text:c="28"/>field: </text:span><text:span text:style-name="T13">'Status'</text:span><text:span text:style-name="T7">,</text:span></text:p>
      <text:p text:style-name="P3"><text:span text:style-name="T7"><text:s text:c="28"/>title: </text:span><text:span text:style-name="T13">"Status"</text:span><text:span text:style-name="T7">,</text:span></text:p>
      <text:p text:style-name="P5"><text:s text:c="28"/>width: 100</text:p>
      <text:p text:style-name="P5"><text:s text:c="24"/>}</text:p>
      <text:p text:style-name="P5"><text:s text:c="20"/>]</text:p>
      <text:p text:style-name="P5"><text:s text:c="16"/>});</text:p>
      <text:p text:style-name="P5"><text:s text:c="12"/>}</text:p>
      <text:p text:style-name="P5"/>
      <text:p text:style-name="P5"/>
      <text:p text:style-name="P5"><text:s text:c="8"/>},</text:p>
      <text:p text:style-name="P3"><text:span text:style-name="T7"><text:s text:c="8"/>error: </text:span><text:span text:style-name="T10">function</text:span><text:span text:style-name="T7"> (error) {</text:span></text:p>
      <text:p text:style-name="P5"/>
      <text:p text:style-name="P5"><text:s text:c="12"/>alert(JSON.stringify(error));</text:p>
      <text:p text:style-name="P5"><text:s text:c="8"/>}</text:p>
      <text:p text:style-name="P5"/>
      <text:p text:style-name="P5"><text:s text:c="4"/>});</text:p>
      <text:p text:style-name="P5"/>
      <text:p text:style-name="P5">}</text:p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7"><text:s text:c="2"/>//Elamaran : Kendo JS</text:p>
      <text:p text:style-name="P7"/>
      <text:p text:style-name="P7"/>
      <text:p text:style-name="P7"><text:span text:style-name="T13">"use strict"</text:span><text:span text:style-name="T7">;</text:span></text:p>
      <text:p text:style-name="P17"><text:span text:style-name="T10">var</text:span><text:span text:style-name="T7"> returnedItems;</text:span></text:p>
      <text:p text:style-name="P17"><text:span text:style-name="T10">var</text:span><text:span text:style-name="T7"> gridData</text:span></text:p>
      <text:p text:style-name="P17"><text:span text:style-name="T10">var</text:span><text:span text:style-name="T7"> listName=</text:span><text:span text:style-name="T13">"KendoList"</text:span><text:span text:style-name="T7">;</text:span></text:p>
      <text:p text:style-name="P17"><text:span text:style-name="T10">var</text:span><text:span text:style-name="T7"> spData;</text:span></text:p>
      <text:p text:style-name="P17"><text:span text:style-name="T10">var</text:span><text:span text:style-name="T7"> gridData=[];</text:span></text:p>
      <text:p text:style-name="P14"/>
      <text:p text:style-name="P18">/*</text:p>
      <text:p text:style-name="P18">To find the below for SharePoint Field Type</text:p>
      <text:p text:style-name="P18">*******************************************</text:p>
      <text:p text:style-name="P18">Single Line of Text <text:s text:c="4"/>: Text</text:p>
      <text:p text:style-name="P18">Multiple line of Text <text:s text:c="2"/>: MultiText</text:p>
      <text:p text:style-name="P18">Choice Single <text:s text:c="10"/>: SingleChoice</text:p>
      <text:p text:style-name="P18">Choice Mulitple <text:s text:c="8"/>: MultiChoice</text:p>
      <text:p text:style-name="P18">Number <text:s text:c="17"/>: Number</text:p>
      <text:p text:style-name="P18">Date <text:s text:c="19"/>: Date</text:p>
      <text:p text:style-name="P18">DateTime <text:s text:c="15"/>: DateTime</text:p>
      <text:p text:style-name="P18">SingleLookup <text:s text:c="11"/>: SingleLookup</text:p>
      <text:p text:style-name="P18">MultiLookup <text:s text:c="12"/>: MultiLookup</text:p>
      <text:p text:style-name="P18">Radio <text:s text:c="18"/>: YesNo</text:p>
      <text:p text:style-name="P18">Person <text:s text:c="17"/>: Person</text:p>
      <text:p text:style-name="P18">Multiple Person <text:s text:c="8"/>: MultiPersson</text:p>
      <text:p text:style-name="P18"/>
      <text:p text:style-name="P18">listcolumn config</text:p>
      <text:p text:style-name="P18">*****************</text:p>
      <text:p text:style-name="P18">SharePoint Field Internal name as field</text:p>
      <text:p text:style-name="P18">Display Name for Grid column as title</text:p>
      <text:p text:style-name="P18">*/</text:p>
      <text:p text:style-name="P14"><text:soft-page-break/></text:p>
      <text:p text:style-name="P17"><text:span text:style-name="T10">var</text:span><text:span text:style-name="T7"> listColumns= [</text:span></text:p>
      <text:p text:style-name="P17"><text:span text:style-name="T7"><text:s text:c="20"/>{</text:span><text:span text:style-name="T13">"field"</text:span><text:span text:style-name="T7">:</text:span><text:span text:style-name="T13">"Id"</text:span><text:span text:style-name="T7">,</text:span><text:span text:style-name="T13">"title"</text:span><text:span text:style-name="T7">:</text:span><text:span text:style-name="T13">" "</text:span><text:span text:style-name="T7">,</text:span><text:span text:style-name="T13">"SPType"</text:span><text:span text:style-name="T7">:</text:span><text:span text:style-name="T13">"number"</text:span><text:span text:style-name="T7">,template:</text:span><text:span text:style-name="T13">"&lt;b&gt;&lt;a target='_blank' href='"</text:span><text:span text:style-name="T7">+_spPageContextInfo.webAbsoluteUrl+</text:span><text:span text:style-name="T13">"/lists/"</text:span><text:span text:style-name="T7">+listName+</text:span><text:span text:style-name="T13">"/DispForm.aspx?ID=#:Id#'&gt;#=Title#&lt;/a&gt;&lt;/b&gt;"</text:span><text:span text:style-name="T7">},</text:span></text:p>
      <text:p text:style-name="P17"><text:span text:style-name="T7"><text:s text:c="20"/>{</text:span><text:span text:style-name="T13">"field"</text:span><text:span text:style-name="T7">:</text:span><text:span text:style-name="T13">"Title"</text:span><text:span text:style-name="T7">,</text:span><text:span text:style-name="T13">"title"</text:span><text:span text:style-name="T7">:</text:span><text:span text:style-name="T13">"Single Text"</text:span><text:span text:style-name="T7">,</text:span><text:span text:style-name="T13">"SPType"</text:span><text:span text:style-name="T7">:</text:span><text:span text:style-name="T13">"Text"</text:span><text:span text:style-name="T7">},</text:span></text:p>
      <text:p text:style-name="P17"><text:span text:style-name="T7"><text:s text:c="20"/>{</text:span><text:span text:style-name="T13">"field"</text:span><text:span text:style-name="T7">:</text:span><text:span text:style-name="T13">"SP_Multiple_Text"</text:span><text:span text:style-name="T7">,</text:span><text:span text:style-name="T13">"title"</text:span><text:span text:style-name="T7">:</text:span><text:span text:style-name="T13">"SP_Multiple_Text"</text:span><text:span text:style-name="T7">,</text:span><text:span text:style-name="T13">"SPType"</text:span><text:span text:style-name="T7">:</text:span><text:span text:style-name="T13">"multitext"</text:span><text:span text:style-name="T7">, template:</text:span><text:span text:style-name="T13">"#=htmlDecode(SP_Multiple_Text)#"</text:span><text:span text:style-name="T7">},</text:span></text:p>
      <text:p text:style-name="P17"><text:span text:style-name="T7"><text:s text:c="20"/>{</text:span><text:span text:style-name="T13">"field"</text:span><text:span text:style-name="T7">:</text:span><text:span text:style-name="T13">"SP_Choice_CheckBox"</text:span><text:span text:style-name="T7">,</text:span><text:span text:style-name="T13">"title"</text:span><text:span text:style-name="T7">:</text:span><text:span text:style-name="T13">"Choice CheckBox"</text:span><text:span text:style-name="T7">,</text:span><text:span text:style-name="T13">"SPType"</text:span><text:span text:style-name="T7">:</text:span><text:span text:style-name="T13">"MultiChoice"</text:span><text:span text:style-name="T7">,filterable: { multi: </text:span><text:span text:style-name="T10">true</text:span><text:span text:style-name="T7"> }},</text:span></text:p>
      <text:p text:style-name="P17"><text:span text:style-name="T7"><text:s text:c="20"/>{</text:span><text:span text:style-name="T13">"field"</text:span><text:span text:style-name="T7">:</text:span><text:span text:style-name="T13">"SP_Choice_DropDown"</text:span><text:span text:style-name="T7">,</text:span><text:span text:style-name="T13">"title"</text:span><text:span text:style-name="T7">:</text:span><text:span text:style-name="T13">"Choice DropDown"</text:span><text:span text:style-name="T7">,</text:span><text:span text:style-name="T13">"SPType"</text:span><text:span text:style-name="T7">:</text:span><text:span text:style-name="T13">"SingleChoice"</text:span><text:span text:style-name="T7">},</text:span></text:p>
      <text:p text:style-name="P17"><text:span text:style-name="T7"><text:s text:c="20"/>{</text:span><text:span text:style-name="T13">"field"</text:span><text:span text:style-name="T7">:</text:span><text:span text:style-name="T13">"SP_Number"</text:span><text:span text:style-name="T7">,</text:span><text:span text:style-name="T13">"title"</text:span><text:span text:style-name="T7">:</text:span><text:span text:style-name="T13">"Number"</text:span><text:span text:style-name="T7">,</text:span><text:span text:style-name="T13">"SPType"</text:span><text:span text:style-name="T7">:</text:span><text:span text:style-name="T13">"Number"</text:span><text:span text:style-name="T7">},</text:span></text:p>
      <text:p text:style-name="P17"><text:span text:style-name="T7"><text:s text:c="20"/>{</text:span><text:span text:style-name="T13">"field"</text:span><text:span text:style-name="T7">:</text:span><text:span text:style-name="T13">"SP_Date"</text:span><text:span text:style-name="T7">,</text:span><text:span text:style-name="T13">"title"</text:span><text:span text:style-name="T7">:</text:span><text:span text:style-name="T13">"Date"</text:span><text:span text:style-name="T7">,</text:span><text:span text:style-name="T13">"SPType"</text:span><text:span text:style-name="T7">:</text:span><text:span text:style-name="T13">"Date"</text:span><text:span text:style-name="T7">,</text:span><text:span text:style-name="T13">"type"</text:span><text:span text:style-name="T7">:</text:span><text:span text:style-name="T13">"date"</text:span><text:span text:style-name="T7">,template: </text:span><text:span text:style-name="T13">"#= kendo.toString(kendo.parseDate(SP_Date, 'yyyy-MM-dd'), 'dd-MM-yyyy') #"</text:span><text:span text:style-name="T7">},</text:span></text:p>
      <text:p text:style-name="P17"><text:span text:style-name="T7"><text:s text:c="20"/>{</text:span><text:span text:style-name="T13">"field"</text:span><text:span text:style-name="T7">:</text:span><text:span text:style-name="T13">"SP_DateTime"</text:span><text:span text:style-name="T7">,</text:span><text:span text:style-name="T13">"title"</text:span><text:span text:style-name="T7">:</text:span><text:span text:style-name="T13">"DateTime"</text:span><text:span text:style-name="T7">,</text:span><text:span text:style-name="T13">"SPType"</text:span><text:span text:style-name="T7">:</text:span><text:span text:style-name="T13">"DateTime"</text:span><text:span text:style-name="T7">,</text:span><text:span text:style-name="T13">"type"</text:span><text:span text:style-name="T7">:</text:span><text:span text:style-name="T13">"date"</text:span><text:span text:style-name="T7">,template: </text:span><text:span text:style-name="T13">"#= kendo.toString(kendo.parseDate(SP_DateTime, 'yyyy-MM-dd'), 'dd/MM/yyyy hh:mm') #"</text:span><text:span text:style-name="T7">},</text:span></text:p>
      <text:p text:style-name="P17"><text:span text:style-name="T7"><text:s text:c="20"/>{</text:span><text:span text:style-name="T13">"field"</text:span><text:span text:style-name="T7">:</text:span><text:span text:style-name="T13">"SP_Lookup_Single"</text:span><text:span text:style-name="T7">,</text:span><text:span text:style-name="T13">"title"</text:span><text:span text:style-name="T7">:</text:span><text:span text:style-name="T13">"Lookup Single"</text:span><text:span text:style-name="T7">,</text:span><text:span text:style-name="T13">"SPType"</text:span><text:span text:style-name="T7">:</text:span><text:span text:style-name="T13">"SingleLookup"</text:span><text:span text:style-name="T7">},</text:span></text:p>
      <text:p text:style-name="P17"><text:span text:style-name="T7"><text:s text:c="20"/>{</text:span><text:span text:style-name="T13">"field"</text:span><text:span text:style-name="T7">:</text:span><text:span text:style-name="T13">"SP_Lookup_Multiple"</text:span><text:span text:style-name="T7">,</text:span><text:span text:style-name="T13">"title"</text:span><text:span text:style-name="T7">:</text:span><text:span text:style-name="T13">"Lookup Multiple"</text:span><text:span text:style-name="T7">,</text:span><text:span text:style-name="T13">"SPType"</text:span><text:span text:style-name="T7">:</text:span><text:span text:style-name="T13">"MultiLookup"</text:span><text:span text:style-name="T7">},</text:span></text:p>
      <text:p text:style-name="P17"><text:span text:style-name="T7"><text:s text:c="20"/>{</text:span><text:span text:style-name="T13">"field"</text:span><text:span text:style-name="T7">:</text:span><text:span text:style-name="T13">"SP_YesNo"</text:span><text:span text:style-name="T7">,</text:span><text:span text:style-name="T13">"title"</text:span><text:span text:style-name="T7">:</text:span><text:span text:style-name="T13">"YesNo"</text:span><text:span text:style-name="T7">,</text:span><text:span text:style-name="T13">"SPType"</text:span><text:span text:style-name="T7">:</text:span><text:span text:style-name="T13">"YesNo"</text:span><text:span text:style-name="T7">,type: </text:span><text:span text:style-name="T13">"boolean"</text:span><text:span text:style-name="T7">},</text:span></text:p>
      <text:p text:style-name="P17"><text:span text:style-name="T7"><text:s text:c="20"/>{</text:span><text:span text:style-name="T13">"field"</text:span><text:span text:style-name="T7">:</text:span><text:span text:style-name="T13">"SP_Person"</text:span><text:span text:style-name="T7">,</text:span><text:span text:style-name="T13">"title"</text:span><text:span text:style-name="T7">:</text:span><text:span text:style-name="T13">"Person"</text:span><text:span text:style-name="T7">,</text:span><text:span text:style-name="T13">"SPType"</text:span><text:span text:style-name="T7">:</text:span><text:span text:style-name="T13">"Person"</text:span><text:span text:style-name="T7">},</text:span></text:p>
      <text:p text:style-name="P17"><text:span text:style-name="T7"><text:s text:c="20"/>{</text:span><text:span text:style-name="T13">"field"</text:span><text:span text:style-name="T7">:</text:span><text:span text:style-name="T13">"SP_Person_multiple"</text:span><text:span text:style-name="T7">,</text:span><text:span text:style-name="T13">"title"</text:span><text:span text:style-name="T7">:</text:span><text:span text:style-name="T13">"Person multiple"</text:span><text:span text:style-name="T7">,</text:span><text:span text:style-name="T13">"SPType"</text:span><text:span text:style-name="T7">:</text:span><text:span text:style-name="T13">"MultiPerson"</text:span><text:span text:style-name="T7">},</text:span></text:p>
      <text:p text:style-name="P17"><text:span text:style-name="T7"><text:s text:c="20"/>{</text:span><text:span text:style-name="T13">"field"</text:span><text:span text:style-name="T7">:</text:span><text:span text:style-name="T13">"SP_Picture"</text:span><text:span text:style-name="T7">,</text:span><text:span text:style-name="T13">"title"</text:span><text:span text:style-name="T7">:</text:span><text:span text:style-name="T13">"SP Picture"</text:span><text:span text:style-name="T7">,</text:span><text:span text:style-name="T13">"SPType"</text:span><text:span text:style-name="T7">:</text:span><text:span text:style-name="T13">"Picture"</text:span><text:span text:style-name="T7">,template:</text:span><text:span text:style-name="T13">"&lt;img style='width:100px;height:50px;' src='#:SP_Picture#'/&gt;"</text:span><text:span text:style-name="T7">},</text:span></text:p>
      <text:p text:style-name="P17"><text:span text:style-name="T7"><text:s text:c="20"/>{</text:span><text:span text:style-name="T13">"field"</text:span><text:span text:style-name="T7">:</text:span><text:span text:style-name="T13">"SP_HyperLink"</text:span><text:span text:style-name="T7">,</text:span><text:span text:style-name="T13">"title"</text:span><text:span text:style-name="T7">:</text:span><text:span text:style-name="T13">"SP HyperLink"</text:span><text:span text:style-name="T7">,</text:span><text:span text:style-name="T13">"SPType"</text:span><text:span text:style-name="T7">:</text:span><text:span text:style-name="T13">"url"</text:span><text:span text:style-name="T7">,template:</text:span><text:span text:style-name="T13">"&lt;a <text:s/>href='#=SP_HyperLink.Url#'&gt;#=SP_HyperLink.Description#&lt;/a&gt;"</text:span><text:span text:style-name="T7">}</text:span></text:p>
      <text:p text:style-name="P14"><text:s text:c="20"/></text:p>
      <text:p text:style-name="P14"><text:s text:c="16"/>];</text:p>
      <text:p text:style-name="P14"/>
      <text:p text:style-name="P17"><text:span text:style-name="T7">$(document).ready(</text:span><text:span text:style-name="T10">function</text:span><text:span text:style-name="T7">() {</text:span></text:p>
      <text:p text:style-name="P14"><text:s text:c="4"/>readSPData();</text:p>
      <text:p text:style-name="P14"><text:s text:c="4"/>bindArraySPData();</text:p>
      <text:p text:style-name="P14"><text:s text:c="4"/>kendoCall();</text:p>
      <text:p text:style-name="P14">}); <text:s/></text:p>
      <text:p text:style-name="P17"><text:span text:style-name="T10">function</text:span><text:span text:style-name="T7"> htmlDecode(value) {</text:span></text:p>
      <text:p text:style-name="P17"><text:span text:style-name="T7"><text:s text:c="8"/></text:span><text:span text:style-name="T10">return</text:span><text:span text:style-name="T7"> value.replace(</text:span><text:span text:style-name="T13">/&amp;lt;/</text:span><text:span text:style-name="T10">g</text:span><text:span text:style-name="T7">, </text:span><text:span text:style-name="T13">"&lt;"</text:span><text:span text:style-name="T7">).replace(</text:span><text:span text:style-name="T13">/&amp;gt;/</text:span><text:span text:style-name="T10">g</text:span><text:span text:style-name="T7">, </text:span><text:span text:style-name="T13">"&gt;"</text:span><text:span text:style-name="T7">);</text:span></text:p>
      <text:p text:style-name="P14"><text:s/>}</text:p>
      <text:p text:style-name="P14"><text:s text:c="2"/></text:p>
      <text:p text:style-name="P17"><text:span text:style-name="T10">function</text:span><text:span text:style-name="T7"> AutoCompleteFilter(element) {</text:span></text:p>
      <text:p text:style-name="P14"><text:s text:c="4"/>element.kendoAutoComplete({</text:p>
      <text:p text:style-name="P14"><text:s text:c="8"/>dataSource: titles</text:p>
      <text:p text:style-name="P14"><text:s text:c="4"/>});</text:p>
      <text:p text:style-name="P14">}</text:p>
      <text:p text:style-name="P17"><text:span text:style-name="T10">function</text:span><text:span text:style-name="T7"> filterAutoCompleteDataSource(e) {</text:span></text:p>
      <text:p text:style-name="P17"><text:span text:style-name="T7"><text:s text:c="6"/></text:span><text:span text:style-name="T10">var</text:span><text:span text:style-name="T7"> gridFilter = e.sender.dataSource.filter();</text:span></text:p>
      <text:p text:style-name="P17"><text:span text:style-name="T7"><text:s text:c="6"/>e.sender.element.find(</text:span><text:span text:style-name="T13">".k-autocomplete input"</text:span><text:span text:style-name="T7">).data(</text:span><text:span text:style-name="T13">"kendoAutoComplete"</text:span><text:span text:style-name="T7">).dataSource.filter(gridFilter);</text:span></text:p>
      <text:p text:style-name="P14"><text:s text:c="4"/>}</text:p>
      <text:p text:style-name="P14"/>
      <text:p text:style-name="P17"><text:span text:style-name="T10">function</text:span><text:span text:style-name="T7"> restUrl(){</text:span></text:p>
      <text:p text:style-name="P14"/>
      <text:p text:style-name="P17"><text:span text:style-name="T7"><text:s text:c="4"/></text:span><text:span text:style-name="T10">var</text:span><text:span text:style-name="T7"> select=</text:span><text:span text:style-name="T13">""</text:span><text:span text:style-name="T7">;</text:span></text:p>
      <text:p text:style-name="P17"><text:span text:style-name="T7"><text:s text:c="4"/></text:span><text:span text:style-name="T10">var</text:span><text:span text:style-name="T7"> expand=</text:span><text:span text:style-name="T13">""</text:span><text:span text:style-name="T7">;</text:span></text:p>
      <text:p text:style-name="P17"><text:span text:style-name="T7"><text:s text:c="4"/>$.each(listColumns, </text:span><text:span text:style-name="T10">function</text:span><text:span text:style-name="T7"> (index, value) </text:span></text:p>
      <text:p text:style-name="P14"><text:s text:c="4"/>{ <text:s text:c="2"/></text:p>
      <text:p text:style-name="P17"><text:span text:style-name="T7"><text:s text:c="8"/></text:span><text:span text:style-name="T10">var</text:span><text:span text:style-name="T7"> i=0;</text:span></text:p>
      <text:p text:style-name="P17"><text:soft-page-break/><text:span text:style-name="T7"><text:s text:c="8"/></text:span><text:span text:style-name="T10">if</text:span><text:span text:style-name="T7">(value.SPType.indexOf(</text:span><text:span text:style-name="T13">"Lookup"</text:span><text:span text:style-name="T7">)&gt;=0)</text:span></text:p>
      <text:p text:style-name="P14"><text:s text:c="8"/>{</text:p>
      <text:p text:style-name="P17"><text:span text:style-name="T7"><text:s text:c="12"/>select+=</text:span><text:span text:style-name="T13">","</text:span><text:span text:style-name="T7">+value.field +</text:span><text:span text:style-name="T13">"/Title"</text:span><text:span text:style-name="T7">;</text:span></text:p>
      <text:p text:style-name="P17"><text:span text:style-name="T7"><text:s text:c="12"/>expand+=</text:span><text:span text:style-name="T13">","</text:span><text:span text:style-name="T7">+value.field;</text:span></text:p>
      <text:p text:style-name="P14"><text:s text:c="8"/>}</text:p>
      <text:p text:style-name="P17"><text:span text:style-name="T7"><text:s text:c="8"/></text:span><text:span text:style-name="T10">else</text:span><text:span text:style-name="T7"> </text:span><text:span text:style-name="T10">if</text:span><text:span text:style-name="T7">(value.SPType.indexOf(</text:span><text:span text:style-name="T13">"Person"</text:span><text:span text:style-name="T7">)&gt;=0)</text:span></text:p>
      <text:p text:style-name="P14"><text:s text:c="8"/>{</text:p>
      <text:p text:style-name="P17"><text:span text:style-name="T7"><text:s text:c="12"/>select+=</text:span><text:span text:style-name="T13">","</text:span><text:span text:style-name="T7">+value.field +</text:span><text:span text:style-name="T13">"/Title"</text:span><text:span text:style-name="T7">+</text:span><text:span text:style-name="T13">","</text:span><text:span text:style-name="T7">+value.field +</text:span><text:span text:style-name="T13">"/Name"</text:span><text:span text:style-name="T7">+</text:span><text:span text:style-name="T13">","</text:span><text:span text:style-name="T7">+value.field +</text:span><text:span text:style-name="T13">"/EMail"</text:span><text:span text:style-name="T7">;</text:span></text:p>
      <text:p text:style-name="P17"><text:span text:style-name="T7"><text:s text:c="12"/>expand+=</text:span><text:span text:style-name="T13">","</text:span><text:span text:style-name="T7">+value.field+</text:span><text:span text:style-name="T13">"/Id"</text:span><text:span text:style-name="T7">;</text:span></text:p>
      <text:p text:style-name="P14"><text:s text:c="8"/>}</text:p>
      <text:p text:style-name="P17"><text:span text:style-name="T7"><text:s text:c="8"/></text:span><text:span text:style-name="T10">else</text:span></text:p>
      <text:p text:style-name="P14"><text:s text:c="8"/>{</text:p>
      <text:p text:style-name="P17"><text:span text:style-name="T7"><text:s text:c="8"/>select+=</text:span><text:span text:style-name="T13">","</text:span><text:span text:style-name="T7">+value.field;</text:span></text:p>
      <text:p text:style-name="P14"><text:s text:c="8"/>}</text:p>
      <text:p text:style-name="P14"><text:s text:c="8"/>i++;</text:p>
      <text:p text:style-name="P14"><text:s text:c="4"/>});</text:p>
      <text:p text:style-name="P17"><text:span text:style-name="T7"><text:s text:c="4"/>select=select.split(</text:span><text:span text:style-name="T13">/,(.+)/</text:span><text:span text:style-name="T7">)[1];</text:span></text:p>
      <text:p text:style-name="P17"><text:span text:style-name="T7"><text:s text:c="4"/>expand=expand.split(</text:span><text:span text:style-name="T13">/,(.+)/</text:span><text:span text:style-name="T7">)[1];</text:span></text:p>
      <text:p text:style-name="P17"><text:span text:style-name="T7"><text:s text:c="4"/>console.log(_spPageContextInfo.webAbsoluteUrl + </text:span><text:span text:style-name="T13">"/_api/web/lists/GetByTitle('"</text:span><text:span text:style-name="T7">+listName+</text:span><text:span text:style-name="T13">"')/items?$select="</text:span><text:span text:style-name="T7">+select+</text:span><text:span text:style-name="T13">"&amp;$expand="</text:span><text:span text:style-name="T7">+expand);</text:span></text:p>
      <text:p text:style-name="P17"><text:span text:style-name="T7"><text:s text:c="4"/></text:span><text:span text:style-name="T10">return</text:span><text:span text:style-name="T7"> _spPageContextInfo.webAbsoluteUrl + </text:span><text:span text:style-name="T13">"/_api/web/lists/GetByTitle('"</text:span><text:span text:style-name="T7">+listName+</text:span><text:span text:style-name="T13">"')/items?$select="</text:span><text:span text:style-name="T7">+select+</text:span><text:span text:style-name="T13">"&amp;$expand="</text:span><text:span text:style-name="T7">+expand;</text:span></text:p>
      <text:p text:style-name="P14"/>
      <text:p text:style-name="P14">}</text:p>
      <text:p text:style-name="P17"><text:span text:style-name="T10">function</text:span><text:span text:style-name="T7"> readSPData(){</text:span></text:p>
      <text:p text:style-name="P14"><text:s text:c="4"/>$.ajax({ <text:s/></text:p>
      <text:p text:style-name="P14"><text:s text:c="8"/>url: restUrl(),</text:p>
      <text:p text:style-name="P17"><text:span text:style-name="T7"><text:s text:c="8"/>type: </text:span><text:span text:style-name="T13">"GET"</text:span><text:span text:style-name="T7">,</text:span></text:p>
      <text:p text:style-name="P17"><text:span text:style-name="T7"><text:s text:c="8"/>async: </text:span><text:span text:style-name="T10">false</text:span><text:span text:style-name="T7">,</text:span></text:p>
      <text:p text:style-name="P14"><text:s text:c="8"/>headers: {</text:p>
      <text:p text:style-name="P17"><text:span text:style-name="T7"><text:s text:c="12"/></text:span><text:span text:style-name="T13">"accept"</text:span><text:span text:style-name="T7">: </text:span><text:span text:style-name="T13">"application/json;odata=verbose"</text:span><text:span text:style-name="T7">, <text:s/></text:span></text:p>
      <text:p text:style-name="P17"><text:span text:style-name="T7"><text:s text:c="12"/></text:span><text:span text:style-name="T13">"content-Type"</text:span><text:span text:style-name="T7">: </text:span><text:span text:style-name="T13">"application/json;odata=verbose"</text:span><text:span text:style-name="T7"> <text:s/></text:span></text:p>
      <text:p text:style-name="P14"><text:s text:c="8"/>}, <text:s/></text:p>
      <text:p text:style-name="P17"><text:span text:style-name="T7"><text:s text:c="8"/>success: </text:span><text:span text:style-name="T10">function</text:span><text:span text:style-name="T7">(data) { <text:s/></text:span></text:p>
      <text:p text:style-name="P14"><text:s text:c="12"/>spData=data.d.results;</text:p>
      <text:p text:style-name="P14"><text:s text:c="12"/>console.log(spData); </text:p>
      <text:p text:style-name="P14"><text:s text:c="8"/>}, <text:s/></text:p>
      <text:p text:style-name="P17"><text:span text:style-name="T7"><text:s text:c="8"/>error: </text:span><text:span text:style-name="T10">function</text:span><text:span text:style-name="T7">(error) { <text:s/></text:span></text:p>
      <text:p text:style-name="P14"><text:s text:c="12"/>alert(JSON.stringify(error)); <text:s/></text:p>
      <text:p text:style-name="P14"><text:s text:c="8"/>} <text:s/></text:p>
      <text:p text:style-name="P14"><text:s text:c="4"/>});</text:p>
      <text:p text:style-name="P14">}</text:p>
      <text:p text:style-name="P14"/>
      <text:p text:style-name="P17"><text:span text:style-name="T10">function</text:span><text:span text:style-name="T7"> bindArraySPData(){</text:span></text:p>
      <text:p text:style-name="P17"><text:span text:style-name="T7"><text:s text:c="4"/>$.each(spData,</text:span><text:span text:style-name="T10">function</text:span><text:span text:style-name="T7">(dataIndex,dataValue){</text:span></text:p>
      <text:p text:style-name="P17"><text:span text:style-name="T7"><text:s text:c="8"/></text:span><text:span text:style-name="T10">var</text:span><text:span text:style-name="T7"> item = {}</text:span></text:p>
      <text:p text:style-name="P17"><text:span text:style-name="T7"><text:s text:c="8"/>$.each(listColumns, </text:span><text:span text:style-name="T10">function</text:span><text:span text:style-name="T7"> (colIndex, colValue) </text:span></text:p>
      <text:p text:style-name="P14"><text:s text:c="8"/>{</text:p>
      <text:p text:style-name="P14"/>
      <text:p text:style-name="P17"><text:span text:style-name="T7"><text:s text:c="12"/></text:span><text:span text:style-name="T10">if</text:span><text:span text:style-name="T7">(colValue.SPType.indexOf(</text:span><text:span text:style-name="T13">"Lookup"</text:span><text:span text:style-name="T7">)&gt;=0)</text:span></text:p>
      <text:p text:style-name="P14"><text:s text:c="12"/>{</text:p>
      <text:p text:style-name="P14"><text:s text:c="16"/>item[colValue.field]=spLookup(dataValue[colValue.field]);</text:p>
      <text:p text:style-name="P14"/>
      <text:p text:style-name="P14"><text:s text:c="12"/>}</text:p>
      <text:p text:style-name="P17"><text:span text:style-name="T7"><text:s text:c="12"/></text:span><text:span text:style-name="T10">else</text:span><text:span text:style-name="T7"> </text:span><text:span text:style-name="T10">if</text:span><text:span text:style-name="T7">(colValue.SPType.indexOf(</text:span><text:span text:style-name="T13">"Picture"</text:span><text:span text:style-name="T7">)&gt;=0)</text:span></text:p>
      <text:p text:style-name="P14"><text:s text:c="12"/>{</text:p>
      <text:p text:style-name="P14"><text:s text:c="16"/>item[colValue.field]=spPicture(dataValue[colValue.field]);</text:p>
      <text:p text:style-name="P14"><text:s text:c="12"/>}</text:p>
      <text:p text:style-name="P17"><text:span text:style-name="T7"><text:s text:c="12"/></text:span><text:span text:style-name="T10">else</text:span><text:span text:style-name="T7"> </text:span><text:span text:style-name="T10">if</text:span><text:span text:style-name="T7">(colValue.SPType.indexOf(</text:span><text:span text:style-name="T13">"Person"</text:span><text:span text:style-name="T7">)&gt;=0)</text:span></text:p>
      <text:p text:style-name="P14"><text:s text:c="12"/>{</text:p>
      <text:p text:style-name="P14"><text:s text:c="16"/>item[colValue.field]=spPeople(dataValue[colValue.field]);</text:p>
      <text:p text:style-name="P14"><text:s text:c="12"/>}</text:p>
      <text:p text:style-name="P17"><text:span text:style-name="T7"><text:s text:c="12"/></text:span><text:span text:style-name="T10">else</text:span><text:span text:style-name="T7"> </text:span><text:span text:style-name="T10">if</text:span><text:span text:style-name="T7">(colValue.SPType.indexOf(</text:span><text:span text:style-name="T13">"Date"</text:span><text:span text:style-name="T7">)&gt;=0)</text:span></text:p>
      <text:p text:style-name="P14"><text:s text:c="12"/>{</text:p>
      <text:p text:style-name="P17"><text:soft-page-break/><text:span text:style-name="T7"><text:s text:c="16"/></text:span><text:span text:style-name="T10">if</text:span><text:span text:style-name="T7">(dataValue[colValue.field]!= </text:span><text:span text:style-name="T10">null</text:span><text:span text:style-name="T7"> &amp;&amp; dataValue[colValue.field]!=undefined)</text:span></text:p>
      <text:p text:style-name="P14"><text:s text:c="16"/>{</text:p>
      <text:p text:style-name="P17"><text:span text:style-name="T7"><text:s text:c="20"/></text:span><text:span text:style-name="T10">var</text:span><text:span text:style-name="T7"> formattedDate = </text:span><text:span text:style-name="T10">new</text:span><text:span text:style-name="T7"> Date(Date.parse(dataValue[colValue.field])).format(</text:span><text:span text:style-name="T13">"MM/dd/yyyy"</text:span><text:span text:style-name="T7">);</text:span></text:p>
      <text:p text:style-name="P14"><text:s text:c="20"/>item[colValue.field]=formattedDate;</text:p>
      <text:p text:style-name="P14"><text:s text:c="16"/>}</text:p>
      <text:p text:style-name="P17"><text:span text:style-name="T7"><text:s text:c="16"/></text:span><text:span text:style-name="T10">else</text:span></text:p>
      <text:p text:style-name="P14"><text:s text:c="16"/>item[colValue.field]=dataValue[colValue.field];</text:p>
      <text:p text:style-name="P14"><text:s text:c="16"/></text:p>
      <text:p text:style-name="P14"><text:s text:c="12"/>}</text:p>
      <text:p text:style-name="P17"><text:span text:style-name="T7"><text:s text:c="12"/></text:span><text:span text:style-name="T10">else</text:span></text:p>
      <text:p text:style-name="P14"><text:s text:c="12"/>{</text:p>
      <text:p text:style-name="P17"><text:span text:style-name="T7"><text:s text:c="16"/></text:span><text:span text:style-name="T10">if</text:span><text:span text:style-name="T7">(dataValue[colValue.field]!=</text:span><text:span text:style-name="T10">null</text:span><text:span text:style-name="T7"> &amp;&amp; dataValue[colValue.field].results)</text:span></text:p>
      <text:p text:style-name="P14"><text:s text:c="16"/>item[colValue.field]=dataValue[colValue.field].results.toString();</text:p>
      <text:p text:style-name="P17"><text:span text:style-name="T7"><text:s text:c="16"/></text:span><text:span text:style-name="T10">else</text:span></text:p>
      <text:p text:style-name="P14"><text:s text:c="16"/>item[colValue.field]=dataValue[colValue.field];</text:p>
      <text:p text:style-name="P14"><text:s text:c="12"/>}</text:p>
      <text:p text:style-name="P14"><text:s text:c="8"/>});</text:p>
      <text:p text:style-name="P14"/>
      <text:p text:style-name="P14"><text:s text:c="8"/>gridData.push(item);</text:p>
      <text:p text:style-name="P14"><text:s text:c="4"/>});</text:p>
      <text:p text:style-name="P14">} </text:p>
      <text:p text:style-name="P14"/>
      <text:p text:style-name="P17"><text:span text:style-name="T10">function</text:span><text:span text:style-name="T7"> spLookup(val){</text:span></text:p>
      <text:p text:style-name="P17"><text:span text:style-name="T7"><text:s text:c="4"/></text:span><text:span text:style-name="T10">var</text:span><text:span text:style-name="T7"> valreturn=</text:span><text:span text:style-name="T13">""</text:span><text:span text:style-name="T7">;</text:span></text:p>
      <text:p text:style-name="P17"><text:span text:style-name="T7"><text:s text:c="4"/></text:span><text:span text:style-name="T10">if</text:span><text:span text:style-name="T7">(val.results)</text:span></text:p>
      <text:p text:style-name="P17"><text:span text:style-name="T7"><text:s text:c="8"/>$.each(val.results,</text:span><text:span text:style-name="T10">function</text:span><text:span text:style-name="T7">(i,k){</text:span></text:p>
      <text:p text:style-name="P17"><text:span text:style-name="T7"><text:s text:c="12"/></text:span><text:span text:style-name="T10">if</text:span><text:span text:style-name="T7">(val.results.length -1 != i)</text:span></text:p>
      <text:p text:style-name="P17"><text:span text:style-name="T7"><text:s text:c="12"/>valreturn+=k.Title+</text:span><text:span text:style-name="T13">", "</text:span><text:span text:style-name="T7">;</text:span></text:p>
      <text:p text:style-name="P17"><text:span text:style-name="T7"><text:s text:c="12"/></text:span><text:span text:style-name="T10">else</text:span></text:p>
      <text:p text:style-name="P14"><text:s text:c="12"/>valreturn+=k.Title</text:p>
      <text:p text:style-name="P14"><text:s text:c="8"/>})</text:p>
      <text:p text:style-name="P17"><text:span text:style-name="T7"><text:s text:c="4"/></text:span><text:span text:style-name="T10">else</text:span></text:p>
      <text:p text:style-name="P14"><text:s text:c="8"/>valreturn+=val.Title;</text:p>
      <text:p text:style-name="P17"><text:span text:style-name="T7"><text:s text:c="4"/></text:span><text:span text:style-name="T10">return</text:span><text:span text:style-name="T7"> valreturn;</text:span></text:p>
      <text:p text:style-name="P14">}</text:p>
      <text:p text:style-name="P14"/>
      <text:p text:style-name="P17"><text:span text:style-name="T10">function</text:span><text:span text:style-name="T7"> spPicture(val){</text:span></text:p>
      <text:p text:style-name="P17"><text:span text:style-name="T7"><text:s text:c="4"/></text:span><text:span text:style-name="T10">var</text:span><text:span text:style-name="T7"> valreturn=</text:span><text:span text:style-name="T13">""</text:span><text:span text:style-name="T7">;</text:span></text:p>
      <text:p text:style-name="P17"><text:span text:style-name="T7"><text:s text:c="4"/></text:span><text:span text:style-name="T10">if</text:span><text:span text:style-name="T7">(val!=</text:span><text:span text:style-name="T10">null</text:span><text:span text:style-name="T7"> &amp;&amp; val!=undefined)</text:span></text:p>
      <text:p text:style-name="P14"><text:s text:c="8"/>valreturn=val.Url</text:p>
      <text:p text:style-name="P17"><text:span text:style-name="T7"><text:s text:c="4"/></text:span><text:span text:style-name="T10">else</text:span></text:p>
      <text:p text:style-name="P17"><text:span text:style-name="T7"><text:s text:c="8"/>valreturn=</text:span><text:span text:style-name="T13">""</text:span></text:p>
      <text:p text:style-name="P17"><text:span text:style-name="T7"><text:s text:c="4"/></text:span><text:span text:style-name="T10">return</text:span><text:span text:style-name="T7"> valreturn;</text:span></text:p>
      <text:p text:style-name="P14">}</text:p>
      <text:p text:style-name="P14"/>
      <text:p text:style-name="P17"><text:span text:style-name="T10">function</text:span><text:span text:style-name="T7"> spPeople(val){</text:span></text:p>
      <text:p text:style-name="P17"><text:span text:style-name="T7"><text:s text:c="4"/></text:span><text:span text:style-name="T10">var</text:span><text:span text:style-name="T7"> valreturn=</text:span><text:span text:style-name="T13">""</text:span><text:span text:style-name="T7">;</text:span></text:p>
      <text:p text:style-name="P17"><text:span text:style-name="T7"><text:s text:c="4"/></text:span><text:span text:style-name="T10">if</text:span><text:span text:style-name="T7">(val.results)</text:span></text:p>
      <text:p text:style-name="P17"><text:span text:style-name="T7"><text:s text:c="8"/>$.each(val.results,</text:span><text:span text:style-name="T10">function</text:span><text:span text:style-name="T7">(i,k){</text:span></text:p>
      <text:p text:style-name="P17"><text:span text:style-name="T7"><text:s text:c="12"/></text:span><text:span text:style-name="T10">if</text:span><text:span text:style-name="T7">(val.results.length -1 != i)</text:span></text:p>
      <text:p text:style-name="P17"><text:span text:style-name="T7"><text:s text:c="12"/>valreturn+=k.Title+</text:span><text:span text:style-name="T13">", "</text:span><text:span text:style-name="T7">;</text:span></text:p>
      <text:p text:style-name="P17"><text:span text:style-name="T7"><text:s text:c="12"/></text:span><text:span text:style-name="T10">else</text:span></text:p>
      <text:p text:style-name="P14"><text:s text:c="12"/>valreturn+=k.Title;</text:p>
      <text:p text:style-name="P14"><text:s text:c="8"/>})</text:p>
      <text:p text:style-name="P17"><text:span text:style-name="T7"><text:s text:c="4"/></text:span><text:span text:style-name="T10">else</text:span></text:p>
      <text:p text:style-name="P14"><text:s text:c="8"/>valreturn+=val.Title;</text:p>
      <text:p text:style-name="P17"><text:span text:style-name="T7"><text:s text:c="4"/></text:span><text:span text:style-name="T10">return</text:span><text:span text:style-name="T7"> valreturn;</text:span></text:p>
      <text:p text:style-name="P14">}</text:p>
      <text:p text:style-name="P14"/>
      <text:p text:style-name="P17"><text:span text:style-name="T10">function</text:span><text:span text:style-name="T7"> kendoCall(){</text:span></text:p>
      <text:p text:style-name="P17"><text:span text:style-name="T7"><text:s text:c="4"/>$(</text:span><text:span text:style-name="T13">"#grid"</text:span><text:span text:style-name="T7">).kendoGrid({</text:span></text:p>
      <text:p text:style-name="P14"><text:s text:c="8"/>dataSource: {</text:p>
      <text:p text:style-name="P14"><text:s text:c="12"/>data: gridData,</text:p>
      <text:p text:style-name="P17"><text:span text:style-name="T7"><text:s text:c="12"/></text:span><text:span text:style-name="T14">/*schema: {</text:span></text:p>
      <text:p text:style-name="P18"><text:soft-page-break/><text:s text:c="16"/>model: {</text:p>
      <text:p text:style-name="P18"><text:s text:c="20"/>fields: {</text:p>
      <text:p text:style-name="P18"><text:s text:c="24"/>ProductName: { type: "string" },</text:p>
      <text:p text:style-name="P18"><text:s text:c="24"/>UnitPrice: { type: "number" },</text:p>
      <text:p text:style-name="P18"><text:s text:c="24"/>UnitsInStock: { type: "number" },</text:p>
      <text:p text:style-name="P18"><text:s text:c="24"/>Discontinued: { type: "boolean" }</text:p>
      <text:p text:style-name="P18"><text:s text:c="20"/>}</text:p>
      <text:p text:style-name="P18"><text:s text:c="16"/>}</text:p>
      <text:p text:style-name="P18"><text:s text:c="12"/>},*/</text:p>
      <text:p text:style-name="P14"><text:s text:c="12"/>pageSize: 5</text:p>
      <text:p text:style-name="P14"><text:s text:c="8"/>},</text:p>
      <text:p text:style-name="P14"><text:s text:c="8"/>dataBound : filterAutoCompleteDataSource,</text:p>
      <text:p text:style-name="P17"><text:span text:style-name="T7"><text:s text:c="8"/>filterable: </text:span><text:span text:style-name="T10">true</text:span><text:span text:style-name="T7">,</text:span></text:p>
      <text:p text:style-name="P17"><text:span text:style-name="T7"><text:s text:c="8"/>sortable: </text:span><text:span text:style-name="T10">true</text:span><text:span text:style-name="T7">,</text:span></text:p>
      <text:p text:style-name="P17"><text:span text:style-name="T7"><text:s text:c="8"/>groupable: </text:span><text:span text:style-name="T10">true</text:span><text:span text:style-name="T7">,</text:span></text:p>
      <text:p text:style-name="P14"><text:s text:c="8"/>pageable: {</text:p>
      <text:p text:style-name="P17"><text:span text:style-name="T7"><text:s text:c="12"/>input: </text:span><text:span text:style-name="T10">true</text:span><text:span text:style-name="T7">,</text:span></text:p>
      <text:p text:style-name="P17"><text:span text:style-name="T7"><text:s text:c="12"/>numeric: </text:span><text:span text:style-name="T10">false</text:span></text:p>
      <text:p text:style-name="P14"><text:s text:c="8"/>},</text:p>
      <text:p text:style-name="P14"><text:s text:c="8"/>columns: listColumns</text:p>
      <text:p text:style-name="P14"><text:s text:c="4"/>});</text:p>
      <text:p text:style-name="P14"/>
      <text:p text:style-name="P14"/>
      <text:p text:style-name="P17"><text:span text:style-name="T7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4M57S</meta:editing-duration>
    <meta:editing-cycles>36</meta:editing-cycles>
    <meta:generator>OpenOffice/4.1.3$Win32 OpenOffice.org_project/413m1$Build-9783</meta:generator>
    <dc:date>2018-04-25T10:54:24.92</dc:date>
    <meta:document-statistic meta:table-count="0" meta:image-count="0" meta:object-count="0" meta:page-count="52" meta:paragraph-count="2458" meta:word-count="7493" meta:character-count="108212"/>
    <meta:user-defined meta:name="Info 1"/>
    <meta:user-defined meta:name="Info 2"/>
    <meta:user-defined meta:name="Info 3"/>
    <meta:user-defined meta:name="Info 4"/>
  </office:meta>
</office:document-meta>
</file>